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7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3"/>
    <style:style style:name="ce4" style:family="table-cell" style:parent-style-name="Default" style:data-style-name="N60"/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number-columns-repeated="5" table:default-cell-style-name="ce4"/>
        <table:table-column table:style-name="co2" table:number-columns-repeated="8" table:default-cell-style-name="Default"/>
        <table:table-row table:style-name="ro1">
          <table:table-cell table:style-name="ce1" office:value-type="string">
            <text:p>Sample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Time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N2/Ar</text:p>
          </table:table-cell>
          <table:table-cell table:style-name="ce1" office:value-type="string">
            <text:p>O2/Ar</text:p>
          </table:table-cell>
          <table:table-cell table:style-name="ce1" office:value-type="string">
            <text:p>29/28</text:p>
          </table:table-cell>
          <table:table-cell table:style-name="ce1" office:value-type="string">
            <text:p>30/28</text:p>
          </table:table-cell>
          <table:table-cell table:style-name="ce1" office:value-type="string">
            <text:p>CH4/Ar</text:p>
          </table:table-cell>
          <table:table-cell table:style-name="ce1" office:value-type="string">
            <text:p>MIMS Temp:</text:p>
          </table:table-cell>
          <table:table-cell table:style-name="ce5"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877">
            <text:p>877</text:p>
          </table:table-cell>
          <table:table-cell office:value-type="time" office:time-value="PT13H14M23S">
            <text:p>01:14:23 PM</text:p>
          </table:table-cell>
          <table:table-cell office:value-type="float" office:value="0.0000001159073">
            <text:p>1.16E-007</text:p>
          </table:table-cell>
          <table:table-cell office:value-type="float" office:value="0.00000005479078">
            <text:p>5.48E-008</text:p>
          </table:table-cell>
          <table:table-cell office:value-type="float" office:value="0.000000002269121">
            <text:p>2.27E-009</text:p>
          </table:table-cell>
          <table:table-cell office:value-type="float" office:value="0.0000000007943054">
            <text:p>7.94E-010</text:p>
          </table:table-cell>
          <table:table-cell office:value-type="float" office:value="0.00000000004886815">
            <text:p>4.89E-011</text:p>
          </table:table-cell>
          <table:table-cell office:value-type="float" office:value="51.08029">
            <text:p>51.08029</text:p>
          </table:table-cell>
          <table:table-cell office:value-type="float" office:value="24.14626">
            <text:p>24.14626</text:p>
          </table:table-cell>
          <table:table-cell office:value-type="float" office:value="0.006852934">
            <text:p>0.006852934</text:p>
          </table:table-cell>
          <table:table-cell office:value-type="float" office:value="0.0004216139">
            <text:p>0.00042161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2">
            <text:p>892</text:p>
          </table:table-cell>
          <table:table-cell office:value-type="time" office:time-value="PT13H14M28S">
            <text:p>01:14:28 PM</text:p>
          </table:table-cell>
          <table:table-cell office:value-type="float" office:value="0.0000001158855">
            <text:p>1.16E-007</text:p>
          </table:table-cell>
          <table:table-cell office:value-type="float" office:value="0.00000005479153">
            <text:p>5.48E-008</text:p>
          </table:table-cell>
          <table:table-cell office:value-type="float" office:value="0.000000002266272">
            <text:p>2.27E-009</text:p>
          </table:table-cell>
          <table:table-cell office:value-type="float" office:value="0.0000000007934106">
            <text:p>7.93E-010</text:p>
          </table:table-cell>
          <table:table-cell office:value-type="float" office:value="0.00000000004869589">
            <text:p>4.87E-011</text:p>
          </table:table-cell>
          <table:table-cell office:value-type="float" office:value="51.13488">
            <text:p>51.13488</text:p>
          </table:table-cell>
          <table:table-cell office:value-type="float" office:value="24.17694">
            <text:p>24.17694</text:p>
          </table:table-cell>
          <table:table-cell office:value-type="float" office:value="0.006846502">
            <text:p>0.006846502</text:p>
          </table:table-cell>
          <table:table-cell office:value-type="float" office:value="0.0004202068">
            <text:p>0.0004202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5">
            <text:p>905</text:p>
          </table:table-cell>
          <table:table-cell office:value-type="time" office:time-value="PT13H14M32S">
            <text:p>01:14:32 PM</text:p>
          </table:table-cell>
          <table:table-cell office:value-type="float" office:value="0.0000001159006">
            <text:p>1.16E-007</text:p>
          </table:table-cell>
          <table:table-cell office:value-type="float" office:value="0.0000000547957">
            <text:p>5.48E-008</text:p>
          </table:table-cell>
          <table:table-cell office:value-type="float" office:value="0.00000000226765">
            <text:p>2.27E-009</text:p>
          </table:table-cell>
          <table:table-cell office:value-type="float" office:value="0.0000000007955872">
            <text:p>7.96E-010</text:p>
          </table:table-cell>
          <table:table-cell office:value-type="float" office:value="0.00000000004878831">
            <text:p>4.88E-011</text:p>
          </table:table-cell>
          <table:table-cell office:value-type="float" office:value="51.11045">
            <text:p>51.11045</text:p>
          </table:table-cell>
          <table:table-cell office:value-type="float" office:value="24.16409">
            <text:p>24.16409</text:p>
          </table:table-cell>
          <table:table-cell office:value-type="float" office:value="0.006864392">
            <text:p>0.006864392</text:p>
          </table:table-cell>
          <table:table-cell office:value-type="float" office:value="0.0004209495">
            <text:p>0.00042094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2">
            <text:p>1082</text:p>
          </table:table-cell>
          <table:table-cell office:value-type="time" office:time-value="PT13H15M29S">
            <text:p>01:15:29 PM</text:p>
          </table:table-cell>
          <table:table-cell office:value-type="float" office:value="0.0000001158813">
            <text:p>1.16E-007</text:p>
          </table:table-cell>
          <table:table-cell office:value-type="float" office:value="0.00000005475803">
            <text:p>5.48E-008</text:p>
          </table:table-cell>
          <table:table-cell office:value-type="float" office:value="0.000000002265254">
            <text:p>2.27E-009</text:p>
          </table:table-cell>
          <table:table-cell office:value-type="float" office:value="0.000000000793198">
            <text:p>7.93E-010</text:p>
          </table:table-cell>
          <table:table-cell office:value-type="float" office:value="0.00000000004908249">
            <text:p>4.91E-011</text:p>
          </table:table-cell>
          <table:table-cell office:value-type="float" office:value="51.15598">
            <text:p>51.15598</text:p>
          </table:table-cell>
          <table:table-cell office:value-type="float" office:value="24.17302">
            <text:p>24.17302</text:p>
          </table:table-cell>
          <table:table-cell office:value-type="float" office:value="0.006844918">
            <text:p>0.006844918</text:p>
          </table:table-cell>
          <table:table-cell office:value-type="float" office:value="0.0004235583">
            <text:p>0.00042355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9">
            <text:p>1089</text:p>
          </table:table-cell>
          <table:table-cell office:value-type="time" office:time-value="PT13H15M31S">
            <text:p>01:15:31 PM</text:p>
          </table:table-cell>
          <table:table-cell office:value-type="float" office:value="0.000000116004">
            <text:p>1.16E-007</text:p>
          </table:table-cell>
          <table:table-cell office:value-type="float" office:value="0.00000005481673">
            <text:p>5.48E-008</text:p>
          </table:table-cell>
          <table:table-cell office:value-type="float" office:value="0.000000002268864">
            <text:p>2.27E-009</text:p>
          </table:table-cell>
          <table:table-cell office:value-type="float" office:value="0.0000000007941061">
            <text:p>7.94E-010</text:p>
          </table:table-cell>
          <table:table-cell office:value-type="float" office:value="0.00000000004903631">
            <text:p>4.90E-011</text:p>
          </table:table-cell>
          <table:table-cell office:value-type="float" office:value="51.12869">
            <text:p>51.12869</text:p>
          </table:table-cell>
          <table:table-cell office:value-type="float" office:value="24.16043">
            <text:p>24.16043</text:p>
          </table:table-cell>
          <table:table-cell office:value-type="float" office:value="0.006845504">
            <text:p>0.006845504</text:p>
          </table:table-cell>
          <table:table-cell office:value-type="float" office:value="0.0004227121">
            <text:p>0.0004227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8">
            <text:p>1108</text:p>
          </table:table-cell>
          <table:table-cell office:value-type="time" office:time-value="PT13H15M37S">
            <text:p>01:15:37 PM</text:p>
          </table:table-cell>
          <table:table-cell office:value-type="float" office:value="0.0000001161708">
            <text:p>1.16E-007</text:p>
          </table:table-cell>
          <table:table-cell office:value-type="float" office:value="0.0000000549248">
            <text:p>5.49E-008</text:p>
          </table:table-cell>
          <table:table-cell office:value-type="float" office:value="0.000000002276514">
            <text:p>2.28E-009</text:p>
          </table:table-cell>
          <table:table-cell office:value-type="float" office:value="0.0000000007963058">
            <text:p>7.96E-010</text:p>
          </table:table-cell>
          <table:table-cell office:value-type="float" office:value="0.00000000004972184">
            <text:p>4.97E-011</text:p>
          </table:table-cell>
          <table:table-cell office:value-type="float" office:value="51.03013">
            <text:p>51.03013</text:p>
          </table:table-cell>
          <table:table-cell office:value-type="float" office:value="24.12671">
            <text:p>24.12671</text:p>
          </table:table-cell>
          <table:table-cell office:value-type="float" office:value="0.006854611">
            <text:p>0.006854611</text:p>
          </table:table-cell>
          <table:table-cell office:value-type="float" office:value="0.0004280063">
            <text:p>0.0004280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1">
            <text:p>1601</text:p>
          </table:table-cell>
          <table:table-cell office:value-type="time" office:time-value="PT13H18M15S">
            <text:p>01:18:15 PM</text:p>
          </table:table-cell>
          <table:table-cell office:value-type="float" office:value="0.0000001136518">
            <text:p>1.14E-007</text:p>
          </table:table-cell>
          <table:table-cell office:value-type="float" office:value="0.00000004675561">
            <text:p>4.68E-008</text:p>
          </table:table-cell>
          <table:table-cell office:value-type="float" office:value="0.000000002212975">
            <text:p>2.21E-009</text:p>
          </table:table-cell>
          <table:table-cell office:value-type="float" office:value="0.000000000778356">
            <text:p>7.78E-010</text:p>
          </table:table-cell>
          <table:table-cell office:value-type="float" office:value="0.00000000004675101">
            <text:p>4.68E-011</text:p>
          </table:table-cell>
          <table:table-cell office:value-type="float" office:value="51.35703">
            <text:p>51.35703</text:p>
          </table:table-cell>
          <table:table-cell office:value-type="float" office:value="21.12794">
            <text:p>21.12794</text:p>
          </table:table-cell>
          <table:table-cell office:value-type="float" office:value="0.0068486">
            <text:p>0.0068486</text:p>
          </table:table-cell>
          <table:table-cell office:value-type="float" office:value="0.0004113529">
            <text:p>0.00041135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58">
            <text:p>1658</text:p>
          </table:table-cell>
          <table:table-cell office:value-type="time" office:time-value="PT13H18M32S">
            <text:p>01:18:32 PM</text:p>
          </table:table-cell>
          <table:table-cell office:value-type="float" office:value="0.0000001137822">
            <text:p>1.14E-007</text:p>
          </table:table-cell>
          <table:table-cell office:value-type="float" office:value="0.00000004669439">
            <text:p>4.67E-008</text:p>
          </table:table-cell>
          <table:table-cell office:value-type="float" office:value="0.000000002216517">
            <text:p>2.22E-009</text:p>
          </table:table-cell>
          <table:table-cell office:value-type="float" office:value="0.0000000007804034">
            <text:p>7.80E-010</text:p>
          </table:table-cell>
          <table:table-cell office:value-type="float" office:value="0.00000000004717397">
            <text:p>4.72E-011</text:p>
          </table:table-cell>
          <table:table-cell office:value-type="float" office:value="51.33379">
            <text:p>51.33379</text:p>
          </table:table-cell>
          <table:table-cell office:value-type="float" office:value="21.06656">
            <text:p>21.06656</text:p>
          </table:table-cell>
          <table:table-cell office:value-type="float" office:value="0.006858747">
            <text:p>0.006858747</text:p>
          </table:table-cell>
          <table:table-cell office:value-type="float" office:value="0.0004145988">
            <text:p>0.000414598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office:value-type="float" office:value="1112">
            <text:p>1112</text:p>
          </table:table-cell>
          <table:table-cell office:value-type="time" office:time-value="PT13H32M20S">
            <text:p>01:32:20 PM</text:p>
          </table:table-cell>
          <table:table-cell office:value-type="float" office:value="0.0000001158436">
            <text:p>1.16E-007</text:p>
          </table:table-cell>
          <table:table-cell office:value-type="float" office:value="0.00000005477561">
            <text:p>5.48E-008</text:p>
          </table:table-cell>
          <table:table-cell office:value-type="float" office:value="0.000000002271523">
            <text:p>2.27E-009</text:p>
          </table:table-cell>
          <table:table-cell office:value-type="float" office:value="0.0000000008084745">
            <text:p>8.08E-010</text:p>
          </table:table-cell>
          <table:table-cell office:value-type="float" office:value="0.00000000005294232">
            <text:p>5.29E-011</text:p>
          </table:table-cell>
          <table:table-cell office:value-type="float" office:value="50.99822">
            <text:p>50.99822</text:p>
          </table:table-cell>
          <table:table-cell office:value-type="float" office:value="24.11405">
            <text:p>24.11405</text:p>
          </table:table-cell>
          <table:table-cell office:value-type="float" office:value="0.006979015">
            <text:p>0.006979015</text:p>
          </table:table-cell>
          <table:table-cell office:value-type="float" office:value="0.0004570154">
            <text:p>0.00045701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2">
            <text:p>1042</text:p>
          </table:table-cell>
          <table:table-cell office:value-type="time" office:time-value="PT13H31M57S">
            <text:p>01:31:57 PM</text:p>
          </table:table-cell>
          <table:table-cell office:value-type="float" office:value="0.0000001159138">
            <text:p>1.16E-007</text:p>
          </table:table-cell>
          <table:table-cell office:value-type="float" office:value="0.00000005482485">
            <text:p>5.48E-008</text:p>
          </table:table-cell>
          <table:table-cell office:value-type="float" office:value="0.000000002272712">
            <text:p>2.27E-009</text:p>
          </table:table-cell>
          <table:table-cell office:value-type="float" office:value="0.0000000008060882">
            <text:p>8.06E-010</text:p>
          </table:table-cell>
          <table:table-cell office:value-type="float" office:value="0.00000000005250851">
            <text:p>5.25E-011</text:p>
          </table:table-cell>
          <table:table-cell office:value-type="float" office:value="51.0024">
            <text:p>51.0024</text:p>
          </table:table-cell>
          <table:table-cell office:value-type="float" office:value="24.12309">
            <text:p>24.12309</text:p>
          </table:table-cell>
          <table:table-cell office:value-type="float" office:value="0.006954205">
            <text:p>0.006954205</text:p>
          </table:table-cell>
          <table:table-cell office:value-type="float" office:value="0.0004529963">
            <text:p>0.00045299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3">
            <text:p>1163</text:p>
          </table:table-cell>
          <table:table-cell office:value-type="time" office:time-value="PT13H32M38S">
            <text:p>01:32:38 PM</text:p>
          </table:table-cell>
          <table:table-cell office:value-type="float" office:value="0.0000001156719">
            <text:p>1.16E-007</text:p>
          </table:table-cell>
          <table:table-cell office:value-type="float" office:value="0.00000005471868">
            <text:p>5.47E-008</text:p>
          </table:table-cell>
          <table:table-cell office:value-type="float" office:value="0.000000002270031">
            <text:p>2.27E-009</text:p>
          </table:table-cell>
          <table:table-cell office:value-type="float" office:value="0.0000000008057586">
            <text:p>8.06E-010</text:p>
          </table:table-cell>
          <table:table-cell office:value-type="float" office:value="0.00000000005240937">
            <text:p>5.24E-011</text:p>
          </table:table-cell>
          <table:table-cell office:value-type="float" office:value="50.95607">
            <text:p>50.95607</text:p>
          </table:table-cell>
          <table:table-cell office:value-type="float" office:value="24.10481">
            <text:p>24.10481</text:p>
          </table:table-cell>
          <table:table-cell office:value-type="float" office:value="0.0069659">
            <text:p>0.0069659</text:p>
          </table:table-cell>
          <table:table-cell office:value-type="float" office:value="0.0004530866">
            <text:p>0.000453086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STD_0_A</text:p>
          </table:table-cell>
          <table:table-cell office:value-type="float" office:value="1812">
            <text:p>1812</text:p>
          </table:table-cell>
          <table:table-cell office:value-type="time" office:time-value="PT13H38M06S">
            <text:p>01:38:06 PM</text:p>
          </table:table-cell>
          <table:table-cell office:value-type="float" office:value="0.0000001119">
            <text:p>1.12E-007</text:p>
          </table:table-cell>
          <table:table-cell office:value-type="float" office:value="0.00000004657807">
            <text:p>4.66E-008</text:p>
          </table:table-cell>
          <table:table-cell office:value-type="float" office:value="0.000000002188287">
            <text:p>2.19E-009</text:p>
          </table:table-cell>
          <table:table-cell office:value-type="float" office:value="0.0000000007661794">
            <text:p>7.66E-010</text:p>
          </table:table-cell>
          <table:table-cell office:value-type="float" office:value="0.00000000004937306">
            <text:p>4.94E-011</text:p>
          </table:table-cell>
          <table:table-cell office:value-type="float" office:value="51.13587">
            <text:p>51.13587</text:p>
          </table:table-cell>
          <table:table-cell office:value-type="float" office:value="21.28517">
            <text:p>21.28517</text:p>
          </table:table-cell>
          <table:table-cell office:value-type="float" office:value="0.006847003">
            <text:p>0.006847003</text:p>
          </table:table-cell>
          <table:table-cell office:value-type="float" office:value="0.000441225">
            <text:p>0.000441225</text:p>
          </table:table-cell>
          <table:table-cell table:number-columns-repeated="4"/>
        </table:table-row>
        <table:table-row table:style-name="ro1">
          <table:table-cell office:value-type="string">
            <text:p>STD_0_A</text:p>
          </table:table-cell>
          <table:table-cell office:value-type="float" office:value="1912">
            <text:p>1912</text:p>
          </table:table-cell>
          <table:table-cell office:value-type="time" office:time-value="PT13H39M12S">
            <text:p>01:39:12 PM</text:p>
          </table:table-cell>
          <table:table-cell office:value-type="float" office:value="0.0000001108701">
            <text:p>1.11E-007</text:p>
          </table:table-cell>
          <table:table-cell office:value-type="float" office:value="0.00000005016317">
            <text:p>5.02E-008</text:p>
          </table:table-cell>
          <table:table-cell office:value-type="float" office:value="0.000000002169873">
            <text:p>2.17E-009</text:p>
          </table:table-cell>
          <table:table-cell office:value-type="float" office:value="0.0000000007593662">
            <text:p>7.59E-010</text:p>
          </table:table-cell>
          <table:table-cell office:value-type="float" office:value="0.00000000005015116">
            <text:p>5.02E-011</text:p>
          </table:table-cell>
          <table:table-cell office:value-type="float" office:value="51.09522">
            <text:p>51.09522</text:p>
          </table:table-cell>
          <table:table-cell office:value-type="float" office:value="23.11802">
            <text:p>23.11802</text:p>
          </table:table-cell>
          <table:table-cell office:value-type="float" office:value="0.006849152">
            <text:p>0.006849152</text:p>
          </table:table-cell>
          <table:table-cell office:value-type="float" office:value="0.0004523415">
            <text:p>0.0004523415</text:p>
          </table:table-cell>
          <table:table-cell table:number-columns-repeated="4"/>
        </table:table-row>
        <table:table-row table:style-name="ro1">
          <table:table-cell office:value-type="string">
            <text:p>STD_0_A</text:p>
          </table:table-cell>
          <table:table-cell office:value-type="float" office:value="1982">
            <text:p>1982</text:p>
          </table:table-cell>
          <table:table-cell office:value-type="time" office:time-value="PT13H39M54S">
            <text:p>01:39:54 PM</text:p>
          </table:table-cell>
          <table:table-cell office:value-type="float" office:value="0.0000001106847">
            <text:p>1.11E-007</text:p>
          </table:table-cell>
          <table:table-cell office:value-type="float" office:value="0.00000005023714">
            <text:p>5.02E-008</text:p>
          </table:table-cell>
          <table:table-cell office:value-type="float" office:value="0.000000002164537">
            <text:p>2.16E-009</text:p>
          </table:table-cell>
          <table:table-cell office:value-type="float" office:value="0.0000000007595672">
            <text:p>7.60E-010</text:p>
          </table:table-cell>
          <table:table-cell office:value-type="float" office:value="0.00000000004962625">
            <text:p>4.96E-011</text:p>
          </table:table-cell>
          <table:table-cell office:value-type="float" office:value="51.13549">
            <text:p>51.13549</text:p>
          </table:table-cell>
          <table:table-cell office:value-type="float" office:value="23.20918">
            <text:p>23.20918</text:p>
          </table:table-cell>
          <table:table-cell office:value-type="float" office:value="0.006862443">
            <text:p>0.006862443</text:p>
          </table:table-cell>
          <table:table-cell office:value-type="float" office:value="0.0004483571">
            <text:p>0.0004483571</text:p>
          </table:table-cell>
          <table:table-cell table:number-columns-repeated="4"/>
        </table:table-row>
        <table:table-row table:style-name="ro1">
          <table:table-cell office:value-type="string">
            <text:p>STD_0_B</text:p>
          </table:table-cell>
          <table:table-cell office:value-type="float" office:value="2004">
            <text:p>2004</text:p>
          </table:table-cell>
          <table:table-cell office:value-type="time" office:time-value="PT13H40M07S">
            <text:p>01:40:07 PM</text:p>
          </table:table-cell>
          <table:table-cell office:value-type="float" office:value="0.0000001106278">
            <text:p>1.11E-007</text:p>
          </table:table-cell>
          <table:table-cell office:value-type="float" office:value="0.00000005022926">
            <text:p>5.02E-008</text:p>
          </table:table-cell>
          <table:table-cell office:value-type="float" office:value="0.000000002163832">
            <text:p>2.16E-009</text:p>
          </table:table-cell>
          <table:table-cell office:value-type="float" office:value="0.0000000007545886">
            <text:p>7.55E-010</text:p>
          </table:table-cell>
          <table:table-cell office:value-type="float" office:value="0.00000000005042273">
            <text:p>5.04E-011</text:p>
          </table:table-cell>
          <table:table-cell office:value-type="float" office:value="51.12589">
            <text:p>51.12589</text:p>
          </table:table-cell>
          <table:table-cell office:value-type="float" office:value="23.21311">
            <text:p>23.21311</text:p>
          </table:table-cell>
          <table:table-cell office:value-type="float" office:value="0.006820965">
            <text:p>0.006820965</text:p>
          </table:table-cell>
          <table:table-cell office:value-type="float" office:value="0.000455787">
            <text:p>0.000455787</text:p>
          </table:table-cell>
          <table:table-cell table:number-columns-repeated="4"/>
        </table:table-row>
        <table:table-row table:style-name="ro1">
          <table:table-cell office:value-type="string">
            <text:p>STD_0_B</text:p>
          </table:table-cell>
          <table:table-cell office:value-type="float" office:value="2041">
            <text:p>2041</text:p>
          </table:table-cell>
          <table:table-cell office:value-type="time" office:time-value="PT13H40M34S">
            <text:p>01:40:34 PM</text:p>
          </table:table-cell>
          <table:table-cell office:value-type="float" office:value="0.0000001105725">
            <text:p>1.11E-007</text:p>
          </table:table-cell>
          <table:table-cell office:value-type="float" office:value="0.00000005024727">
            <text:p>5.02E-008</text:p>
          </table:table-cell>
          <table:table-cell office:value-type="float" office:value="0.000000002167018">
            <text:p>2.17E-009</text:p>
          </table:table-cell>
          <table:table-cell office:value-type="float" office:value="0.0000000007566961">
            <text:p>7.57E-010</text:p>
          </table:table-cell>
          <table:table-cell office:value-type="float" office:value="0.00000000005071422">
            <text:p>5.07E-011</text:p>
          </table:table-cell>
          <table:table-cell office:value-type="float" office:value="51.02517">
            <text:p>51.02517</text:p>
          </table:table-cell>
          <table:table-cell office:value-type="float" office:value="23.18729">
            <text:p>23.18729</text:p>
          </table:table-cell>
          <table:table-cell office:value-type="float" office:value="0.006843441">
            <text:p>0.006843441</text:p>
          </table:table-cell>
          <table:table-cell office:value-type="float" office:value="0.0004586515">
            <text:p>0.0004586515</text:p>
          </table:table-cell>
          <table:table-cell table:number-columns-repeated="4"/>
        </table:table-row>
        <table:table-row table:style-name="ro1">
          <table:table-cell office:value-type="string">
            <text:p>STD_0_B</text:p>
          </table:table-cell>
          <table:table-cell office:value-type="float" office:value="2065">
            <text:p>2065</text:p>
          </table:table-cell>
          <table:table-cell office:value-type="time" office:time-value="PT13H40M51S">
            <text:p>01:40:51 PM</text:p>
          </table:table-cell>
          <table:table-cell office:value-type="float" office:value="0.0000001105922">
            <text:p>1.11E-007</text:p>
          </table:table-cell>
          <table:table-cell office:value-type="float" office:value="0.00000005024602">
            <text:p>5.02E-008</text:p>
          </table:table-cell>
          <table:table-cell office:value-type="float" office:value="0.0000000021641">
            <text:p>2.16E-009</text:p>
          </table:table-cell>
          <table:table-cell office:value-type="float" office:value="0.0000000007583117">
            <text:p>7.58E-010</text:p>
          </table:table-cell>
          <table:table-cell office:value-type="float" office:value="0.00000000005029064">
            <text:p>5.03E-011</text:p>
          </table:table-cell>
          <table:table-cell office:value-type="float" office:value="51.1031">
            <text:p>51.1031</text:p>
          </table:table-cell>
          <table:table-cell office:value-type="float" office:value="23.21797">
            <text:p>23.21797</text:p>
          </table:table-cell>
          <table:table-cell office:value-type="float" office:value="0.006856827">
            <text:p>0.006856827</text:p>
          </table:table-cell>
          <table:table-cell office:value-type="float" office:value="0.0004547394">
            <text:p>0.0004547394</text:p>
          </table:table-cell>
          <table:table-cell table:number-columns-repeated="4"/>
        </table:table-row>
        <table:table-row table:style-name="ro1">
          <table:table-cell office:value-type="string">
            <text:p>STD_50_15N_A</text:p>
          </table:table-cell>
          <table:table-cell office:value-type="float" office:value="2316">
            <text:p>2316</text:p>
          </table:table-cell>
          <table:table-cell office:value-type="time" office:time-value="PT13H42M55S">
            <text:p>01:42:55 PM</text:p>
          </table:table-cell>
          <table:table-cell office:value-type="float" office:value="0.0000001116299">
            <text:p>1.12E-007</text:p>
          </table:table-cell>
          <table:table-cell office:value-type="float" office:value="0.00000004626272">
            <text:p>4.63E-008</text:p>
          </table:table-cell>
          <table:table-cell office:value-type="float" office:value="0.000000002181212">
            <text:p>2.18E-009</text:p>
          </table:table-cell>
          <table:table-cell office:value-type="float" office:value="0.0000000007720129">
            <text:p>7.72E-010</text:p>
          </table:table-cell>
          <table:table-cell office:value-type="float" office:value="0.000000000447196">
            <text:p>4.47E-010</text:p>
          </table:table-cell>
          <table:table-cell office:value-type="float" office:value="51.17792">
            <text:p>51.17792</text:p>
          </table:table-cell>
          <table:table-cell office:value-type="float" office:value="21.20964">
            <text:p>21.20964</text:p>
          </table:table-cell>
          <table:table-cell office:value-type="float" office:value="0.006915825">
            <text:p>0.006915825</text:p>
          </table:table-cell>
          <table:table-cell office:value-type="float" office:value="0.004006059">
            <text:p>0.004006059</text:p>
          </table:table-cell>
          <table:table-cell table:number-columns-repeated="4"/>
        </table:table-row>
        <table:table-row table:style-name="ro1">
          <table:table-cell office:value-type="string">
            <text:p>STD_50_15N_A</text:p>
          </table:table-cell>
          <table:table-cell office:value-type="float" office:value="2354">
            <text:p>2354</text:p>
          </table:table-cell>
          <table:table-cell office:value-type="time" office:time-value="PT13H43M17S">
            <text:p>01:43:17 PM</text:p>
          </table:table-cell>
          <table:table-cell office:value-type="float" office:value="0.0000001115775">
            <text:p>1.12E-007</text:p>
          </table:table-cell>
          <table:table-cell office:value-type="float" office:value="0.00000004621671">
            <text:p>4.62E-008</text:p>
          </table:table-cell>
          <table:table-cell office:value-type="float" office:value="0.000000002182059">
            <text:p>2.18E-009</text:p>
          </table:table-cell>
          <table:table-cell office:value-type="float" office:value="0.0000000007716535">
            <text:p>7.72E-010</text:p>
          </table:table-cell>
          <table:table-cell office:value-type="float" office:value="0.0000000004468333">
            <text:p>4.47E-010</text:p>
          </table:table-cell>
          <table:table-cell office:value-type="float" office:value="51.13404">
            <text:p>51.13404</text:p>
          </table:table-cell>
          <table:table-cell office:value-type="float" office:value="21.18033">
            <text:p>21.18033</text:p>
          </table:table-cell>
          <table:table-cell office:value-type="float" office:value="0.006915854">
            <text:p>0.006915854</text:p>
          </table:table-cell>
          <table:table-cell office:value-type="float" office:value="0.004004692">
            <text:p>0.004004692</text:p>
          </table:table-cell>
          <table:table-cell table:number-columns-repeated="4"/>
        </table:table-row>
        <table:table-row table:style-name="ro1">
          <table:table-cell office:value-type="string">
            <text:p>STD_50_15N_A</text:p>
          </table:table-cell>
          <table:table-cell office:value-type="float" office:value="2376">
            <text:p>2376</text:p>
          </table:table-cell>
          <table:table-cell office:value-type="time" office:time-value="PT13H43M28S">
            <text:p>01:43:28 PM</text:p>
          </table:table-cell>
          <table:table-cell office:value-type="float" office:value="0.000000111626">
            <text:p>1.12E-007</text:p>
          </table:table-cell>
          <table:table-cell office:value-type="float" office:value="0.0000000462286">
            <text:p>4.62E-008</text:p>
          </table:table-cell>
          <table:table-cell office:value-type="float" office:value="0.000000002179694">
            <text:p>2.18E-009</text:p>
          </table:table-cell>
          <table:table-cell office:value-type="float" office:value="0.000000000771464">
            <text:p>7.71E-010</text:p>
          </table:table-cell>
          <table:table-cell office:value-type="float" office:value="0.0000000004478311">
            <text:p>4.48E-010</text:p>
          </table:table-cell>
          <table:table-cell office:value-type="float" office:value="51.2118">
            <text:p>51.2118</text:p>
          </table:table-cell>
          <table:table-cell office:value-type="float" office:value="21.20876">
            <text:p>21.20876</text:p>
          </table:table-cell>
          <table:table-cell office:value-type="float" office:value="0.006911148">
            <text:p>0.006911148</text:p>
          </table:table-cell>
          <table:table-cell office:value-type="float" office:value="0.004011888">
            <text:p>0.004011888</text:p>
          </table:table-cell>
          <table:table-cell table:number-columns-repeated="4"/>
        </table:table-row>
        <table:table-row table:style-name="ro1">
          <table:table-cell office:value-type="string">
            <text:p>STD_50_15N_B</text:p>
          </table:table-cell>
          <table:table-cell office:value-type="float" office:value="2527">
            <text:p>2527</text:p>
          </table:table-cell>
          <table:table-cell office:value-type="time" office:time-value="PT13H45M18S">
            <text:p>01:45:18 PM</text:p>
          </table:table-cell>
          <table:table-cell office:value-type="float" office:value="0.0000001111111">
            <text:p>1.11E-007</text:p>
          </table:table-cell>
          <table:table-cell office:value-type="float" office:value="0.00000004614683">
            <text:p>4.61E-008</text:p>
          </table:table-cell>
          <table:table-cell office:value-type="float" office:value="0.000000002173752">
            <text:p>2.17E-009</text:p>
          </table:table-cell>
          <table:table-cell office:value-type="float" office:value="0.0000000007681246">
            <text:p>7.68E-010</text:p>
          </table:table-cell>
          <table:table-cell office:value-type="float" office:value="0.0000000004571076">
            <text:p>4.57E-010</text:p>
          </table:table-cell>
          <table:table-cell office:value-type="float" office:value="51.11491">
            <text:p>51.11491</text:p>
          </table:table-cell>
          <table:table-cell office:value-type="float" office:value="21.22911">
            <text:p>21.22911</text:p>
          </table:table-cell>
          <table:table-cell office:value-type="float" office:value="0.006913119">
            <text:p>0.006913119</text:p>
          </table:table-cell>
          <table:table-cell office:value-type="float" office:value="0.004113967">
            <text:p>0.004113967</text:p>
          </table:table-cell>
          <table:table-cell table:number-columns-repeated="4"/>
        </table:table-row>
        <table:table-row table:style-name="ro1">
          <table:table-cell office:value-type="string">
            <text:p>STD_50_15N_B</text:p>
          </table:table-cell>
          <table:table-cell office:value-type="float" office:value="2576">
            <text:p>2576</text:p>
          </table:table-cell>
          <table:table-cell office:value-type="time" office:time-value="PT13H46M27S">
            <text:p>01:46:27 PM</text:p>
          </table:table-cell>
          <table:table-cell office:value-type="float" office:value="0.0000001109344">
            <text:p>1.11E-007</text:p>
          </table:table-cell>
          <table:table-cell office:value-type="float" office:value="0.00000004608725">
            <text:p>4.61E-008</text:p>
          </table:table-cell>
          <table:table-cell office:value-type="float" office:value="0.000000002170971">
            <text:p>2.17E-009</text:p>
          </table:table-cell>
          <table:table-cell office:value-type="float" office:value="0.0000000007683517">
            <text:p>7.68E-010</text:p>
          </table:table-cell>
          <table:table-cell office:value-type="float" office:value="0.0000000004539943">
            <text:p>4.54E-010</text:p>
          </table:table-cell>
          <table:table-cell office:value-type="float" office:value="51.099">
            <text:p>51.099</text:p>
          </table:table-cell>
          <table:table-cell office:value-type="float" office:value="21.22887">
            <text:p>21.22887</text:p>
          </table:table-cell>
          <table:table-cell office:value-type="float" office:value="0.00692618">
            <text:p>0.00692618</text:p>
          </table:table-cell>
          <table:table-cell office:value-type="float" office:value="0.004092457">
            <text:p>0.004092457</text:p>
          </table:table-cell>
          <table:table-cell table:number-columns-repeated="4"/>
        </table:table-row>
        <table:table-row table:style-name="ro1">
          <table:table-cell office:value-type="string">
            <text:p>STD_50_15N_B</text:p>
          </table:table-cell>
          <table:table-cell office:value-type="float" office:value="2598">
            <text:p>2598</text:p>
          </table:table-cell>
          <table:table-cell office:value-type="time" office:time-value="PT13H46M41S">
            <text:p>01:46:41 PM</text:p>
          </table:table-cell>
          <table:table-cell office:value-type="float" office:value="0.0000001108894">
            <text:p>1.11E-007</text:p>
          </table:table-cell>
          <table:table-cell office:value-type="float" office:value="0.00000004606837">
            <text:p>4.61E-008</text:p>
          </table:table-cell>
          <table:table-cell office:value-type="float" office:value="0.000000002170375">
            <text:p>2.17E-009</text:p>
          </table:table-cell>
          <table:table-cell office:value-type="float" office:value="0.0000000007659585">
            <text:p>7.66E-010</text:p>
          </table:table-cell>
          <table:table-cell office:value-type="float" office:value="0.0000000004538167">
            <text:p>4.54E-010</text:p>
          </table:table-cell>
          <table:table-cell office:value-type="float" office:value="51.0923">
            <text:p>51.0923</text:p>
          </table:table-cell>
          <table:table-cell office:value-type="float" office:value="21.226">
            <text:p>21.226</text:p>
          </table:table-cell>
          <table:table-cell office:value-type="float" office:value="0.006907407">
            <text:p>0.006907407</text:p>
          </table:table-cell>
          <table:table-cell office:value-type="float" office:value="0.004092515">
            <text:p>0.004092515</text:p>
          </table:table-cell>
          <table:table-cell table:number-columns-repeated="4"/>
        </table:table-row>
        <table:table-row table:style-name="ro1">
          <table:table-cell office:value-type="string">
            <text:p>STD_100_1415N_A</text:p>
          </table:table-cell>
          <table:table-cell office:value-type="float" office:value="2752">
            <text:p>2752</text:p>
          </table:table-cell>
          <table:table-cell office:value-type="time" office:time-value="PT13H49M15S">
            <text:p>01:49:15 PM</text:p>
          </table:table-cell>
          <table:table-cell office:value-type="float" office:value="0.0000001113045">
            <text:p>1.11E-007</text:p>
          </table:table-cell>
          <table:table-cell office:value-type="float" office:value="0.00000004611683">
            <text:p>4.61E-008</text:p>
          </table:table-cell>
          <table:table-cell office:value-type="float" office:value="0.000000002171161">
            <text:p>2.17E-009</text:p>
          </table:table-cell>
          <table:table-cell office:value-type="float" office:value="0.00000000119956">
            <text:p>1.20E-009</text:p>
          </table:table-cell>
          <table:table-cell office:value-type="float" office:value="0.0000000002581731">
            <text:p>2.58E-010</text:p>
          </table:table-cell>
          <table:table-cell office:value-type="float" office:value="51.26495">
            <text:p>51.26495</text:p>
          </table:table-cell>
          <table:table-cell office:value-type="float" office:value="21.24063">
            <text:p>21.24063</text:p>
          </table:table-cell>
          <table:table-cell office:value-type="float" office:value="0.01077729">
            <text:p>0.01077729</text:p>
          </table:table-cell>
          <table:table-cell office:value-type="float" office:value="0.002319522">
            <text:p>0.002319522</text:p>
          </table:table-cell>
          <table:table-cell table:number-columns-repeated="4"/>
        </table:table-row>
        <table:table-row table:style-name="ro1">
          <table:table-cell office:value-type="string">
            <text:p>STD_100_1415N_A</text:p>
          </table:table-cell>
          <table:table-cell office:value-type="float" office:value="2786">
            <text:p>2786</text:p>
          </table:table-cell>
          <table:table-cell office:value-type="time" office:time-value="PT13H49M55S">
            <text:p>01:49:55 PM</text:p>
          </table:table-cell>
          <table:table-cell office:value-type="float" office:value="0.0000001112743">
            <text:p>1.11E-007</text:p>
          </table:table-cell>
          <table:table-cell office:value-type="float" office:value="0.00000004610417">
            <text:p>4.61E-008</text:p>
          </table:table-cell>
          <table:table-cell office:value-type="float" office:value="0.000000002168644">
            <text:p>2.17E-009</text:p>
          </table:table-cell>
          <table:table-cell office:value-type="float" office:value="0.000000001198478">
            <text:p>1.20E-009</text:p>
          </table:table-cell>
          <table:table-cell office:value-type="float" office:value="0.0000000002570431">
            <text:p>2.57E-010</text:p>
          </table:table-cell>
          <table:table-cell office:value-type="float" office:value="51.31055">
            <text:p>51.31055</text:p>
          </table:table-cell>
          <table:table-cell office:value-type="float" office:value="21.25945">
            <text:p>21.25945</text:p>
          </table:table-cell>
          <table:table-cell office:value-type="float" office:value="0.01077049">
            <text:p>0.01077049</text:p>
          </table:table-cell>
          <table:table-cell office:value-type="float" office:value="0.002309996">
            <text:p>0.002309996</text:p>
          </table:table-cell>
          <table:table-cell table:number-columns-repeated="4"/>
        </table:table-row>
        <table:table-row table:style-name="ro1">
          <table:table-cell office:value-type="string">
            <text:p>STD_100_1415N_A</text:p>
          </table:table-cell>
          <table:table-cell office:value-type="float" office:value="2814">
            <text:p>2814</text:p>
          </table:table-cell>
          <table:table-cell office:value-type="time" office:time-value="PT13H50M27S">
            <text:p>01:50:27 PM</text:p>
          </table:table-cell>
          <table:table-cell office:value-type="float" office:value="0.000000111275">
            <text:p>1.11E-007</text:p>
          </table:table-cell>
          <table:table-cell office:value-type="float" office:value="0.00000004611847">
            <text:p>4.61E-008</text:p>
          </table:table-cell>
          <table:table-cell office:value-type="float" office:value="0.000000002171442">
            <text:p>2.17E-009</text:p>
          </table:table-cell>
          <table:table-cell office:value-type="float" office:value="0.000000001195234">
            <text:p>1.20E-009</text:p>
          </table:table-cell>
          <table:table-cell office:value-type="float" office:value="0.0000000002559537">
            <text:p>2.56E-010</text:p>
          </table:table-cell>
          <table:table-cell office:value-type="float" office:value="51.24475">
            <text:p>51.24475</text:p>
          </table:table-cell>
          <table:table-cell office:value-type="float" office:value="21.23863">
            <text:p>21.23863</text:p>
          </table:table-cell>
          <table:table-cell office:value-type="float" office:value="0.01074126">
            <text:p>0.01074126</text:p>
          </table:table-cell>
          <table:table-cell office:value-type="float" office:value="0.00230019">
            <text:p>0.00230019</text:p>
          </table:table-cell>
          <table:table-cell table:number-columns-repeated="4"/>
        </table:table-row>
        <table:table-row table:style-name="ro1">
          <table:table-cell office:value-type="string">
            <text:p>STD_100_1415N_B</text:p>
          </table:table-cell>
          <table:table-cell office:value-type="float" office:value="2963">
            <text:p>2963</text:p>
          </table:table-cell>
          <table:table-cell office:value-type="time" office:time-value="PT13H52M47S">
            <text:p>01:52:47 PM</text:p>
          </table:table-cell>
          <table:table-cell office:value-type="float" office:value="0.0000001120775">
            <text:p>1.12E-007</text:p>
          </table:table-cell>
          <table:table-cell office:value-type="float" office:value="0.00000004630004">
            <text:p>4.63E-008</text:p>
          </table:table-cell>
          <table:table-cell office:value-type="float" office:value="0.00000000217953">
            <text:p>2.18E-009</text:p>
          </table:table-cell>
          <table:table-cell office:value-type="float" office:value="0.00000000120949">
            <text:p>1.21E-009</text:p>
          </table:table-cell>
          <table:table-cell office:value-type="float" office:value="0.0000000002644444">
            <text:p>2.64E-010</text:p>
          </table:table-cell>
          <table:table-cell office:value-type="float" office:value="51.42277">
            <text:p>51.42277</text:p>
          </table:table-cell>
          <table:table-cell office:value-type="float" office:value="21.24313">
            <text:p>21.24313</text:p>
          </table:table-cell>
          <table:table-cell office:value-type="float" office:value="0.01079155">
            <text:p>0.01079155</text:p>
          </table:table-cell>
          <table:table-cell office:value-type="float" office:value="0.002359479">
            <text:p>0.002359479</text:p>
          </table:table-cell>
          <table:table-cell table:number-columns-repeated="4"/>
        </table:table-row>
        <table:table-row table:style-name="ro1">
          <table:table-cell office:value-type="string">
            <text:p>STD_100_1415N_B</text:p>
          </table:table-cell>
          <table:table-cell office:value-type="float" office:value="2997">
            <text:p>2997</text:p>
          </table:table-cell>
          <table:table-cell office:value-type="time" office:time-value="PT13H53M29S">
            <text:p>01:53:29 PM</text:p>
          </table:table-cell>
          <table:table-cell office:value-type="float" office:value="0.000000111874">
            <text:p>1.12E-007</text:p>
          </table:table-cell>
          <table:table-cell office:value-type="float" office:value="0.0000000462679">
            <text:p>4.63E-008</text:p>
          </table:table-cell>
          <table:table-cell office:value-type="float" office:value="0.000000002175363">
            <text:p>2.18E-009</text:p>
          </table:table-cell>
          <table:table-cell office:value-type="float" office:value="0.000000001195088">
            <text:p>1.20E-009</text:p>
          </table:table-cell>
          <table:table-cell office:value-type="float" office:value="0.0000000002593827">
            <text:p>2.59E-010</text:p>
          </table:table-cell>
          <table:table-cell office:value-type="float" office:value="51.42776">
            <text:p>51.42776</text:p>
          </table:table-cell>
          <table:table-cell office:value-type="float" office:value="21.26905">
            <text:p>21.26905</text:p>
          </table:table-cell>
          <table:table-cell office:value-type="float" office:value="0.01068244">
            <text:p>0.01068244</text:p>
          </table:table-cell>
          <table:table-cell office:value-type="float" office:value="0.002318525">
            <text:p>0.002318525</text:p>
          </table:table-cell>
          <table:table-cell table:number-columns-repeated="4"/>
        </table:table-row>
        <table:table-row table:style-name="ro1">
          <table:table-cell office:value-type="string">
            <text:p>STD_100_1415N_B</text:p>
          </table:table-cell>
          <table:table-cell office:value-type="float" office:value="3036">
            <text:p>3036</text:p>
          </table:table-cell>
          <table:table-cell office:value-type="time" office:time-value="PT13H54M34S">
            <text:p>01:54:34 PM</text:p>
          </table:table-cell>
          <table:table-cell office:value-type="float" office:value="0.0000001118864">
            <text:p>1.12E-007</text:p>
          </table:table-cell>
          <table:table-cell office:value-type="float" office:value="0.00000004630671">
            <text:p>4.63E-008</text:p>
          </table:table-cell>
          <table:table-cell office:value-type="float" office:value="0.000000002180675">
            <text:p>2.18E-009</text:p>
          </table:table-cell>
          <table:table-cell office:value-type="float" office:value="0.000000001179197">
            <text:p>1.18E-009</text:p>
          </table:table-cell>
          <table:table-cell office:value-type="float" office:value="0.0000000002536989">
            <text:p>2.54E-010</text:p>
          </table:table-cell>
          <table:table-cell office:value-type="float" office:value="51.30816">
            <text:p>51.30816</text:p>
          </table:table-cell>
          <table:table-cell office:value-type="float" office:value="21.23504">
            <text:p>21.23504</text:p>
          </table:table-cell>
          <table:table-cell office:value-type="float" office:value="0.01053923">
            <text:p>0.01053923</text:p>
          </table:table-cell>
          <table:table-cell office:value-type="float" office:value="0.002267468">
            <text:p>0.002267468</text:p>
          </table:table-cell>
          <table:table-cell table:number-columns-repeated="4"/>
        </table:table-row>
        <table:table-row table:style-name="ro1">
          <table:table-cell office:value-type="string">
            <text:p>STD_100_15N_A</text:p>
          </table:table-cell>
          <table:table-cell office:value-type="float" office:value="3222">
            <text:p>3222</text:p>
          </table:table-cell>
          <table:table-cell office:value-type="time" office:time-value="PT13H58M39S">
            <text:p>01:58:39 PM</text:p>
          </table:table-cell>
          <table:table-cell office:value-type="float" office:value="0.0000001115879">
            <text:p>1.12E-007</text:p>
          </table:table-cell>
          <table:table-cell office:value-type="float" office:value="0.0000000463883">
            <text:p>4.64E-008</text:p>
          </table:table-cell>
          <table:table-cell office:value-type="float" office:value="0.000000002176694">
            <text:p>2.18E-009</text:p>
          </table:table-cell>
          <table:table-cell office:value-type="float" office:value="0.0000000007964006">
            <text:p>7.96E-010</text:p>
          </table:table-cell>
          <table:table-cell office:value-type="float" office:value="0.0000000008789832">
            <text:p>8.79E-010</text:p>
          </table:table-cell>
          <table:table-cell office:value-type="float" office:value="51.26485">
            <text:p>51.26485</text:p>
          </table:table-cell>
          <table:table-cell office:value-type="float" office:value="21.31135">
            <text:p>21.31135</text:p>
          </table:table-cell>
          <table:table-cell office:value-type="float" office:value="0.007136979">
            <text:p>0.007136979</text:p>
          </table:table-cell>
          <table:table-cell office:value-type="float" office:value="0.007877046">
            <text:p>0.007877046</text:p>
          </table:table-cell>
          <table:table-cell table:number-columns-repeated="4"/>
        </table:table-row>
        <table:table-row table:style-name="ro1">
          <table:table-cell office:value-type="string">
            <text:p>STD_100_15N_A</text:p>
          </table:table-cell>
          <table:table-cell office:value-type="float" office:value="3234">
            <text:p>3234</text:p>
          </table:table-cell>
          <table:table-cell office:value-type="time" office:time-value="PT13H58M52S">
            <text:p>01:58:52 PM</text:p>
          </table:table-cell>
          <table:table-cell office:value-type="float" office:value="0.0000001115776">
            <text:p>1.12E-007</text:p>
          </table:table-cell>
          <table:table-cell office:value-type="float" office:value="0.00000004638686">
            <text:p>4.64E-008</text:p>
          </table:table-cell>
          <table:table-cell office:value-type="float" office:value="0.00000000217672">
            <text:p>2.18E-009</text:p>
          </table:table-cell>
          <table:table-cell office:value-type="float" office:value="0.000000000796291">
            <text:p>7.96E-010</text:p>
          </table:table-cell>
          <table:table-cell office:value-type="float" office:value="0.0000000008800017">
            <text:p>8.80E-010</text:p>
          </table:table-cell>
          <table:table-cell office:value-type="float" office:value="51.25953">
            <text:p>51.25953</text:p>
          </table:table-cell>
          <table:table-cell office:value-type="float" office:value="21.31044">
            <text:p>21.31044</text:p>
          </table:table-cell>
          <table:table-cell office:value-type="float" office:value="0.007136653">
            <text:p>0.007136653</text:p>
          </table:table-cell>
          <table:table-cell office:value-type="float" office:value="0.0078869">
            <text:p>0.0078869</text:p>
          </table:table-cell>
          <table:table-cell table:number-columns-repeated="4"/>
        </table:table-row>
        <table:table-row table:style-name="ro1">
          <table:table-cell office:value-type="string">
            <text:p>STD_100_15N_A</text:p>
          </table:table-cell>
          <table:table-cell office:value-type="float" office:value="3198">
            <text:p>3198</text:p>
          </table:table-cell>
          <table:table-cell office:value-type="time" office:time-value="PT13H58M04S">
            <text:p>01:58:04 PM</text:p>
          </table:table-cell>
          <table:table-cell office:value-type="float" office:value="0.0000001115172">
            <text:p>1.12E-007</text:p>
          </table:table-cell>
          <table:table-cell office:value-type="float" office:value="0.00000004639351">
            <text:p>4.64E-008</text:p>
          </table:table-cell>
          <table:table-cell office:value-type="float" office:value="0.00000000217663">
            <text:p>2.18E-009</text:p>
          </table:table-cell>
          <table:table-cell office:value-type="float" office:value="0.0000000007971277">
            <text:p>7.97E-010</text:p>
          </table:table-cell>
          <table:table-cell office:value-type="float" office:value="0.0000000008791238">
            <text:p>8.79E-010</text:p>
          </table:table-cell>
          <table:table-cell office:value-type="float" office:value="51.23386">
            <text:p>51.23386</text:p>
          </table:table-cell>
          <table:table-cell office:value-type="float" office:value="21.31437">
            <text:p>21.31437</text:p>
          </table:table-cell>
          <table:table-cell office:value-type="float" office:value="0.007148027">
            <text:p>0.007148027</text:p>
          </table:table-cell>
          <table:table-cell office:value-type="float" office:value="0.007883305">
            <text:p>0.007883305</text:p>
          </table:table-cell>
          <table:table-cell table:number-columns-repeated="4"/>
        </table:table-row>
        <table:table-row table:style-name="ro2">
          <table:table-cell office:value-type="string">
            <text:p>STD_100_15N_<text:span text:style-name="T1">B</text:span></text:p>
          </table:table-cell>
          <table:table-cell office:value-type="float" office:value="3333">
            <text:p>3333</text:p>
          </table:table-cell>
          <table:table-cell office:value-type="time" office:time-value="PT14H01M08S">
            <text:p>02:01:08 PM</text:p>
          </table:table-cell>
          <table:table-cell office:value-type="float" office:value="0.0000001113055">
            <text:p>1.11E-007</text:p>
          </table:table-cell>
          <table:table-cell office:value-type="float" office:value="0.00000004628609">
            <text:p>4.63E-008</text:p>
          </table:table-cell>
          <table:table-cell office:value-type="float" office:value="0.000000002170297">
            <text:p>2.17E-009</text:p>
          </table:table-cell>
          <table:table-cell office:value-type="float" office:value="0.0000000007922444">
            <text:p>7.92E-010</text:p>
          </table:table-cell>
          <table:table-cell office:value-type="float" office:value="0.0000000008700807">
            <text:p>8.70E-010</text:p>
          </table:table-cell>
          <table:table-cell office:value-type="float" office:value="51.28583">
            <text:p>51.28583</text:p>
          </table:table-cell>
          <table:table-cell office:value-type="float" office:value="21.32707">
            <text:p>21.32707</text:p>
          </table:table-cell>
          <table:table-cell office:value-type="float" office:value="0.007117747">
            <text:p>0.007117747</text:p>
          </table:table-cell>
          <table:table-cell office:value-type="float" office:value="0.00781705">
            <text:p>0.00781705</text:p>
          </table:table-cell>
          <table:table-cell table:number-columns-repeated="4"/>
        </table:table-row>
        <table:table-row table:style-name="ro2">
          <table:table-cell office:value-type="string">
            <text:p>STD_100_15N_<text:span text:style-name="T1">B</text:span></text:p>
          </table:table-cell>
          <table:table-cell office:value-type="float" office:value="3358">
            <text:p>3358</text:p>
          </table:table-cell>
          <table:table-cell office:value-type="time" office:time-value="PT14H01M45S">
            <text:p>02:01:45 PM</text:p>
          </table:table-cell>
          <table:table-cell office:value-type="float" office:value="0.0000001113857">
            <text:p>1.11E-007</text:p>
          </table:table-cell>
          <table:table-cell office:value-type="float" office:value="0.00000004629228">
            <text:p>4.63E-008</text:p>
          </table:table-cell>
          <table:table-cell office:value-type="float" office:value="0.000000002170881">
            <text:p>2.17E-009</text:p>
          </table:table-cell>
          <table:table-cell office:value-type="float" office:value="0.0000000007924216">
            <text:p>7.92E-010</text:p>
          </table:table-cell>
          <table:table-cell office:value-type="float" office:value="0.0000000008657412">
            <text:p>8.66E-010</text:p>
          </table:table-cell>
          <table:table-cell office:value-type="float" office:value="51.30897">
            <text:p>51.30897</text:p>
          </table:table-cell>
          <table:table-cell office:value-type="float" office:value="21.32419">
            <text:p>21.32419</text:p>
          </table:table-cell>
          <table:table-cell office:value-type="float" office:value="0.007114213">
            <text:p>0.007114213</text:p>
          </table:table-cell>
          <table:table-cell office:value-type="float" office:value="0.007772463">
            <text:p>0.007772463</text:p>
          </table:table-cell>
          <table:table-cell table:number-columns-repeated="4"/>
        </table:table-row>
        <table:table-row table:style-name="ro2">
          <table:table-cell office:value-type="string">
            <text:p>STD_100_15N_<text:span text:style-name="T1">B</text:span></text:p>
          </table:table-cell>
          <table:table-cell office:value-type="float" office:value="3388">
            <text:p>3388</text:p>
          </table:table-cell>
          <table:table-cell office:value-type="time" office:time-value="PT14H02M11S">
            <text:p>02:02:11 PM</text:p>
          </table:table-cell>
          <table:table-cell office:value-type="float" office:value="0.0000001113473">
            <text:p>1.11E-007</text:p>
          </table:table-cell>
          <table:table-cell office:value-type="float" office:value="0.0000000462902">
            <text:p>4.63E-008</text:p>
          </table:table-cell>
          <table:table-cell office:value-type="float" office:value="0.000000002168934">
            <text:p>2.17E-009</text:p>
          </table:table-cell>
          <table:table-cell office:value-type="float" office:value="0.0000000007922958">
            <text:p>7.92E-010</text:p>
          </table:table-cell>
          <table:table-cell office:value-type="float" office:value="0.0000000008588534">
            <text:p>8.59E-010</text:p>
          </table:table-cell>
          <table:table-cell office:value-type="float" office:value="51.33735">
            <text:p>51.33735</text:p>
          </table:table-cell>
          <table:table-cell office:value-type="float" office:value="21.34237">
            <text:p>21.34237</text:p>
          </table:table-cell>
          <table:table-cell office:value-type="float" office:value="0.007115536">
            <text:p>0.007115536</text:p>
          </table:table-cell>
          <table:table-cell office:value-type="float" office:value="0.007713283">
            <text:p>0.007713283</text:p>
          </table:table-cell>
          <table:table-cell table:number-columns-repeated="4"/>
        </table:table-row>
        <table:table-row table:style-name="ro1">
          <table:table-cell office:value-type="string">
            <text:p>Trial_Sample_1</text:p>
          </table:table-cell>
          <table:table-cell office:value-type="float" office:value="3505">
            <text:p>3505</text:p>
          </table:table-cell>
          <table:table-cell office:value-type="time" office:time-value="PT14H05M04S">
            <text:p>02:05:04 PM</text:p>
          </table:table-cell>
          <table:table-cell office:value-type="float" office:value="0.0000001065481">
            <text:p>1.07E-007</text:p>
          </table:table-cell>
          <table:table-cell office:value-type="float" office:value="0.00000004985927">
            <text:p>4.99E-008</text:p>
          </table:table-cell>
          <table:table-cell office:value-type="float" office:value="0.000000002109642">
            <text:p>2.11E-009</text:p>
          </table:table-cell>
          <table:table-cell office:value-type="float" office:value="0.0000000007317644">
            <text:p>7.32E-010</text:p>
          </table:table-cell>
          <table:table-cell office:value-type="float" office:value="0.00000000006922327">
            <text:p>6.92E-011</text:p>
          </table:table-cell>
          <table:table-cell office:value-type="float" office:value="50.50529">
            <text:p>50.50529</text:p>
          </table:table-cell>
          <table:table-cell office:value-type="float" office:value="23.63399">
            <text:p>23.63399</text:p>
          </table:table-cell>
          <table:table-cell office:value-type="float" office:value="0.006867926">
            <text:p>0.006867926</text:p>
          </table:table-cell>
          <table:table-cell office:value-type="float" office:value="0.0006496903">
            <text:p>0.0006496903</text:p>
          </table:table-cell>
          <table:table-cell table:number-columns-repeated="4"/>
        </table:table-row>
        <table:table-row table:style-name="ro1">
          <table:table-cell office:value-type="string">
            <text:p>Trial_Sample_1</text:p>
          </table:table-cell>
          <table:table-cell office:value-type="float" office:value="3535">
            <text:p>3535</text:p>
          </table:table-cell>
          <table:table-cell office:value-type="time" office:time-value="PT14H05M40S">
            <text:p>02:05:40 PM</text:p>
          </table:table-cell>
          <table:table-cell office:value-type="float" office:value="0.0000001076727">
            <text:p>1.08E-007</text:p>
          </table:table-cell>
          <table:table-cell office:value-type="float" office:value="0.00000005038242">
            <text:p>5.04E-008</text:p>
          </table:table-cell>
          <table:table-cell office:value-type="float" office:value="0.000000002133409">
            <text:p>2.13E-009</text:p>
          </table:table-cell>
          <table:table-cell office:value-type="float" office:value="0.0000000007400007">
            <text:p>7.40E-010</text:p>
          </table:table-cell>
          <table:table-cell office:value-type="float" office:value="0.00000000006568092">
            <text:p>6.57E-011</text:p>
          </table:table-cell>
          <table:table-cell office:value-type="float" office:value="50.46981">
            <text:p>50.46981</text:p>
          </table:table-cell>
          <table:table-cell office:value-type="float" office:value="23.61592">
            <text:p>23.61592</text:p>
          </table:table-cell>
          <table:table-cell office:value-type="float" office:value="0.006872685">
            <text:p>0.006872685</text:p>
          </table:table-cell>
          <table:table-cell office:value-type="float" office:value="0.0006100051">
            <text:p>0.0006100051</text:p>
          </table:table-cell>
          <table:table-cell table:number-columns-repeated="4"/>
        </table:table-row>
        <table:table-row table:style-name="ro1">
          <table:table-cell office:value-type="string">
            <text:p>Trial_Sample_1</text:p>
          </table:table-cell>
          <table:table-cell office:value-type="float" office:value="3565">
            <text:p>3565</text:p>
          </table:table-cell>
          <table:table-cell office:value-type="time" office:time-value="PT14H06M27S">
            <text:p>02:06:27 PM</text:p>
          </table:table-cell>
          <table:table-cell office:value-type="float" office:value="0.0000001058461">
            <text:p>1.06E-007</text:p>
          </table:table-cell>
          <table:table-cell office:value-type="float" office:value="0.00000004949865">
            <text:p>4.95E-008</text:p>
          </table:table-cell>
          <table:table-cell office:value-type="float" office:value="0.000000002094847">
            <text:p>2.09E-009</text:p>
          </table:table-cell>
          <table:table-cell office:value-type="float" office:value="0.0000000007277866">
            <text:p>7.28E-010</text:p>
          </table:table-cell>
          <table:table-cell office:value-type="float" office:value="0.00000000006240002">
            <text:p>6.24E-011</text:p>
          </table:table-cell>
          <table:table-cell office:value-type="float" office:value="50.52692">
            <text:p>50.52692</text:p>
          </table:table-cell>
          <table:table-cell office:value-type="float" office:value="23.62877">
            <text:p>23.62877</text:p>
          </table:table-cell>
          <table:table-cell office:value-type="float" office:value="0.006875891">
            <text:p>0.006875891</text:p>
          </table:table-cell>
          <table:table-cell office:value-type="float" office:value="0.0005895351">
            <text:p>0.0005895351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927">
            <text:p>927</text:p>
          </table:table-cell>
          <table:table-cell office:value-type="time" office:time-value="PT14H17M46S">
            <text:p>02:17:46 PM</text:p>
          </table:table-cell>
          <table:table-cell office:value-type="float" office:value="0.0000001296942">
            <text:p>1.30E-007</text:p>
          </table:table-cell>
          <table:table-cell office:value-type="float" office:value="0.00000006106364">
            <text:p>6.11E-008</text:p>
          </table:table-cell>
          <table:table-cell office:value-type="float" office:value="0.000000002506256">
            <text:p>2.51E-009</text:p>
          </table:table-cell>
          <table:table-cell office:value-type="float" office:value="0.0000000009004534">
            <text:p>9.00E-010</text:p>
          </table:table-cell>
          <table:table-cell office:value-type="float" office:value="0.00000000007021719">
            <text:p>7.02E-011</text:p>
          </table:table-cell>
          <table:table-cell office:value-type="float" office:value="51.74819">
            <text:p>51.74819</text:p>
          </table:table-cell>
          <table:table-cell office:value-type="float" office:value="24.36449">
            <text:p>24.36449</text:p>
          </table:table-cell>
          <table:table-cell office:value-type="float" office:value="0.006942896">
            <text:p>0.006942896</text:p>
          </table:table-cell>
          <table:table-cell office:value-type="float" office:value="0.0005414058">
            <text:p>0.0005414058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1029">
            <text:p>1029</text:p>
          </table:table-cell>
          <table:table-cell office:value-type="time" office:time-value="PT14H18M16S">
            <text:p>02:18:16 PM</text:p>
          </table:table-cell>
          <table:table-cell office:value-type="float" office:value="0.0000001294073">
            <text:p>1.29E-007</text:p>
          </table:table-cell>
          <table:table-cell office:value-type="float" office:value="0.00000006093624">
            <text:p>6.09E-008</text:p>
          </table:table-cell>
          <table:table-cell office:value-type="float" office:value="0.000000002501117">
            <text:p>2.50E-009</text:p>
          </table:table-cell>
          <table:table-cell office:value-type="float" office:value="0.0000000008967359">
            <text:p>8.97E-010</text:p>
          </table:table-cell>
          <table:table-cell office:value-type="float" office:value="0.00000000007063321">
            <text:p>7.06E-011</text:p>
          </table:table-cell>
          <table:table-cell office:value-type="float" office:value="51.73979">
            <text:p>51.73979</text:p>
          </table:table-cell>
          <table:table-cell office:value-type="float" office:value="24.36361">
            <text:p>24.36361</text:p>
          </table:table-cell>
          <table:table-cell office:value-type="float" office:value="0.006929563">
            <text:p>0.006929563</text:p>
          </table:table-cell>
          <table:table-cell office:value-type="float" office:value="0.000545821">
            <text:p>0.000545821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1047">
            <text:p>1047</text:p>
          </table:table-cell>
          <table:table-cell office:value-type="time" office:time-value="PT14H18M22S">
            <text:p>02:18:22 PM</text:p>
          </table:table-cell>
          <table:table-cell office:value-type="float" office:value="0.0000001293425">
            <text:p>1.29E-007</text:p>
          </table:table-cell>
          <table:table-cell office:value-type="float" office:value="0.00000006092613">
            <text:p>6.09E-008</text:p>
          </table:table-cell>
          <table:table-cell office:value-type="float" office:value="0.000000002501923">
            <text:p>2.50E-009</text:p>
          </table:table-cell>
          <table:table-cell office:value-type="float" office:value="0.0000000008985235">
            <text:p>8.99E-010</text:p>
          </table:table-cell>
          <table:table-cell office:value-type="float" office:value="0.0000000000701076">
            <text:p>7.01E-011</text:p>
          </table:table-cell>
          <table:table-cell office:value-type="float" office:value="51.69722">
            <text:p>51.69722</text:p>
          </table:table-cell>
          <table:table-cell office:value-type="float" office:value="24.35172">
            <text:p>24.35172</text:p>
          </table:table-cell>
          <table:table-cell office:value-type="float" office:value="0.006946856">
            <text:p>0.006946856</text:p>
          </table:table-cell>
          <table:table-cell office:value-type="float" office:value="0.0005420308">
            <text:p>0.0005420308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1207">
            <text:p>1207</text:p>
          </table:table-cell>
          <table:table-cell office:value-type="time" office:time-value="PT14H19M11S">
            <text:p>02:19:11 PM</text:p>
          </table:table-cell>
          <table:table-cell office:value-type="float" office:value="0.0000001289686">
            <text:p>1.29E-007</text:p>
          </table:table-cell>
          <table:table-cell office:value-type="float" office:value="0.00000006076723">
            <text:p>6.08E-008</text:p>
          </table:table-cell>
          <table:table-cell office:value-type="float" office:value="0.000000002495507">
            <text:p>2.50E-009</text:p>
          </table:table-cell>
          <table:table-cell office:value-type="float" office:value="0.0000000008961077">
            <text:p>8.96E-010</text:p>
          </table:table-cell>
          <table:table-cell office:value-type="float" office:value="0.00000000007053885">
            <text:p>7.05E-011</text:p>
          </table:table-cell>
          <table:table-cell office:value-type="float" office:value="51.68032">
            <text:p>51.68032</text:p>
          </table:table-cell>
          <table:table-cell office:value-type="float" office:value="24.35066">
            <text:p>24.35066</text:p>
          </table:table-cell>
          <table:table-cell office:value-type="float" office:value="0.006948262">
            <text:p>0.006948262</text:p>
          </table:table-cell>
          <table:table-cell office:value-type="float" office:value="0.0005469459">
            <text:p>0.0005469459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1243">
            <text:p>1243</text:p>
          </table:table-cell>
          <table:table-cell office:value-type="time" office:time-value="PT14H19M22S">
            <text:p>02:19:22 PM</text:p>
          </table:table-cell>
          <table:table-cell office:value-type="float" office:value="0.0000001289003">
            <text:p>1.29E-007</text:p>
          </table:table-cell>
          <table:table-cell office:value-type="float" office:value="0.00000006074825">
            <text:p>6.07E-008</text:p>
          </table:table-cell>
          <table:table-cell office:value-type="float" office:value="0.000000002494976">
            <text:p>2.49E-009</text:p>
          </table:table-cell>
          <table:table-cell office:value-type="float" office:value="0.0000000008942611">
            <text:p>8.94E-010</text:p>
          </table:table-cell>
          <table:table-cell office:value-type="float" office:value="0.00000000006996337">
            <text:p>7.00E-011</text:p>
          </table:table-cell>
          <table:table-cell office:value-type="float" office:value="51.66394">
            <text:p>51.66394</text:p>
          </table:table-cell>
          <table:table-cell office:value-type="float" office:value="24.34823">
            <text:p>24.34823</text:p>
          </table:table-cell>
          <table:table-cell office:value-type="float" office:value="0.006937617">
            <text:p>0.006937617</text:p>
          </table:table-cell>
          <table:table-cell office:value-type="float" office:value="0.0005427711">
            <text:p>0.0005427711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1283">
            <text:p>1283</text:p>
          </table:table-cell>
          <table:table-cell office:value-type="time" office:time-value="PT14H19M34S">
            <text:p>02:19:34 PM</text:p>
          </table:table-cell>
          <table:table-cell office:value-type="float" office:value="0.0000001288552">
            <text:p>1.29E-007</text:p>
          </table:table-cell>
          <table:table-cell office:value-type="float" office:value="0.00000006071261">
            <text:p>6.07E-008</text:p>
          </table:table-cell>
          <table:table-cell office:value-type="float" office:value="0.00000000249447">
            <text:p>2.49E-009</text:p>
          </table:table-cell>
          <table:table-cell office:value-type="float" office:value="0.0000000008962375">
            <text:p>8.96E-010</text:p>
          </table:table-cell>
          <table:table-cell office:value-type="float" office:value="0.0000000000697678">
            <text:p>6.98E-011</text:p>
          </table:table-cell>
          <table:table-cell office:value-type="float" office:value="51.65633">
            <text:p>51.65633</text:p>
          </table:table-cell>
          <table:table-cell office:value-type="float" office:value="24.33888">
            <text:p>24.33888</text:p>
          </table:table-cell>
          <table:table-cell office:value-type="float" office:value="0.006955387">
            <text:p>0.006955387</text:p>
          </table:table-cell>
          <table:table-cell office:value-type="float" office:value="0.0005414436">
            <text:p>0.0005414436</text:p>
          </table:table-cell>
          <table:table-cell table:number-columns-repeated="4"/>
        </table:table-row>
        <table:table-row table:style-name="ro1">
          <table:table-cell table:style-name="ce2" office:value-type="string">
            <text:p>Trial_Sample_2</text:p>
          </table:table-cell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Trial_Sample_2</text:p>
          </table:table-cell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Trial_Sample_2</text:p>
          </table:table-cell>
          <table:table-cell/>
          <table:table-cell table:style-name="Default" table:number-columns-repeated="6"/>
          <table:table-cell table:number-columns-repeated="8"/>
        </table:table-row>
        <table:table-row table:style-name="ro1" table:number-rows-repeated="3">
          <table:table-cell table:style-name="ce2"/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Trial_Sample_3</text:p>
          </table:table-cell>
          <table:table-cell office:value-type="float" office:value="1652">
            <text:p>1652</text:p>
          </table:table-cell>
          <table:table-cell office:value-type="time" office:time-value="PT14H21M27S">
            <text:p>02:21:27 PM</text:p>
          </table:table-cell>
          <table:table-cell office:value-type="float" office:value="0.0000001215936">
            <text:p>1.22E-007</text:p>
          </table:table-cell>
          <table:table-cell office:value-type="float" office:value="0.00000005710909">
            <text:p>5.71E-008</text:p>
          </table:table-cell>
          <table:table-cell office:value-type="float" office:value="0.000000002410968">
            <text:p>2.41E-009</text:p>
          </table:table-cell>
          <table:table-cell office:value-type="float" office:value="0.0000000008367674">
            <text:p>8.37E-010</text:p>
          </table:table-cell>
          <table:table-cell office:value-type="float" office:value="0.00000000006533116">
            <text:p>6.53E-011</text:p>
          </table:table-cell>
          <table:table-cell office:value-type="float" office:value="50.43351">
            <text:p>50.43351</text:p>
          </table:table-cell>
          <table:table-cell office:value-type="float" office:value="23.68721">
            <text:p>23.68721</text:p>
          </table:table-cell>
          <table:table-cell office:value-type="float" office:value="0.006881676">
            <text:p>0.006881676</text:p>
          </table:table-cell>
          <table:table-cell office:value-type="float" office:value="0.0005372913">
            <text:p>0.0005372913</text:p>
          </table:table-cell>
          <table:table-cell table:number-columns-repeated="4"/>
        </table:table-row>
        <table:table-row table:style-name="ro1">
          <table:table-cell office:value-type="string">
            <text:p>Trial_Sample_3</text:p>
          </table:table-cell>
          <table:table-cell office:value-type="float" office:value="1727">
            <text:p>1727</text:p>
          </table:table-cell>
          <table:table-cell office:value-type="time" office:time-value="PT14H21M50S">
            <text:p>02:21:50 PM</text:p>
          </table:table-cell>
          <table:table-cell office:value-type="float" office:value="0.0000001216486">
            <text:p>1.22E-007</text:p>
          </table:table-cell>
          <table:table-cell office:value-type="float" office:value="0.00000005705114">
            <text:p>5.71E-008</text:p>
          </table:table-cell>
          <table:table-cell office:value-type="float" office:value="0.000000002411713">
            <text:p>2.41E-009</text:p>
          </table:table-cell>
          <table:table-cell office:value-type="float" office:value="0.00000000083509">
            <text:p>8.35E-010</text:p>
          </table:table-cell>
          <table:table-cell office:value-type="float" office:value="0.00000000006493563">
            <text:p>6.49E-011</text:p>
          </table:table-cell>
          <table:table-cell office:value-type="float" office:value="50.44074">
            <text:p>50.44074</text:p>
          </table:table-cell>
          <table:table-cell office:value-type="float" office:value="23.65585">
            <text:p>23.65585</text:p>
          </table:table-cell>
          <table:table-cell office:value-type="float" office:value="0.006864772">
            <text:p>0.006864772</text:p>
          </table:table-cell>
          <table:table-cell office:value-type="float" office:value="0.0005337967">
            <text:p>0.0005337967</text:p>
          </table:table-cell>
          <table:table-cell table:number-columns-repeated="4"/>
        </table:table-row>
        <table:table-row table:style-name="ro1">
          <table:table-cell office:value-type="string">
            <text:p>Trial_Sample_3</text:p>
          </table:table-cell>
          <table:table-cell office:value-type="float" office:value="1813">
            <text:p>1813</text:p>
          </table:table-cell>
          <table:table-cell office:value-type="time" office:time-value="PT14H22M16S">
            <text:p>02:22:16 PM</text:p>
          </table:table-cell>
          <table:table-cell office:value-type="float" office:value="0.0000001211069">
            <text:p>1.21E-007</text:p>
          </table:table-cell>
          <table:table-cell office:value-type="float" office:value="0.00000005708748">
            <text:p>5.71E-008</text:p>
          </table:table-cell>
          <table:table-cell office:value-type="float" office:value="0.000000002400008">
            <text:p>2.40E-009</text:p>
          </table:table-cell>
          <table:table-cell office:value-type="float" office:value="0.0000000008342845">
            <text:p>8.34E-010</text:p>
          </table:table-cell>
          <table:table-cell office:value-type="float" office:value="0.00000000006453961">
            <text:p>6.45E-011</text:p>
          </table:table-cell>
          <table:table-cell office:value-type="float" office:value="50.46102">
            <text:p>50.46102</text:p>
          </table:table-cell>
          <table:table-cell office:value-type="float" office:value="23.78637">
            <text:p>23.78637</text:p>
          </table:table-cell>
          <table:table-cell office:value-type="float" office:value="0.006888829">
            <text:p>0.006888829</text:p>
          </table:table-cell>
          <table:table-cell office:value-type="float" office:value="0.0005329145">
            <text:p>0.0005329145</text:p>
          </table:table-cell>
          <table:table-cell table:number-columns-repeated="4"/>
        </table:table-row>
        <table:table-row table:style-name="ro1">
          <table:table-cell office:value-type="string">
            <text:p>Trial_Sample_4</text:p>
          </table:table-cell>
          <table:table-cell office:value-type="float" office:value="2149">
            <text:p>2149</text:p>
          </table:table-cell>
          <table:table-cell office:value-type="time" office:time-value="PT14H23M58S">
            <text:p>02:23:58 PM</text:p>
          </table:table-cell>
          <table:table-cell office:value-type="float" office:value="0.0000001225948">
            <text:p>1.23E-007</text:p>
          </table:table-cell>
          <table:table-cell office:value-type="float" office:value="0.00000005658125">
            <text:p>5.66E-008</text:p>
          </table:table-cell>
          <table:table-cell office:value-type="float" office:value="0.00000000240259">
            <text:p>2.40E-009</text:p>
          </table:table-cell>
          <table:table-cell office:value-type="float" office:value="0.000000001042927">
            <text:p>1.04E-009</text:p>
          </table:table-cell>
          <table:table-cell office:value-type="float" office:value="0.00000000006823798">
            <text:p>6.82E-011</text:p>
          </table:table-cell>
          <table:table-cell office:value-type="float" office:value="51.02611">
            <text:p>51.02611</text:p>
          </table:table-cell>
          <table:table-cell office:value-type="float" office:value="23.55011">
            <text:p>23.55011</text:p>
          </table:table-cell>
          <table:table-cell office:value-type="float" office:value="0.008507102">
            <text:p>0.008507102</text:p>
          </table:table-cell>
          <table:table-cell office:value-type="float" office:value="0.000556614">
            <text:p>0.000556614</text:p>
          </table:table-cell>
          <table:table-cell table:number-columns-repeated="4"/>
        </table:table-row>
        <table:table-row table:style-name="ro1">
          <table:table-cell office:value-type="string">
            <text:p>Trial_Sample_4</text:p>
          </table:table-cell>
          <table:table-cell office:value-type="float" office:value="2190">
            <text:p>2190</text:p>
          </table:table-cell>
          <table:table-cell office:value-type="time" office:time-value="PT14H24M11S">
            <text:p>02:24:11 PM</text:p>
          </table:table-cell>
          <table:table-cell office:value-type="float" office:value="0.000000123081">
            <text:p>1.23E-007</text:p>
          </table:table-cell>
          <table:table-cell office:value-type="float" office:value="0.00000005669345">
            <text:p>5.67E-008</text:p>
          </table:table-cell>
          <table:table-cell office:value-type="float" office:value="0.000000002415713">
            <text:p>2.42E-009</text:p>
          </table:table-cell>
          <table:table-cell office:value-type="float" office:value="0.000000001048836">
            <text:p>1.05E-009</text:p>
          </table:table-cell>
          <table:table-cell office:value-type="float" office:value="0.00000000006839093">
            <text:p>6.84E-011</text:p>
          </table:table-cell>
          <table:table-cell office:value-type="float" office:value="50.95016">
            <text:p>50.95016</text:p>
          </table:table-cell>
          <table:table-cell office:value-type="float" office:value="23.46862">
            <text:p>23.46862</text:p>
          </table:table-cell>
          <table:table-cell office:value-type="float" office:value="0.00852151">
            <text:p>0.00852151</text:p>
          </table:table-cell>
          <table:table-cell office:value-type="float" office:value="0.0005556581">
            <text:p>0.0005556581</text:p>
          </table:table-cell>
          <table:table-cell table:number-columns-repeated="4"/>
        </table:table-row>
        <table:table-row table:style-name="ro1">
          <table:table-cell office:value-type="string">
            <text:p>Trial_Sample_4</text:p>
          </table:table-cell>
          <table:table-cell office:value-type="float" office:value="2232">
            <text:p>2232</text:p>
          </table:table-cell>
          <table:table-cell office:value-type="time" office:time-value="PT14H24M24S">
            <text:p>02:24:24 PM</text:p>
          </table:table-cell>
          <table:table-cell office:value-type="float" office:value="0.0000001229882">
            <text:p>1.23E-007</text:p>
          </table:table-cell>
          <table:table-cell office:value-type="float" office:value="0.00000005652495">
            <text:p>5.65E-008</text:p>
          </table:table-cell>
          <table:table-cell office:value-type="float" office:value="0.000000002406889">
            <text:p>2.41E-009</text:p>
          </table:table-cell>
          <table:table-cell office:value-type="float" office:value="0.000000001047896">
            <text:p>1.05E-009</text:p>
          </table:table-cell>
          <table:table-cell office:value-type="float" office:value="0.00000000006842962">
            <text:p>6.84E-011</text:p>
          </table:table-cell>
          <table:table-cell office:value-type="float" office:value="51.09839">
            <text:p>51.09839</text:p>
          </table:table-cell>
          <table:table-cell office:value-type="float" office:value="23.48465">
            <text:p>23.48465</text:p>
          </table:table-cell>
          <table:table-cell office:value-type="float" office:value="0.008520303">
            <text:p>0.008520303</text:p>
          </table:table-cell>
          <table:table-cell office:value-type="float" office:value="0.000556392">
            <text:p>0.000556392</text:p>
          </table:table-cell>
          <table:table-cell table:number-columns-repeated="4"/>
        </table:table-row>
        <table:table-row table:style-name="ro1">
          <table:table-cell office:value-type="string">
            <text:p>Trial_Sample_5</text:p>
          </table:table-cell>
          <table:table-cell office:value-type="float" office:value="2697">
            <text:p>2697</text:p>
          </table:table-cell>
          <table:table-cell office:value-type="time" office:time-value="PT14H26M45S">
            <text:p>02:26:45 PM</text:p>
          </table:table-cell>
          <table:table-cell office:value-type="float" office:value="0.0000001147513">
            <text:p>1.15E-007</text:p>
          </table:table-cell>
          <table:table-cell office:value-type="float" office:value="0.00000005372929">
            <text:p>5.37E-008</text:p>
          </table:table-cell>
          <table:table-cell office:value-type="float" office:value="0.000000002271574">
            <text:p>2.27E-009</text:p>
          </table:table-cell>
          <table:table-cell office:value-type="float" office:value="0.0000000008013455">
            <text:p>8.01E-010</text:p>
          </table:table-cell>
          <table:table-cell office:value-type="float" office:value="0.00000000006224751">
            <text:p>6.22E-011</text:p>
          </table:table-cell>
          <table:table-cell office:value-type="float" office:value="50.51623">
            <text:p>50.51623</text:p>
          </table:table-cell>
          <table:table-cell office:value-type="float" office:value="23.65289">
            <text:p>23.65289</text:p>
          </table:table-cell>
          <table:table-cell office:value-type="float" office:value="0.006983322">
            <text:p>0.006983322</text:p>
          </table:table-cell>
          <table:table-cell office:value-type="float" office:value="0.0005424556">
            <text:p>0.0005424556</text:p>
          </table:table-cell>
          <table:table-cell table:number-columns-repeated="4"/>
        </table:table-row>
        <table:table-row table:style-name="ro1">
          <table:table-cell office:value-type="string">
            <text:p>Trial_Sample_5</text:p>
          </table:table-cell>
          <table:table-cell office:value-type="float" office:value="2750">
            <text:p>2750</text:p>
          </table:table-cell>
          <table:table-cell office:value-type="time" office:time-value="PT14H27M02S">
            <text:p>02:27:02 PM</text:p>
          </table:table-cell>
          <table:table-cell office:value-type="float" office:value="0.0000001133123">
            <text:p>1.13E-007</text:p>
          </table:table-cell>
          <table:table-cell office:value-type="float" office:value="0.00000005341992">
            <text:p>5.34E-008</text:p>
          </table:table-cell>
          <table:table-cell office:value-type="float" office:value="0.00000000226003">
            <text:p>2.26E-009</text:p>
          </table:table-cell>
          <table:table-cell office:value-type="float" office:value="0.0000000007911909">
            <text:p>7.91E-010</text:p>
          </table:table-cell>
          <table:table-cell office:value-type="float" office:value="0.00000000006169465">
            <text:p>6.17E-011</text:p>
          </table:table-cell>
          <table:table-cell office:value-type="float" office:value="50.1375">
            <text:p>50.1375</text:p>
          </table:table-cell>
          <table:table-cell office:value-type="float" office:value="23.63682">
            <text:p>23.63682</text:p>
          </table:table-cell>
          <table:table-cell office:value-type="float" office:value="0.006982394">
            <text:p>0.006982394</text:p>
          </table:table-cell>
          <table:table-cell office:value-type="float" office:value="0.0005444657">
            <text:p>0.0005444657</text:p>
          </table:table-cell>
          <table:table-cell table:number-columns-repeated="4"/>
        </table:table-row>
        <table:table-row table:style-name="ro1">
          <table:table-cell office:value-type="string">
            <text:p>Trial_Sample_5</text:p>
          </table:table-cell>
          <table:table-cell office:value-type="float" office:value="2772">
            <text:p>2772</text:p>
          </table:table-cell>
          <table:table-cell office:value-type="time" office:time-value="PT14H27M08S">
            <text:p>02:27:08 PM</text:p>
          </table:table-cell>
          <table:table-cell office:value-type="float" office:value="0.0000001127441">
            <text:p>1.13E-007</text:p>
          </table:table-cell>
          <table:table-cell office:value-type="float" office:value="0.00000005326326">
            <text:p>5.33E-008</text:p>
          </table:table-cell>
          <table:table-cell office:value-type="float" office:value="0.000000002249211">
            <text:p>2.25E-009</text:p>
          </table:table-cell>
          <table:table-cell office:value-type="float" office:value="0.000000000787027">
            <text:p>7.87E-010</text:p>
          </table:table-cell>
          <table:table-cell office:value-type="float" office:value="0.00000000006155614">
            <text:p>6.16E-011</text:p>
          </table:table-cell>
          <table:table-cell office:value-type="float" office:value="50.12606">
            <text:p>50.12606</text:p>
          </table:table-cell>
          <table:table-cell office:value-type="float" office:value="23.68086">
            <text:p>23.68086</text:p>
          </table:table-cell>
          <table:table-cell office:value-type="float" office:value="0.006980649">
            <text:p>0.006980649</text:p>
          </table:table-cell>
          <table:table-cell office:value-type="float" office:value="0.000545981">
            <text:p>0.000545981</text:p>
          </table:table-cell>
          <table:table-cell table:number-columns-repeated="4"/>
        </table:table-row>
        <table:table-row table:style-name="ro1">
          <table:table-cell office:value-type="string">
            <text:p>Trial_Sample_6</text:p>
          </table:table-cell>
          <table:table-cell office:value-type="float" office:value="3134">
            <text:p>3134</text:p>
          </table:table-cell>
          <table:table-cell office:value-type="time" office:time-value="PT14H28M59S">
            <text:p>02:28:59 PM</text:p>
          </table:table-cell>
          <table:table-cell office:value-type="float" office:value="0.0000001114584">
            <text:p>1.11E-007</text:p>
          </table:table-cell>
          <table:table-cell office:value-type="float" office:value="0.00000005247944">
            <text:p>5.25E-008</text:p>
          </table:table-cell>
          <table:table-cell office:value-type="float" office:value="0.00000000218389">
            <text:p>2.18E-009</text:p>
          </table:table-cell>
          <table:table-cell office:value-type="float" office:value="0.00000000105041">
            <text:p>1.05E-009</text:p>
          </table:table-cell>
          <table:table-cell office:value-type="float" office:value="0.00000000006368392">
            <text:p>6.37E-011</text:p>
          </table:table-cell>
          <table:table-cell office:value-type="float" office:value="51.03663">
            <text:p>51.03663</text:p>
          </table:table-cell>
          <table:table-cell office:value-type="float" office:value="24.03026">
            <text:p>24.03026</text:p>
          </table:table-cell>
          <table:table-cell office:value-type="float" office:value="0.009424236">
            <text:p>0.009424236</text:p>
          </table:table-cell>
          <table:table-cell office:value-type="float" office:value="0.0005713694">
            <text:p>0.0005713694</text:p>
          </table:table-cell>
          <table:table-cell table:number-columns-repeated="4"/>
        </table:table-row>
        <table:table-row table:style-name="ro1">
          <table:table-cell office:value-type="string">
            <text:p>Trial_Sample_6</text:p>
          </table:table-cell>
          <table:table-cell office:value-type="float" office:value="3186">
            <text:p>3186</text:p>
          </table:table-cell>
          <table:table-cell office:value-type="time" office:time-value="PT14H29M15S">
            <text:p>02:29:15 PM</text:p>
          </table:table-cell>
          <table:table-cell office:value-type="float" office:value="0.0000001108191">
            <text:p>1.11E-007</text:p>
          </table:table-cell>
          <table:table-cell office:value-type="float" office:value="0.00000005226725">
            <text:p>5.23E-008</text:p>
          </table:table-cell>
          <table:table-cell office:value-type="float" office:value="0.000000002172232">
            <text:p>2.17E-009</text:p>
          </table:table-cell>
          <table:table-cell office:value-type="float" office:value="0.00000000103258">
            <text:p>1.03E-009</text:p>
          </table:table-cell>
          <table:table-cell office:value-type="float" office:value="0.00000000006347639">
            <text:p>6.35E-011</text:p>
          </table:table-cell>
          <table:table-cell office:value-type="float" office:value="51.01623">
            <text:p>51.01623</text:p>
          </table:table-cell>
          <table:table-cell office:value-type="float" office:value="24.06155">
            <text:p>24.06155</text:p>
          </table:table-cell>
          <table:table-cell office:value-type="float" office:value="0.009317714">
            <text:p>0.009317714</text:p>
          </table:table-cell>
          <table:table-cell office:value-type="float" office:value="0.0005727931">
            <text:p>0.0005727931</text:p>
          </table:table-cell>
          <table:table-cell table:number-columns-repeated="4"/>
        </table:table-row>
        <table:table-row table:style-name="ro1">
          <table:table-cell office:value-type="string">
            <text:p>Trial_Sample_6</text:p>
          </table:table-cell>
          <table:table-cell office:value-type="float" office:value="3204">
            <text:p>3204</text:p>
          </table:table-cell>
          <table:table-cell office:value-type="time" office:time-value="PT14H29M20S">
            <text:p>02:29:20 PM</text:p>
          </table:table-cell>
          <table:table-cell office:value-type="float" office:value="0.0000001106013">
            <text:p>1.11E-007</text:p>
          </table:table-cell>
          <table:table-cell office:value-type="float" office:value="0.00000005220743">
            <text:p>5.22E-008</text:p>
          </table:table-cell>
          <table:table-cell office:value-type="float" office:value="0.000000002168949">
            <text:p>2.17E-009</text:p>
          </table:table-cell>
          <table:table-cell office:value-type="float" office:value="0.000000001029092">
            <text:p>1.03E-009</text:p>
          </table:table-cell>
          <table:table-cell office:value-type="float" office:value="0.00000000006285508">
            <text:p>6.29E-011</text:p>
          </table:table-cell>
          <table:table-cell office:value-type="float" office:value="50.99304">
            <text:p>50.99304</text:p>
          </table:table-cell>
          <table:table-cell office:value-type="float" office:value="24.07038">
            <text:p>24.07038</text:p>
          </table:table-cell>
          <table:table-cell office:value-type="float" office:value="0.00930452">
            <text:p>0.00930452</text:p>
          </table:table-cell>
          <table:table-cell office:value-type="float" office:value="0.0005683032">
            <text:p>0.0005683032</text:p>
          </table:table-cell>
          <table:table-cell table:number-columns-repeated="4"/>
        </table:table-row>
        <table:table-row table:style-name="ro1">
          <table:table-cell office:value-type="string">
            <text:p>Gcrew_UP_A_TO</text:p>
          </table:table-cell>
          <table:table-cell office:value-type="float" office:value="3498">
            <text:p>3498</text:p>
          </table:table-cell>
          <table:table-cell office:value-type="time" office:time-value="PT14H30M50S">
            <text:p>02:30:50 PM</text:p>
          </table:table-cell>
          <table:table-cell office:value-type="float" office:value="0.0000001121701">
            <text:p>1.12E-007</text:p>
          </table:table-cell>
          <table:table-cell office:value-type="float" office:value="0.0000000518579">
            <text:p>5.19E-008</text:p>
          </table:table-cell>
          <table:table-cell office:value-type="float" office:value="0.000000002219627">
            <text:p>2.22E-009</text:p>
          </table:table-cell>
          <table:table-cell office:value-type="float" office:value="0.0000000007866435">
            <text:p>7.87E-010</text:p>
          </table:table-cell>
          <table:table-cell office:value-type="float" office:value="0.00000000006100245">
            <text:p>6.10E-011</text:p>
          </table:table-cell>
          <table:table-cell office:value-type="float" office:value="50.53558">
            <text:p>50.53558</text:p>
          </table:table-cell>
          <table:table-cell office:value-type="float" office:value="23.36334">
            <text:p>23.36334</text:p>
          </table:table-cell>
          <table:table-cell office:value-type="float" office:value="0.00701295">
            <text:p>0.00701295</text:p>
          </table:table-cell>
          <table:table-cell office:value-type="float" office:value="0.0005438387">
            <text:p>0.0005438387</text:p>
          </table:table-cell>
          <table:table-cell table:number-columns-repeated="4"/>
        </table:table-row>
        <table:table-row table:style-name="ro1">
          <table:table-cell office:value-type="string">
            <text:p>Gcrew_UP_A_TO</text:p>
          </table:table-cell>
          <table:table-cell office:value-type="float" office:value="3534">
            <text:p>3534</text:p>
          </table:table-cell>
          <table:table-cell office:value-type="time" office:time-value="PT14H31M01S">
            <text:p>02:31:01 PM</text:p>
          </table:table-cell>
          <table:table-cell office:value-type="float" office:value="0.0000001123741">
            <text:p>1.12E-007</text:p>
          </table:table-cell>
          <table:table-cell office:value-type="float" office:value="0.00000005193159">
            <text:p>5.19E-008</text:p>
          </table:table-cell>
          <table:table-cell office:value-type="float" office:value="0.000000002219643">
            <text:p>2.22E-009</text:p>
          </table:table-cell>
          <table:table-cell office:value-type="float" office:value="0.0000000007860707">
            <text:p>7.86E-010</text:p>
          </table:table-cell>
          <table:table-cell office:value-type="float" office:value="0.00000000006058686">
            <text:p>6.06E-011</text:p>
          </table:table-cell>
          <table:table-cell office:value-type="float" office:value="50.62711">
            <text:p>50.62711</text:p>
          </table:table-cell>
          <table:table-cell office:value-type="float" office:value="23.39637">
            <text:p>23.39637</text:p>
          </table:table-cell>
          <table:table-cell office:value-type="float" office:value="0.006995121">
            <text:p>0.006995121</text:p>
          </table:table-cell>
          <table:table-cell office:value-type="float" office:value="0.0005391531">
            <text:p>0.0005391531</text:p>
          </table:table-cell>
          <table:table-cell table:number-columns-repeated="4"/>
        </table:table-row>
        <table:table-row table:style-name="ro1">
          <table:table-cell office:value-type="string">
            <text:p>Gcrew_UP_A_TO</text:p>
          </table:table-cell>
          <table:table-cell office:value-type="float" office:value="3551">
            <text:p>3551</text:p>
          </table:table-cell>
          <table:table-cell office:value-type="time" office:time-value="PT14H31M06S">
            <text:p>02:31:06 PM</text:p>
          </table:table-cell>
          <table:table-cell office:value-type="float" office:value="0.0000001124153">
            <text:p>1.12E-007</text:p>
          </table:table-cell>
          <table:table-cell office:value-type="float" office:value="0.00000005196642">
            <text:p>5.20E-008</text:p>
          </table:table-cell>
          <table:table-cell office:value-type="float" office:value="0.000000002220313">
            <text:p>2.22E-009</text:p>
          </table:table-cell>
          <table:table-cell office:value-type="float" office:value="0.0000000007872162">
            <text:p>7.87E-010</text:p>
          </table:table-cell>
          <table:table-cell office:value-type="float" office:value="0.00000000006108185">
            <text:p>6.11E-011</text:p>
          </table:table-cell>
          <table:table-cell office:value-type="float" office:value="50.63041">
            <text:p>50.63041</text:p>
          </table:table-cell>
          <table:table-cell office:value-type="float" office:value="23.405">
            <text:p>23.405</text:p>
          </table:table-cell>
          <table:table-cell office:value-type="float" office:value="0.007002747">
            <text:p>0.007002747</text:p>
          </table:table-cell>
          <table:table-cell office:value-type="float" office:value="0.0005433587">
            <text:p>0.0005433587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3902">
            <text:p>3902</text:p>
          </table:table-cell>
          <table:table-cell office:value-type="time" office:time-value="PT14H32M53S">
            <text:p>02:32:53 PM</text:p>
          </table:table-cell>
          <table:table-cell office:value-type="float" office:value="0.0000001174255">
            <text:p>1.17E-007</text:p>
          </table:table-cell>
          <table:table-cell office:value-type="float" office:value="0.00000005655632">
            <text:p>5.66E-008</text:p>
          </table:table-cell>
          <table:table-cell office:value-type="float" office:value="0.000000002312375">
            <text:p>2.31E-009</text:p>
          </table:table-cell>
          <table:table-cell office:value-type="float" office:value="0.0000000008052581">
            <text:p>8.05E-010</text:p>
          </table:table-cell>
          <table:table-cell office:value-type="float" office:value="0.00000000006132975">
            <text:p>6.13E-011</text:p>
          </table:table-cell>
          <table:table-cell office:value-type="float" office:value="50.78135">
            <text:p>50.78135</text:p>
          </table:table-cell>
          <table:table-cell office:value-type="float" office:value="24.45811">
            <text:p>24.45811</text:p>
          </table:table-cell>
          <table:table-cell office:value-type="float" office:value="0.006857608">
            <text:p>0.006857608</text:p>
          </table:table-cell>
          <table:table-cell office:value-type="float" office:value="0.0005222864">
            <text:p>0.0005222864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3957">
            <text:p>3957</text:p>
          </table:table-cell>
          <table:table-cell office:value-type="time" office:time-value="PT14H33M10S">
            <text:p>02:33:10 PM</text:p>
          </table:table-cell>
          <table:table-cell office:value-type="float" office:value="0.000000117158">
            <text:p>1.17E-007</text:p>
          </table:table-cell>
          <table:table-cell office:value-type="float" office:value="0.00000005648299">
            <text:p>5.65E-008</text:p>
          </table:table-cell>
          <table:table-cell office:value-type="float" office:value="0.000000002308447">
            <text:p>2.31E-009</text:p>
          </table:table-cell>
          <table:table-cell office:value-type="float" office:value="0.0000000008028278">
            <text:p>8.03E-010</text:p>
          </table:table-cell>
          <table:table-cell office:value-type="float" office:value="0.00000000006100268">
            <text:p>6.10E-011</text:p>
          </table:table-cell>
          <table:table-cell office:value-type="float" office:value="50.75188">
            <text:p>50.75188</text:p>
          </table:table-cell>
          <table:table-cell office:value-type="float" office:value="24.46796">
            <text:p>24.46796</text:p>
          </table:table-cell>
          <table:table-cell office:value-type="float" office:value="0.00685252">
            <text:p>0.00685252</text:p>
          </table:table-cell>
          <table:table-cell office:value-type="float" office:value="0.000520687">
            <text:p>0.000520687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3998">
            <text:p>3998</text:p>
          </table:table-cell>
          <table:table-cell office:value-type="time" office:time-value="PT14H33M22S">
            <text:p>02:33:22 PM</text:p>
          </table:table-cell>
          <table:table-cell office:value-type="float" office:value="0.000000116909">
            <text:p>1.17E-007</text:p>
          </table:table-cell>
          <table:table-cell office:value-type="float" office:value="0.00000005640944">
            <text:p>5.64E-008</text:p>
          </table:table-cell>
          <table:table-cell office:value-type="float" office:value="0.000000002300084">
            <text:p>2.30E-009</text:p>
          </table:table-cell>
          <table:table-cell office:value-type="float" office:value="0.000000000801949">
            <text:p>8.02E-010</text:p>
          </table:table-cell>
          <table:table-cell office:value-type="float" office:value="0.00000000006081721">
            <text:p>6.08E-011</text:p>
          </table:table-cell>
          <table:table-cell office:value-type="float" office:value="50.82815">
            <text:p>50.82815</text:p>
          </table:table-cell>
          <table:table-cell office:value-type="float" office:value="24.52495">
            <text:p>24.52495</text:p>
          </table:table-cell>
          <table:table-cell office:value-type="float" office:value="0.0068596">
            <text:p>0.0068596</text:p>
          </table:table-cell>
          <table:table-cell office:value-type="float" office:value="0.0005202099">
            <text:p>0.0005202099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4052">
            <text:p>4052</text:p>
          </table:table-cell>
          <table:table-cell office:value-type="time" office:time-value="PT14H33M38S">
            <text:p>02:33:38 PM</text:p>
          </table:table-cell>
          <table:table-cell office:value-type="float" office:value="0.0000001167798">
            <text:p>1.17E-007</text:p>
          </table:table-cell>
          <table:table-cell office:value-type="float" office:value="0.00000005637542">
            <text:p>5.64E-008</text:p>
          </table:table-cell>
          <table:table-cell office:value-type="float" office:value="0.000000002301355">
            <text:p>2.30E-009</text:p>
          </table:table-cell>
          <table:table-cell office:value-type="float" office:value="0.0000000007991587">
            <text:p>7.99E-010</text:p>
          </table:table-cell>
          <table:table-cell office:value-type="float" office:value="0.00000000006092091">
            <text:p>6.09E-011</text:p>
          </table:table-cell>
          <table:table-cell office:value-type="float" office:value="50.74393">
            <text:p>50.74393</text:p>
          </table:table-cell>
          <table:table-cell office:value-type="float" office:value="24.49662">
            <text:p>24.49662</text:p>
          </table:table-cell>
          <table:table-cell office:value-type="float" office:value="0.006843296">
            <text:p>0.006843296</text:p>
          </table:table-cell>
          <table:table-cell office:value-type="float" office:value="0.0005216735">
            <text:p>0.0005216735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4083">
            <text:p>4083</text:p>
          </table:table-cell>
          <table:table-cell office:value-type="time" office:time-value="PT14H33M48S">
            <text:p>02:33:48 PM</text:p>
          </table:table-cell>
          <table:table-cell office:value-type="float" office:value="0.0000001166759">
            <text:p>1.17E-007</text:p>
          </table:table-cell>
          <table:table-cell office:value-type="float" office:value="0.00000005632289">
            <text:p>5.63E-008</text:p>
          </table:table-cell>
          <table:table-cell office:value-type="float" office:value="0.000000002298172">
            <text:p>2.30E-009</text:p>
          </table:table-cell>
          <table:table-cell office:value-type="float" office:value="0.0000000007989593">
            <text:p>7.99E-010</text:p>
          </table:table-cell>
          <table:table-cell office:value-type="float" office:value="0.00000000006120523">
            <text:p>6.12E-011</text:p>
          </table:table-cell>
          <table:table-cell office:value-type="float" office:value="50.76902">
            <text:p>50.76902</text:p>
          </table:table-cell>
          <table:table-cell office:value-type="float" office:value="24.50769">
            <text:p>24.50769</text:p>
          </table:table-cell>
          <table:table-cell office:value-type="float" office:value="0.006847679">
            <text:p>0.006847679</text:p>
          </table:table-cell>
          <table:table-cell office:value-type="float" office:value="0.0005245746">
            <text:p>0.0005245746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4115">
            <text:p>4115</text:p>
          </table:table-cell>
          <table:table-cell office:value-type="time" office:time-value="PT14H33M58S">
            <text:p>02:33:58 PM</text:p>
          </table:table-cell>
          <table:table-cell office:value-type="float" office:value="0.0000001166112">
            <text:p>1.17E-007</text:p>
          </table:table-cell>
          <table:table-cell office:value-type="float" office:value="0.00000005628742">
            <text:p>5.63E-008</text:p>
          </table:table-cell>
          <table:table-cell office:value-type="float" office:value="0.00000000229697">
            <text:p>2.30E-009</text:p>
          </table:table-cell>
          <table:table-cell office:value-type="float" office:value="0.0000000008004212">
            <text:p>8.00E-010</text:p>
          </table:table-cell>
          <table:table-cell office:value-type="float" office:value="0.00000000006152761">
            <text:p>6.15E-011</text:p>
          </table:table-cell>
          <table:table-cell office:value-type="float" office:value="50.76738">
            <text:p>50.76738</text:p>
          </table:table-cell>
          <table:table-cell office:value-type="float" office:value="24.50508">
            <text:p>24.50508</text:p>
          </table:table-cell>
          <table:table-cell office:value-type="float" office:value="0.006864019">
            <text:p>0.006864019</text:p>
          </table:table-cell>
          <table:table-cell office:value-type="float" office:value="0.0005276306">
            <text:p>0.0005276306</text:p>
          </table:table-cell>
          <table:table-cell table:number-columns-repeated="4"/>
        </table:table-row>
        <table:table-row table:style-name="ro1">
          <table:table-cell office:value-type="string">
            <text:p>Gcrew_UP_A_T1</text:p>
          </table:table-cell>
          <table:table-cell office:value-type="float" office:value="4351">
            <text:p>4351</text:p>
          </table:table-cell>
          <table:table-cell office:value-type="time" office:time-value="PT14H35M10S">
            <text:p>02:35:10 PM</text:p>
          </table:table-cell>
          <table:table-cell office:value-type="float" office:value="0.0000001087102">
            <text:p>1.09E-007</text:p>
          </table:table-cell>
          <table:table-cell office:value-type="float" office:value="0.00000005067304">
            <text:p>5.07E-008</text:p>
          </table:table-cell>
          <table:table-cell office:value-type="float" office:value="0.000000002156253">
            <text:p>2.16E-009</text:p>
          </table:table-cell>
          <table:table-cell office:value-type="float" office:value="0.0000000007561397">
            <text:p>7.56E-010</text:p>
          </table:table-cell>
          <table:table-cell office:value-type="float" office:value="0.00000000005791472">
            <text:p>5.79E-011</text:p>
          </table:table-cell>
          <table:table-cell office:value-type="float" office:value="50.41627">
            <text:p>50.41627</text:p>
          </table:table-cell>
          <table:table-cell office:value-type="float" office:value="23.50051">
            <text:p>23.50051</text:p>
          </table:table-cell>
          <table:table-cell office:value-type="float" office:value="0.006955554">
            <text:p>0.006955554</text:p>
          </table:table-cell>
          <table:table-cell office:value-type="float" office:value="0.0005327441">
            <text:p>0.0005327441</text:p>
          </table:table-cell>
          <table:table-cell table:number-columns-repeated="4"/>
        </table:table-row>
        <table:table-row table:style-name="ro1">
          <table:table-cell office:value-type="string">
            <text:p>Gcrew_UP_A_T1</text:p>
          </table:table-cell>
          <table:table-cell office:value-type="float" office:value="4382">
            <text:p>4382</text:p>
          </table:table-cell>
          <table:table-cell office:value-type="time" office:time-value="PT14H35M19S">
            <text:p>02:35:19 PM</text:p>
          </table:table-cell>
          <table:table-cell office:value-type="float" office:value="0.0000001087728">
            <text:p>1.09E-007</text:p>
          </table:table-cell>
          <table:table-cell office:value-type="float" office:value="0.0000000506895">
            <text:p>5.07E-008</text:p>
          </table:table-cell>
          <table:table-cell office:value-type="float" office:value="0.000000002163594">
            <text:p>2.16E-009</text:p>
          </table:table-cell>
          <table:table-cell office:value-type="float" office:value="0.0000000007530276">
            <text:p>7.53E-010</text:p>
          </table:table-cell>
          <table:table-cell office:value-type="float" office:value="0.00000000005788293">
            <text:p>5.79E-011</text:p>
          </table:table-cell>
          <table:table-cell office:value-type="float" office:value="50.27412">
            <text:p>50.27412</text:p>
          </table:table-cell>
          <table:table-cell office:value-type="float" office:value="23.42838">
            <text:p>23.42838</text:p>
          </table:table-cell>
          <table:table-cell office:value-type="float" office:value="0.006922941">
            <text:p>0.006922941</text:p>
          </table:table-cell>
          <table:table-cell office:value-type="float" office:value="0.0005321453">
            <text:p>0.0005321453</text:p>
          </table:table-cell>
          <table:table-cell table:number-columns-repeated="4"/>
        </table:table-row>
        <table:table-row table:style-name="ro1">
          <table:table-cell office:value-type="string">
            <text:p>Gcrew_UP_A_T1</text:p>
          </table:table-cell>
          <table:table-cell office:value-type="float" office:value="4442">
            <text:p>4442</text:p>
          </table:table-cell>
          <table:table-cell office:value-type="time" office:time-value="PT14H35M37S">
            <text:p>02:35:37 PM</text:p>
          </table:table-cell>
          <table:table-cell office:value-type="float" office:value="0.0000001092452">
            <text:p>1.09E-007</text:p>
          </table:table-cell>
          <table:table-cell office:value-type="float" office:value="0.00000005088194">
            <text:p>5.09E-008</text:p>
          </table:table-cell>
          <table:table-cell office:value-type="float" office:value="0.000000002170229">
            <text:p>2.17E-009</text:p>
          </table:table-cell>
          <table:table-cell office:value-type="float" office:value="0.0000000007589426">
            <text:p>7.59E-010</text:p>
          </table:table-cell>
          <table:table-cell office:value-type="float" office:value="0.00000000005789927">
            <text:p>5.79E-011</text:p>
          </table:table-cell>
          <table:table-cell office:value-type="float" office:value="50.3381">
            <text:p>50.3381</text:p>
          </table:table-cell>
          <table:table-cell office:value-type="float" office:value="23.44542">
            <text:p>23.44542</text:p>
          </table:table-cell>
          <table:table-cell office:value-type="float" office:value="0.006947147">
            <text:p>0.006947147</text:p>
          </table:table-cell>
          <table:table-cell office:value-type="float" office:value="0.0005299936">
            <text:p>0.0005299936</text:p>
          </table:table-cell>
          <table:table-cell table:number-columns-repeated="4"/>
        </table:table-row>
        <table:table-row table:style-name="ro1">
          <table:table-cell office:value-type="string">
            <text:p>Gcrew_UP_A_T2</text:p>
          </table:table-cell>
          <table:table-cell office:value-type="float" office:value="4740">
            <text:p>4740</text:p>
          </table:table-cell>
          <table:table-cell office:value-type="time" office:time-value="PT14H37M08S">
            <text:p>02:37:08 PM</text:p>
          </table:table-cell>
          <table:table-cell office:value-type="float" office:value="0.0000001056958">
            <text:p>1.06E-007</text:p>
          </table:table-cell>
          <table:table-cell office:value-type="float" office:value="0.00000004959413">
            <text:p>4.96E-008</text:p>
          </table:table-cell>
          <table:table-cell office:value-type="float" office:value="0.000000002100283">
            <text:p>2.10E-009</text:p>
          </table:table-cell>
          <table:table-cell office:value-type="float" office:value="0.0000000007404578">
            <text:p>7.40E-010</text:p>
          </table:table-cell>
          <table:table-cell office:value-type="float" office:value="0.00000000005625193">
            <text:p>5.63E-011</text:p>
          </table:table-cell>
          <table:table-cell office:value-type="float" office:value="50.32455">
            <text:p>50.32455</text:p>
          </table:table-cell>
          <table:table-cell office:value-type="float" office:value="23.61307">
            <text:p>23.61307</text:p>
          </table:table-cell>
          <table:table-cell office:value-type="float" office:value="0.007005556">
            <text:p>0.007005556</text:p>
          </table:table-cell>
          <table:table-cell office:value-type="float" office:value="0.000532206">
            <text:p>0.000532206</text:p>
          </table:table-cell>
          <table:table-cell table:number-columns-repeated="4"/>
        </table:table-row>
        <table:table-row table:style-name="ro1">
          <table:table-cell office:value-type="string">
            <text:p>Gcrew_UP_A_T2</text:p>
          </table:table-cell>
          <table:table-cell office:value-type="float" office:value="4792">
            <text:p>4792</text:p>
          </table:table-cell>
          <table:table-cell office:value-type="time" office:time-value="PT14H37M24S">
            <text:p>02:37:24 PM</text:p>
          </table:table-cell>
          <table:table-cell office:value-type="float" office:value="0.0000001063947">
            <text:p>1.06E-007</text:p>
          </table:table-cell>
          <table:table-cell office:value-type="float" office:value="0.00000004983126">
            <text:p>4.98E-008</text:p>
          </table:table-cell>
          <table:table-cell office:value-type="float" office:value="0.000000002111795">
            <text:p>2.11E-009</text:p>
          </table:table-cell>
          <table:table-cell office:value-type="float" office:value="0.0000000007458011">
            <text:p>7.46E-010</text:p>
          </table:table-cell>
          <table:table-cell office:value-type="float" office:value="0.00000000005682545">
            <text:p>5.68E-011</text:p>
          </table:table-cell>
          <table:table-cell office:value-type="float" office:value="50.38117">
            <text:p>50.38117</text:p>
          </table:table-cell>
          <table:table-cell office:value-type="float" office:value="23.59664">
            <text:p>23.59664</text:p>
          </table:table-cell>
          <table:table-cell office:value-type="float" office:value="0.007009757">
            <text:p>0.007009757</text:p>
          </table:table-cell>
          <table:table-cell office:value-type="float" office:value="0.0005341004">
            <text:p>0.0005341004</text:p>
          </table:table-cell>
          <table:table-cell table:number-columns-repeated="4"/>
        </table:table-row>
        <table:table-row table:style-name="ro1">
          <table:table-cell office:value-type="string">
            <text:p>Gcrew_UP_A_T2</text:p>
          </table:table-cell>
          <table:table-cell office:value-type="float" office:value="4832">
            <text:p>4832</text:p>
          </table:table-cell>
          <table:table-cell office:value-type="time" office:time-value="PT14H37M36S">
            <text:p>02:37:36 PM</text:p>
          </table:table-cell>
          <table:table-cell office:value-type="float" office:value="0.0000001071654">
            <text:p>1.07E-007</text:p>
          </table:table-cell>
          <table:table-cell office:value-type="float" office:value="0.00000005021554">
            <text:p>5.02E-008</text:p>
          </table:table-cell>
          <table:table-cell office:value-type="float" office:value="0.000000002126218">
            <text:p>2.13E-009</text:p>
          </table:table-cell>
          <table:table-cell office:value-type="float" office:value="0.0000000007508926">
            <text:p>7.51E-010</text:p>
          </table:table-cell>
          <table:table-cell office:value-type="float" office:value="0.0000000000568229">
            <text:p>5.68E-011</text:p>
          </table:table-cell>
          <table:table-cell office:value-type="float" office:value="50.4019">
            <text:p>50.4019</text:p>
          </table:table-cell>
          <table:table-cell office:value-type="float" office:value="23.61731">
            <text:p>23.61731</text:p>
          </table:table-cell>
          <table:table-cell office:value-type="float" office:value="0.007006856">
            <text:p>0.007006856</text:p>
          </table:table-cell>
          <table:table-cell office:value-type="float" office:value="0.0005302355">
            <text:p>0.0005302355</text:p>
          </table:table-cell>
          <table:table-cell table:number-columns-repeated="4"/>
        </table:table-row>
        <table:table-row table:style-name="ro1">
          <table:table-cell office:value-type="string">
            <text:p>Gcrew_UP_A_T3</text:p>
          </table:table-cell>
          <table:table-cell office:value-type="float" office:value="5330">
            <text:p>5330</text:p>
          </table:table-cell>
          <table:table-cell office:value-type="time" office:time-value="PT14H40M07S">
            <text:p>02:40:07 PM</text:p>
          </table:table-cell>
          <table:table-cell office:value-type="float" office:value="0.0000001023354">
            <text:p>1.02E-007</text:p>
          </table:table-cell>
          <table:table-cell office:value-type="float" office:value="0.00000004821747">
            <text:p>4.82E-008</text:p>
          </table:table-cell>
          <table:table-cell office:value-type="float" office:value="0.000000002034056">
            <text:p>2.03E-009</text:p>
          </table:table-cell>
          <table:table-cell office:value-type="float" office:value="0.0000000007277656">
            <text:p>7.28E-010</text:p>
          </table:table-cell>
          <table:table-cell office:value-type="float" office:value="0.00000000005495283">
            <text:p>5.50E-011</text:p>
          </table:table-cell>
          <table:table-cell office:value-type="float" office:value="50.311">
            <text:p>50.311</text:p>
          </table:table-cell>
          <table:table-cell office:value-type="float" office:value="23.70508">
            <text:p>23.70508</text:p>
          </table:table-cell>
          <table:table-cell office:value-type="float" office:value="0.007111572">
            <text:p>0.007111572</text:p>
          </table:table-cell>
          <table:table-cell office:value-type="float" office:value="0.0005369874">
            <text:p>0.0005369874</text:p>
          </table:table-cell>
          <table:table-cell table:number-columns-repeated="4"/>
        </table:table-row>
        <table:table-row table:style-name="ro1">
          <table:table-cell office:value-type="string">
            <text:p>Gcrew_UP_A_T3</text:p>
          </table:table-cell>
          <table:table-cell office:value-type="float" office:value="5371">
            <text:p>5371</text:p>
          </table:table-cell>
          <table:table-cell office:value-type="time" office:time-value="PT14H40M20S">
            <text:p>02:40:20 PM</text:p>
          </table:table-cell>
          <table:table-cell office:value-type="float" office:value="0.0000001026394">
            <text:p>1.03E-007</text:p>
          </table:table-cell>
          <table:table-cell office:value-type="float" office:value="0.00000004832008">
            <text:p>4.83E-008</text:p>
          </table:table-cell>
          <table:table-cell office:value-type="float" office:value="0.000000002039427">
            <text:p>2.04E-009</text:p>
          </table:table-cell>
          <table:table-cell office:value-type="float" office:value="0.0000000007284299">
            <text:p>7.28E-010</text:p>
          </table:table-cell>
          <table:table-cell office:value-type="float" office:value="0.0000000000552507">
            <text:p>5.53E-011</text:p>
          </table:table-cell>
          <table:table-cell office:value-type="float" office:value="50.3276">
            <text:p>50.3276</text:p>
          </table:table-cell>
          <table:table-cell office:value-type="float" office:value="23.69297">
            <text:p>23.69297</text:p>
          </table:table-cell>
          <table:table-cell office:value-type="float" office:value="0.007096978">
            <text:p>0.007096978</text:p>
          </table:table-cell>
          <table:table-cell office:value-type="float" office:value="0.0005382989">
            <text:p>0.0005382989</text:p>
          </table:table-cell>
          <table:table-cell table:number-columns-repeated="4"/>
        </table:table-row>
        <table:table-row table:style-name="ro1">
          <table:table-cell office:value-type="string">
            <text:p>Gcrew_UP_A_T3</text:p>
          </table:table-cell>
          <table:table-cell office:value-type="float" office:value="5414">
            <text:p>5414</text:p>
          </table:table-cell>
          <table:table-cell office:value-type="time" office:time-value="PT14H40M33S">
            <text:p>02:40:33 PM</text:p>
          </table:table-cell>
          <table:table-cell office:value-type="float" office:value="0.0000001034295">
            <text:p>1.03E-007</text:p>
          </table:table-cell>
          <table:table-cell office:value-type="float" office:value="0.00000004868595">
            <text:p>4.87E-008</text:p>
          </table:table-cell>
          <table:table-cell office:value-type="float" office:value="0.000000002053144">
            <text:p>2.05E-009</text:p>
          </table:table-cell>
          <table:table-cell office:value-type="float" office:value="0.0000000007337473">
            <text:p>7.34E-010</text:p>
          </table:table-cell>
          <table:table-cell office:value-type="float" office:value="0.0000000000555962">
            <text:p>5.56E-011</text:p>
          </table:table-cell>
          <table:table-cell office:value-type="float" office:value="50.37615">
            <text:p>50.37615</text:p>
          </table:table-cell>
          <table:table-cell office:value-type="float" office:value="23.71288">
            <text:p>23.71288</text:p>
          </table:table-cell>
          <table:table-cell office:value-type="float" office:value="0.007094178">
            <text:p>0.007094178</text:p>
          </table:table-cell>
          <table:table-cell office:value-type="float" office:value="0.0005375276">
            <text:p>0.0005375276</text:p>
          </table:table-cell>
          <table:table-cell table:number-columns-repeated="4"/>
        </table:table-row>
        <table:table-row table:style-name="ro1">
          <table:table-cell office:value-type="string">
            <text:p>Gcrew_UP_A_T4</text:p>
          </table:table-cell>
          <table:table-cell office:value-type="float" office:value="5869">
            <text:p>5869</text:p>
          </table:table-cell>
          <table:table-cell office:value-type="time" office:time-value="PT14H42M51S">
            <text:p>02:42:51 PM</text:p>
          </table:table-cell>
          <table:table-cell office:value-type="float" office:value="0.0000001026942">
            <text:p>1.03E-007</text:p>
          </table:table-cell>
          <table:table-cell office:value-type="float" office:value="0.00000004876638">
            <text:p>4.88E-008</text:p>
          </table:table-cell>
          <table:table-cell office:value-type="float" office:value="0.000000002068813">
            <text:p>2.07E-009</text:p>
          </table:table-cell>
          <table:table-cell office:value-type="float" office:value="0.0000000007435348">
            <text:p>7.44E-010</text:p>
          </table:table-cell>
          <table:table-cell office:value-type="float" office:value="0.00000000005547954">
            <text:p>5.55E-011</text:p>
          </table:table-cell>
          <table:table-cell office:value-type="float" office:value="49.63918">
            <text:p>49.63918</text:p>
          </table:table-cell>
          <table:table-cell office:value-type="float" office:value="23.57215">
            <text:p>23.57215</text:p>
          </table:table-cell>
          <table:table-cell office:value-type="float" office:value="0.007240281">
            <text:p>0.007240281</text:p>
          </table:table-cell>
          <table:table-cell office:value-type="float" office:value="0.0005402403">
            <text:p>0.0005402403</text:p>
          </table:table-cell>
          <table:table-cell table:number-columns-repeated="4"/>
        </table:table-row>
        <table:table-row table:style-name="ro1">
          <table:table-cell office:value-type="string">
            <text:p>Gcrew_UP_A_T4</text:p>
          </table:table-cell>
          <table:table-cell office:value-type="float" office:value="5929">
            <text:p>5929</text:p>
          </table:table-cell>
          <table:table-cell office:value-type="time" office:time-value="PT14H43M09S">
            <text:p>02:43:09 PM</text:p>
          </table:table-cell>
          <table:table-cell office:value-type="float" office:value="0.0000001029516">
            <text:p>1.03E-007</text:p>
          </table:table-cell>
          <table:table-cell office:value-type="float" office:value="0.00000004889487">
            <text:p>4.89E-008</text:p>
          </table:table-cell>
          <table:table-cell office:value-type="float" office:value="0.000000002071042">
            <text:p>2.07E-009</text:p>
          </table:table-cell>
          <table:table-cell office:value-type="float" office:value="0.0000000007455722">
            <text:p>7.46E-010</text:p>
          </table:table-cell>
          <table:table-cell office:value-type="float" office:value="0.00000000005573112">
            <text:p>5.57E-011</text:p>
          </table:table-cell>
          <table:table-cell office:value-type="float" office:value="49.71003">
            <text:p>49.71003</text:p>
          </table:table-cell>
          <table:table-cell office:value-type="float" office:value="23.60882">
            <text:p>23.60882</text:p>
          </table:table-cell>
          <table:table-cell office:value-type="float" office:value="0.007241969">
            <text:p>0.007241969</text:p>
          </table:table-cell>
          <table:table-cell office:value-type="float" office:value="0.0005413334">
            <text:p>0.0005413334</text:p>
          </table:table-cell>
          <table:table-cell table:number-columns-repeated="4"/>
        </table:table-row>
        <table:table-row table:style-name="ro1">
          <table:table-cell office:value-type="string">
            <text:p>Gcrew_UP_A_T4</text:p>
          </table:table-cell>
          <table:table-cell office:value-type="float" office:value="5974">
            <text:p>5974</text:p>
          </table:table-cell>
          <table:table-cell office:value-type="time" office:time-value="PT14H43M23S">
            <text:p>02:43:23 PM</text:p>
          </table:table-cell>
          <table:table-cell office:value-type="float" office:value="0.0000001030744">
            <text:p>1.03E-007</text:p>
          </table:table-cell>
          <table:table-cell office:value-type="float" office:value="0.00000004894214">
            <text:p>4.89E-008</text:p>
          </table:table-cell>
          <table:table-cell office:value-type="float" office:value="0.000000002077719">
            <text:p>2.08E-009</text:p>
          </table:table-cell>
          <table:table-cell office:value-type="float" office:value="0.0000000007462899">
            <text:p>7.46E-010</text:p>
          </table:table-cell>
          <table:table-cell office:value-type="float" office:value="0.00000000005533598">
            <text:p>5.53E-011</text:p>
          </table:table-cell>
          <table:table-cell office:value-type="float" office:value="49.60941">
            <text:p>49.60941</text:p>
          </table:table-cell>
          <table:table-cell office:value-type="float" office:value="23.55571">
            <text:p>23.55571</text:p>
          </table:table-cell>
          <table:table-cell office:value-type="float" office:value="0.007240302">
            <text:p>0.007240302</text:p>
          </table:table-cell>
          <table:table-cell office:value-type="float" office:value="0.0005368546">
            <text:p>0.0005368546</text:p>
          </table:table-cell>
          <table:table-cell table:number-columns-repeated="4"/>
        </table:table-row>
        <table:table-row table:style-name="ro1">
          <table:table-cell office:value-type="string">
            <text:p>Gcrew_UP_A_T5</text:p>
          </table:table-cell>
          <table:table-cell office:value-type="float" office:value="6439">
            <text:p>6439</text:p>
          </table:table-cell>
          <table:table-cell office:value-type="time" office:time-value="PT14H45M45S">
            <text:p>02:45:45 PM</text:p>
          </table:table-cell>
          <table:table-cell office:value-type="float" office:value="0.00000009646827">
            <text:p>9.65E-008</text:p>
          </table:table-cell>
          <table:table-cell office:value-type="float" office:value="0.00000004688749">
            <text:p>4.69E-008</text:p>
          </table:table-cell>
          <table:table-cell office:value-type="float" office:value="0.000000002019179">
            <text:p>2.02E-009</text:p>
          </table:table-cell>
          <table:table-cell office:value-type="float" office:value="0.0000000007678546">
            <text:p>7.68E-010</text:p>
          </table:table-cell>
          <table:table-cell office:value-type="float" office:value="0.00000000005463991">
            <text:p>5.46E-011</text:p>
          </table:table-cell>
          <table:table-cell office:value-type="float" office:value="47.77599">
            <text:p>47.77599</text:p>
          </table:table-cell>
          <table:table-cell office:value-type="float" office:value="23.22106">
            <text:p>23.22106</text:p>
          </table:table-cell>
          <table:table-cell office:value-type="float" office:value="0.007959659">
            <text:p>0.007959659</text:p>
          </table:table-cell>
          <table:table-cell office:value-type="float" office:value="0.0005664029">
            <text:p>0.0005664029</text:p>
          </table:table-cell>
          <table:table-cell table:number-columns-repeated="4"/>
        </table:table-row>
        <table:table-row table:style-name="ro1">
          <table:table-cell office:value-type="string">
            <text:p>Gcrew_UP_A_T5</text:p>
          </table:table-cell>
          <table:table-cell office:value-type="float" office:value="6581">
            <text:p>6581</text:p>
          </table:table-cell>
          <table:table-cell office:value-type="time" office:time-value="PT14H46M28S">
            <text:p>02:46:28 PM</text:p>
          </table:table-cell>
          <table:table-cell office:value-type="float" office:value="0.00000009864095">
            <text:p>9.86E-008</text:p>
          </table:table-cell>
          <table:table-cell office:value-type="float" office:value="0.0000000482159">
            <text:p>4.82E-008</text:p>
          </table:table-cell>
          <table:table-cell office:value-type="float" office:value="0.000000002073477">
            <text:p>2.07E-009</text:p>
          </table:table-cell>
          <table:table-cell office:value-type="float" office:value="0.0000000007633609">
            <text:p>7.63E-010</text:p>
          </table:table-cell>
          <table:table-cell office:value-type="float" office:value="0.00000000005485058">
            <text:p>5.49E-011</text:p>
          </table:table-cell>
          <table:table-cell office:value-type="float" office:value="47.57273">
            <text:p>47.57273</text:p>
          </table:table-cell>
          <table:table-cell office:value-type="float" office:value="23.25365">
            <text:p>23.25365</text:p>
          </table:table-cell>
          <table:table-cell office:value-type="float" office:value="0.007738783">
            <text:p>0.007738783</text:p>
          </table:table-cell>
          <table:table-cell office:value-type="float" office:value="0.000556063">
            <text:p>0.000556063</text:p>
          </table:table-cell>
          <table:table-cell table:number-columns-repeated="4"/>
        </table:table-row>
        <table:table-row table:style-name="ro1">
          <table:table-cell office:value-type="string">
            <text:p>Gcrew_UP_A_T5</text:p>
          </table:table-cell>
          <table:table-cell office:value-type="float" office:value="6613">
            <text:p>6613</text:p>
          </table:table-cell>
          <table:table-cell office:value-type="time" office:time-value="PT14H46M38S">
            <text:p>02:46:38 PM</text:p>
          </table:table-cell>
          <table:table-cell office:value-type="float" office:value="0.00000009882643">
            <text:p>9.88E-008</text:p>
          </table:table-cell>
          <table:table-cell office:value-type="float" office:value="0.00000004833141">
            <text:p>4.83E-008</text:p>
          </table:table-cell>
          <table:table-cell office:value-type="float" office:value="0.000000002073942">
            <text:p>2.07E-009</text:p>
          </table:table-cell>
          <table:table-cell office:value-type="float" office:value="0.0000000007590577">
            <text:p>7.59E-010</text:p>
          </table:table-cell>
          <table:table-cell office:value-type="float" office:value="0.00000000005510055">
            <text:p>5.51E-011</text:p>
          </table:table-cell>
          <table:table-cell office:value-type="float" office:value="47.6515">
            <text:p>47.6515</text:p>
          </table:table-cell>
          <table:table-cell office:value-type="float" office:value="23.30413">
            <text:p>23.30413</text:p>
          </table:table-cell>
          <table:table-cell office:value-type="float" office:value="0.007680716">
            <text:p>0.007680716</text:p>
          </table:table-cell>
          <table:table-cell office:value-type="float" office:value="0.0005575487">
            <text:p>0.0005575487</text:p>
          </table:table-cell>
          <table:table-cell table:number-columns-repeated="4"/>
        </table:table-row>
        <table:table-row table:style-name="ro1">
          <table:table-cell office:value-type="string">
            <text:p>Gcrew_UP_A_T6</text:p>
          </table:table-cell>
          <table:table-cell office:value-type="float" office:value="6895">
            <text:p>6895</text:p>
          </table:table-cell>
          <table:table-cell office:value-type="time" office:time-value="PT14H48M03S">
            <text:p>02:48:03 PM</text:p>
          </table:table-cell>
          <table:table-cell office:value-type="float" office:value="0.0000001068393">
            <text:p>1.07E-007</text:p>
          </table:table-cell>
          <table:table-cell office:value-type="float" office:value="0.00000005042186">
            <text:p>5.04E-008</text:p>
          </table:table-cell>
          <table:table-cell office:value-type="float" office:value="0.000000002156503">
            <text:p>2.16E-009</text:p>
          </table:table-cell>
          <table:table-cell office:value-type="float" office:value="0.0000000008580875">
            <text:p>8.58E-010</text:p>
          </table:table-cell>
          <table:table-cell office:value-type="float" office:value="0.00000000005981574">
            <text:p>5.98E-011</text:p>
          </table:table-cell>
          <table:table-cell office:value-type="float" office:value="49.54285">
            <text:p>49.54285</text:p>
          </table:table-cell>
          <table:table-cell office:value-type="float" office:value="23.3813">
            <text:p>23.3813</text:p>
          </table:table-cell>
          <table:table-cell office:value-type="float" office:value="0.008031568">
            <text:p>0.008031568</text:p>
          </table:table-cell>
          <table:table-cell office:value-type="float" office:value="0.0005598662">
            <text:p>0.0005598662</text:p>
          </table:table-cell>
          <table:table-cell table:number-columns-repeated="4"/>
        </table:table-row>
        <table:table-row table:style-name="ro1">
          <table:table-cell office:value-type="string">
            <text:p>Gcrew_UP_A_T6</text:p>
          </table:table-cell>
          <table:table-cell office:value-type="float" office:value="6911">
            <text:p>6911</text:p>
          </table:table-cell>
          <table:table-cell office:value-type="time" office:time-value="PT14H48M08S">
            <text:p>02:48:08 PM</text:p>
          </table:table-cell>
          <table:table-cell office:value-type="float" office:value="0.0000001069382">
            <text:p>1.07E-007</text:p>
          </table:table-cell>
          <table:table-cell office:value-type="float" office:value="0.00000005047457">
            <text:p>5.05E-008</text:p>
          </table:table-cell>
          <table:table-cell office:value-type="float" office:value="0.000000002155268">
            <text:p>2.16E-009</text:p>
          </table:table-cell>
          <table:table-cell office:value-type="float" office:value="0.0000000008610439">
            <text:p>8.61E-010</text:p>
          </table:table-cell>
          <table:table-cell office:value-type="float" office:value="0.00000000005950496">
            <text:p>5.95E-011</text:p>
          </table:table-cell>
          <table:table-cell office:value-type="float" office:value="49.61712">
            <text:p>49.61712</text:p>
          </table:table-cell>
          <table:table-cell office:value-type="float" office:value="23.41916">
            <text:p>23.41916</text:p>
          </table:table-cell>
          <table:table-cell office:value-type="float" office:value="0.00805179">
            <text:p>0.00805179</text:p>
          </table:table-cell>
          <table:table-cell office:value-type="float" office:value="0.0005564425">
            <text:p>0.0005564425</text:p>
          </table:table-cell>
          <table:table-cell table:number-columns-repeated="4"/>
        </table:table-row>
        <table:table-row table:style-name="ro1">
          <table:table-cell office:value-type="string">
            <text:p>Gcrew_UP_A_T6</text:p>
          </table:table-cell>
          <table:table-cell office:value-type="float" office:value="6939">
            <text:p>6939</text:p>
          </table:table-cell>
          <table:table-cell office:value-type="time" office:time-value="PT14H48M17S">
            <text:p>02:48:17 PM</text:p>
          </table:table-cell>
          <table:table-cell office:value-type="float" office:value="0.0000001057935">
            <text:p>1.06E-007</text:p>
          </table:table-cell>
          <table:table-cell office:value-type="float" office:value="0.00000004999344">
            <text:p>5.00E-008</text:p>
          </table:table-cell>
          <table:table-cell office:value-type="float" office:value="0.000000002133873">
            <text:p>2.13E-009</text:p>
          </table:table-cell>
          <table:table-cell office:value-type="float" office:value="0.0000000008521306">
            <text:p>8.52E-010</text:p>
          </table:table-cell>
          <table:table-cell office:value-type="float" office:value="0.00000000005950523">
            <text:p>5.95E-011</text:p>
          </table:table-cell>
          <table:table-cell office:value-type="float" office:value="49.57818">
            <text:p>49.57818</text:p>
          </table:table-cell>
          <table:table-cell office:value-type="float" office:value="23.4285">
            <text:p>23.4285</text:p>
          </table:table-cell>
          <table:table-cell office:value-type="float" office:value="0.008054656">
            <text:p>0.008054656</text:p>
          </table:table-cell>
          <table:table-cell office:value-type="float" office:value="0.0005624656">
            <text:p>0.0005624656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8082">
            <text:p>8082</text:p>
          </table:table-cell>
          <table:table-cell office:value-type="time" office:time-value="PT14H54M04S">
            <text:p>02:54:04 PM</text:p>
          </table:table-cell>
          <table:table-cell office:value-type="float" office:value="0.0000001046655">
            <text:p>1.05E-007</text:p>
          </table:table-cell>
          <table:table-cell office:value-type="float" office:value="0.00000005131614">
            <text:p>5.13E-008</text:p>
          </table:table-cell>
          <table:table-cell office:value-type="float" office:value="0.00000000207826">
            <text:p>2.08E-009</text:p>
          </table:table-cell>
          <table:table-cell office:value-type="float" office:value="0.000000000717682">
            <text:p>7.18E-010</text:p>
          </table:table-cell>
          <table:table-cell office:value-type="float" office:value="0.00000000005744737">
            <text:p>5.74E-011</text:p>
          </table:table-cell>
          <table:table-cell office:value-type="float" office:value="50.36209">
            <text:p>50.36209</text:p>
          </table:table-cell>
          <table:table-cell office:value-type="float" office:value="24.69188">
            <text:p>24.69188</text:p>
          </table:table-cell>
          <table:table-cell office:value-type="float" office:value="0.00685691">
            <text:p>0.00685691</text:p>
          </table:table-cell>
          <table:table-cell office:value-type="float" office:value="0.0005488663">
            <text:p>0.0005488663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7932">
            <text:p>7932</text:p>
          </table:table-cell>
          <table:table-cell office:value-type="time" office:time-value="PT14H53M18S">
            <text:p>02:53:18 PM</text:p>
          </table:table-cell>
          <table:table-cell office:value-type="float" office:value="0.0000001045169">
            <text:p>1.05E-007</text:p>
          </table:table-cell>
          <table:table-cell office:value-type="float" office:value="0.0000000513846">
            <text:p>5.14E-008</text:p>
          </table:table-cell>
          <table:table-cell office:value-type="float" office:value="0.00000000207885">
            <text:p>2.08E-009</text:p>
          </table:table-cell>
          <table:table-cell office:value-type="float" office:value="0.0000000007167095">
            <text:p>7.17E-010</text:p>
          </table:table-cell>
          <table:table-cell office:value-type="float" office:value="0.00000000005734538">
            <text:p>5.73E-011</text:p>
          </table:table-cell>
          <table:table-cell office:value-type="float" office:value="50.27631">
            <text:p>50.27631</text:p>
          </table:table-cell>
          <table:table-cell office:value-type="float" office:value="24.71781">
            <text:p>24.71781</text:p>
          </table:table-cell>
          <table:table-cell office:value-type="float" office:value="0.006857356">
            <text:p>0.006857356</text:p>
          </table:table-cell>
          <table:table-cell office:value-type="float" office:value="0.0005486709">
            <text:p>0.0005486709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8032">
            <text:p>8032</text:p>
          </table:table-cell>
          <table:table-cell office:value-type="time" office:time-value="PT14H53M49S">
            <text:p>02:53:49 PM</text:p>
          </table:table-cell>
          <table:table-cell office:value-type="float" office:value="0.0000001046221">
            <text:p>1.05E-007</text:p>
          </table:table-cell>
          <table:table-cell office:value-type="float" office:value="0.00000005129735">
            <text:p>5.13E-008</text:p>
          </table:table-cell>
          <table:table-cell office:value-type="float" office:value="0.000000002075786">
            <text:p>2.08E-009</text:p>
          </table:table-cell>
          <table:table-cell office:value-type="float" office:value="0.0000000007174213">
            <text:p>7.17E-010</text:p>
          </table:table-cell>
          <table:table-cell office:value-type="float" office:value="0.00000000005717559">
            <text:p>5.72E-011</text:p>
          </table:table-cell>
          <table:table-cell office:value-type="float" office:value="50.40122">
            <text:p>50.40122</text:p>
          </table:table-cell>
          <table:table-cell office:value-type="float" office:value="24.71226">
            <text:p>24.71226</text:p>
          </table:table-cell>
          <table:table-cell office:value-type="float" office:value="0.006857261">
            <text:p>0.006857261</text:p>
          </table:table-cell>
          <table:table-cell office:value-type="float" office:value="0.0005464961">
            <text:p>0.0005464961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8127">
            <text:p>8127</text:p>
          </table:table-cell>
          <table:table-cell office:value-type="time" office:time-value="PT14H54M17S">
            <text:p>02:54:17 PM</text:p>
          </table:table-cell>
          <table:table-cell office:value-type="float" office:value="0.0000001046784">
            <text:p>1.05E-007</text:p>
          </table:table-cell>
          <table:table-cell office:value-type="float" office:value="0.00000005134811">
            <text:p>5.13E-008</text:p>
          </table:table-cell>
          <table:table-cell office:value-type="float" office:value="0.000000002079678">
            <text:p>2.08E-009</text:p>
          </table:table-cell>
          <table:table-cell office:value-type="float" office:value="0.0000000007168845">
            <text:p>7.17E-010</text:p>
          </table:table-cell>
          <table:table-cell office:value-type="float" office:value="0.00000000005772315">
            <text:p>5.77E-011</text:p>
          </table:table-cell>
          <table:table-cell office:value-type="float" office:value="50.33395">
            <text:p>50.33395</text:p>
          </table:table-cell>
          <table:table-cell office:value-type="float" office:value="24.69042">
            <text:p>24.69042</text:p>
          </table:table-cell>
          <table:table-cell office:value-type="float" office:value="0.006848448">
            <text:p>0.006848448</text:p>
          </table:table-cell>
          <table:table-cell office:value-type="float" office:value="0.0005514334">
            <text:p>0.0005514334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8216">
            <text:p>8216</text:p>
          </table:table-cell>
          <table:table-cell office:value-type="time" office:time-value="PT14H54M45S">
            <text:p>02:54:45 PM</text:p>
          </table:table-cell>
          <table:table-cell office:value-type="float" office:value="0.0000001047521">
            <text:p>1.05E-007</text:p>
          </table:table-cell>
          <table:table-cell office:value-type="float" office:value="0.00000005134471">
            <text:p>5.13E-008</text:p>
          </table:table-cell>
          <table:table-cell office:value-type="float" office:value="0.000000002080613">
            <text:p>2.08E-009</text:p>
          </table:table-cell>
          <table:table-cell office:value-type="float" office:value="0.0000000007185732">
            <text:p>7.19E-010</text:p>
          </table:table-cell>
          <table:table-cell office:value-type="float" office:value="0.00000000005795125">
            <text:p>5.80E-011</text:p>
          </table:table-cell>
          <table:table-cell office:value-type="float" office:value="50.34674">
            <text:p>50.34674</text:p>
          </table:table-cell>
          <table:table-cell office:value-type="float" office:value="24.67768">
            <text:p>24.67768</text:p>
          </table:table-cell>
          <table:table-cell office:value-type="float" office:value="0.006859749">
            <text:p>0.006859749</text:p>
          </table:table-cell>
          <table:table-cell office:value-type="float" office:value="0.0005532227">
            <text:p>0.0005532227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8272">
            <text:p>8272</text:p>
          </table:table-cell>
          <table:table-cell office:value-type="time" office:time-value="PT14H55M02S">
            <text:p>02:55:02 PM</text:p>
          </table:table-cell>
          <table:table-cell office:value-type="float" office:value="0.0000001047928">
            <text:p>1.05E-007</text:p>
          </table:table-cell>
          <table:table-cell office:value-type="float" office:value="0.00000005135503">
            <text:p>5.14E-008</text:p>
          </table:table-cell>
          <table:table-cell office:value-type="float" office:value="0.000000002080997">
            <text:p>2.08E-009</text:p>
          </table:table-cell>
          <table:table-cell office:value-type="float" office:value="0.0000000007177502">
            <text:p>7.18E-010</text:p>
          </table:table-cell>
          <table:table-cell office:value-type="float" office:value="0.00000000005788117">
            <text:p>5.79E-011</text:p>
          </table:table-cell>
          <table:table-cell office:value-type="float" office:value="50.35704">
            <text:p>50.35704</text:p>
          </table:table-cell>
          <table:table-cell office:value-type="float" office:value="24.67809">
            <text:p>24.67809</text:p>
          </table:table-cell>
          <table:table-cell office:value-type="float" office:value="0.006849229">
            <text:p>0.006849229</text:p>
          </table:table-cell>
          <table:table-cell office:value-type="float" office:value="0.0005523389">
            <text:p>0.0005523389</text:p>
          </table:table-cell>
          <table:table-cell table:number-columns-repeated="4"/>
        </table:table-row>
        <table:table-row table:style-name="ro1">
          <table:table-cell office:value-type="string">
            <text:p>Gcrew_UP_B_TO</text:p>
          </table:table-cell>
          <table:table-cell office:value-type="float" office:value="41987">
            <text:p>41987</text:p>
          </table:table-cell>
          <table:table-cell office:value-type="time" office:time-value="PT17H46M06S">
            <text:p>05:46:06 PM</text:p>
          </table:table-cell>
          <table:table-cell office:value-type="float" office:value="0.00000004865742">
            <text:p>4.87E-008</text:p>
          </table:table-cell>
          <table:table-cell office:value-type="float" office:value="0.00000002495952">
            <text:p>2.50E-008</text:p>
          </table:table-cell>
          <table:table-cell office:value-type="float" office:value="0.000000001000806">
            <text:p>1.00E-009</text:p>
          </table:table-cell>
          <table:table-cell office:value-type="float" office:value="0.0000000003520161">
            <text:p>3.52E-010</text:p>
          </table:table-cell>
          <table:table-cell office:value-type="float" office:value="0.00000000003016378">
            <text:p>3.02E-011</text:p>
          </table:table-cell>
          <table:table-cell office:value-type="float" office:value="48.61823">
            <text:p>48.61823</text:p>
          </table:table-cell>
          <table:table-cell office:value-type="float" office:value="24.93942">
            <text:p>24.93942</text:p>
          </table:table-cell>
          <table:table-cell office:value-type="float" office:value="0.007234581">
            <text:p>0.007234581</text:p>
          </table:table-cell>
          <table:table-cell office:value-type="float" office:value="0.0006199216">
            <text:p>0.0006199216</text:p>
          </table:table-cell>
          <table:table-cell table:number-columns-repeated="4"/>
        </table:table-row>
        <table:table-row table:style-name="ro1">
          <table:table-cell office:value-type="string">
            <text:p>Gcrew_UP_B_TO</text:p>
          </table:table-cell>
          <table:table-cell office:value-type="float" office:value="42026">
            <text:p>42026</text:p>
          </table:table-cell>
          <table:table-cell office:value-type="time" office:time-value="PT17H46M18S">
            <text:p>05:46:18 PM</text:p>
          </table:table-cell>
          <table:table-cell office:value-type="float" office:value="0.00000004870398">
            <text:p>4.87E-008</text:p>
          </table:table-cell>
          <table:table-cell office:value-type="float" office:value="0.00000002498687">
            <text:p>2.50E-008</text:p>
          </table:table-cell>
          <table:table-cell office:value-type="float" office:value="0.0000000009996539">
            <text:p>1.00E-009</text:p>
          </table:table-cell>
          <table:table-cell office:value-type="float" office:value="0.0000000003497271">
            <text:p>3.50E-010</text:p>
          </table:table-cell>
          <table:table-cell office:value-type="float" office:value="0.00000000003022256">
            <text:p>3.02E-011</text:p>
          </table:table-cell>
          <table:table-cell office:value-type="float" office:value="48.72085">
            <text:p>48.72085</text:p>
          </table:table-cell>
          <table:table-cell office:value-type="float" office:value="24.99552">
            <text:p>24.99552</text:p>
          </table:table-cell>
          <table:table-cell office:value-type="float" office:value="0.007180668">
            <text:p>0.007180668</text:p>
          </table:table-cell>
          <table:table-cell office:value-type="float" office:value="0.0006205357">
            <text:p>0.0006205357</text:p>
          </table:table-cell>
          <table:table-cell table:number-columns-repeated="4"/>
        </table:table-row>
        <table:table-row table:style-name="ro1">
          <table:table-cell office:value-type="string">
            <text:p>Gcrew_UP_B_TO</text:p>
          </table:table-cell>
          <table:table-cell office:value-type="float" office:value="42078">
            <text:p>42078</text:p>
          </table:table-cell>
          <table:table-cell office:value-type="time" office:time-value="PT17H46M34S">
            <text:p>05:46:34 PM</text:p>
          </table:table-cell>
          <table:table-cell office:value-type="float" office:value="0.00000004863275">
            <text:p>4.86E-008</text:p>
          </table:table-cell>
          <table:table-cell office:value-type="float" office:value="0.00000002496861">
            <text:p>2.50E-008</text:p>
          </table:table-cell>
          <table:table-cell office:value-type="float" office:value="0.000000001000216">
            <text:p>1.00E-009</text:p>
          </table:table-cell>
          <table:table-cell office:value-type="float" office:value="0.0000000003482653">
            <text:p>3.48E-010</text:p>
          </table:table-cell>
          <table:table-cell office:value-type="float" office:value="0.00000000003045965">
            <text:p>3.05E-011</text:p>
          </table:table-cell>
          <table:table-cell office:value-type="float" office:value="48.62226">
            <text:p>48.62226</text:p>
          </table:table-cell>
          <table:table-cell office:value-type="float" office:value="24.96323">
            <text:p>24.96323</text:p>
          </table:table-cell>
          <table:table-cell office:value-type="float" office:value="0.007161127">
            <text:p>0.007161127</text:p>
          </table:table-cell>
          <table:table-cell office:value-type="float" office:value="0.0006263197">
            <text:p>0.0006263197</text:p>
          </table:table-cell>
          <table:table-cell table:number-columns-repeated="4"/>
        </table:table-row>
        <table:table-row table:style-name="ro1">
          <table:table-cell office:value-type="string">
            <text:p>T0_bump</text:p>
          </table:table-cell>
          <table:table-cell office:value-type="string">
            <text:p>n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T0_bump</text:p>
          </table:table-cell>
          <table:table-cell office:value-type="string">
            <text:p>n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T0_bump</text:p>
          </table:table-cell>
          <table:table-cell office:value-type="string">
            <text:p>n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Gcrew_UP_B_T1</text:p>
          </table:table-cell>
          <table:table-cell office:value-type="float" office:value="8783">
            <text:p>8783</text:p>
          </table:table-cell>
          <table:table-cell office:value-type="time" office:time-value="PT14H57M37S">
            <text:p>02:57:37 PM</text:p>
          </table:table-cell>
          <table:table-cell office:value-type="float" office:value="0.00000009476275">
            <text:p>9.48E-008</text:p>
          </table:table-cell>
          <table:table-cell office:value-type="float" office:value="0.00000004322831">
            <text:p>4.32E-008</text:p>
          </table:table-cell>
          <table:table-cell office:value-type="float" office:value="0.000000001843144">
            <text:p>1.84E-009</text:p>
          </table:table-cell>
          <table:table-cell office:value-type="float" office:value="0.0000000006568586">
            <text:p>6.57E-010</text:p>
          </table:table-cell>
          <table:table-cell office:value-type="float" office:value="0.00000000005268088">
            <text:p>5.27E-011</text:p>
          </table:table-cell>
          <table:table-cell office:value-type="float" office:value="51.41365">
            <text:p>51.41365</text:p>
          </table:table-cell>
          <table:table-cell office:value-type="float" office:value="23.45357">
            <text:p>23.45357</text:p>
          </table:table-cell>
          <table:table-cell office:value-type="float" office:value="0.006931612">
            <text:p>0.006931612</text:p>
          </table:table-cell>
          <table:table-cell office:value-type="float" office:value="0.000555924">
            <text:p>0.000555924</text:p>
          </table:table-cell>
          <table:table-cell table:number-columns-repeated="4"/>
        </table:table-row>
        <table:table-row table:style-name="ro1">
          <table:table-cell office:value-type="string">
            <text:p>Gcrew_UP_B_T1</text:p>
          </table:table-cell>
          <table:table-cell office:value-type="float" office:value="8852">
            <text:p>8852</text:p>
          </table:table-cell>
          <table:table-cell office:value-type="time" office:time-value="PT14H57M58S">
            <text:p>02:57:58 PM</text:p>
          </table:table-cell>
          <table:table-cell office:value-type="float" office:value="0.0000000956806">
            <text:p>9.57E-008</text:p>
          </table:table-cell>
          <table:table-cell office:value-type="float" office:value="0.00000004383562">
            <text:p>4.38E-008</text:p>
          </table:table-cell>
          <table:table-cell office:value-type="float" office:value="0.000000001864849">
            <text:p>1.86E-009</text:p>
          </table:table-cell>
          <table:table-cell office:value-type="float" office:value="0.0000000006625031">
            <text:p>6.63E-010</text:p>
          </table:table-cell>
          <table:table-cell office:value-type="float" office:value="0.00000000005263561">
            <text:p>5.26E-011</text:p>
          </table:table-cell>
          <table:table-cell office:value-type="float" office:value="51.30743">
            <text:p>51.30743</text:p>
          </table:table-cell>
          <table:table-cell office:value-type="float" office:value="23.50626">
            <text:p>23.50626</text:p>
          </table:table-cell>
          <table:table-cell office:value-type="float" office:value="0.006924111">
            <text:p>0.006924111</text:p>
          </table:table-cell>
          <table:table-cell office:value-type="float" office:value="0.0005501179">
            <text:p>0.0005501179</text:p>
          </table:table-cell>
          <table:table-cell table:number-columns-repeated="4"/>
        </table:table-row>
        <table:table-row table:style-name="ro1">
          <table:table-cell office:value-type="string">
            <text:p>Gcrew_UP_B_T1</text:p>
          </table:table-cell>
          <table:table-cell office:value-type="float" office:value="8877">
            <text:p>8877</text:p>
          </table:table-cell>
          <table:table-cell office:value-type="time" office:time-value="PT14H58M05S">
            <text:p>02:58:05 PM</text:p>
          </table:table-cell>
          <table:table-cell office:value-type="float" office:value="0.00000009592628">
            <text:p>9.59E-008</text:p>
          </table:table-cell>
          <table:table-cell office:value-type="float" office:value="0.00000004407993">
            <text:p>4.41E-008</text:p>
          </table:table-cell>
          <table:table-cell office:value-type="float" office:value="0.000000001875045">
            <text:p>1.88E-009</text:p>
          </table:table-cell>
          <table:table-cell office:value-type="float" office:value="0.0000000006621751">
            <text:p>6.62E-010</text:p>
          </table:table-cell>
          <table:table-cell office:value-type="float" office:value="0.00000000005254435">
            <text:p>5.25E-011</text:p>
          </table:table-cell>
          <table:table-cell office:value-type="float" office:value="51.15945">
            <text:p>51.15945</text:p>
          </table:table-cell>
          <table:table-cell office:value-type="float" office:value="23.50873">
            <text:p>23.50873</text:p>
          </table:table-cell>
          <table:table-cell office:value-type="float" office:value="0.006902958">
            <text:p>0.006902958</text:p>
          </table:table-cell>
          <table:table-cell office:value-type="float" office:value="0.0005477576">
            <text:p>0.0005477576</text:p>
          </table:table-cell>
          <table:table-cell table:number-columns-repeated="4"/>
        </table:table-row>
        <table:table-row table:style-name="ro1">
          <table:table-cell office:value-type="string">
            <text:p>T1_bump</text:p>
          </table:table-cell>
          <table:table-cell office:value-type="float" office:value="8485">
            <text:p>8485</text:p>
          </table:table-cell>
          <table:table-cell office:value-type="time" office:time-value="PT14H56M06S">
            <text:p>02:56:06 PM</text:p>
          </table:table-cell>
          <table:table-cell office:value-type="float" office:value="0.0000001016753">
            <text:p>1.02E-007</text:p>
          </table:table-cell>
          <table:table-cell office:value-type="float" office:value="0.00000004670196">
            <text:p>4.67E-008</text:p>
          </table:table-cell>
          <table:table-cell office:value-type="float" office:value="0.000000001966737">
            <text:p>1.97E-009</text:p>
          </table:table-cell>
          <table:table-cell office:value-type="float" office:value="0.0000000007010331">
            <text:p>7.01E-010</text:p>
          </table:table-cell>
          <table:table-cell office:value-type="float" office:value="0.00000000005538038">
            <text:p>5.54E-011</text:p>
          </table:table-cell>
          <table:table-cell office:value-type="float" office:value="51.69745">
            <text:p>51.69745</text:p>
          </table:table-cell>
          <table:table-cell office:value-type="float" office:value="23.74591">
            <text:p>23.74591</text:p>
          </table:table-cell>
          <table:table-cell office:value-type="float" office:value="0.006894825">
            <text:p>0.006894825</text:p>
          </table:table-cell>
          <table:table-cell office:value-type="float" office:value="0.0005446789">
            <text:p>0.0005446789</text:p>
          </table:table-cell>
          <table:table-cell table:number-columns-repeated="4"/>
        </table:table-row>
        <table:table-row table:style-name="ro1">
          <table:table-cell office:value-type="string">
            <text:p>T1_bump</text:p>
          </table:table-cell>
          <table:table-cell office:value-type="float" office:value="8515">
            <text:p>8515</text:p>
          </table:table-cell>
          <table:table-cell office:value-type="time" office:time-value="PT14H56M16S">
            <text:p>02:56:16 PM</text:p>
          </table:table-cell>
          <table:table-cell office:value-type="float" office:value="0.0000001030477">
            <text:p>1.03E-007</text:p>
          </table:table-cell>
          <table:table-cell office:value-type="float" office:value="0.000000046573">
            <text:p>4.66E-008</text:p>
          </table:table-cell>
          <table:table-cell office:value-type="float" office:value="0.00000000197607">
            <text:p>1.98E-009</text:p>
          </table:table-cell>
          <table:table-cell office:value-type="float" office:value="0.0000000007122583">
            <text:p>7.12E-010</text:p>
          </table:table-cell>
          <table:table-cell office:value-type="float" office:value="0.00000000005582138">
            <text:p>5.58E-011</text:p>
          </table:table-cell>
          <table:table-cell office:value-type="float" office:value="52.14782">
            <text:p>52.14782</text:p>
          </table:table-cell>
          <table:table-cell office:value-type="float" office:value="23.5685">
            <text:p>23.5685</text:p>
          </table:table-cell>
          <table:table-cell office:value-type="float" office:value="0.006911927">
            <text:p>0.006911927</text:p>
          </table:table-cell>
          <table:table-cell office:value-type="float" office:value="0.0005417041">
            <text:p>0.0005417041</text:p>
          </table:table-cell>
          <table:table-cell table:number-columns-repeated="4"/>
        </table:table-row>
        <table:table-row table:style-name="ro1">
          <table:table-cell office:value-type="string">
            <text:p>T1_bump</text:p>
          </table:table-cell>
          <table:table-cell office:value-type="float" office:value="8538">
            <text:p>8538</text:p>
          </table:table-cell>
          <table:table-cell office:value-type="time" office:time-value="PT14H56M23S">
            <text:p>02:56:23 PM</text:p>
          </table:table-cell>
          <table:table-cell office:value-type="float" office:value="0.0000001039591">
            <text:p>1.04E-007</text:p>
          </table:table-cell>
          <table:table-cell office:value-type="float" office:value="0.00000004674901">
            <text:p>4.67E-008</text:p>
          </table:table-cell>
          <table:table-cell office:value-type="float" office:value="0.000000001987069">
            <text:p>1.99E-009</text:p>
          </table:table-cell>
          <table:table-cell office:value-type="float" office:value="0.0000000007190141">
            <text:p>7.19E-010</text:p>
          </table:table-cell>
          <table:table-cell office:value-type="float" office:value="0.00000000005606278">
            <text:p>5.61E-011</text:p>
          </table:table-cell>
          <table:table-cell office:value-type="float" office:value="52.3178">
            <text:p>52.3178</text:p>
          </table:table-cell>
          <table:table-cell office:value-type="float" office:value="23.52662">
            <text:p>23.52662</text:p>
          </table:table-cell>
          <table:table-cell office:value-type="float" office:value="0.006916318">
            <text:p>0.006916318</text:p>
          </table:table-cell>
          <table:table-cell office:value-type="float" office:value="0.0005392774">
            <text:p>0.0005392774</text:p>
          </table:table-cell>
          <table:table-cell table:number-columns-repeated="4"/>
        </table:table-row>
        <table:table-row table:style-name="ro1">
          <table:table-cell office:value-type="string">
            <text:p>Gcrew_UP_B_T2</text:p>
          </table:table-cell>
          <table:table-cell office:value-type="float" office:value="9234">
            <text:p>9234</text:p>
          </table:table-cell>
          <table:table-cell office:value-type="time" office:time-value="PT14H59M54S">
            <text:p>02:59:54 PM</text:p>
          </table:table-cell>
          <table:table-cell office:value-type="float" office:value="0.00000009218677">
            <text:p>9.22E-008</text:p>
          </table:table-cell>
          <table:table-cell office:value-type="float" office:value="0.00000004094955">
            <text:p>4.09E-008</text:p>
          </table:table-cell>
          <table:table-cell office:value-type="float" office:value="0.000000001794775">
            <text:p>1.79E-009</text:p>
          </table:table-cell>
          <table:table-cell office:value-type="float" office:value="0.0000000006475338">
            <text:p>6.48E-010</text:p>
          </table:table-cell>
          <table:table-cell office:value-type="float" office:value="0.00000000005067289">
            <text:p>5.07E-011</text:p>
          </table:table-cell>
          <table:table-cell office:value-type="float" office:value="51.36398">
            <text:p>51.36398</text:p>
          </table:table-cell>
          <table:table-cell office:value-type="float" office:value="22.81598">
            <text:p>22.81598</text:p>
          </table:table-cell>
          <table:table-cell office:value-type="float" office:value="0.007024151">
            <text:p>0.007024151</text:p>
          </table:table-cell>
          <table:table-cell office:value-type="float" office:value="0.0005496764">
            <text:p>0.0005496764</text:p>
          </table:table-cell>
          <table:table-cell table:number-columns-repeated="4"/>
        </table:table-row>
        <table:table-row table:style-name="ro1">
          <table:table-cell office:value-type="string">
            <text:p>Gcrew_UP_B_T2</text:p>
          </table:table-cell>
          <table:table-cell office:value-type="float" office:value="9297">
            <text:p>9297</text:p>
          </table:table-cell>
          <table:table-cell office:value-type="time" office:time-value="PT15H00M13S">
            <text:p>03:00:13 PM</text:p>
          </table:table-cell>
          <table:table-cell office:value-type="float" office:value="0.00000009344956">
            <text:p>9.34E-008</text:p>
          </table:table-cell>
          <table:table-cell office:value-type="float" office:value="0.00000004145365">
            <text:p>4.15E-008</text:p>
          </table:table-cell>
          <table:table-cell office:value-type="float" office:value="0.000000001817792">
            <text:p>1.82E-009</text:p>
          </table:table-cell>
          <table:table-cell office:value-type="float" office:value="0.0000000006551341">
            <text:p>6.55E-010</text:p>
          </table:table-cell>
          <table:table-cell office:value-type="float" office:value="0.00000000005146352">
            <text:p>5.15E-011</text:p>
          </table:table-cell>
          <table:table-cell office:value-type="float" office:value="51.40827">
            <text:p>51.40827</text:p>
          </table:table-cell>
          <table:table-cell office:value-type="float" office:value="22.80439">
            <text:p>22.80439</text:p>
          </table:table-cell>
          <table:table-cell office:value-type="float" office:value="0.007010564">
            <text:p>0.007010564</text:p>
          </table:table-cell>
          <table:table-cell office:value-type="float" office:value="0.0005507091">
            <text:p>0.0005507091</text:p>
          </table:table-cell>
          <table:table-cell table:number-columns-repeated="4"/>
        </table:table-row>
        <table:table-row table:style-name="ro1">
          <table:table-cell office:value-type="string">
            <text:p>Gcrew_UP_B_T2</text:p>
          </table:table-cell>
          <table:table-cell office:value-type="float" office:value="9355">
            <text:p>9355</text:p>
          </table:table-cell>
          <table:table-cell office:value-type="time" office:time-value="PT15H00M31S">
            <text:p>03:00:31 PM</text:p>
          </table:table-cell>
          <table:table-cell office:value-type="float" office:value="0.00000009435008">
            <text:p>9.44E-008</text:p>
          </table:table-cell>
          <table:table-cell office:value-type="float" office:value="0.00000004200051">
            <text:p>4.20E-008</text:p>
          </table:table-cell>
          <table:table-cell office:value-type="float" office:value="0.000000001839565">
            <text:p>1.84E-009</text:p>
          </table:table-cell>
          <table:table-cell office:value-type="float" office:value="0.00000000066124">
            <text:p>6.61E-010</text:p>
          </table:table-cell>
          <table:table-cell office:value-type="float" office:value="0.00000000005180008">
            <text:p>5.18E-011</text:p>
          </table:table-cell>
          <table:table-cell office:value-type="float" office:value="51.28934">
            <text:p>51.28934</text:p>
          </table:table-cell>
          <table:table-cell office:value-type="float" office:value="22.83176">
            <text:p>22.83176</text:p>
          </table:table-cell>
          <table:table-cell office:value-type="float" office:value="0.007008367">
            <text:p>0.007008367</text:p>
          </table:table-cell>
          <table:table-cell office:value-type="float" office:value="0.00054902">
            <text:p>0.00054902</text:p>
          </table:table-cell>
          <table:table-cell table:number-columns-repeated="4"/>
        </table:table-row>
        <table:table-row table:style-name="ro1">
          <table:table-cell office:value-type="string">
            <text:p>T2_bump</text:p>
          </table:table-cell>
          <table:table-cell office:value-type="float" office:value="8984">
            <text:p>8984</text:p>
          </table:table-cell>
          <table:table-cell office:value-type="time" office:time-value="PT14H58M38S">
            <text:p>02:58:38 PM</text:p>
          </table:table-cell>
          <table:table-cell office:value-type="float" office:value="0.0000000961146">
            <text:p>9.61E-008</text:p>
          </table:table-cell>
          <table:table-cell office:value-type="float" office:value="0.00000004371724">
            <text:p>4.37E-008</text:p>
          </table:table-cell>
          <table:table-cell office:value-type="float" office:value="0.000000001871459">
            <text:p>1.87E-009</text:p>
          </table:table-cell>
          <table:table-cell office:value-type="float" office:value="0.0000000006685008">
            <text:p>6.69E-010</text:p>
          </table:table-cell>
          <table:table-cell office:value-type="float" office:value="0.00000000005286854">
            <text:p>5.29E-011</text:p>
          </table:table-cell>
          <table:table-cell office:value-type="float" office:value="51.35811">
            <text:p>51.35811</text:p>
          </table:table-cell>
          <table:table-cell office:value-type="float" office:value="23.35998">
            <text:p>23.35998</text:p>
          </table:table-cell>
          <table:table-cell office:value-type="float" office:value="0.006955247">
            <text:p>0.006955247</text:p>
          </table:table-cell>
          <table:table-cell office:value-type="float" office:value="0.0005500573">
            <text:p>0.0005500573</text:p>
          </table:table-cell>
          <table:table-cell table:number-columns-repeated="4"/>
        </table:table-row>
        <table:table-row table:style-name="ro1">
          <table:table-cell office:value-type="string">
            <text:p>T2_bump</text:p>
          </table:table-cell>
          <table:table-cell office:value-type="float" office:value="9007">
            <text:p>9007</text:p>
          </table:table-cell>
          <table:table-cell office:value-type="time" office:time-value="PT14H58M45S">
            <text:p>02:58:45 PM</text:p>
          </table:table-cell>
          <table:table-cell office:value-type="float" office:value="0.00000009847172">
            <text:p>9.85E-008</text:p>
          </table:table-cell>
          <table:table-cell office:value-type="float" office:value="0.00000004392891">
            <text:p>4.39E-008</text:p>
          </table:table-cell>
          <table:table-cell office:value-type="float" office:value="0.000000001900508">
            <text:p>1.90E-009</text:p>
          </table:table-cell>
          <table:table-cell office:value-type="float" office:value="0.0000000006890685">
            <text:p>6.89E-010</text:p>
          </table:table-cell>
          <table:table-cell office:value-type="float" office:value="0.00000000005382356">
            <text:p>5.38E-011</text:p>
          </table:table-cell>
          <table:table-cell office:value-type="float" office:value="51.81337">
            <text:p>51.81337</text:p>
          </table:table-cell>
          <table:table-cell office:value-type="float" office:value="23.1143">
            <text:p>23.1143</text:p>
          </table:table-cell>
          <table:table-cell office:value-type="float" office:value="0.006997628">
            <text:p>0.006997628</text:p>
          </table:table-cell>
          <table:table-cell office:value-type="float" office:value="0.0005465891">
            <text:p>0.0005465891</text:p>
          </table:table-cell>
          <table:table-cell table:number-columns-repeated="4"/>
        </table:table-row>
        <table:table-row table:style-name="ro1">
          <table:table-cell office:value-type="string">
            <text:p>T2_bump</text:p>
          </table:table-cell>
          <table:table-cell office:value-type="float" office:value="9025">
            <text:p>9025</text:p>
          </table:table-cell>
          <table:table-cell office:value-type="time" office:time-value="PT14H58M50S">
            <text:p>02:58:50 PM</text:p>
          </table:table-cell>
          <table:table-cell office:value-type="float" office:value="0.00000009990841">
            <text:p>9.99E-008</text:p>
          </table:table-cell>
          <table:table-cell office:value-type="float" office:value="0.00000004418121">
            <text:p>4.42E-008</text:p>
          </table:table-cell>
          <table:table-cell office:value-type="float" office:value="0.000000001922009">
            <text:p>1.92E-009</text:p>
          </table:table-cell>
          <table:table-cell office:value-type="float" office:value="0.000000000697623">
            <text:p>6.98E-010</text:p>
          </table:table-cell>
          <table:table-cell office:value-type="float" office:value="0.00000000005443899">
            <text:p>5.44E-011</text:p>
          </table:table-cell>
          <table:table-cell office:value-type="float" office:value="51.98123">
            <text:p>51.98123</text:p>
          </table:table-cell>
          <table:table-cell office:value-type="float" office:value="22.98699">
            <text:p>22.98699</text:p>
          </table:table-cell>
          <table:table-cell office:value-type="float" office:value="0.006982626">
            <text:p>0.006982626</text:p>
          </table:table-cell>
          <table:table-cell office:value-type="float" office:value="0.000544889">
            <text:p>0.000544889</text:p>
          </table:table-cell>
          <table:table-cell table:number-columns-repeated="4"/>
        </table:table-row>
        <table:table-row table:style-name="ro1">
          <table:table-cell office:value-type="string">
            <text:p>Gcrew_UP_B_T3</text:p>
          </table:table-cell>
          <table:table-cell office:value-type="float" office:value="9888">
            <text:p>9888</text:p>
          </table:table-cell>
          <table:table-cell office:value-type="time" office:time-value="PT15H03M13S">
            <text:p>03:03:13 PM</text:p>
          </table:table-cell>
          <table:table-cell office:value-type="float" office:value="0.000000099546">
            <text:p>9.95E-008</text:p>
          </table:table-cell>
          <table:table-cell office:value-type="float" office:value="0.00000004324097">
            <text:p>4.32E-008</text:p>
          </table:table-cell>
          <table:table-cell office:value-type="float" office:value="0.000000001909649">
            <text:p>1.91E-009</text:p>
          </table:table-cell>
          <table:table-cell office:value-type="float" office:value="0.0000000007189063">
            <text:p>7.19E-010</text:p>
          </table:table-cell>
          <table:table-cell office:value-type="float" office:value="0.00000000005510208">
            <text:p>5.51E-011</text:p>
          </table:table-cell>
          <table:table-cell office:value-type="float" office:value="52.1279">
            <text:p>52.1279</text:p>
          </table:table-cell>
          <table:table-cell office:value-type="float" office:value="22.64341">
            <text:p>22.64341</text:p>
          </table:table-cell>
          <table:table-cell office:value-type="float" office:value="0.007221851">
            <text:p>0.007221851</text:p>
          </table:table-cell>
          <table:table-cell office:value-type="float" office:value="0.0005535338">
            <text:p>0.0005535338</text:p>
          </table:table-cell>
          <table:table-cell table:number-columns-repeated="4"/>
        </table:table-row>
        <table:table-row table:style-name="ro1">
          <table:table-cell office:value-type="string">
            <text:p>Gcrew_UP_B_T3</text:p>
          </table:table-cell>
          <table:table-cell office:value-type="float" office:value="9922">
            <text:p>9922</text:p>
          </table:table-cell>
          <table:table-cell office:value-type="time" office:time-value="PT15H03M24S">
            <text:p>03:03:24 PM</text:p>
          </table:table-cell>
          <table:table-cell office:value-type="float" office:value="0.000000100136">
            <text:p>1.00E-007</text:p>
          </table:table-cell>
          <table:table-cell office:value-type="float" office:value="0.00000004353642">
            <text:p>4.35E-008</text:p>
          </table:table-cell>
          <table:table-cell office:value-type="float" office:value="0.000000001921557">
            <text:p>1.92E-009</text:p>
          </table:table-cell>
          <table:table-cell office:value-type="float" office:value="0.0000000007209004">
            <text:p>7.21E-010</text:p>
          </table:table-cell>
          <table:table-cell office:value-type="float" office:value="0.00000000005481538">
            <text:p>5.48E-011</text:p>
          </table:table-cell>
          <table:table-cell office:value-type="float" office:value="52.11192">
            <text:p>52.11192</text:p>
          </table:table-cell>
          <table:table-cell office:value-type="float" office:value="22.65684">
            <text:p>22.65684</text:p>
          </table:table-cell>
          <table:table-cell office:value-type="float" office:value="0.00719921">
            <text:p>0.00719921</text:p>
          </table:table-cell>
          <table:table-cell office:value-type="float" office:value="0.0005474091">
            <text:p>0.0005474091</text:p>
          </table:table-cell>
          <table:table-cell table:number-columns-repeated="4"/>
        </table:table-row>
        <table:table-row table:style-name="ro1">
          <table:table-cell office:value-type="string">
            <text:p>Gcrew_UP_B_T3</text:p>
          </table:table-cell>
          <table:table-cell office:value-type="float" office:value="9963">
            <text:p>9963</text:p>
          </table:table-cell>
          <table:table-cell office:value-type="time" office:time-value="PT15H03M36S">
            <text:p>03:03:36 PM</text:p>
          </table:table-cell>
          <table:table-cell office:value-type="float" office:value="0.0000001013875">
            <text:p>1.01E-007</text:p>
          </table:table-cell>
          <table:table-cell office:value-type="float" office:value="0.00000004410924">
            <text:p>4.41E-008</text:p>
          </table:table-cell>
          <table:table-cell office:value-type="float" office:value="0.000000001948518">
            <text:p>1.95E-009</text:p>
          </table:table-cell>
          <table:table-cell office:value-type="float" office:value="0.0000000007316543">
            <text:p>7.32E-010</text:p>
          </table:table-cell>
          <table:table-cell office:value-type="float" office:value="0.00000000005522064">
            <text:p>5.52E-011</text:p>
          </table:table-cell>
          <table:table-cell office:value-type="float" office:value="52.03314">
            <text:p>52.03314</text:p>
          </table:table-cell>
          <table:table-cell office:value-type="float" office:value="22.63732">
            <text:p>22.63732</text:p>
          </table:table-cell>
          <table:table-cell office:value-type="float" office:value="0.007216413">
            <text:p>0.007216413</text:p>
          </table:table-cell>
          <table:table-cell office:value-type="float" office:value="0.0005446493">
            <text:p>0.0005446493</text:p>
          </table:table-cell>
          <table:table-cell table:number-columns-repeated="4"/>
        </table:table-row>
        <table:table-row table:style-name="ro1">
          <table:table-cell office:value-type="string">
            <text:p>T3_bump</text:p>
          </table:table-cell>
          <table:table-cell office:value-type="float" office:value="9630">
            <text:p>9630</text:p>
          </table:table-cell>
          <table:table-cell office:value-type="time" office:time-value="PT15H01M54S">
            <text:p>03:01:54 PM</text:p>
          </table:table-cell>
          <table:table-cell office:value-type="float" office:value="0.0000001109594">
            <text:p>1.11E-007</text:p>
          </table:table-cell>
          <table:table-cell office:value-type="float" office:value="0.0000000472611">
            <text:p>4.73E-008</text:p>
          </table:table-cell>
          <table:table-cell office:value-type="float" office:value="0.000000002100793">
            <text:p>2.10E-009</text:p>
          </table:table-cell>
          <table:table-cell office:value-type="float" office:value="0.000000000789155">
            <text:p>7.89E-010</text:p>
          </table:table-cell>
          <table:table-cell office:value-type="float" office:value="0.00000000005860636">
            <text:p>5.86E-011</text:p>
          </table:table-cell>
          <table:table-cell office:value-type="float" office:value="52.81785">
            <text:p>52.81785</text:p>
          </table:table-cell>
          <table:table-cell office:value-type="float" office:value="22.49679">
            <text:p>22.49679</text:p>
          </table:table-cell>
          <table:table-cell office:value-type="float" office:value="0.007112109">
            <text:p>0.007112109</text:p>
          </table:table-cell>
          <table:table-cell office:value-type="float" office:value="0.0005281785">
            <text:p>0.0005281785</text:p>
          </table:table-cell>
          <table:table-cell table:number-columns-repeated="4"/>
        </table:table-row>
        <table:table-row table:style-name="ro1">
          <table:table-cell office:value-type="string">
            <text:p>T3_bump</text:p>
          </table:table-cell>
          <table:table-cell office:value-type="float" office:value="9656">
            <text:p>9656</text:p>
          </table:table-cell>
          <table:table-cell office:value-type="time" office:time-value="PT15H02M02S">
            <text:p>03:02:02 PM</text:p>
          </table:table-cell>
          <table:table-cell office:value-type="float" office:value="0.0000001123089">
            <text:p>1.12E-007</text:p>
          </table:table-cell>
          <table:table-cell office:value-type="float" office:value="0.00000004747315">
            <text:p>4.75E-008</text:p>
          </table:table-cell>
          <table:table-cell office:value-type="float" office:value="0.000000002115359">
            <text:p>2.12E-009</text:p>
          </table:table-cell>
          <table:table-cell office:value-type="float" office:value="0.000000000802755">
            <text:p>8.03E-010</text:p>
          </table:table-cell>
          <table:table-cell office:value-type="float" office:value="0.00000000005909665">
            <text:p>5.91E-011</text:p>
          </table:table-cell>
          <table:table-cell office:value-type="float" office:value="53.09211">
            <text:p>53.09211</text:p>
          </table:table-cell>
          <table:table-cell office:value-type="float" office:value="22.44213">
            <text:p>22.44213</text:p>
          </table:table-cell>
          <table:table-cell office:value-type="float" office:value="0.007147745">
            <text:p>0.007147745</text:p>
          </table:table-cell>
          <table:table-cell office:value-type="float" office:value="0.0005261976">
            <text:p>0.0005261976</text:p>
          </table:table-cell>
          <table:table-cell table:number-columns-repeated="4"/>
        </table:table-row>
        <table:table-row table:style-name="ro1">
          <table:table-cell office:value-type="string">
            <text:p>T3_bump</text:p>
          </table:table-cell>
          <table:table-cell office:value-type="float" office:value="9675">
            <text:p>9675</text:p>
          </table:table-cell>
          <table:table-cell office:value-type="time" office:time-value="PT15H02M08S">
            <text:p>03:02:08 PM</text:p>
          </table:table-cell>
          <table:table-cell office:value-type="float" office:value="0.0000001134691">
            <text:p>1.13E-007</text:p>
          </table:table-cell>
          <table:table-cell office:value-type="float" office:value="0.00000004784804">
            <text:p>4.78E-008</text:p>
          </table:table-cell>
          <table:table-cell office:value-type="float" office:value="0.000000002131227">
            <text:p>2.13E-009</text:p>
          </table:table-cell>
          <table:table-cell office:value-type="float" office:value="0.00000000081188">
            <text:p>8.12E-010</text:p>
          </table:table-cell>
          <table:table-cell office:value-type="float" office:value="0.00000000005926994">
            <text:p>5.93E-011</text:p>
          </table:table-cell>
          <table:table-cell office:value-type="float" office:value="53.24119">
            <text:p>53.24119</text:p>
          </table:table-cell>
          <table:table-cell office:value-type="float" office:value="22.45093">
            <text:p>22.45093</text:p>
          </table:table-cell>
          <table:table-cell office:value-type="float" office:value="0.007155078">
            <text:p>0.007155078</text:p>
          </table:table-cell>
          <table:table-cell office:value-type="float" office:value="0.0005223445">
            <text:p>0.0005223445</text:p>
          </table:table-cell>
          <table:table-cell table:number-columns-repeated="4"/>
        </table:table-row>
        <table:table-row table:style-name="ro1">
          <table:table-cell office:value-type="string">
            <text:p>Gcrew_UP_B_T4</text:p>
          </table:table-cell>
          <table:table-cell office:value-type="float" office:value="10377">
            <text:p>10377</text:p>
          </table:table-cell>
          <table:table-cell office:value-type="time" office:time-value="PT15H05M42S">
            <text:p>03:05:42 PM</text:p>
          </table:table-cell>
          <table:table-cell office:value-type="float" office:value="0.00000009650819">
            <text:p>9.65E-008</text:p>
          </table:table-cell>
          <table:table-cell office:value-type="float" office:value="0.00000004239044">
            <text:p>4.24E-008</text:p>
          </table:table-cell>
          <table:table-cell office:value-type="float" office:value="0.000000001859246">
            <text:p>1.86E-009</text:p>
          </table:table-cell>
          <table:table-cell office:value-type="float" office:value="0.0000000006990737">
            <text:p>6.99E-010</text:p>
          </table:table-cell>
          <table:table-cell office:value-type="float" office:value="0.00000000005354144">
            <text:p>5.35E-011</text:p>
          </table:table-cell>
          <table:table-cell office:value-type="float" office:value="51.90717">
            <text:p>51.90717</text:p>
          </table:table-cell>
          <table:table-cell office:value-type="float" office:value="22.7998">
            <text:p>22.7998</text:p>
          </table:table-cell>
          <table:table-cell office:value-type="float" office:value="0.007243673">
            <text:p>0.007243673</text:p>
          </table:table-cell>
          <table:table-cell office:value-type="float" office:value="0.0005547865">
            <text:p>0.0005547865</text:p>
          </table:table-cell>
          <table:table-cell table:number-columns-repeated="4"/>
        </table:table-row>
        <table:table-row table:style-name="ro1">
          <table:table-cell office:value-type="string">
            <text:p>Gcrew_UP_B_T4</text:p>
          </table:table-cell>
          <table:table-cell office:value-type="float" office:value="10416">
            <text:p>10416</text:p>
          </table:table-cell>
          <table:table-cell office:value-type="time" office:time-value="PT15H05M54S">
            <text:p>03:05:54 PM</text:p>
          </table:table-cell>
          <table:table-cell office:value-type="float" office:value="0.00000009701588">
            <text:p>9.70E-008</text:p>
          </table:table-cell>
          <table:table-cell office:value-type="float" office:value="0.00000004289467">
            <text:p>4.29E-008</text:p>
          </table:table-cell>
          <table:table-cell office:value-type="float" office:value="0.000000001880393">
            <text:p>1.88E-009</text:p>
          </table:table-cell>
          <table:table-cell office:value-type="float" office:value="0.0000000007021775">
            <text:p>7.02E-010</text:p>
          </table:table-cell>
          <table:table-cell office:value-type="float" office:value="0.00000000005378812">
            <text:p>5.38E-011</text:p>
          </table:table-cell>
          <table:table-cell office:value-type="float" office:value="51.5934">
            <text:p>51.5934</text:p>
          </table:table-cell>
          <table:table-cell office:value-type="float" office:value="22.81154">
            <text:p>22.81154</text:p>
          </table:table-cell>
          <table:table-cell office:value-type="float" office:value="0.007237759">
            <text:p>0.007237759</text:p>
          </table:table-cell>
          <table:table-cell office:value-type="float" office:value="0.0005544259">
            <text:p>0.0005544259</text:p>
          </table:table-cell>
          <table:table-cell table:number-columns-repeated="4"/>
        </table:table-row>
        <table:table-row table:style-name="ro1">
          <table:table-cell office:value-type="string">
            <text:p>Gcrew_UP_B_T4</text:p>
          </table:table-cell>
          <table:table-cell office:value-type="float" office:value="10533">
            <text:p>10533</text:p>
          </table:table-cell>
          <table:table-cell office:value-type="time" office:time-value="PT15H06M30S">
            <text:p>03:06:30 PM</text:p>
          </table:table-cell>
          <table:table-cell office:value-type="float" office:value="0.0000001016881">
            <text:p>1.02E-007</text:p>
          </table:table-cell>
          <table:table-cell office:value-type="float" office:value="0.00000004485696">
            <text:p>4.49E-008</text:p>
          </table:table-cell>
          <table:table-cell office:value-type="float" office:value="0.0000000019719">
            <text:p>1.97E-009</text:p>
          </table:table-cell>
          <table:table-cell office:value-type="float" office:value="0.000000000725801">
            <text:p>7.26E-010</text:p>
          </table:table-cell>
          <table:table-cell office:value-type="float" office:value="0.00000000005533627">
            <text:p>5.53E-011</text:p>
          </table:table-cell>
          <table:table-cell office:value-type="float" office:value="51.56861">
            <text:p>51.56861</text:p>
          </table:table-cell>
          <table:table-cell office:value-type="float" office:value="22.74809">
            <text:p>22.74809</text:p>
          </table:table-cell>
          <table:table-cell office:value-type="float" office:value="0.00713752">
            <text:p>0.00713752</text:p>
          </table:table-cell>
          <table:table-cell office:value-type="float" office:value="0.0005441764">
            <text:p>0.0005441764</text:p>
          </table:table-cell>
          <table:table-cell table:number-columns-repeated="4"/>
        </table:table-row>
        <table:table-row table:style-name="ro1">
          <table:table-cell office:value-type="string">
            <text:p>T4_bump</text:p>
          </table:table-cell>
          <table:table-cell office:value-type="float" office:value="10113">
            <text:p>10113</text:p>
          </table:table-cell>
          <table:table-cell office:value-type="time" office:time-value="PT15H04M22S">
            <text:p>03:04:22 PM</text:p>
          </table:table-cell>
          <table:table-cell office:value-type="float" office:value="0.0000001073214">
            <text:p>1.07E-007</text:p>
          </table:table-cell>
          <table:table-cell office:value-type="float" office:value="0.00000004621925">
            <text:p>4.62E-008</text:p>
          </table:table-cell>
          <table:table-cell office:value-type="float" office:value="0.000000002040544">
            <text:p>2.04E-009</text:p>
          </table:table-cell>
          <table:table-cell office:value-type="float" office:value="0.0000000007720397">
            <text:p>7.72E-010</text:p>
          </table:table-cell>
          <table:table-cell office:value-type="float" office:value="0.00000000005769944">
            <text:p>5.77E-011</text:p>
          </table:table-cell>
          <table:table-cell office:value-type="float" office:value="52.59452">
            <text:p>52.59452</text:p>
          </table:table-cell>
          <table:table-cell office:value-type="float" office:value="22.65046">
            <text:p>22.65046</text:p>
          </table:table-cell>
          <table:table-cell office:value-type="float" office:value="0.007193715">
            <text:p>0.007193715</text:p>
          </table:table-cell>
          <table:table-cell office:value-type="float" office:value="0.000537632">
            <text:p>0.000537632</text:p>
          </table:table-cell>
          <table:table-cell table:number-columns-repeated="4"/>
        </table:table-row>
        <table:table-row table:style-name="ro1">
          <table:table-cell office:value-type="string">
            <text:p>T4_bump</text:p>
          </table:table-cell>
          <table:table-cell office:value-type="float" office:value="10143">
            <text:p>10143</text:p>
          </table:table-cell>
          <table:table-cell office:value-type="time" office:time-value="PT15H04M31S">
            <text:p>03:04:31 PM</text:p>
          </table:table-cell>
          <table:table-cell office:value-type="float" office:value="0.000000108548">
            <text:p>1.09E-007</text:p>
          </table:table-cell>
          <table:table-cell office:value-type="float" office:value="0.00000004657326">
            <text:p>4.66E-008</text:p>
          </table:table-cell>
          <table:table-cell office:value-type="float" office:value="0.000000002054121">
            <text:p>2.05E-009</text:p>
          </table:table-cell>
          <table:table-cell office:value-type="float" office:value="0.0000000007801255">
            <text:p>7.80E-010</text:p>
          </table:table-cell>
          <table:table-cell office:value-type="float" office:value="0.00000000005801422">
            <text:p>5.80E-011</text:p>
          </table:table-cell>
          <table:table-cell office:value-type="float" office:value="52.84401">
            <text:p>52.84401</text:p>
          </table:table-cell>
          <table:table-cell office:value-type="float" office:value="22.67308">
            <text:p>22.67308</text:p>
          </table:table-cell>
          <table:table-cell office:value-type="float" office:value="0.007186919">
            <text:p>0.007186919</text:p>
          </table:table-cell>
          <table:table-cell office:value-type="float" office:value="0.0005344569">
            <text:p>0.0005344569</text:p>
          </table:table-cell>
          <table:table-cell table:number-columns-repeated="4"/>
        </table:table-row>
        <table:table-row table:style-name="ro1">
          <table:table-cell office:value-type="string">
            <text:p>T4_bump</text:p>
          </table:table-cell>
          <table:table-cell office:value-type="float" office:value="10173">
            <text:p>10173</text:p>
          </table:table-cell>
          <table:table-cell office:value-type="time" office:time-value="PT15H04M40S">
            <text:p>03:04:40 PM</text:p>
          </table:table-cell>
          <table:table-cell office:value-type="float" office:value="0.00000010963">
            <text:p>1.10E-007</text:p>
          </table:table-cell>
          <table:table-cell office:value-type="float" office:value="0.0000000469246">
            <text:p>4.69E-008</text:p>
          </table:table-cell>
          <table:table-cell office:value-type="float" office:value="0.000000002068535">
            <text:p>2.07E-009</text:p>
          </table:table-cell>
          <table:table-cell office:value-type="float" office:value="0.0000000007911862">
            <text:p>7.91E-010</text:p>
          </table:table-cell>
          <table:table-cell office:value-type="float" office:value="0.00000000005869237">
            <text:p>5.87E-011</text:p>
          </table:table-cell>
          <table:table-cell office:value-type="float" office:value="52.99886">
            <text:p>52.99886</text:p>
          </table:table-cell>
          <table:table-cell office:value-type="float" office:value="22.68495">
            <text:p>22.68495</text:p>
          </table:table-cell>
          <table:table-cell office:value-type="float" office:value="0.007216878">
            <text:p>0.007216878</text:p>
          </table:table-cell>
          <table:table-cell office:value-type="float" office:value="0.0005353679">
            <text:p>0.0005353679</text:p>
          </table:table-cell>
          <table:table-cell table:number-columns-repeated="4"/>
        </table:table-row>
        <table:table-row table:style-name="ro1">
          <table:table-cell office:value-type="string">
            <text:p>Gcrew_UP_B_T5</text:p>
          </table:table-cell>
          <table:table-cell office:value-type="float" office:value="10911">
            <text:p>10911</text:p>
          </table:table-cell>
          <table:table-cell office:value-type="time" office:time-value="PT15H08M25S">
            <text:p>03:08:25 PM</text:p>
          </table:table-cell>
          <table:table-cell office:value-type="float" office:value="0.00000009361338">
            <text:p>9.36E-008</text:p>
          </table:table-cell>
          <table:table-cell office:value-type="float" office:value="0.00000004088204">
            <text:p>4.09E-008</text:p>
          </table:table-cell>
          <table:table-cell office:value-type="float" office:value="0.000000001801368">
            <text:p>1.80E-009</text:p>
          </table:table-cell>
          <table:table-cell office:value-type="float" office:value="0.0000000007090309">
            <text:p>7.09E-010</text:p>
          </table:table-cell>
          <table:table-cell office:value-type="float" office:value="0.00000000005299677">
            <text:p>5.30E-011</text:p>
          </table:table-cell>
          <table:table-cell office:value-type="float" office:value="51.96794">
            <text:p>51.96794</text:p>
          </table:table-cell>
          <table:table-cell office:value-type="float" office:value="22.69499">
            <text:p>22.69499</text:p>
          </table:table-cell>
          <table:table-cell office:value-type="float" office:value="0.007574033">
            <text:p>0.007574033</text:p>
          </table:table-cell>
          <table:table-cell office:value-type="float" office:value="0.0005661239">
            <text:p>0.0005661239</text:p>
          </table:table-cell>
          <table:table-cell table:number-columns-repeated="4"/>
        </table:table-row>
        <table:table-row table:style-name="ro1">
          <table:table-cell office:value-type="string">
            <text:p>Gcrew_UP_B_T5</text:p>
          </table:table-cell>
          <table:table-cell office:value-type="float" office:value="10959">
            <text:p>10959</text:p>
          </table:table-cell>
          <table:table-cell office:value-type="time" office:time-value="PT15H08M40S">
            <text:p>03:08:40 PM</text:p>
          </table:table-cell>
          <table:table-cell office:value-type="float" office:value="0.00000009343675">
            <text:p>9.34E-008</text:p>
          </table:table-cell>
          <table:table-cell office:value-type="float" office:value="0.00000004093082">
            <text:p>4.09E-008</text:p>
          </table:table-cell>
          <table:table-cell office:value-type="float" office:value="0.00000000180403">
            <text:p>1.80E-009</text:p>
          </table:table-cell>
          <table:table-cell office:value-type="float" office:value="0.0000000007109177">
            <text:p>7.11E-010</text:p>
          </table:table-cell>
          <table:table-cell office:value-type="float" office:value="0.0000000000528962">
            <text:p>5.29E-011</text:p>
          </table:table-cell>
          <table:table-cell office:value-type="float" office:value="51.79335">
            <text:p>51.79335</text:p>
          </table:table-cell>
          <table:table-cell office:value-type="float" office:value="22.68855">
            <text:p>22.68855</text:p>
          </table:table-cell>
          <table:table-cell office:value-type="float" office:value="0.007608544">
            <text:p>0.007608544</text:p>
          </table:table-cell>
          <table:table-cell office:value-type="float" office:value="0.0005661177">
            <text:p>0.0005661177</text:p>
          </table:table-cell>
          <table:table-cell table:number-columns-repeated="4"/>
        </table:table-row>
        <table:table-row table:style-name="ro1">
          <table:table-cell office:value-type="string">
            <text:p>Gcrew_UP_B_T5</text:p>
          </table:table-cell>
          <table:table-cell office:value-type="float" office:value="11011">
            <text:p>11011</text:p>
          </table:table-cell>
          <table:table-cell office:value-type="time" office:time-value="PT15H08M55S">
            <text:p>03:08:55 PM</text:p>
          </table:table-cell>
          <table:table-cell office:value-type="float" office:value="0.00000009404953">
            <text:p>9.40E-008</text:p>
          </table:table-cell>
          <table:table-cell office:value-type="float" office:value="0.0000000412068">
            <text:p>4.12E-008</text:p>
          </table:table-cell>
          <table:table-cell office:value-type="float" office:value="0.000000001818433">
            <text:p>1.82E-009</text:p>
          </table:table-cell>
          <table:table-cell office:value-type="float" office:value="0.0000000007149908">
            <text:p>7.15E-010</text:p>
          </table:table-cell>
          <table:table-cell office:value-type="float" office:value="0.00000000005292537">
            <text:p>5.29E-011</text:p>
          </table:table-cell>
          <table:table-cell office:value-type="float" office:value="51.72009">
            <text:p>51.72009</text:p>
          </table:table-cell>
          <table:table-cell office:value-type="float" office:value="22.6606">
            <text:p>22.6606</text:p>
          </table:table-cell>
          <table:table-cell office:value-type="float" office:value="0.00760228">
            <text:p>0.00760228</text:p>
          </table:table-cell>
          <table:table-cell office:value-type="float" office:value="0.0005627394">
            <text:p>0.0005627394</text:p>
          </table:table-cell>
          <table:table-cell table:number-columns-repeated="4"/>
        </table:table-row>
        <table:table-row table:style-name="ro1">
          <table:table-cell office:value-type="string">
            <text:p>T5_bump</text:p>
          </table:table-cell>
          <table:table-cell office:value-type="float" office:value="10647">
            <text:p>10647</text:p>
          </table:table-cell>
          <table:table-cell office:value-type="time" office:time-value="PT15H07M05S">
            <text:p>03:07:05 PM</text:p>
          </table:table-cell>
          <table:table-cell office:value-type="float" office:value="0.0000001050847">
            <text:p>1.05E-007</text:p>
          </table:table-cell>
          <table:table-cell office:value-type="float" office:value="0.00000004530816">
            <text:p>4.53E-008</text:p>
          </table:table-cell>
          <table:table-cell office:value-type="float" office:value="0.000000002001744">
            <text:p>2.00E-009</text:p>
          </table:table-cell>
          <table:table-cell office:value-type="float" office:value="0.0000000007741795">
            <text:p>7.74E-010</text:p>
          </table:table-cell>
          <table:table-cell office:value-type="float" office:value="0.00000000005726614">
            <text:p>5.73E-011</text:p>
          </table:table-cell>
          <table:table-cell office:value-type="float" office:value="52.49657">
            <text:p>52.49657</text:p>
          </table:table-cell>
          <table:table-cell office:value-type="float" office:value="22.63434">
            <text:p>22.63434</text:p>
          </table:table-cell>
          <table:table-cell office:value-type="float" office:value="0.007367195">
            <text:p>0.007367195</text:p>
          </table:table-cell>
          <table:table-cell office:value-type="float" office:value="0.0005449522">
            <text:p>0.0005449522</text:p>
          </table:table-cell>
          <table:table-cell table:number-columns-repeated="4"/>
        </table:table-row>
        <table:table-row table:style-name="ro1">
          <table:table-cell office:value-type="string">
            <text:p>T5_bump</text:p>
          </table:table-cell>
          <table:table-cell office:value-type="float" office:value="10680">
            <text:p>10680</text:p>
          </table:table-cell>
          <table:table-cell office:value-type="time" office:time-value="PT15H07M15S">
            <text:p>03:07:15 PM</text:p>
          </table:table-cell>
          <table:table-cell office:value-type="float" office:value="0.0000001058835">
            <text:p>1.06E-007</text:p>
          </table:table-cell>
          <table:table-cell office:value-type="float" office:value="0.00000004535021">
            <text:p>4.54E-008</text:p>
          </table:table-cell>
          <table:table-cell office:value-type="float" office:value="0.000000002008536">
            <text:p>2.01E-009</text:p>
          </table:table-cell>
          <table:table-cell office:value-type="float" office:value="0.000000000790593">
            <text:p>7.91E-010</text:p>
          </table:table-cell>
          <table:table-cell office:value-type="float" office:value="0.0000000000578838">
            <text:p>5.79E-011</text:p>
          </table:table-cell>
          <table:table-cell office:value-type="float" office:value="52.71675">
            <text:p>52.71675</text:p>
          </table:table-cell>
          <table:table-cell office:value-type="float" office:value="22.57873">
            <text:p>22.57873</text:p>
          </table:table-cell>
          <table:table-cell office:value-type="float" office:value="0.007466631">
            <text:p>0.007466631</text:p>
          </table:table-cell>
          <table:table-cell office:value-type="float" office:value="0.0005466744">
            <text:p>0.0005466744</text:p>
          </table:table-cell>
          <table:table-cell table:number-columns-repeated="4"/>
        </table:table-row>
        <table:table-row table:style-name="ro1">
          <table:table-cell office:value-type="string">
            <text:p>T5_bump</text:p>
          </table:table-cell>
          <table:table-cell office:value-type="float" office:value="10719">
            <text:p>10719</text:p>
          </table:table-cell>
          <table:table-cell office:value-type="time" office:time-value="PT15H07M27S">
            <text:p>03:07:27 PM</text:p>
          </table:table-cell>
          <table:table-cell office:value-type="float" office:value="0.0000001069984">
            <text:p>1.07E-007</text:p>
          </table:table-cell>
          <table:table-cell office:value-type="float" office:value="0.00000004567297">
            <text:p>4.57E-008</text:p>
          </table:table-cell>
          <table:table-cell office:value-type="float" office:value="0.000000002020535">
            <text:p>2.02E-009</text:p>
          </table:table-cell>
          <table:table-cell office:value-type="float" office:value="0.0000000008035819">
            <text:p>8.04E-010</text:p>
          </table:table-cell>
          <table:table-cell office:value-type="float" office:value="0.00000000005853327">
            <text:p>5.85E-011</text:p>
          </table:table-cell>
          <table:table-cell office:value-type="float" office:value="52.95549">
            <text:p>52.95549</text:p>
          </table:table-cell>
          <table:table-cell office:value-type="float" office:value="22.60439">
            <text:p>22.60439</text:p>
          </table:table-cell>
          <table:table-cell office:value-type="float" office:value="0.007510222">
            <text:p>0.007510222</text:p>
          </table:table-cell>
          <table:table-cell office:value-type="float" office:value="0.000547048">
            <text:p>0.000547048</text:p>
          </table:table-cell>
          <table:table-cell table:number-columns-repeated="4"/>
        </table:table-row>
        <table:table-row table:style-name="ro1">
          <table:table-cell office:value-type="string">
            <text:p>Gcrew_UP_B_T6</text:p>
          </table:table-cell>
          <table:table-cell office:value-type="float" office:value="11622">
            <text:p>11622</text:p>
          </table:table-cell>
          <table:table-cell office:value-type="time" office:time-value="PT15H12M01S">
            <text:p>03:12:01 PM</text:p>
          </table:table-cell>
          <table:table-cell office:value-type="float" office:value="0.00000009050105">
            <text:p>9.05E-008</text:p>
          </table:table-cell>
          <table:table-cell office:value-type="float" office:value="0.00000004010425">
            <text:p>4.01E-008</text:p>
          </table:table-cell>
          <table:table-cell office:value-type="float" office:value="0.000000001740657">
            <text:p>1.74E-009</text:p>
          </table:table-cell>
          <table:table-cell office:value-type="float" office:value="0.0000000007063007">
            <text:p>7.06E-010</text:p>
          </table:table-cell>
          <table:table-cell office:value-type="float" office:value="0.00000000005230261">
            <text:p>5.23E-011</text:p>
          </table:table-cell>
          <table:table-cell office:value-type="float" office:value="51.99248">
            <text:p>51.99248</text:p>
          </table:table-cell>
          <table:table-cell office:value-type="float" office:value="23.03972">
            <text:p>23.03972</text:p>
          </table:table-cell>
          <table:table-cell office:value-type="float" office:value="0.007804336">
            <text:p>0.007804336</text:p>
          </table:table-cell>
          <table:table-cell office:value-type="float" office:value="0.0005779227">
            <text:p>0.0005779227</text:p>
          </table:table-cell>
          <table:table-cell table:number-columns-repeated="4"/>
        </table:table-row>
        <table:table-row table:style-name="ro1">
          <table:table-cell office:value-type="string">
            <text:p>Gcrew_UP_B_T6</text:p>
          </table:table-cell>
          <table:table-cell office:value-type="float" office:value="11673">
            <text:p>11673</text:p>
          </table:table-cell>
          <table:table-cell office:value-type="time" office:time-value="PT15H12M16S">
            <text:p>03:12:16 PM</text:p>
          </table:table-cell>
          <table:table-cell office:value-type="float" office:value="0.00000009024495">
            <text:p>9.02E-008</text:p>
          </table:table-cell>
          <table:table-cell office:value-type="float" office:value="0.00000004012912">
            <text:p>4.01E-008</text:p>
          </table:table-cell>
          <table:table-cell office:value-type="float" office:value="0.000000001744465">
            <text:p>1.74E-009</text:p>
          </table:table-cell>
          <table:table-cell office:value-type="float" office:value="0.0000000007065148">
            <text:p>7.07E-010</text:p>
          </table:table-cell>
          <table:table-cell office:value-type="float" office:value="0.00000000005200203">
            <text:p>5.20E-011</text:p>
          </table:table-cell>
          <table:table-cell office:value-type="float" office:value="51.73217">
            <text:p>51.73217</text:p>
          </table:table-cell>
          <table:table-cell office:value-type="float" office:value="23.00368">
            <text:p>23.00368</text:p>
          </table:table-cell>
          <table:table-cell office:value-type="float" office:value="0.007828857">
            <text:p>0.007828857</text:p>
          </table:table-cell>
          <table:table-cell office:value-type="float" office:value="0.000576232">
            <text:p>0.000576232</text:p>
          </table:table-cell>
          <table:table-cell table:number-columns-repeated="4"/>
        </table:table-row>
        <table:table-row table:style-name="ro1">
          <table:table-cell office:value-type="string">
            <text:p>Gcrew_UP_B_T6</text:p>
          </table:table-cell>
          <table:table-cell office:value-type="float" office:value="11706">
            <text:p>11706</text:p>
          </table:table-cell>
          <table:table-cell office:value-type="time" office:time-value="PT15H12M26S">
            <text:p>03:12:26 PM</text:p>
          </table:table-cell>
          <table:table-cell office:value-type="float" office:value="0.0000000902621">
            <text:p>9.03E-008</text:p>
          </table:table-cell>
          <table:table-cell office:value-type="float" office:value="0.00000004020631">
            <text:p>4.02E-008</text:p>
          </table:table-cell>
          <table:table-cell office:value-type="float" office:value="0.000000001749023">
            <text:p>1.75E-009</text:p>
          </table:table-cell>
          <table:table-cell office:value-type="float" office:value="0.000000000706065">
            <text:p>7.06E-010</text:p>
          </table:table-cell>
          <table:table-cell office:value-type="float" office:value="0.00000000005172587">
            <text:p>5.17E-011</text:p>
          </table:table-cell>
          <table:table-cell office:value-type="float" office:value="51.60715">
            <text:p>51.60715</text:p>
          </table:table-cell>
          <table:table-cell office:value-type="float" office:value="22.98787">
            <text:p>22.98787</text:p>
          </table:table-cell>
          <table:table-cell office:value-type="float" office:value="0.007822386">
            <text:p>0.007822386</text:p>
          </table:table-cell>
          <table:table-cell office:value-type="float" office:value="0.000573063">
            <text:p>0.000573063</text:p>
          </table:table-cell>
          <table:table-cell table:number-columns-repeated="4"/>
        </table:table-row>
        <table:table-row table:style-name="ro1">
          <table:table-cell office:value-type="string">
            <text:p>T6_bump</text:p>
          </table:table-cell>
          <table:table-cell office:value-type="float" office:value="11351">
            <text:p>11351</text:p>
          </table:table-cell>
          <table:table-cell office:value-type="time" office:time-value="PT15H10M39S">
            <text:p>03:10:39 PM</text:p>
          </table:table-cell>
          <table:table-cell office:value-type="float" office:value="0.0000001020663">
            <text:p>1.02E-007</text:p>
          </table:table-cell>
          <table:table-cell office:value-type="float" office:value="0.00000004426505">
            <text:p>4.43E-008</text:p>
          </table:table-cell>
          <table:table-cell office:value-type="float" office:value="0.000000001937179">
            <text:p>1.94E-009</text:p>
          </table:table-cell>
          <table:table-cell office:value-type="float" office:value="0.0000000007823889">
            <text:p>7.82E-010</text:p>
          </table:table-cell>
          <table:table-cell office:value-type="float" office:value="0.0000000000566004">
            <text:p>5.66E-011</text:p>
          </table:table-cell>
          <table:table-cell office:value-type="float" office:value="52.68813">
            <text:p>52.68813</text:p>
          </table:table-cell>
          <table:table-cell office:value-type="float" office:value="22.85026">
            <text:p>22.85026</text:p>
          </table:table-cell>
          <table:table-cell office:value-type="float" office:value="0.007665494">
            <text:p>0.007665494</text:p>
          </table:table-cell>
          <table:table-cell office:value-type="float" office:value="0.0005545451">
            <text:p>0.0005545451</text:p>
          </table:table-cell>
          <table:table-cell table:number-columns-repeated="4"/>
        </table:table-row>
        <table:table-row table:style-name="ro1">
          <table:table-cell office:value-type="string">
            <text:p>T6_bump</text:p>
          </table:table-cell>
          <table:table-cell office:value-type="float" office:value="11375">
            <text:p>11375</text:p>
          </table:table-cell>
          <table:table-cell office:value-type="time" office:time-value="PT15H10M46S">
            <text:p>03:10:46 PM</text:p>
          </table:table-cell>
          <table:table-cell office:value-type="float" office:value="0.000000102763">
            <text:p>1.03E-007</text:p>
          </table:table-cell>
          <table:table-cell office:value-type="float" office:value="0.00000004445559">
            <text:p>4.45E-008</text:p>
          </table:table-cell>
          <table:table-cell office:value-type="float" office:value="0.000000001944633">
            <text:p>1.94E-009</text:p>
          </table:table-cell>
          <table:table-cell office:value-type="float" office:value="0.0000000007906653">
            <text:p>7.91E-010</text:p>
          </table:table-cell>
          <table:table-cell office:value-type="float" office:value="0.00000000005692267">
            <text:p>5.69E-011</text:p>
          </table:table-cell>
          <table:table-cell office:value-type="float" office:value="52.84441">
            <text:p>52.84441</text:p>
          </table:table-cell>
          <table:table-cell office:value-type="float" office:value="22.86066">
            <text:p>22.86066</text:p>
          </table:table-cell>
          <table:table-cell office:value-type="float" office:value="0.007694068">
            <text:p>0.007694068</text:p>
          </table:table-cell>
          <table:table-cell office:value-type="float" office:value="0.0005539221">
            <text:p>0.0005539221</text:p>
          </table:table-cell>
          <table:table-cell table:number-columns-repeated="4"/>
        </table:table-row>
        <table:table-row table:style-name="ro1">
          <table:table-cell office:value-type="string">
            <text:p>T6_bump</text:p>
          </table:table-cell>
          <table:table-cell office:value-type="float" office:value="11403">
            <text:p>11403</text:p>
          </table:table-cell>
          <table:table-cell office:value-type="time" office:time-value="PT15H10M54S">
            <text:p>03:10:54 PM</text:p>
          </table:table-cell>
          <table:table-cell office:value-type="float" office:value="0.0000001035998">
            <text:p>1.04E-007</text:p>
          </table:table-cell>
          <table:table-cell office:value-type="float" office:value="0.00000004472776">
            <text:p>4.47E-008</text:p>
          </table:table-cell>
          <table:table-cell office:value-type="float" office:value="0.00000000195687">
            <text:p>1.96E-009</text:p>
          </table:table-cell>
          <table:table-cell office:value-type="float" office:value="0.0000000008010786">
            <text:p>8.01E-010</text:p>
          </table:table-cell>
          <table:table-cell office:value-type="float" office:value="0.00000000005753281">
            <text:p>5.75E-011</text:p>
          </table:table-cell>
          <table:table-cell office:value-type="float" office:value="52.94159">
            <text:p>52.94159</text:p>
          </table:table-cell>
          <table:table-cell office:value-type="float" office:value="22.85678">
            <text:p>22.85678</text:p>
          </table:table-cell>
          <table:table-cell office:value-type="float" office:value="0.007732431">
            <text:p>0.007732431</text:p>
          </table:table-cell>
          <table:table-cell office:value-type="float" office:value="0.0005553369">
            <text:p>0.0005553369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12135">
            <text:p>12135</text:p>
          </table:table-cell>
          <table:table-cell office:value-type="time" office:time-value="PT15H14M37S">
            <text:p>03:14:37 PM</text:p>
          </table:table-cell>
          <table:table-cell office:value-type="float" office:value="0.0000001049261">
            <text:p>1.05E-007</text:p>
          </table:table-cell>
          <table:table-cell office:value-type="float" office:value="0.00000005056133">
            <text:p>5.06E-008</text:p>
          </table:table-cell>
          <table:table-cell office:value-type="float" office:value="0.000000002056938">
            <text:p>2.06E-009</text:p>
          </table:table-cell>
          <table:table-cell office:value-type="float" office:value="0.0000000007198649">
            <text:p>7.20E-010</text:p>
          </table:table-cell>
          <table:table-cell office:value-type="float" office:value="0.00000000005768223">
            <text:p>5.77E-011</text:p>
          </table:table-cell>
          <table:table-cell office:value-type="float" office:value="51.01083">
            <text:p>51.01083</text:p>
          </table:table-cell>
          <table:table-cell office:value-type="float" office:value="24.58087">
            <text:p>24.58087</text:p>
          </table:table-cell>
          <table:table-cell office:value-type="float" office:value="0.006860684">
            <text:p>0.006860684</text:p>
          </table:table-cell>
          <table:table-cell office:value-type="float" office:value="0.0005497414">
            <text:p>0.0005497414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12200">
            <text:p>12200</text:p>
          </table:table-cell>
          <table:table-cell office:value-type="time" office:time-value="PT15H14M56S">
            <text:p>03:14:56 PM</text:p>
          </table:table-cell>
          <table:table-cell office:value-type="float" office:value="0.0000001050796">
            <text:p>1.05E-007</text:p>
          </table:table-cell>
          <table:table-cell office:value-type="float" office:value="0.00000005065662">
            <text:p>5.07E-008</text:p>
          </table:table-cell>
          <table:table-cell office:value-type="float" office:value="0.000000002056981">
            <text:p>2.06E-009</text:p>
          </table:table-cell>
          <table:table-cell office:value-type="float" office:value="0.0000000007209656">
            <text:p>7.21E-010</text:p>
          </table:table-cell>
          <table:table-cell office:value-type="float" office:value="0.00000000005793062">
            <text:p>5.79E-011</text:p>
          </table:table-cell>
          <table:table-cell office:value-type="float" office:value="51.08437">
            <text:p>51.08437</text:p>
          </table:table-cell>
          <table:table-cell office:value-type="float" office:value="24.62668">
            <text:p>24.62668</text:p>
          </table:table-cell>
          <table:table-cell office:value-type="float" office:value="0.006861139">
            <text:p>0.006861139</text:p>
          </table:table-cell>
          <table:table-cell office:value-type="float" office:value="0.0005513023">
            <text:p>0.0005513023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12252">
            <text:p>12252</text:p>
          </table:table-cell>
          <table:table-cell office:value-type="time" office:time-value="PT15H15M12S">
            <text:p>03:15:12 PM</text:p>
          </table:table-cell>
          <table:table-cell office:value-type="float" office:value="0.0000001051051">
            <text:p>1.05E-007</text:p>
          </table:table-cell>
          <table:table-cell office:value-type="float" office:value="0.00000005067844">
            <text:p>5.07E-008</text:p>
          </table:table-cell>
          <table:table-cell office:value-type="float" office:value="0.000000002059704">
            <text:p>2.06E-009</text:p>
          </table:table-cell>
          <table:table-cell office:value-type="float" office:value="0.0000000007198565">
            <text:p>7.20E-010</text:p>
          </table:table-cell>
          <table:table-cell office:value-type="float" office:value="0.00000000005845581">
            <text:p>5.85E-011</text:p>
          </table:table-cell>
          <table:table-cell office:value-type="float" office:value="51.0292">
            <text:p>51.0292</text:p>
          </table:table-cell>
          <table:table-cell office:value-type="float" office:value="24.60472">
            <text:p>24.60472</text:p>
          </table:table-cell>
          <table:table-cell office:value-type="float" office:value="0.006848922">
            <text:p>0.006848922</text:p>
          </table:table-cell>
          <table:table-cell office:value-type="float" office:value="0.0005561655">
            <text:p>0.0005561655</text:p>
          </table:table-cell>
          <table:table-cell table:number-columns-repeated="4"/>
        </table:table-row>
        <table:table-row table:style-name="ro1">
          <table:table-cell office:value-type="string">
            <text:p>Gcrew_UP_C_TO</text:p>
          </table:table-cell>
          <table:table-cell office:value-type="float" office:value="12800">
            <text:p>12800</text:p>
          </table:table-cell>
          <table:table-cell office:value-type="time" office:time-value="PT15H17M59S">
            <text:p>03:17:59 PM</text:p>
          </table:table-cell>
          <table:table-cell office:value-type="float" office:value="0.00000009129658">
            <text:p>9.13E-008</text:p>
          </table:table-cell>
          <table:table-cell office:value-type="float" office:value="0.00000004083996">
            <text:p>4.08E-008</text:p>
          </table:table-cell>
          <table:table-cell office:value-type="float" office:value="0.000000001766446">
            <text:p>1.77E-009</text:p>
          </table:table-cell>
          <table:table-cell office:value-type="float" office:value="0.0000000006277206">
            <text:p>6.28E-010</text:p>
          </table:table-cell>
          <table:table-cell office:value-type="float" office:value="0.00000000005204851">
            <text:p>5.20E-011</text:p>
          </table:table-cell>
          <table:table-cell office:value-type="float" office:value="51.68377">
            <text:p>51.68377</text:p>
          </table:table-cell>
          <table:table-cell office:value-type="float" office:value="23.11985">
            <text:p>23.11985</text:p>
          </table:table-cell>
          <table:table-cell office:value-type="float" office:value="0.00687562">
            <text:p>0.00687562</text:p>
          </table:table-cell>
          <table:table-cell office:value-type="float" office:value="0.0005701037">
            <text:p>0.0005701037</text:p>
          </table:table-cell>
          <table:table-cell table:number-columns-repeated="4"/>
        </table:table-row>
        <table:table-row table:style-name="ro1">
          <table:table-cell office:value-type="string">
            <text:p>Gcrew_UP_C_TO</text:p>
          </table:table-cell>
          <table:table-cell office:value-type="float" office:value="12845">
            <text:p>12845</text:p>
          </table:table-cell>
          <table:table-cell office:value-type="time" office:time-value="PT15H18M13S">
            <text:p>03:18:13 PM</text:p>
          </table:table-cell>
          <table:table-cell office:value-type="float" office:value="0.00000009109663">
            <text:p>9.11E-008</text:p>
          </table:table-cell>
          <table:table-cell office:value-type="float" office:value="0.00000004080346">
            <text:p>4.08E-008</text:p>
          </table:table-cell>
          <table:table-cell office:value-type="float" office:value="0.000000001765517">
            <text:p>1.77E-009</text:p>
          </table:table-cell>
          <table:table-cell office:value-type="float" office:value="0.0000000006243681">
            <text:p>6.24E-010</text:p>
          </table:table-cell>
          <table:table-cell office:value-type="float" office:value="0.00000000005184597">
            <text:p>5.18E-011</text:p>
          </table:table-cell>
          <table:table-cell office:value-type="float" office:value="51.59771">
            <text:p>51.59771</text:p>
          </table:table-cell>
          <table:table-cell office:value-type="float" office:value="23.11134">
            <text:p>23.11134</text:p>
          </table:table-cell>
          <table:table-cell office:value-type="float" office:value="0.006853909">
            <text:p>0.006853909</text:p>
          </table:table-cell>
          <table:table-cell office:value-type="float" office:value="0.0005691315">
            <text:p>0.0005691315</text:p>
          </table:table-cell>
          <table:table-cell table:number-columns-repeated="4"/>
        </table:table-row>
        <table:table-row table:style-name="ro1">
          <table:table-cell office:value-type="string">
            <text:p>Gcrew_UP_C_TO</text:p>
          </table:table-cell>
          <table:table-cell office:value-type="float" office:value="12900">
            <text:p>12900</text:p>
          </table:table-cell>
          <table:table-cell office:value-type="time" office:time-value="PT15H18M30S">
            <text:p>03:18:30 PM</text:p>
          </table:table-cell>
          <table:table-cell office:value-type="float" office:value="0.0000000915932">
            <text:p>9.16E-008</text:p>
          </table:table-cell>
          <table:table-cell office:value-type="float" office:value="0.00000004120207">
            <text:p>4.12E-008</text:p>
          </table:table-cell>
          <table:table-cell office:value-type="float" office:value="0.000000001781845">
            <text:p>1.78E-009</text:p>
          </table:table-cell>
          <table:table-cell office:value-type="float" office:value="0.0000000006290801">
            <text:p>6.29E-010</text:p>
          </table:table-cell>
          <table:table-cell office:value-type="float" office:value="0.00000000005196554">
            <text:p>5.20E-011</text:p>
          </table:table-cell>
          <table:table-cell office:value-type="float" office:value="51.40356">
            <text:p>51.40356</text:p>
          </table:table-cell>
          <table:table-cell office:value-type="float" office:value="23.12326">
            <text:p>23.12326</text:p>
          </table:table-cell>
          <table:table-cell office:value-type="float" office:value="0.006868197">
            <text:p>0.006868197</text:p>
          </table:table-cell>
          <table:table-cell office:value-type="float" office:value="0.0005673515">
            <text:p>0.0005673515</text:p>
          </table:table-cell>
          <table:table-cell table:number-columns-repeated="4"/>
        </table:table-row>
        <table:table-row table:style-name="ro1">
          <table:table-cell office:value-type="string">
            <text:p>T0_bump</text:p>
          </table:table-cell>
          <table:table-cell office:value-type="float" office:value="12497">
            <text:p>12497</text:p>
          </table:table-cell>
          <table:table-cell office:value-type="time" office:time-value="PT15H16M27S">
            <text:p>03:16:27 PM</text:p>
          </table:table-cell>
          <table:table-cell office:value-type="float" office:value="0.0000001013629">
            <text:p>1.01E-007</text:p>
          </table:table-cell>
          <table:table-cell office:value-type="float" office:value="0.00000004553963">
            <text:p>4.55E-008</text:p>
          </table:table-cell>
          <table:table-cell office:value-type="float" office:value="0.000000001941659">
            <text:p>1.94E-009</text:p>
          </table:table-cell>
          <table:table-cell office:value-type="float" office:value="0.0000000006971806">
            <text:p>6.97E-010</text:p>
          </table:table-cell>
          <table:table-cell office:value-type="float" office:value="0.00000000005630349">
            <text:p>5.63E-011</text:p>
          </table:table-cell>
          <table:table-cell office:value-type="float" office:value="52.20425">
            <text:p>52.20425</text:p>
          </table:table-cell>
          <table:table-cell office:value-type="float" office:value="23.45398">
            <text:p>23.45398</text:p>
          </table:table-cell>
          <table:table-cell office:value-type="float" office:value="0.006878069">
            <text:p>0.006878069</text:p>
          </table:table-cell>
          <table:table-cell office:value-type="float" office:value="0.0005554648">
            <text:p>0.0005554648</text:p>
          </table:table-cell>
          <table:table-cell table:number-columns-repeated="4"/>
        </table:table-row>
        <table:table-row table:style-name="ro1">
          <table:table-cell office:value-type="string">
            <text:p>T0_bump</text:p>
          </table:table-cell>
          <table:table-cell office:value-type="float" office:value="12521">
            <text:p>12521</text:p>
          </table:table-cell>
          <table:table-cell office:value-type="time" office:time-value="PT15H16M34S">
            <text:p>03:16:34 PM</text:p>
          </table:table-cell>
          <table:table-cell office:value-type="float" office:value="0.0000001017181">
            <text:p>1.02E-007</text:p>
          </table:table-cell>
          <table:table-cell office:value-type="float" office:value="0.00000004534875">
            <text:p>4.53E-008</text:p>
          </table:table-cell>
          <table:table-cell office:value-type="float" office:value="0.000000001944559">
            <text:p>1.94E-009</text:p>
          </table:table-cell>
          <table:table-cell office:value-type="float" office:value="0.0000000006978687">
            <text:p>6.98E-010</text:p>
          </table:table-cell>
          <table:table-cell office:value-type="float" office:value="0.00000000005635153">
            <text:p>5.64E-011</text:p>
          </table:table-cell>
          <table:table-cell office:value-type="float" office:value="52.30908">
            <text:p>52.30908</text:p>
          </table:table-cell>
          <table:table-cell office:value-type="float" office:value="23.32084">
            <text:p>23.32084</text:p>
          </table:table-cell>
          <table:table-cell office:value-type="float" office:value="0.006860811">
            <text:p>0.006860811</text:p>
          </table:table-cell>
          <table:table-cell office:value-type="float" office:value="0.0005539971">
            <text:p>0.0005539971</text:p>
          </table:table-cell>
          <table:table-cell table:number-columns-repeated="4"/>
        </table:table-row>
        <table:table-row table:style-name="ro1">
          <table:table-cell office:value-type="string">
            <text:p>T0_bump</text:p>
          </table:table-cell>
          <table:table-cell office:value-type="float" office:value="12568">
            <text:p>12568</text:p>
          </table:table-cell>
          <table:table-cell office:value-type="time" office:time-value="PT15H16M48S">
            <text:p>03:16:48 PM</text:p>
          </table:table-cell>
          <table:table-cell office:value-type="float" office:value="0.0000001028894">
            <text:p>1.03E-007</text:p>
          </table:table-cell>
          <table:table-cell office:value-type="float" office:value="0.00000004560468">
            <text:p>4.56E-008</text:p>
          </table:table-cell>
          <table:table-cell office:value-type="float" office:value="0.000000001961455">
            <text:p>1.96E-009</text:p>
          </table:table-cell>
          <table:table-cell office:value-type="float" office:value="0.0000000007059902">
            <text:p>7.06E-010</text:p>
          </table:table-cell>
          <table:table-cell office:value-type="float" office:value="0.00000000005705098">
            <text:p>5.71E-011</text:p>
          </table:table-cell>
          <table:table-cell office:value-type="float" office:value="52.45564">
            <text:p>52.45564</text:p>
          </table:table-cell>
          <table:table-cell office:value-type="float" office:value="23.25044">
            <text:p>23.25044</text:p>
          </table:table-cell>
          <table:table-cell office:value-type="float" office:value="0.006861644">
            <text:p>0.006861644</text:p>
          </table:table-cell>
          <table:table-cell office:value-type="float" office:value="0.0005544886">
            <text:p>0.0005544886</text:p>
          </table:table-cell>
          <table:table-cell table:number-columns-repeated="4"/>
        </table:table-row>
        <table:table-row table:style-name="ro1">
          <table:table-cell office:value-type="string">
            <text:p>Gcrew_UP_C_T1</text:p>
          </table:table-cell>
          <table:table-cell office:value-type="float" office:value="13311">
            <text:p>13311</text:p>
          </table:table-cell>
          <table:table-cell office:value-type="time" office:time-value="PT15H20M35S">
            <text:p>03:20:35 PM</text:p>
          </table:table-cell>
          <table:table-cell office:value-type="float" office:value="0.00000008854511">
            <text:p>8.85E-008</text:p>
          </table:table-cell>
          <table:table-cell office:value-type="float" office:value="0.00000003950406">
            <text:p>3.95E-008</text:p>
          </table:table-cell>
          <table:table-cell office:value-type="float" office:value="0.000000001713933">
            <text:p>1.71E-009</text:p>
          </table:table-cell>
          <table:table-cell office:value-type="float" office:value="0.0000000006142483">
            <text:p>6.14E-010</text:p>
          </table:table-cell>
          <table:table-cell office:value-type="float" office:value="0.0000000000505545">
            <text:p>5.06E-011</text:p>
          </table:table-cell>
          <table:table-cell office:value-type="float" office:value="51.66193">
            <text:p>51.66193</text:p>
          </table:table-cell>
          <table:table-cell office:value-type="float" office:value="23.04877">
            <text:p>23.04877</text:p>
          </table:table-cell>
          <table:table-cell office:value-type="float" office:value="0.006937122">
            <text:p>0.006937122</text:p>
          </table:table-cell>
          <table:table-cell office:value-type="float" office:value="0.0005709462">
            <text:p>0.0005709462</text:p>
          </table:table-cell>
          <table:table-cell table:number-columns-repeated="4"/>
        </table:table-row>
        <table:table-row table:style-name="ro1">
          <table:table-cell office:value-type="string">
            <text:p>Gcrew_UP_C_T1</text:p>
          </table:table-cell>
          <table:table-cell office:value-type="float" office:value="13357">
            <text:p>13357</text:p>
          </table:table-cell>
          <table:table-cell office:value-type="time" office:time-value="PT15H20M49S">
            <text:p>03:20:49 PM</text:p>
          </table:table-cell>
          <table:table-cell office:value-type="float" office:value="0.00000008875246">
            <text:p>8.88E-008</text:p>
          </table:table-cell>
          <table:table-cell office:value-type="float" office:value="0.00000003965261">
            <text:p>3.97E-008</text:p>
          </table:table-cell>
          <table:table-cell office:value-type="float" office:value="0.000000001720831">
            <text:p>1.72E-009</text:p>
          </table:table-cell>
          <table:table-cell office:value-type="float" office:value="0.0000000006165963">
            <text:p>6.17E-010</text:p>
          </table:table-cell>
          <table:table-cell office:value-type="float" office:value="0.00000000005016436">
            <text:p>5.02E-011</text:p>
          </table:table-cell>
          <table:table-cell office:value-type="float" office:value="51.57534">
            <text:p>51.57534</text:p>
          </table:table-cell>
          <table:table-cell office:value-type="float" office:value="23.04271">
            <text:p>23.04271</text:p>
          </table:table-cell>
          <table:table-cell office:value-type="float" office:value="0.006947371">
            <text:p>0.006947371</text:p>
          </table:table-cell>
          <table:table-cell office:value-type="float" office:value="0.0005652165">
            <text:p>0.0005652165</text:p>
          </table:table-cell>
          <table:table-cell table:number-columns-repeated="4"/>
        </table:table-row>
        <table:table-row table:style-name="ro1">
          <table:table-cell office:value-type="string">
            <text:p>Gcrew_UP_C_T1</text:p>
          </table:table-cell>
          <table:table-cell office:value-type="float" office:value="13392">
            <text:p>13392</text:p>
          </table:table-cell>
          <table:table-cell office:value-type="time" office:time-value="PT15H21M00S">
            <text:p>03:21:00 PM</text:p>
          </table:table-cell>
          <table:table-cell office:value-type="float" office:value="0.00000008898506">
            <text:p>8.90E-008</text:p>
          </table:table-cell>
          <table:table-cell office:value-type="float" office:value="0.00000003975762">
            <text:p>3.98E-008</text:p>
          </table:table-cell>
          <table:table-cell office:value-type="float" office:value="0.00000000172634">
            <text:p>1.73E-009</text:p>
          </table:table-cell>
          <table:table-cell office:value-type="float" office:value="0.0000000006190398">
            <text:p>6.19E-010</text:p>
          </table:table-cell>
          <table:table-cell office:value-type="float" office:value="0.00000000005017176">
            <text:p>5.02E-011</text:p>
          </table:table-cell>
          <table:table-cell office:value-type="float" office:value="51.54552">
            <text:p>51.54552</text:p>
          </table:table-cell>
          <table:table-cell office:value-type="float" office:value="23.03001">
            <text:p>23.03001</text:p>
          </table:table-cell>
          <table:table-cell office:value-type="float" office:value="0.006956671">
            <text:p>0.006956671</text:p>
          </table:table-cell>
          <table:table-cell office:value-type="float" office:value="0.0005638222">
            <text:p>0.0005638222</text:p>
          </table:table-cell>
          <table:table-cell table:number-columns-repeated="4"/>
        </table:table-row>
        <table:table-row table:style-name="ro1">
          <table:table-cell office:value-type="string">
            <text:p>Gcrew_UP_C_T2_bump</text:p>
          </table:table-cell>
          <table:table-cell office:value-type="float" office:value="13574">
            <text:p>13574</text:p>
          </table:table-cell>
          <table:table-cell office:value-type="time" office:time-value="PT15H21M55S">
            <text:p>03:21:55 PM</text:p>
          </table:table-cell>
          <table:table-cell office:value-type="float" office:value="0.00000009680102">
            <text:p>9.68E-008</text:p>
          </table:table-cell>
          <table:table-cell office:value-type="float" office:value="0.00000004270513">
            <text:p>4.27E-008</text:p>
          </table:table-cell>
          <table:table-cell office:value-type="float" office:value="0.000000001847811">
            <text:p>1.85E-009</text:p>
          </table:table-cell>
          <table:table-cell office:value-type="float" office:value="0.0000000006776879">
            <text:p>6.78E-010</text:p>
          </table:table-cell>
          <table:table-cell office:value-type="float" office:value="0.00000000005361325">
            <text:p>5.36E-011</text:p>
          </table:table-cell>
          <table:table-cell office:value-type="float" office:value="52.38687">
            <text:p>52.38687</text:p>
          </table:table-cell>
          <table:table-cell office:value-type="float" office:value="23.11121">
            <text:p>23.11121</text:p>
          </table:table-cell>
          <table:table-cell office:value-type="float" office:value="0.007000835">
            <text:p>0.007000835</text:p>
          </table:table-cell>
          <table:table-cell office:value-type="float" office:value="0.0005538501">
            <text:p>0.0005538501</text:p>
          </table:table-cell>
          <table:table-cell table:number-columns-repeated="4"/>
        </table:table-row>
        <table:table-row table:style-name="ro1">
          <table:table-cell office:value-type="string">
            <text:p>bump</text:p>
          </table:table-cell>
          <table:table-cell office:value-type="float" office:value="13620">
            <text:p>13620</text:p>
          </table:table-cell>
          <table:table-cell office:value-type="time" office:time-value="PT15H22M09S">
            <text:p>03:22:09 PM</text:p>
          </table:table-cell>
          <table:table-cell office:value-type="float" office:value="0.00000009820219">
            <text:p>9.82E-008</text:p>
          </table:table-cell>
          <table:table-cell office:value-type="float" office:value="0.00000004316388">
            <text:p>4.32E-008</text:p>
          </table:table-cell>
          <table:table-cell office:value-type="float" office:value="0.000000001871057">
            <text:p>1.87E-009</text:p>
          </table:table-cell>
          <table:table-cell office:value-type="float" office:value="0.0000000006881872">
            <text:p>6.88E-010</text:p>
          </table:table-cell>
          <table:table-cell office:value-type="float" office:value="0.00000000005373492">
            <text:p>5.37E-011</text:p>
          </table:table-cell>
          <table:table-cell office:value-type="float" office:value="52.48488">
            <text:p>52.48488</text:p>
          </table:table-cell>
          <table:table-cell office:value-type="float" office:value="23.06925">
            <text:p>23.06925</text:p>
          </table:table-cell>
          <table:table-cell office:value-type="float" office:value="0.00700786">
            <text:p>0.00700786</text:p>
          </table:table-cell>
          <table:table-cell office:value-type="float" office:value="0.0005471865">
            <text:p>0.0005471865</text:p>
          </table:table-cell>
          <table:table-cell table:number-columns-repeated="4"/>
        </table:table-row>
        <table:table-row table:style-name="ro1">
          <table:table-cell office:value-type="string">
            <text:p>bump</text:p>
          </table:table-cell>
          <table:table-cell office:value-type="float" office:value="13597">
            <text:p>13597</text:p>
          </table:table-cell>
          <table:table-cell office:value-type="time" office:time-value="PT15H22M02S">
            <text:p>03:22:02 PM</text:p>
          </table:table-cell>
          <table:table-cell office:value-type="float" office:value="0.00000009746134">
            <text:p>9.75E-008</text:p>
          </table:table-cell>
          <table:table-cell office:value-type="float" office:value="0.00000004290748">
            <text:p>4.29E-008</text:p>
          </table:table-cell>
          <table:table-cell office:value-type="float" office:value="0.000000001857095">
            <text:p>1.86E-009</text:p>
          </table:table-cell>
          <table:table-cell office:value-type="float" office:value="0.0000000006836048">
            <text:p>6.84E-010</text:p>
          </table:table-cell>
          <table:table-cell office:value-type="float" office:value="0.00000000005374763">
            <text:p>5.37E-011</text:p>
          </table:table-cell>
          <table:table-cell office:value-type="float" office:value="52.48053">
            <text:p>52.48053</text:p>
          </table:table-cell>
          <table:table-cell office:value-type="float" office:value="23.10462">
            <text:p>23.10462</text:p>
          </table:table-cell>
          <table:table-cell office:value-type="float" office:value="0.007014113">
            <text:p>0.007014113</text:p>
          </table:table-cell>
          <table:table-cell office:value-type="float" office:value="0.0005514764">
            <text:p>0.0005514764</text:p>
          </table:table-cell>
          <table:table-cell table:number-columns-repeated="4"/>
        </table:table-row>
        <table:table-row table:style-name="ro1">
          <table:table-cell office:value-type="string">
            <text:p>Gcrew_UP_C_T2</text:p>
          </table:table-cell>
          <table:table-cell office:value-type="float" office:value="13809">
            <text:p>13809</text:p>
          </table:table-cell>
          <table:table-cell office:value-type="time" office:time-value="PT15H23M07S">
            <text:p>03:23:07 PM</text:p>
          </table:table-cell>
          <table:table-cell office:value-type="float" office:value="0.00000008700402">
            <text:p>8.70E-008</text:p>
          </table:table-cell>
          <table:table-cell office:value-type="float" office:value="0.00000003877966">
            <text:p>3.88E-008</text:p>
          </table:table-cell>
          <table:table-cell office:value-type="float" office:value="0.000000001682266">
            <text:p>1.68E-009</text:p>
          </table:table-cell>
          <table:table-cell office:value-type="float" office:value="0.0000000006124048">
            <text:p>6.12E-010</text:p>
          </table:table-cell>
          <table:table-cell office:value-type="float" office:value="0.00000000004947503">
            <text:p>4.95E-011</text:p>
          </table:table-cell>
          <table:table-cell office:value-type="float" office:value="51.71836">
            <text:p>51.71836</text:p>
          </table:table-cell>
          <table:table-cell office:value-type="float" office:value="23.05205">
            <text:p>23.05205</text:p>
          </table:table-cell>
          <table:table-cell office:value-type="float" office:value="0.007038811">
            <text:p>0.007038811</text:p>
          </table:table-cell>
          <table:table-cell office:value-type="float" office:value="0.0005686522">
            <text:p>0.0005686522</text:p>
          </table:table-cell>
          <table:table-cell table:number-columns-repeated="4"/>
        </table:table-row>
        <table:table-row table:style-name="ro1">
          <table:table-cell office:value-type="string">
            <text:p>Gcrew_UP_C_T2</text:p>
          </table:table-cell>
          <table:table-cell office:value-type="float" office:value="13865">
            <text:p>13865</text:p>
          </table:table-cell>
          <table:table-cell office:value-type="time" office:time-value="PT15H23M24S">
            <text:p>03:23:24 PM</text:p>
          </table:table-cell>
          <table:table-cell office:value-type="float" office:value="0.00000008679477">
            <text:p>8.68E-008</text:p>
          </table:table-cell>
          <table:table-cell office:value-type="float" office:value="0.00000003880409">
            <text:p>3.88E-008</text:p>
          </table:table-cell>
          <table:table-cell office:value-type="float" office:value="0.000000001684333">
            <text:p>1.68E-009</text:p>
          </table:table-cell>
          <table:table-cell office:value-type="float" office:value="0.000000000610809">
            <text:p>6.11E-010</text:p>
          </table:table-cell>
          <table:table-cell office:value-type="float" office:value="0.00000000004994863">
            <text:p>4.99E-011</text:p>
          </table:table-cell>
          <table:table-cell office:value-type="float" office:value="51.53065">
            <text:p>51.53065</text:p>
          </table:table-cell>
          <table:table-cell office:value-type="float" office:value="23.03826">
            <text:p>23.03826</text:p>
          </table:table-cell>
          <table:table-cell office:value-type="float" office:value="0.007037394">
            <text:p>0.007037394</text:p>
          </table:table-cell>
          <table:table-cell office:value-type="float" office:value="0.0005754797">
            <text:p>0.0005754797</text:p>
          </table:table-cell>
          <table:table-cell table:number-columns-repeated="4"/>
        </table:table-row>
        <table:table-row table:style-name="ro1">
          <table:table-cell office:value-type="string">
            <text:p>Gcrew_UP_C_T2</text:p>
          </table:table-cell>
          <table:table-cell office:value-type="float" office:value="13975">
            <text:p>13975</text:p>
          </table:table-cell>
          <table:table-cell office:value-type="time" office:time-value="PT15H23M57S">
            <text:p>03:23:57 PM</text:p>
          </table:table-cell>
          <table:table-cell office:value-type="float" office:value="0.00000008772766">
            <text:p>8.77E-008</text:p>
          </table:table-cell>
          <table:table-cell office:value-type="float" office:value="0.00000003959155">
            <text:p>3.96E-008</text:p>
          </table:table-cell>
          <table:table-cell office:value-type="float" office:value="0.000000001714035">
            <text:p>1.71E-009</text:p>
          </table:table-cell>
          <table:table-cell office:value-type="float" office:value="0.0000000006152377">
            <text:p>6.15E-010</text:p>
          </table:table-cell>
          <table:table-cell office:value-type="float" office:value="0.00000000004995849">
            <text:p>5.00E-011</text:p>
          </table:table-cell>
          <table:table-cell office:value-type="float" office:value="51.18196">
            <text:p>51.18196</text:p>
          </table:table-cell>
          <table:table-cell office:value-type="float" office:value="23.09846">
            <text:p>23.09846</text:p>
          </table:table-cell>
          <table:table-cell office:value-type="float" office:value="0.007013042">
            <text:p>0.007013042</text:p>
          </table:table-cell>
          <table:table-cell office:value-type="float" office:value="0.0005694725">
            <text:p>0.0005694725</text:p>
          </table:table-cell>
          <table:table-cell table:number-columns-repeated="4"/>
        </table:table-row>
        <table:table-row table:style-name="ro1">
          <table:table-cell office:value-type="string">
            <text:p>UP_C_T3_Bump</text:p>
          </table:table-cell>
          <table:table-cell office:value-type="float" office:value="14171">
            <text:p>14171</text:p>
          </table:table-cell>
          <table:table-cell office:value-type="time" office:time-value="PT15H24M57S">
            <text:p>03:24:57 PM</text:p>
          </table:table-cell>
          <table:table-cell office:value-type="float" office:value="0.00000009717756">
            <text:p>9.72E-008</text:p>
          </table:table-cell>
          <table:table-cell office:value-type="float" office:value="0.00000004404805">
            <text:p>4.40E-008</text:p>
          </table:table-cell>
          <table:table-cell office:value-type="float" office:value="0.000000001885459">
            <text:p>1.89E-009</text:p>
          </table:table-cell>
          <table:table-cell office:value-type="float" office:value="0.0000000006900791">
            <text:p>6.90E-010</text:p>
          </table:table-cell>
          <table:table-cell office:value-type="float" office:value="0.0000000000537328">
            <text:p>5.37E-011</text:p>
          </table:table-cell>
          <table:table-cell office:value-type="float" office:value="51.54054">
            <text:p>51.54054</text:p>
          </table:table-cell>
          <table:table-cell office:value-type="float" office:value="23.36198">
            <text:p>23.36198</text:p>
          </table:table-cell>
          <table:table-cell office:value-type="float" office:value="0.007101219">
            <text:p>0.007101219</text:p>
          </table:table-cell>
          <table:table-cell office:value-type="float" office:value="0.0005529342">
            <text:p>0.0005529342</text:p>
          </table:table-cell>
          <table:table-cell table:number-columns-repeated="4"/>
        </table:table-row>
        <table:table-row table:style-name="ro1">
          <table:table-cell office:value-type="string">
            <text:p>bump2</text:p>
          </table:table-cell>
          <table:table-cell office:value-type="float" office:value="14191">
            <text:p>14191</text:p>
          </table:table-cell>
          <table:table-cell office:value-type="time" office:time-value="PT15H25M03S">
            <text:p>03:25:03 PM</text:p>
          </table:table-cell>
          <table:table-cell office:value-type="float" office:value="0.00000009722858">
            <text:p>9.72E-008</text:p>
          </table:table-cell>
          <table:table-cell office:value-type="float" office:value="0.00000004322721">
            <text:p>4.32E-008</text:p>
          </table:table-cell>
          <table:table-cell office:value-type="float" office:value="0.00000000186777">
            <text:p>1.87E-009</text:p>
          </table:table-cell>
          <table:table-cell office:value-type="float" office:value="0.0000000006999671">
            <text:p>7.00E-010</text:p>
          </table:table-cell>
          <table:table-cell office:value-type="float" office:value="0.00000000005408975">
            <text:p>5.41E-011</text:p>
          </table:table-cell>
          <table:table-cell office:value-type="float" office:value="52.05597">
            <text:p>52.05597</text:p>
          </table:table-cell>
          <table:table-cell office:value-type="float" office:value="23.14375">
            <text:p>23.14375</text:p>
          </table:table-cell>
          <table:table-cell office:value-type="float" office:value="0.007199191">
            <text:p>0.007199191</text:p>
          </table:table-cell>
          <table:table-cell office:value-type="float" office:value="0.0005563154">
            <text:p>0.0005563154</text:p>
          </table:table-cell>
          <table:table-cell table:number-columns-repeated="4"/>
        </table:table-row>
        <table:table-row table:style-name="ro1">
          <table:table-cell office:value-type="string">
            <text:p>bump3</text:p>
          </table:table-cell>
          <table:table-cell office:value-type="float" office:value="14214">
            <text:p>14214</text:p>
          </table:table-cell>
          <table:table-cell office:value-type="time" office:time-value="PT15H25M10S">
            <text:p>03:25:10 PM</text:p>
          </table:table-cell>
          <table:table-cell office:value-type="float" office:value="0.00000009773085">
            <text:p>9.77E-008</text:p>
          </table:table-cell>
          <table:table-cell office:value-type="float" office:value="0.00000004300861">
            <text:p>4.30E-008</text:p>
          </table:table-cell>
          <table:table-cell office:value-type="float" office:value="0.000000001866118">
            <text:p>1.87E-009</text:p>
          </table:table-cell>
          <table:table-cell office:value-type="float" office:value="0.0000000007117724">
            <text:p>7.12E-010</text:p>
          </table:table-cell>
          <table:table-cell office:value-type="float" office:value="0.00000000005428973">
            <text:p>5.43E-011</text:p>
          </table:table-cell>
          <table:table-cell office:value-type="float" office:value="52.37119">
            <text:p>52.37119</text:p>
          </table:table-cell>
          <table:table-cell office:value-type="float" office:value="23.0471">
            <text:p>23.0471</text:p>
          </table:table-cell>
          <table:table-cell office:value-type="float" office:value="0.007282986">
            <text:p>0.007282986</text:p>
          </table:table-cell>
          <table:table-cell office:value-type="float" office:value="0.0005555025">
            <text:p>0.0005555025</text:p>
          </table:table-cell>
          <table:table-cell table:number-columns-repeated="4"/>
        </table:table-row>
        <table:table-row table:style-name="ro1">
          <table:table-cell office:value-type="string">
            <text:p>Gcrew_UP_C_T3</text:p>
          </table:table-cell>
          <table:table-cell office:value-type="float" office:value="14487">
            <text:p>14487</text:p>
          </table:table-cell>
          <table:table-cell office:value-type="time" office:time-value="PT15H26M33S">
            <text:p>03:26:33 PM</text:p>
          </table:table-cell>
          <table:table-cell office:value-type="float" office:value="0.00000008592209">
            <text:p>8.59E-008</text:p>
          </table:table-cell>
          <table:table-cell office:value-type="float" office:value="0.00000003860856">
            <text:p>3.86E-008</text:p>
          </table:table-cell>
          <table:table-cell office:value-type="float" office:value="0.00000000167572">
            <text:p>1.68E-009</text:p>
          </table:table-cell>
          <table:table-cell office:value-type="float" office:value="0.0000000006361742">
            <text:p>6.36E-010</text:p>
          </table:table-cell>
          <table:table-cell office:value-type="float" office:value="0.00000000004944514">
            <text:p>4.94E-011</text:p>
          </table:table-cell>
          <table:table-cell office:value-type="float" office:value="51.27473">
            <text:p>51.27473</text:p>
          </table:table-cell>
          <table:table-cell office:value-type="float" office:value="23.03998">
            <text:p>23.03998</text:p>
          </table:table-cell>
          <table:table-cell office:value-type="float" office:value="0.007404082">
            <text:p>0.007404082</text:p>
          </table:table-cell>
          <table:table-cell office:value-type="float" office:value="0.0005754648">
            <text:p>0.0005754648</text:p>
          </table:table-cell>
          <table:table-cell table:number-columns-repeated="4"/>
        </table:table-row>
        <table:table-row table:style-name="ro1">
          <table:table-cell office:value-type="string">
            <text:p>Gcrew_UP_C_T3</text:p>
          </table:table-cell>
          <table:table-cell office:value-type="float" office:value="14531">
            <text:p>14531</text:p>
          </table:table-cell>
          <table:table-cell office:value-type="time" office:time-value="PT15H26M46S">
            <text:p>03:26:46 PM</text:p>
          </table:table-cell>
          <table:table-cell office:value-type="float" office:value="0.00000008617696">
            <text:p>8.62E-008</text:p>
          </table:table-cell>
          <table:table-cell office:value-type="float" office:value="0.0000000387408">
            <text:p>3.87E-008</text:p>
          </table:table-cell>
          <table:table-cell office:value-type="float" office:value="0.00000000167962">
            <text:p>1.68E-009</text:p>
          </table:table-cell>
          <table:table-cell office:value-type="float" office:value="0.0000000006379373">
            <text:p>6.38E-010</text:p>
          </table:table-cell>
          <table:table-cell office:value-type="float" office:value="0.00000000004998749">
            <text:p>5.00E-011</text:p>
          </table:table-cell>
          <table:table-cell office:value-type="float" office:value="51.3074">
            <text:p>51.3074</text:p>
          </table:table-cell>
          <table:table-cell office:value-type="float" office:value="23.06521">
            <text:p>23.06521</text:p>
          </table:table-cell>
          <table:table-cell office:value-type="float" office:value="0.007402643">
            <text:p>0.007402643</text:p>
          </table:table-cell>
          <table:table-cell office:value-type="float" office:value="0.0005800563">
            <text:p>0.0005800563</text:p>
          </table:table-cell>
          <table:table-cell table:number-columns-repeated="4"/>
        </table:table-row>
        <table:table-row table:style-name="ro1">
          <table:table-cell office:value-type="string">
            <text:p>Gcrew_UP_C_T3</text:p>
          </table:table-cell>
          <table:table-cell office:value-type="float" office:value="14597">
            <text:p>14597</text:p>
          </table:table-cell>
          <table:table-cell office:value-type="time" office:time-value="PT15H27M06S">
            <text:p>03:27:06 PM</text:p>
          </table:table-cell>
          <table:table-cell office:value-type="float" office:value="0.00000008643606">
            <text:p>8.64E-008</text:p>
          </table:table-cell>
          <table:table-cell office:value-type="float" office:value="0.0000000391748">
            <text:p>3.92E-008</text:p>
          </table:table-cell>
          <table:table-cell office:value-type="float" office:value="0.00000000169551">
            <text:p>1.70E-009</text:p>
          </table:table-cell>
          <table:table-cell office:value-type="float" office:value="0.0000000006318501">
            <text:p>6.32E-010</text:p>
          </table:table-cell>
          <table:table-cell office:value-type="float" office:value="0.0000000000493783">
            <text:p>4.94E-011</text:p>
          </table:table-cell>
          <table:table-cell office:value-type="float" office:value="50.97939">
            <text:p>50.97939</text:p>
          </table:table-cell>
          <table:table-cell office:value-type="float" office:value="23.10502">
            <text:p>23.10502</text:p>
          </table:table-cell>
          <table:table-cell office:value-type="float" office:value="0.007310029">
            <text:p>0.007310029</text:p>
          </table:table-cell>
          <table:table-cell office:value-type="float" office:value="0.0005712697">
            <text:p>0.0005712697</text:p>
          </table:table-cell>
          <table:table-cell table:number-columns-repeated="4"/>
        </table:table-row>
        <table:table-row table:style-name="ro1">
          <table:table-cell office:value-type="string">
            <text:p>Gcrew_UP_C_T4</text:p>
          </table:table-cell>
          <table:table-cell office:value-type="float" office:value="15175">
            <text:p>15175</text:p>
          </table:table-cell>
          <table:table-cell office:value-type="time" office:time-value="PT15H30M02S">
            <text:p>03:30:02 PM</text:p>
          </table:table-cell>
          <table:table-cell office:value-type="float" office:value="0.00000008665496">
            <text:p>8.67E-008</text:p>
          </table:table-cell>
          <table:table-cell office:value-type="float" office:value="0.00000003888729">
            <text:p>3.89E-008</text:p>
          </table:table-cell>
          <table:table-cell office:value-type="float" office:value="0.000000001685443">
            <text:p>1.69E-009</text:p>
          </table:table-cell>
          <table:table-cell office:value-type="float" office:value="0.0000000006426548">
            <text:p>6.43E-010</text:p>
          </table:table-cell>
          <table:table-cell office:value-type="float" office:value="0.00000000005037796">
            <text:p>5.04E-011</text:p>
          </table:table-cell>
          <table:table-cell office:value-type="float" office:value="51.41375">
            <text:p>51.41375</text:p>
          </table:table-cell>
          <table:table-cell office:value-type="float" office:value="23.07244">
            <text:p>23.07244</text:p>
          </table:table-cell>
          <table:table-cell office:value-type="float" office:value="0.007416249">
            <text:p>0.007416249</text:p>
          </table:table-cell>
          <table:table-cell office:value-type="float" office:value="0.0005813626">
            <text:p>0.0005813626</text:p>
          </table:table-cell>
          <table:table-cell table:number-columns-repeated="4"/>
        </table:table-row>
        <table:table-row table:style-name="ro1">
          <table:table-cell office:value-type="string">
            <text:p>Gcrew_UP_C_T4</text:p>
          </table:table-cell>
          <table:table-cell office:value-type="float" office:value="15240">
            <text:p>15240</text:p>
          </table:table-cell>
          <table:table-cell office:value-type="time" office:time-value="PT15H30M21S">
            <text:p>03:30:21 PM</text:p>
          </table:table-cell>
          <table:table-cell office:value-type="float" office:value="0.00000008699627">
            <text:p>8.70E-008</text:p>
          </table:table-cell>
          <table:table-cell office:value-type="float" office:value="0.00000003915943">
            <text:p>3.92E-008</text:p>
          </table:table-cell>
          <table:table-cell office:value-type="float" office:value="0.000000001696058">
            <text:p>1.70E-009</text:p>
          </table:table-cell>
          <table:table-cell office:value-type="float" office:value="0.0000000006413473">
            <text:p>6.41E-010</text:p>
          </table:table-cell>
          <table:table-cell office:value-type="float" office:value="0.00000000005003721">
            <text:p>5.00E-011</text:p>
          </table:table-cell>
          <table:table-cell office:value-type="float" office:value="51.29322">
            <text:p>51.29322</text:p>
          </table:table-cell>
          <table:table-cell office:value-type="float" office:value="23.0885">
            <text:p>23.0885</text:p>
          </table:table-cell>
          <table:table-cell office:value-type="float" office:value="0.007372124">
            <text:p>0.007372124</text:p>
          </table:table-cell>
          <table:table-cell office:value-type="float" office:value="0.000575165">
            <text:p>0.000575165</text:p>
          </table:table-cell>
          <table:table-cell table:number-columns-repeated="4"/>
        </table:table-row>
        <table:table-row table:style-name="ro1">
          <table:table-cell office:value-type="string">
            <text:p>Gcrew_UP_C_T4</text:p>
          </table:table-cell>
          <table:table-cell office:value-type="float" office:value="15295">
            <text:p>15295</text:p>
          </table:table-cell>
          <table:table-cell office:value-type="time" office:time-value="PT15H30M38S">
            <text:p>03:30:38 PM</text:p>
          </table:table-cell>
          <table:table-cell office:value-type="float" office:value="0.00000008716709">
            <text:p>8.72E-008</text:p>
          </table:table-cell>
          <table:table-cell office:value-type="float" office:value="0.00000003937436">
            <text:p>3.94E-008</text:p>
          </table:table-cell>
          <table:table-cell office:value-type="float" office:value="0.000000001704884">
            <text:p>1.70E-009</text:p>
          </table:table-cell>
          <table:table-cell office:value-type="float" office:value="0.0000000006379537">
            <text:p>6.38E-010</text:p>
          </table:table-cell>
          <table:table-cell office:value-type="float" office:value="0.00000000005048778">
            <text:p>5.05E-011</text:p>
          </table:table-cell>
          <table:table-cell office:value-type="float" office:value="51.12788">
            <text:p>51.12788</text:p>
          </table:table-cell>
          <table:table-cell office:value-type="float" office:value="23.09504">
            <text:p>23.09504</text:p>
          </table:table-cell>
          <table:table-cell office:value-type="float" office:value="0.007318744">
            <text:p>0.007318744</text:p>
          </table:table-cell>
          <table:table-cell office:value-type="float" office:value="0.0005792069">
            <text:p>0.0005792069</text:p>
          </table:table-cell>
          <table:table-cell table:number-columns-repeated="4"/>
        </table:table-row>
        <table:table-row table:style-name="ro1">
          <table:table-cell office:value-type="string">
            <text:p>T4_bump</text:p>
          </table:table-cell>
          <table:table-cell office:value-type="float" office:value="14891">
            <text:p>14891</text:p>
          </table:table-cell>
          <table:table-cell office:value-type="time" office:time-value="PT15H28M35S">
            <text:p>03:28:35 PM</text:p>
          </table:table-cell>
          <table:table-cell office:value-type="float" office:value="0.00000009642984">
            <text:p>9.64E-008</text:p>
          </table:table-cell>
          <table:table-cell office:value-type="float" office:value="0.00000004215921">
            <text:p>4.22E-008</text:p>
          </table:table-cell>
          <table:table-cell office:value-type="float" office:value="0.000000001838374">
            <text:p>1.84E-009</text:p>
          </table:table-cell>
          <table:table-cell office:value-type="float" office:value="0.0000000007080401">
            <text:p>7.08E-010</text:p>
          </table:table-cell>
          <table:table-cell office:value-type="float" office:value="0.00000000005356448">
            <text:p>5.36E-011</text:p>
          </table:table-cell>
          <table:table-cell office:value-type="float" office:value="52.45387">
            <text:p>52.45387</text:p>
          </table:table-cell>
          <table:table-cell office:value-type="float" office:value="22.93288">
            <text:p>22.93288</text:p>
          </table:table-cell>
          <table:table-cell office:value-type="float" office:value="0.007342541">
            <text:p>0.007342541</text:p>
          </table:table-cell>
          <table:table-cell office:value-type="float" office:value="0.0005554761">
            <text:p>0.0005554761</text:p>
          </table:table-cell>
          <table:table-cell table:number-columns-repeated="4"/>
        </table:table-row>
        <table:table-row table:style-name="ro1">
          <table:table-cell office:value-type="string">
            <text:p>T4_bump</text:p>
          </table:table-cell>
          <table:table-cell office:value-type="float" office:value="14934">
            <text:p>14934</text:p>
          </table:table-cell>
          <table:table-cell office:value-type="time" office:time-value="PT15H28M48S">
            <text:p>03:28:48 PM</text:p>
          </table:table-cell>
          <table:table-cell office:value-type="float" office:value="0.00000009772593">
            <text:p>9.77E-008</text:p>
          </table:table-cell>
          <table:table-cell office:value-type="float" office:value="0.00000004247427">
            <text:p>4.25E-008</text:p>
          </table:table-cell>
          <table:table-cell office:value-type="float" office:value="0.000000001849988">
            <text:p>1.85E-009</text:p>
          </table:table-cell>
          <table:table-cell office:value-type="float" office:value="0.0000000007188837">
            <text:p>7.19E-010</text:p>
          </table:table-cell>
          <table:table-cell office:value-type="float" office:value="0.00000000005494391">
            <text:p>5.49E-011</text:p>
          </table:table-cell>
          <table:table-cell office:value-type="float" office:value="52.82518">
            <text:p>52.82518</text:p>
          </table:table-cell>
          <table:table-cell office:value-type="float" office:value="22.95922">
            <text:p>22.95922</text:p>
          </table:table-cell>
          <table:table-cell office:value-type="float" office:value="0.00735612">
            <text:p>0.00735612</text:p>
          </table:table-cell>
          <table:table-cell office:value-type="float" office:value="0.0005622245">
            <text:p>0.0005622245</text:p>
          </table:table-cell>
          <table:table-cell table:number-columns-repeated="4"/>
        </table:table-row>
        <table:table-row table:style-name="ro1">
          <table:table-cell office:value-type="string">
            <text:p>T4_bump</text:p>
          </table:table-cell>
          <table:table-cell office:value-type="float" office:value="14947">
            <text:p>14947</text:p>
          </table:table-cell>
          <table:table-cell office:value-type="time" office:time-value="PT15H28M52S">
            <text:p>03:28:52 PM</text:p>
          </table:table-cell>
          <table:table-cell office:value-type="float" office:value="0.00000009828835">
            <text:p>9.83E-008</text:p>
          </table:table-cell>
          <table:table-cell office:value-type="float" office:value="0.00000004268265">
            <text:p>4.27E-008</text:p>
          </table:table-cell>
          <table:table-cell office:value-type="float" office:value="0.000000001860922">
            <text:p>1.86E-009</text:p>
          </table:table-cell>
          <table:table-cell office:value-type="float" office:value="0.0000000007233884">
            <text:p>7.23E-010</text:p>
          </table:table-cell>
          <table:table-cell office:value-type="float" office:value="0.00000000005465589">
            <text:p>5.47E-011</text:p>
          </table:table-cell>
          <table:table-cell office:value-type="float" office:value="52.81703">
            <text:p>52.81703</text:p>
          </table:table-cell>
          <table:table-cell office:value-type="float" office:value="22.93629">
            <text:p>22.93629</text:p>
          </table:table-cell>
          <table:table-cell office:value-type="float" office:value="0.007359859">
            <text:p>0.007359859</text:p>
          </table:table-cell>
          <table:table-cell office:value-type="float" office:value="0.000556077">
            <text:p>0.000556077</text:p>
          </table:table-cell>
          <table:table-cell table:number-columns-repeated="4"/>
        </table:table-row>
        <table:table-row table:style-name="ro1">
          <table:table-cell office:value-type="string">
            <text:p>Gcrew_UP_C_T5</text:p>
          </table:table-cell>
          <table:table-cell office:value-type="float" office:value="15941">
            <text:p>15941</text:p>
          </table:table-cell>
          <table:table-cell office:value-type="time" office:time-value="PT15H33M55S">
            <text:p>03:33:55 PM</text:p>
          </table:table-cell>
          <table:table-cell office:value-type="float" office:value="0.00000008673253">
            <text:p>8.67E-008</text:p>
          </table:table-cell>
          <table:table-cell office:value-type="float" office:value="0.00000003929997">
            <text:p>3.93E-008</text:p>
          </table:table-cell>
          <table:table-cell office:value-type="float" office:value="0.000000001683954">
            <text:p>1.68E-009</text:p>
          </table:table-cell>
          <table:table-cell office:value-type="float" office:value="0.0000000006896012">
            <text:p>6.90E-010</text:p>
          </table:table-cell>
          <table:table-cell office:value-type="float" office:value="0.00000000005122731">
            <text:p>5.12E-011</text:p>
          </table:table-cell>
          <table:table-cell office:value-type="float" office:value="51.50529">
            <text:p>51.50529</text:p>
          </table:table-cell>
          <table:table-cell office:value-type="float" office:value="23.33791">
            <text:p>23.33791</text:p>
          </table:table-cell>
          <table:table-cell office:value-type="float" office:value="0.007950894">
            <text:p>0.007950894</text:p>
          </table:table-cell>
          <table:table-cell office:value-type="float" office:value="0.0005906355">
            <text:p>0.0005906355</text:p>
          </table:table-cell>
          <table:table-cell table:number-columns-repeated="4"/>
        </table:table-row>
        <table:table-row table:style-name="ro1">
          <table:table-cell office:value-type="string">
            <text:p>Gcrew_UP_C_T5</text:p>
          </table:table-cell>
          <table:table-cell office:value-type="float" office:value="15937">
            <text:p>15937</text:p>
          </table:table-cell>
          <table:table-cell office:value-type="time" office:time-value="PT15H33M54S">
            <text:p>03:33:54 PM</text:p>
          </table:table-cell>
          <table:table-cell office:value-type="float" office:value="0.0000000867345">
            <text:p>8.67E-008</text:p>
          </table:table-cell>
          <table:table-cell office:value-type="float" office:value="0.00000003931275">
            <text:p>3.93E-008</text:p>
          </table:table-cell>
          <table:table-cell office:value-type="float" office:value="0.000000001680997">
            <text:p>1.68E-009</text:p>
          </table:table-cell>
          <table:table-cell office:value-type="float" office:value="0.0000000006888793">
            <text:p>6.89E-010</text:p>
          </table:table-cell>
          <table:table-cell office:value-type="float" office:value="0.00000000005108707">
            <text:p>5.11E-011</text:p>
          </table:table-cell>
          <table:table-cell office:value-type="float" office:value="51.59705">
            <text:p>51.59705</text:p>
          </table:table-cell>
          <table:table-cell office:value-type="float" office:value="23.38656">
            <text:p>23.38656</text:p>
          </table:table-cell>
          <table:table-cell office:value-type="float" office:value="0.007942392">
            <text:p>0.007942392</text:p>
          </table:table-cell>
          <table:table-cell office:value-type="float" office:value="0.0005890052">
            <text:p>0.0005890052</text:p>
          </table:table-cell>
          <table:table-cell table:number-columns-repeated="4"/>
        </table:table-row>
        <table:table-row table:style-name="ro1">
          <table:table-cell office:value-type="string">
            <text:p>Gcrew_UP_C_T5</text:p>
          </table:table-cell>
          <table:table-cell office:value-type="float" office:value="16016">
            <text:p>16016</text:p>
          </table:table-cell>
          <table:table-cell office:value-type="time" office:time-value="PT15H34M18S">
            <text:p>03:34:18 PM</text:p>
          </table:table-cell>
          <table:table-cell office:value-type="float" office:value="0.00000008699">
            <text:p>8.70E-008</text:p>
          </table:table-cell>
          <table:table-cell office:value-type="float" office:value="0.0000000400741">
            <text:p>4.01E-008</text:p>
          </table:table-cell>
          <table:table-cell office:value-type="float" office:value="0.000000001712772">
            <text:p>1.71E-009</text:p>
          </table:table-cell>
          <table:table-cell office:value-type="float" office:value="0.0000000006410921">
            <text:p>6.41E-010</text:p>
          </table:table-cell>
          <table:table-cell office:value-type="float" office:value="0.00000000005080765">
            <text:p>5.08E-011</text:p>
          </table:table-cell>
          <table:table-cell office:value-type="float" office:value="50.789">
            <text:p>50.789</text:p>
          </table:table-cell>
          <table:table-cell office:value-type="float" office:value="23.39721">
            <text:p>23.39721</text:p>
          </table:table-cell>
          <table:table-cell office:value-type="float" office:value="0.007369721">
            <text:p>0.007369721</text:p>
          </table:table-cell>
          <table:table-cell office:value-type="float" office:value="0.0005840632">
            <text:p>0.0005840632</text:p>
          </table:table-cell>
          <table:table-cell table:number-columns-repeated="4"/>
        </table:table-row>
        <table:table-row table:style-name="ro1">
          <table:table-cell office:value-type="string">
            <text:p>T5_bump</text:p>
          </table:table-cell>
          <table:table-cell office:value-type="float" office:value="15496">
            <text:p>15496</text:p>
          </table:table-cell>
          <table:table-cell office:value-type="time" office:time-value="PT15H31M40S">
            <text:p>03:31:40 PM</text:p>
          </table:table-cell>
          <table:table-cell office:value-type="float" office:value="0.00000009652518">
            <text:p>9.65E-008</text:p>
          </table:table-cell>
          <table:table-cell office:value-type="float" office:value="0.00000004197058">
            <text:p>4.20E-008</text:p>
          </table:table-cell>
          <table:table-cell office:value-type="float" office:value="0.000000001823227">
            <text:p>1.82E-009</text:p>
          </table:table-cell>
          <table:table-cell office:value-type="float" office:value="0.0000000007521561">
            <text:p>7.52E-010</text:p>
          </table:table-cell>
          <table:table-cell office:value-type="float" office:value="0.00000000005496248">
            <text:p>5.50E-011</text:p>
          </table:table-cell>
          <table:table-cell office:value-type="float" office:value="52.94195">
            <text:p>52.94195</text:p>
          </table:table-cell>
          <table:table-cell office:value-type="float" office:value="23.01995">
            <text:p>23.01995</text:p>
          </table:table-cell>
          <table:table-cell office:value-type="float" office:value="0.00779233">
            <text:p>0.00779233</text:p>
          </table:table-cell>
          <table:table-cell office:value-type="float" office:value="0.0005694108">
            <text:p>0.0005694108</text:p>
          </table:table-cell>
          <table:table-cell table:number-columns-repeated="4"/>
        </table:table-row>
        <table:table-row table:style-name="ro1">
          <table:table-cell office:value-type="string">
            <text:p>T5_bump</text:p>
          </table:table-cell>
          <table:table-cell office:value-type="float" office:value="15535">
            <text:p>15535</text:p>
          </table:table-cell>
          <table:table-cell office:value-type="time" office:time-value="PT15H31M52S">
            <text:p>03:31:52 PM</text:p>
          </table:table-cell>
          <table:table-cell office:value-type="float" office:value="0.00000009729189">
            <text:p>9.73E-008</text:p>
          </table:table-cell>
          <table:table-cell office:value-type="float" office:value="0.00000004219036">
            <text:p>4.22E-008</text:p>
          </table:table-cell>
          <table:table-cell office:value-type="float" office:value="0.000000001831581">
            <text:p>1.83E-009</text:p>
          </table:table-cell>
          <table:table-cell office:value-type="float" office:value="0.0000000007635849">
            <text:p>7.64E-010</text:p>
          </table:table-cell>
          <table:table-cell office:value-type="float" office:value="0.00000000005512048">
            <text:p>5.51E-011</text:p>
          </table:table-cell>
          <table:table-cell office:value-type="float" office:value="53.11908">
            <text:p>53.11908</text:p>
          </table:table-cell>
          <table:table-cell office:value-type="float" office:value="23.03494">
            <text:p>23.03494</text:p>
          </table:table-cell>
          <table:table-cell office:value-type="float" office:value="0.007848392">
            <text:p>0.007848392</text:p>
          </table:table-cell>
          <table:table-cell office:value-type="float" office:value="0.0005665475">
            <text:p>0.0005665475</text:p>
          </table:table-cell>
          <table:table-cell table:number-columns-repeated="4"/>
        </table:table-row>
        <table:table-row table:style-name="ro1">
          <table:table-cell office:value-type="string">
            <text:p>T5_bump</text:p>
          </table:table-cell>
          <table:table-cell office:value-type="float" office:value="15563">
            <text:p>15563</text:p>
          </table:table-cell>
          <table:table-cell office:value-type="time" office:time-value="PT15H32M00S">
            <text:p>03:32:00 PM</text:p>
          </table:table-cell>
          <table:table-cell office:value-type="float" office:value="0.00000009776254">
            <text:p>9.78E-008</text:p>
          </table:table-cell>
          <table:table-cell office:value-type="float" office:value="0.00000004233232">
            <text:p>4.23E-008</text:p>
          </table:table-cell>
          <table:table-cell office:value-type="float" office:value="0.000000001835839">
            <text:p>1.84E-009</text:p>
          </table:table-cell>
          <table:table-cell office:value-type="float" office:value="0.000000000766659">
            <text:p>7.67E-010</text:p>
          </table:table-cell>
          <table:table-cell office:value-type="float" office:value="0.00000000005618228">
            <text:p>5.62E-011</text:p>
          </table:table-cell>
          <table:table-cell office:value-type="float" office:value="53.25224">
            <text:p>53.25224</text:p>
          </table:table-cell>
          <table:table-cell office:value-type="float" office:value="23.05884">
            <text:p>23.05884</text:p>
          </table:table-cell>
          <table:table-cell office:value-type="float" office:value="0.007842053">
            <text:p>0.007842053</text:p>
          </table:table-cell>
          <table:table-cell office:value-type="float" office:value="0.000574681">
            <text:p>0.000574681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17041">
            <text:p>17041</text:p>
          </table:table-cell>
          <table:table-cell office:value-type="time" office:time-value="PT15H39M31S">
            <text:p>03:39:31 PM</text:p>
          </table:table-cell>
          <table:table-cell office:value-type="float" office:value="0.0000001026194">
            <text:p>1.03E-007</text:p>
          </table:table-cell>
          <table:table-cell office:value-type="float" office:value="0.00000004975816">
            <text:p>4.98E-008</text:p>
          </table:table-cell>
          <table:table-cell office:value-type="float" office:value="0.000000002007984">
            <text:p>2.01E-009</text:p>
          </table:table-cell>
          <table:table-cell office:value-type="float" office:value="0.0000000007040262">
            <text:p>7.04E-010</text:p>
          </table:table-cell>
          <table:table-cell office:value-type="float" office:value="0.00000000005879657">
            <text:p>5.88E-011</text:p>
          </table:table-cell>
          <table:table-cell office:value-type="float" office:value="51.1057">
            <text:p>51.1057</text:p>
          </table:table-cell>
          <table:table-cell office:value-type="float" office:value="24.78016">
            <text:p>24.78016</text:p>
          </table:table-cell>
          <table:table-cell office:value-type="float" office:value="0.006860555">
            <text:p>0.006860555</text:p>
          </table:table-cell>
          <table:table-cell office:value-type="float" office:value="0.0005729575">
            <text:p>0.0005729575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17118">
            <text:p>17118</text:p>
          </table:table-cell>
          <table:table-cell office:value-type="time" office:time-value="PT15H39M54S">
            <text:p>03:39:54 PM</text:p>
          </table:table-cell>
          <table:table-cell office:value-type="float" office:value="0.0000001025248">
            <text:p>1.03E-007</text:p>
          </table:table-cell>
          <table:table-cell office:value-type="float" office:value="0.0000000496924">
            <text:p>4.97E-008</text:p>
          </table:table-cell>
          <table:table-cell office:value-type="float" office:value="0.000000002005113">
            <text:p>2.01E-009</text:p>
          </table:table-cell>
          <table:table-cell office:value-type="float" office:value="0.0000000007044237">
            <text:p>7.04E-010</text:p>
          </table:table-cell>
          <table:table-cell office:value-type="float" office:value="0.00000000005891906">
            <text:p>5.89E-011</text:p>
          </table:table-cell>
          <table:table-cell office:value-type="float" office:value="51.13171">
            <text:p>51.13171</text:p>
          </table:table-cell>
          <table:table-cell office:value-type="float" office:value="24.78285">
            <text:p>24.78285</text:p>
          </table:table-cell>
          <table:table-cell office:value-type="float" office:value="0.006870762">
            <text:p>0.006870762</text:p>
          </table:table-cell>
          <table:table-cell office:value-type="float" office:value="0.0005746809">
            <text:p>0.0005746809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17168">
            <text:p>17168</text:p>
          </table:table-cell>
          <table:table-cell office:value-type="time" office:time-value="PT15H40M09S">
            <text:p>03:40:09 PM</text:p>
          </table:table-cell>
          <table:table-cell office:value-type="float" office:value="0.0000001024022">
            <text:p>1.02E-007</text:p>
          </table:table-cell>
          <table:table-cell office:value-type="float" office:value="0.00000004964928">
            <text:p>4.96E-008</text:p>
          </table:table-cell>
          <table:table-cell office:value-type="float" office:value="0.000000002002604">
            <text:p>2.00E-009</text:p>
          </table:table-cell>
          <table:table-cell office:value-type="float" office:value="0.0000000007016915">
            <text:p>7.02E-010</text:p>
          </table:table-cell>
          <table:table-cell office:value-type="float" office:value="0.00000000005850031">
            <text:p>5.85E-011</text:p>
          </table:table-cell>
          <table:table-cell office:value-type="float" office:value="51.13451">
            <text:p>51.13451</text:p>
          </table:table-cell>
          <table:table-cell office:value-type="float" office:value="24.79236">
            <text:p>24.79236</text:p>
          </table:table-cell>
          <table:table-cell office:value-type="float" office:value="0.006852309">
            <text:p>0.006852309</text:p>
          </table:table-cell>
          <table:table-cell office:value-type="float" office:value="0.0005712798">
            <text:p>0.0005712798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17206">
            <text:p>17206</text:p>
          </table:table-cell>
          <table:table-cell office:value-type="time" office:time-value="PT15H40M21S">
            <text:p>03:40:21 PM</text:p>
          </table:table-cell>
          <table:table-cell office:value-type="float" office:value="0.0000001023713">
            <text:p>1.02E-007</text:p>
          </table:table-cell>
          <table:table-cell office:value-type="float" office:value="0.00000004962517">
            <text:p>4.96E-008</text:p>
          </table:table-cell>
          <table:table-cell office:value-type="float" office:value="0.000000002005669">
            <text:p>2.01E-009</text:p>
          </table:table-cell>
          <table:table-cell office:value-type="float" office:value="0.0000000007023772">
            <text:p>7.02E-010</text:p>
          </table:table-cell>
          <table:table-cell office:value-type="float" office:value="0.00000000005904319">
            <text:p>5.90E-011</text:p>
          </table:table-cell>
          <table:table-cell office:value-type="float" office:value="51.04096">
            <text:p>51.04096</text:p>
          </table:table-cell>
          <table:table-cell office:value-type="float" office:value="24.74245">
            <text:p>24.74245</text:p>
          </table:table-cell>
          <table:table-cell office:value-type="float" office:value="0.006861078">
            <text:p>0.006861078</text:p>
          </table:table-cell>
          <table:table-cell office:value-type="float" office:value="0.0005767556">
            <text:p>0.0005767556</text:p>
          </table:table-cell>
          <table:table-cell table:number-columns-repeated="4"/>
        </table:table-row>
        <table:table-row table:style-name="ro1">
          <table:table-cell office:value-type="string">
            <text:p>Gcrew_TR_A_T0</text:p>
          </table:table-cell>
          <table:table-cell office:value-type="float" office:value="17691">
            <text:p>17691</text:p>
          </table:table-cell>
          <table:table-cell office:value-type="time" office:time-value="PT15H42M49S">
            <text:p>03:42:49 PM</text:p>
          </table:table-cell>
          <table:table-cell office:value-type="float" office:value="0.00000008853129">
            <text:p>8.85E-008</text:p>
          </table:table-cell>
          <table:table-cell office:value-type="float" office:value="0.00000004079445">
            <text:p>4.08E-008</text:p>
          </table:table-cell>
          <table:table-cell office:value-type="float" office:value="0.000000001720877">
            <text:p>1.72E-009</text:p>
          </table:table-cell>
          <table:table-cell office:value-type="float" office:value="0.0000000006119885">
            <text:p>6.12E-010</text:p>
          </table:table-cell>
          <table:table-cell office:value-type="float" office:value="0.00000000005204206">
            <text:p>5.20E-011</text:p>
          </table:table-cell>
          <table:table-cell office:value-type="float" office:value="51.44544">
            <text:p>51.44544</text:p>
          </table:table-cell>
          <table:table-cell office:value-type="float" office:value="23.70561">
            <text:p>23.70561</text:p>
          </table:table-cell>
          <table:table-cell office:value-type="float" office:value="0.00691268">
            <text:p>0.00691268</text:p>
          </table:table-cell>
          <table:table-cell office:value-type="float" office:value="0.000587838">
            <text:p>0.000587838</text:p>
          </table:table-cell>
          <table:table-cell table:number-columns-repeated="4"/>
        </table:table-row>
        <table:table-row table:style-name="ro1">
          <table:table-cell office:value-type="string">
            <text:p>Gcrew_TR_A_T0</text:p>
          </table:table-cell>
          <table:table-cell office:value-type="float" office:value="17749">
            <text:p>17749</text:p>
          </table:table-cell>
          <table:table-cell office:value-type="time" office:time-value="PT15H43M06S">
            <text:p>03:43:06 PM</text:p>
          </table:table-cell>
          <table:table-cell office:value-type="float" office:value="0.00000008844999">
            <text:p>8.84E-008</text:p>
          </table:table-cell>
          <table:table-cell office:value-type="float" office:value="0.00000004072372">
            <text:p>4.07E-008</text:p>
          </table:table-cell>
          <table:table-cell office:value-type="float" office:value="0.000000001722931">
            <text:p>1.72E-009</text:p>
          </table:table-cell>
          <table:table-cell office:value-type="float" office:value="0.0000000006096132">
            <text:p>6.10E-010</text:p>
          </table:table-cell>
          <table:table-cell office:value-type="float" office:value="0.00000000005145757">
            <text:p>5.15E-011</text:p>
          </table:table-cell>
          <table:table-cell office:value-type="float" office:value="51.33693">
            <text:p>51.33693</text:p>
          </table:table-cell>
          <table:table-cell office:value-type="float" office:value="23.6363">
            <text:p>23.6363</text:p>
          </table:table-cell>
          <table:table-cell office:value-type="float" office:value="0.00689218">
            <text:p>0.00689218</text:p>
          </table:table-cell>
          <table:table-cell office:value-type="float" office:value="0.0005817702">
            <text:p>0.0005817702</text:p>
          </table:table-cell>
          <table:table-cell table:number-columns-repeated="4"/>
        </table:table-row>
        <table:table-row table:style-name="ro1">
          <table:table-cell office:value-type="string">
            <text:p>Gcrew_TR_A_T0</text:p>
          </table:table-cell>
          <table:table-cell office:value-type="float" office:value="17834">
            <text:p>17834</text:p>
          </table:table-cell>
          <table:table-cell office:value-type="time" office:time-value="PT15H43M32S">
            <text:p>03:43:32 PM</text:p>
          </table:table-cell>
          <table:table-cell office:value-type="float" office:value="0.000000088845">
            <text:p>8.88E-008</text:p>
          </table:table-cell>
          <table:table-cell office:value-type="float" office:value="0.00000004082422">
            <text:p>4.08E-008</text:p>
          </table:table-cell>
          <table:table-cell office:value-type="float" office:value="0.000000001731299">
            <text:p>1.73E-009</text:p>
          </table:table-cell>
          <table:table-cell office:value-type="float" office:value="0.0000000006110845">
            <text:p>6.11E-010</text:p>
          </table:table-cell>
          <table:table-cell office:value-type="float" office:value="0.00000000005217672">
            <text:p>5.22E-011</text:p>
          </table:table-cell>
          <table:table-cell office:value-type="float" office:value="51.31697">
            <text:p>51.31697</text:p>
          </table:table-cell>
          <table:table-cell office:value-type="float" office:value="23.58011">
            <text:p>23.58011</text:p>
          </table:table-cell>
          <table:table-cell office:value-type="float" office:value="0.006878096">
            <text:p>0.006878096</text:p>
          </table:table-cell>
          <table:table-cell office:value-type="float" office:value="0.0005872781">
            <text:p>0.0005872781</text:p>
          </table:table-cell>
          <table:table-cell table:number-columns-repeated="4"/>
        </table:table-row>
        <table:table-row table:style-name="ro1">
          <table:table-cell office:value-type="string">
            <text:p>T0_bump</text:p>
          </table:table-cell>
          <table:table-cell office:value-type="float" office:value="17384">
            <text:p>17384</text:p>
          </table:table-cell>
          <table:table-cell office:value-type="time" office:time-value="PT15H41M15S">
            <text:p>03:41:15 PM</text:p>
          </table:table-cell>
          <table:table-cell office:value-type="float" office:value="0.00000009624223">
            <text:p>9.62E-008</text:p>
          </table:table-cell>
          <table:table-cell office:value-type="float" office:value="0.00000004594813">
            <text:p>4.59E-008</text:p>
          </table:table-cell>
          <table:table-cell office:value-type="float" office:value="0.000000001868126">
            <text:p>1.87E-009</text:p>
          </table:table-cell>
          <table:table-cell office:value-type="float" office:value="0.0000000006615142">
            <text:p>6.62E-010</text:p>
          </table:table-cell>
          <table:table-cell office:value-type="float" office:value="0.00000000005591128">
            <text:p>5.59E-011</text:p>
          </table:table-cell>
          <table:table-cell office:value-type="float" office:value="51.51807">
            <text:p>51.51807</text:p>
          </table:table-cell>
          <table:table-cell office:value-type="float" office:value="24.59584">
            <text:p>24.59584</text:p>
          </table:table-cell>
          <table:table-cell office:value-type="float" office:value="0.00687343">
            <text:p>0.00687343</text:p>
          </table:table-cell>
          <table:table-cell office:value-type="float" office:value="0.0005809433">
            <text:p>0.0005809433</text:p>
          </table:table-cell>
          <table:table-cell table:number-columns-repeated="4"/>
        </table:table-row>
        <table:table-row table:style-name="ro1">
          <table:table-cell office:value-type="string">
            <text:p>T0_bump</text:p>
          </table:table-cell>
          <table:table-cell office:value-type="float" office:value="17407">
            <text:p>17407</text:p>
          </table:table-cell>
          <table:table-cell office:value-type="time" office:time-value="PT15H41M22S">
            <text:p>03:41:22 PM</text:p>
          </table:table-cell>
          <table:table-cell office:value-type="float" office:value="0.00000009698508">
            <text:p>9.70E-008</text:p>
          </table:table-cell>
          <table:table-cell office:value-type="float" office:value="0.00000004580613">
            <text:p>4.58E-008</text:p>
          </table:table-cell>
          <table:table-cell office:value-type="float" office:value="0.000000001872803">
            <text:p>1.87E-009</text:p>
          </table:table-cell>
          <table:table-cell office:value-type="float" office:value="0.0000000006680407">
            <text:p>6.68E-010</text:p>
          </table:table-cell>
          <table:table-cell office:value-type="float" office:value="0.00000000005572978">
            <text:p>5.57E-011</text:p>
          </table:table-cell>
          <table:table-cell office:value-type="float" office:value="51.78604">
            <text:p>51.78604</text:p>
          </table:table-cell>
          <table:table-cell office:value-type="float" office:value="24.45859">
            <text:p>24.45859</text:p>
          </table:table-cell>
          <table:table-cell office:value-type="float" office:value="0.006888078">
            <text:p>0.006888078</text:p>
          </table:table-cell>
          <table:table-cell office:value-type="float" office:value="0.0005746222">
            <text:p>0.0005746222</text:p>
          </table:table-cell>
          <table:table-cell table:number-columns-repeated="4"/>
        </table:table-row>
        <table:table-row table:style-name="ro1">
          <table:table-cell office:value-type="string">
            <text:p>T0_bump</text:p>
          </table:table-cell>
          <table:table-cell office:value-type="float" office:value="17434">
            <text:p>17434</text:p>
          </table:table-cell>
          <table:table-cell office:value-type="time" office:time-value="PT15H41M30S">
            <text:p>03:41:30 PM</text:p>
          </table:table-cell>
          <table:table-cell office:value-type="float" office:value="0.00000009788257">
            <text:p>9.79E-008</text:p>
          </table:table-cell>
          <table:table-cell office:value-type="float" office:value="0.00000004584129">
            <text:p>4.58E-008</text:p>
          </table:table-cell>
          <table:table-cell office:value-type="float" office:value="0.000000001885956">
            <text:p>1.89E-009</text:p>
          </table:table-cell>
          <table:table-cell office:value-type="float" office:value="0.0000000006735842">
            <text:p>6.74E-010</text:p>
          </table:table-cell>
          <table:table-cell office:value-type="float" office:value="0.00000000005656887">
            <text:p>5.66E-011</text:p>
          </table:table-cell>
          <table:table-cell office:value-type="float" office:value="51.90078">
            <text:p>51.90078</text:p>
          </table:table-cell>
          <table:table-cell office:value-type="float" office:value="24.30666">
            <text:p>24.30666</text:p>
          </table:table-cell>
          <table:table-cell office:value-type="float" office:value="0.006881554">
            <text:p>0.006881554</text:p>
          </table:table-cell>
          <table:table-cell office:value-type="float" office:value="0.0005779259">
            <text:p>0.0005779259</text:p>
          </table:table-cell>
          <table:table-cell table:number-columns-repeated="4"/>
        </table:table-row>
        <table:table-row table:style-name="ro1">
          <table:table-cell office:value-type="string">
            <text:p>Gcrew_TR_A_T1</text:p>
          </table:table-cell>
          <table:table-cell office:value-type="float" office:value="18416">
            <text:p>18416</text:p>
          </table:table-cell>
          <table:table-cell office:value-type="time" office:time-value="PT15H46M30S">
            <text:p>03:46:30 PM</text:p>
          </table:table-cell>
          <table:table-cell office:value-type="float" office:value="0.00000008749114">
            <text:p>8.75E-008</text:p>
          </table:table-cell>
          <table:table-cell office:value-type="float" office:value="0.00000004129001">
            <text:p>4.13E-008</text:p>
          </table:table-cell>
          <table:table-cell office:value-type="float" office:value="0.000000001709267">
            <text:p>1.71E-009</text:p>
          </table:table-cell>
          <table:table-cell office:value-type="float" office:value="0.0000000006169998">
            <text:p>6.17E-010</text:p>
          </table:table-cell>
          <table:table-cell office:value-type="float" office:value="0.00000000005163509">
            <text:p>5.16E-011</text:p>
          </table:table-cell>
          <table:table-cell office:value-type="float" office:value="51.18635">
            <text:p>51.18635</text:p>
          </table:table-cell>
          <table:table-cell office:value-type="float" office:value="24.15656">
            <text:p>24.15656</text:p>
          </table:table-cell>
          <table:table-cell office:value-type="float" office:value="0.00705214">
            <text:p>0.00705214</text:p>
          </table:table-cell>
          <table:table-cell office:value-type="float" office:value="0.000590175">
            <text:p>0.000590175</text:p>
          </table:table-cell>
          <table:table-cell table:number-columns-repeated="4"/>
        </table:table-row>
        <table:table-row table:style-name="ro1">
          <table:table-cell office:value-type="string">
            <text:p>Gcrew_TR_A_T1</text:p>
          </table:table-cell>
          <table:table-cell office:value-type="float" office:value="18533">
            <text:p>18533</text:p>
          </table:table-cell>
          <table:table-cell office:value-type="time" office:time-value="PT15H47M05S">
            <text:p>03:47:05 PM</text:p>
          </table:table-cell>
          <table:table-cell office:value-type="float" office:value="0.00000008787102">
            <text:p>8.79E-008</text:p>
          </table:table-cell>
          <table:table-cell office:value-type="float" office:value="0.00000004146913">
            <text:p>4.15E-008</text:p>
          </table:table-cell>
          <table:table-cell office:value-type="float" office:value="0.000000001719245">
            <text:p>1.72E-009</text:p>
          </table:table-cell>
          <table:table-cell office:value-type="float" office:value="0.0000000006191936">
            <text:p>6.19E-010</text:p>
          </table:table-cell>
          <table:table-cell office:value-type="float" office:value="0.00000000005151347">
            <text:p>5.15E-011</text:p>
          </table:table-cell>
          <table:table-cell office:value-type="float" office:value="51.11025">
            <text:p>51.11025</text:p>
          </table:table-cell>
          <table:table-cell office:value-type="float" office:value="24.12056">
            <text:p>24.12056</text:p>
          </table:table-cell>
          <table:table-cell office:value-type="float" office:value="0.007046619">
            <text:p>0.007046619</text:p>
          </table:table-cell>
          <table:table-cell office:value-type="float" office:value="0.0005862396">
            <text:p>0.0005862396</text:p>
          </table:table-cell>
          <table:table-cell table:number-columns-repeated="4"/>
        </table:table-row>
        <table:table-row table:style-name="ro1">
          <table:table-cell office:value-type="string">
            <text:p>Gcrew_TR_A_T1</text:p>
          </table:table-cell>
          <table:table-cell office:value-type="float" office:value="18621">
            <text:p>18621</text:p>
          </table:table-cell>
          <table:table-cell office:value-type="time" office:time-value="PT15H47M32S">
            <text:p>03:47:32 PM</text:p>
          </table:table-cell>
          <table:table-cell office:value-type="float" office:value="0.0000000874677">
            <text:p>8.75E-008</text:p>
          </table:table-cell>
          <table:table-cell office:value-type="float" office:value="0.00000004140712">
            <text:p>4.14E-008</text:p>
          </table:table-cell>
          <table:table-cell office:value-type="float" office:value="0.000000001718109">
            <text:p>1.72E-009</text:p>
          </table:table-cell>
          <table:table-cell office:value-type="float" office:value="0.0000000006125849">
            <text:p>6.13E-010</text:p>
          </table:table-cell>
          <table:table-cell office:value-type="float" office:value="0.00000000005102994">
            <text:p>5.10E-011</text:p>
          </table:table-cell>
          <table:table-cell office:value-type="float" office:value="50.90928">
            <text:p>50.90928</text:p>
          </table:table-cell>
          <table:table-cell office:value-type="float" office:value="24.1004">
            <text:p>24.1004</text:p>
          </table:table-cell>
          <table:table-cell office:value-type="float" office:value="0.007003555">
            <text:p>0.007003555</text:p>
          </table:table-cell>
          <table:table-cell office:value-type="float" office:value="0.0005834147">
            <text:p>0.0005834147</text:p>
          </table:table-cell>
          <table:table-cell table:number-columns-repeated="4"/>
        </table:table-row>
        <table:table-row table:style-name="ro1">
          <table:table-cell office:value-type="string">
            <text:p>T1_bump</text:p>
          </table:table-cell>
          <table:table-cell office:value-type="float" office:value="18042">
            <text:p>18042</text:p>
          </table:table-cell>
          <table:table-cell office:value-type="time" office:time-value="PT15H44M36S">
            <text:p>03:44:36 PM</text:p>
          </table:table-cell>
          <table:table-cell office:value-type="float" office:value="0.00000009537239">
            <text:p>9.54E-008</text:p>
          </table:table-cell>
          <table:table-cell office:value-type="float" office:value="0.00000004549496">
            <text:p>4.55E-008</text:p>
          </table:table-cell>
          <table:table-cell office:value-type="float" office:value="0.000000001840528">
            <text:p>1.84E-009</text:p>
          </table:table-cell>
          <table:table-cell office:value-type="float" office:value="0.0000000006698988">
            <text:p>6.70E-010</text:p>
          </table:table-cell>
          <table:table-cell office:value-type="float" office:value="0.00000000005481983">
            <text:p>5.48E-011</text:p>
          </table:table-cell>
          <table:table-cell office:value-type="float" office:value="51.81794">
            <text:p>51.81794</text:p>
          </table:table-cell>
          <table:table-cell office:value-type="float" office:value="24.71842">
            <text:p>24.71842</text:p>
          </table:table-cell>
          <table:table-cell office:value-type="float" office:value="0.007024033">
            <text:p>0.007024033</text:p>
          </table:table-cell>
          <table:table-cell office:value-type="float" office:value="0.0005747977">
            <text:p>0.0005747977</text:p>
          </table:table-cell>
          <table:table-cell table:number-columns-repeated="4"/>
        </table:table-row>
        <table:table-row table:style-name="ro1">
          <table:table-cell office:value-type="string">
            <text:p>T1_bump</text:p>
          </table:table-cell>
          <table:table-cell office:value-type="float" office:value="18086">
            <text:p>18086</text:p>
          </table:table-cell>
          <table:table-cell office:value-type="time" office:time-value="PT15H44M49S">
            <text:p>03:44:49 PM</text:p>
          </table:table-cell>
          <table:table-cell office:value-type="float" office:value="0.00000009657869">
            <text:p>9.66E-008</text:p>
          </table:table-cell>
          <table:table-cell office:value-type="float" office:value="0.00000004591398">
            <text:p>4.59E-008</text:p>
          </table:table-cell>
          <table:table-cell office:value-type="float" office:value="0.000000001858317">
            <text:p>1.86E-009</text:p>
          </table:table-cell>
          <table:table-cell office:value-type="float" office:value="0.0000000006792875">
            <text:p>6.79E-010</text:p>
          </table:table-cell>
          <table:table-cell office:value-type="float" office:value="0.00000000005491795">
            <text:p>5.49E-011</text:p>
          </table:table-cell>
          <table:table-cell office:value-type="float" office:value="51.97106">
            <text:p>51.97106</text:p>
          </table:table-cell>
          <table:table-cell office:value-type="float" office:value="24.7073">
            <text:p>24.7073</text:p>
          </table:table-cell>
          <table:table-cell office:value-type="float" office:value="0.007033513">
            <text:p>0.007033513</text:p>
          </table:table-cell>
          <table:table-cell office:value-type="float" office:value="0.0005686342">
            <text:p>0.0005686342</text:p>
          </table:table-cell>
          <table:table-cell table:number-columns-repeated="4"/>
        </table:table-row>
        <table:table-row table:style-name="ro1">
          <table:table-cell office:value-type="string">
            <text:p>T1_bump</text:p>
          </table:table-cell>
          <table:table-cell office:value-type="float" office:value="18115">
            <text:p>18115</text:p>
          </table:table-cell>
          <table:table-cell office:value-type="time" office:time-value="PT15H44M58S">
            <text:p>03:44:58 PM</text:p>
          </table:table-cell>
          <table:table-cell office:value-type="float" office:value="0.00000009700518">
            <text:p>9.70E-008</text:p>
          </table:table-cell>
          <table:table-cell office:value-type="float" office:value="0.00000004597909">
            <text:p>4.60E-008</text:p>
          </table:table-cell>
          <table:table-cell office:value-type="float" office:value="0.000000001865074">
            <text:p>1.87E-009</text:p>
          </table:table-cell>
          <table:table-cell office:value-type="float" office:value="0.0000000006825309">
            <text:p>6.83E-010</text:p>
          </table:table-cell>
          <table:table-cell office:value-type="float" office:value="0.00000000005562857">
            <text:p>5.56E-011</text:p>
          </table:table-cell>
          <table:table-cell office:value-type="float" office:value="52.01144">
            <text:p>52.01144</text:p>
          </table:table-cell>
          <table:table-cell office:value-type="float" office:value="24.65269">
            <text:p>24.65269</text:p>
          </table:table-cell>
          <table:table-cell office:value-type="float" office:value="0.007036025">
            <text:p>0.007036025</text:p>
          </table:table-cell>
          <table:table-cell office:value-type="float" office:value="0.0005734598">
            <text:p>0.0005734598</text:p>
          </table:table-cell>
          <table:table-cell table:number-columns-repeated="4"/>
        </table:table-row>
        <table:table-row table:style-name="ro1">
          <table:table-cell office:value-type="string">
            <text:p>Gcrew_TR_B_T0</text:p>
          </table:table-cell>
          <table:table-cell office:value-type="float" office:value="19365">
            <text:p>19365</text:p>
          </table:table-cell>
          <table:table-cell office:value-type="time" office:time-value="PT15H51M19S">
            <text:p>03:51:19 PM</text:p>
          </table:table-cell>
          <table:table-cell office:value-type="float" office:value="0.00000008031544">
            <text:p>8.03E-008</text:p>
          </table:table-cell>
          <table:table-cell office:value-type="float" office:value="0.00000003903103">
            <text:p>3.90E-008</text:p>
          </table:table-cell>
          <table:table-cell office:value-type="float" office:value="0.000000001594886">
            <text:p>1.59E-009</text:p>
          </table:table-cell>
          <table:table-cell office:value-type="float" office:value="0.0000000005551382">
            <text:p>5.55E-010</text:p>
          </table:table-cell>
          <table:table-cell office:value-type="float" office:value="0.00000000004852191">
            <text:p>4.85E-011</text:p>
          </table:table-cell>
          <table:table-cell office:value-type="float" office:value="50.35811">
            <text:p>50.35811</text:p>
          </table:table-cell>
          <table:table-cell office:value-type="float" office:value="24.47262">
            <text:p>24.47262</text:p>
          </table:table-cell>
          <table:table-cell office:value-type="float" office:value="0.006911973">
            <text:p>0.006911973</text:p>
          </table:table-cell>
          <table:table-cell office:value-type="float" office:value="0.0006041417">
            <text:p>0.0006041417</text:p>
          </table:table-cell>
          <table:table-cell table:number-columns-repeated="4"/>
        </table:table-row>
        <table:table-row table:style-name="ro1">
          <table:table-cell office:value-type="string">
            <text:p>Gcrew_TR_B_T0</text:p>
          </table:table-cell>
          <table:table-cell office:value-type="float" office:value="19423">
            <text:p>19423</text:p>
          </table:table-cell>
          <table:table-cell office:value-type="time" office:time-value="PT15H51M36S">
            <text:p>03:51:36 PM</text:p>
          </table:table-cell>
          <table:table-cell office:value-type="float" office:value="0.00000008093371">
            <text:p>8.09E-008</text:p>
          </table:table-cell>
          <table:table-cell office:value-type="float" office:value="0.00000003939764">
            <text:p>3.94E-008</text:p>
          </table:table-cell>
          <table:table-cell office:value-type="float" office:value="0.000000001611573">
            <text:p>1.61E-009</text:p>
          </table:table-cell>
          <table:table-cell office:value-type="float" office:value="0.0000000005593553">
            <text:p>5.59E-010</text:p>
          </table:table-cell>
          <table:table-cell office:value-type="float" office:value="0.00000000004839594">
            <text:p>4.84E-011</text:p>
          </table:table-cell>
          <table:table-cell office:value-type="float" office:value="50.22033">
            <text:p>50.22033</text:p>
          </table:table-cell>
          <table:table-cell office:value-type="float" office:value="24.4467">
            <text:p>24.4467</text:p>
          </table:table-cell>
          <table:table-cell office:value-type="float" office:value="0.006911278">
            <text:p>0.006911278</text:p>
          </table:table-cell>
          <table:table-cell office:value-type="float" office:value="0.0005979701">
            <text:p>0.0005979701</text:p>
          </table:table-cell>
          <table:table-cell table:number-columns-repeated="4"/>
        </table:table-row>
        <table:table-row table:style-name="ro1">
          <table:table-cell office:value-type="string">
            <text:p>Gcrew_TR_B_T0</text:p>
          </table:table-cell>
          <table:table-cell office:value-type="float" office:value="19462">
            <text:p>19462</text:p>
          </table:table-cell>
          <table:table-cell office:value-type="time" office:time-value="PT15H51M48S">
            <text:p>03:51:48 PM</text:p>
          </table:table-cell>
          <table:table-cell office:value-type="float" office:value="0.00000008102283">
            <text:p>8.10E-008</text:p>
          </table:table-cell>
          <table:table-cell office:value-type="float" office:value="0.00000003952474">
            <text:p>3.95E-008</text:p>
          </table:table-cell>
          <table:table-cell office:value-type="float" office:value="0.000000001616109">
            <text:p>1.62E-009</text:p>
          </table:table-cell>
          <table:table-cell office:value-type="float" office:value="0.0000000005601232">
            <text:p>5.60E-010</text:p>
          </table:table-cell>
          <table:table-cell office:value-type="float" office:value="0.00000000004834281">
            <text:p>4.83E-011</text:p>
          </table:table-cell>
          <table:table-cell office:value-type="float" office:value="50.1345">
            <text:p>50.1345</text:p>
          </table:table-cell>
          <table:table-cell office:value-type="float" office:value="24.45672">
            <text:p>24.45672</text:p>
          </table:table-cell>
          <table:table-cell office:value-type="float" office:value="0.006913152">
            <text:p>0.006913152</text:p>
          </table:table-cell>
          <table:table-cell office:value-type="float" office:value="0.0005966566">
            <text:p>0.0005966566</text:p>
          </table:table-cell>
          <table:table-cell table:number-columns-repeated="4"/>
        </table:table-row>
        <table:table-row table:style-name="ro1">
          <table:table-cell office:value-type="string">
            <text:p>T0_bump</text:p>
          </table:table-cell>
          <table:table-cell office:value-type="float" office:value="18900">
            <text:p>18900</text:p>
          </table:table-cell>
          <table:table-cell office:value-type="time" office:time-value="PT15H48M57S">
            <text:p>03:48:57 PM</text:p>
          </table:table-cell>
          <table:table-cell office:value-type="float" office:value="0.00000009423625">
            <text:p>9.42E-008</text:p>
          </table:table-cell>
          <table:table-cell office:value-type="float" office:value="0.00000004554031">
            <text:p>4.55E-008</text:p>
          </table:table-cell>
          <table:table-cell office:value-type="float" office:value="0.000000001810303">
            <text:p>1.81E-009</text:p>
          </table:table-cell>
          <table:table-cell office:value-type="float" office:value="0.00000000065026">
            <text:p>6.50E-010</text:p>
          </table:table-cell>
          <table:table-cell office:value-type="float" office:value="0.0000000000560531">
            <text:p>5.61E-011</text:p>
          </table:table-cell>
          <table:table-cell office:value-type="float" office:value="52.05552">
            <text:p>52.05552</text:p>
          </table:table-cell>
          <table:table-cell office:value-type="float" office:value="25.15619">
            <text:p>25.15619</text:p>
          </table:table-cell>
          <table:table-cell office:value-type="float" office:value="0.006900317">
            <text:p>0.006900317</text:p>
          </table:table-cell>
          <table:table-cell office:value-type="float" office:value="0.0005948147">
            <text:p>0.0005948147</text:p>
          </table:table-cell>
          <table:table-cell table:number-columns-repeated="4"/>
        </table:table-row>
        <table:table-row table:style-name="ro1">
          <table:table-cell office:value-type="string">
            <text:p>T0_bump</text:p>
          </table:table-cell>
          <table:table-cell office:value-type="float" office:value="18946">
            <text:p>18946</text:p>
          </table:table-cell>
          <table:table-cell office:value-type="time" office:time-value="PT15H49M11S">
            <text:p>03:49:11 PM</text:p>
          </table:table-cell>
          <table:table-cell office:value-type="float" office:value="0.00000009414569">
            <text:p>9.41E-008</text:p>
          </table:table-cell>
          <table:table-cell office:value-type="float" office:value="0.00000004540341">
            <text:p>4.54E-008</text:p>
          </table:table-cell>
          <table:table-cell office:value-type="float" office:value="0.000000001810472">
            <text:p>1.81E-009</text:p>
          </table:table-cell>
          <table:table-cell office:value-type="float" office:value="0.0000000006507007">
            <text:p>6.51E-010</text:p>
          </table:table-cell>
          <table:table-cell office:value-type="float" office:value="0.00000000005535443">
            <text:p>5.54E-011</text:p>
          </table:table-cell>
          <table:table-cell office:value-type="float" office:value="52.00063">
            <text:p>52.00063</text:p>
          </table:table-cell>
          <table:table-cell office:value-type="float" office:value="25.07822">
            <text:p>25.07822</text:p>
          </table:table-cell>
          <table:table-cell office:value-type="float" office:value="0.006911636">
            <text:p>0.006911636</text:p>
          </table:table-cell>
          <table:table-cell office:value-type="float" office:value="0.0005879656">
            <text:p>0.0005879656</text:p>
          </table:table-cell>
          <table:table-cell table:number-columns-repeated="4"/>
        </table:table-row>
        <table:table-row table:style-name="ro1">
          <table:table-cell office:value-type="string">
            <text:p>T0_bump</text:p>
          </table:table-cell>
          <table:table-cell office:value-type="float" office:value="18972">
            <text:p>18972</text:p>
          </table:table-cell>
          <table:table-cell office:value-type="time" office:time-value="PT15H49M19S">
            <text:p>03:49:19 PM</text:p>
          </table:table-cell>
          <table:table-cell office:value-type="float" office:value="0.00000009446707">
            <text:p>9.45E-008</text:p>
          </table:table-cell>
          <table:table-cell office:value-type="float" office:value="0.00000004546919">
            <text:p>4.55E-008</text:p>
          </table:table-cell>
          <table:table-cell office:value-type="float" office:value="0.000000001816368">
            <text:p>1.82E-009</text:p>
          </table:table-cell>
          <table:table-cell office:value-type="float" office:value="0.0000000006534082">
            <text:p>6.53E-010</text:p>
          </table:table-cell>
          <table:table-cell office:value-type="float" office:value="0.00000000005568417">
            <text:p>5.57E-011</text:p>
          </table:table-cell>
          <table:table-cell office:value-type="float" office:value="52.00877">
            <text:p>52.00877</text:p>
          </table:table-cell>
          <table:table-cell office:value-type="float" office:value="25.03303">
            <text:p>25.03303</text:p>
          </table:table-cell>
          <table:table-cell office:value-type="float" office:value="0.006916782">
            <text:p>0.006916782</text:p>
          </table:table-cell>
          <table:table-cell office:value-type="float" office:value="0.0005894559">
            <text:p>0.0005894559</text:p>
          </table:table-cell>
          <table:table-cell table:number-columns-repeated="4"/>
        </table:table-row>
        <table:table-row table:style-name="ro1">
          <table:table-cell office:value-type="string">
            <text:p>Gcrew_TR_B_T1</text:p>
          </table:table-cell>
          <table:table-cell office:value-type="float" office:value="20175">
            <text:p>20175</text:p>
          </table:table-cell>
          <table:table-cell office:value-type="time" office:time-value="PT15H55M25S">
            <text:p>03:55:25 PM</text:p>
          </table:table-cell>
          <table:table-cell office:value-type="float" office:value="0.00000008452562">
            <text:p>8.45E-008</text:p>
          </table:table-cell>
          <table:table-cell office:value-type="float" office:value="0.0000000398789">
            <text:p>3.99E-008</text:p>
          </table:table-cell>
          <table:table-cell office:value-type="float" office:value="0.000000001651863">
            <text:p>1.65E-009</text:p>
          </table:table-cell>
          <table:table-cell office:value-type="float" office:value="0.000000000593412">
            <text:p>5.93E-010</text:p>
          </table:table-cell>
          <table:table-cell office:value-type="float" office:value="0.00000000005001766">
            <text:p>5.00E-011</text:p>
          </table:table-cell>
          <table:table-cell office:value-type="float" office:value="51.16988">
            <text:p>51.16988</text:p>
          </table:table-cell>
          <table:table-cell office:value-type="float" office:value="24.14178">
            <text:p>24.14178</text:p>
          </table:table-cell>
          <table:table-cell office:value-type="float" office:value="0.007020499">
            <text:p>0.007020499</text:p>
          </table:table-cell>
          <table:table-cell office:value-type="float" office:value="0.0005917456">
            <text:p>0.0005917456</text:p>
          </table:table-cell>
          <table:table-cell table:number-columns-repeated="4"/>
        </table:table-row>
        <table:table-row table:style-name="ro1">
          <table:table-cell office:value-type="string">
            <text:p>Gcrew_TR_B_T1</text:p>
          </table:table-cell>
          <table:table-cell office:value-type="float" office:value="20256">
            <text:p>20256</text:p>
          </table:table-cell>
          <table:table-cell office:value-type="time" office:time-value="PT15H55M51S">
            <text:p>03:55:51 PM</text:p>
          </table:table-cell>
          <table:table-cell office:value-type="float" office:value="0.00000008402116">
            <text:p>8.40E-008</text:p>
          </table:table-cell>
          <table:table-cell office:value-type="float" office:value="0.00000003973989">
            <text:p>3.97E-008</text:p>
          </table:table-cell>
          <table:table-cell office:value-type="float" office:value="0.000000001644381">
            <text:p>1.64E-009</text:p>
          </table:table-cell>
          <table:table-cell office:value-type="float" office:value="0.0000000005887364">
            <text:p>5.89E-010</text:p>
          </table:table-cell>
          <table:table-cell office:value-type="float" office:value="0.00000000004973572">
            <text:p>4.97E-011</text:p>
          </table:table-cell>
          <table:table-cell office:value-type="float" office:value="51.09591">
            <text:p>51.09591</text:p>
          </table:table-cell>
          <table:table-cell office:value-type="float" office:value="24.16708">
            <text:p>24.16708</text:p>
          </table:table-cell>
          <table:table-cell office:value-type="float" office:value="0.007007001">
            <text:p>0.007007001</text:p>
          </table:table-cell>
          <table:table-cell office:value-type="float" office:value="0.0005919428">
            <text:p>0.0005919428</text:p>
          </table:table-cell>
          <table:table-cell table:number-columns-repeated="4"/>
        </table:table-row>
        <table:table-row table:style-name="ro1">
          <table:table-cell office:value-type="string">
            <text:p>Gcrew_TR_B_T1</text:p>
          </table:table-cell>
          <table:table-cell office:value-type="float" office:value="20333">
            <text:p>20333</text:p>
          </table:table-cell>
          <table:table-cell office:value-type="time" office:time-value="PT15H56M14S">
            <text:p>03:56:14 PM</text:p>
          </table:table-cell>
          <table:table-cell office:value-type="float" office:value="0.00000008393913">
            <text:p>8.39E-008</text:p>
          </table:table-cell>
          <table:table-cell office:value-type="float" office:value="0.00000003972381">
            <text:p>3.97E-008</text:p>
          </table:table-cell>
          <table:table-cell office:value-type="float" office:value="0.00000000164656">
            <text:p>1.65E-009</text:p>
          </table:table-cell>
          <table:table-cell office:value-type="float" office:value="0.000000000587797">
            <text:p>5.88E-010</text:p>
          </table:table-cell>
          <table:table-cell office:value-type="float" office:value="0.00000000004979932">
            <text:p>4.98E-011</text:p>
          </table:table-cell>
          <table:table-cell office:value-type="float" office:value="50.97849">
            <text:p>50.97849</text:p>
          </table:table-cell>
          <table:table-cell office:value-type="float" office:value="24.12533">
            <text:p>24.12533</text:p>
          </table:table-cell>
          <table:table-cell office:value-type="float" office:value="0.007002657">
            <text:p>0.007002657</text:p>
          </table:table-cell>
          <table:table-cell office:value-type="float" office:value="0.000593279">
            <text:p>0.000593279</text:p>
          </table:table-cell>
          <table:table-cell table:number-columns-repeated="4"/>
        </table:table-row>
        <table:table-row table:style-name="ro1">
          <table:table-cell office:value-type="string">
            <text:p>T1_bump</text:p>
          </table:table-cell>
          <table:table-cell office:value-type="float" office:value="19895">
            <text:p>19895</text:p>
          </table:table-cell>
          <table:table-cell office:value-type="time" office:time-value="PT15H54M00S">
            <text:p>03:54:00 PM</text:p>
          </table:table-cell>
          <table:table-cell office:value-type="float" office:value="0.00000009415442">
            <text:p>9.42E-008</text:p>
          </table:table-cell>
          <table:table-cell office:value-type="float" office:value="0.00000004432556">
            <text:p>4.43E-008</text:p>
          </table:table-cell>
          <table:table-cell office:value-type="float" office:value="0.00000000181572">
            <text:p>1.82E-009</text:p>
          </table:table-cell>
          <table:table-cell office:value-type="float" office:value="0.0000000006585848">
            <text:p>6.59E-010</text:p>
          </table:table-cell>
          <table:table-cell office:value-type="float" office:value="0.00000000005432123">
            <text:p>5.43E-011</text:p>
          </table:table-cell>
          <table:table-cell office:value-type="float" office:value="51.85514">
            <text:p>51.85514</text:p>
          </table:table-cell>
          <table:table-cell office:value-type="float" office:value="24.41211">
            <text:p>24.41211</text:p>
          </table:table-cell>
          <table:table-cell office:value-type="float" office:value="0.00699473">
            <text:p>0.00699473</text:p>
          </table:table-cell>
          <table:table-cell office:value-type="float" office:value="0.0005769376">
            <text:p>0.0005769376</text:p>
          </table:table-cell>
          <table:table-cell table:number-columns-repeated="4"/>
        </table:table-row>
        <table:table-row table:style-name="ro1">
          <table:table-cell office:value-type="string">
            <text:p>T1_bump</text:p>
          </table:table-cell>
          <table:table-cell office:value-type="float" office:value="19923">
            <text:p>19923</text:p>
          </table:table-cell>
          <table:table-cell office:value-type="time" office:time-value="PT15H54M09S">
            <text:p>03:54:09 PM</text:p>
          </table:table-cell>
          <table:table-cell office:value-type="float" office:value="0.00000009435023">
            <text:p>9.44E-008</text:p>
          </table:table-cell>
          <table:table-cell office:value-type="float" office:value="0.00000004433559">
            <text:p>4.43E-008</text:p>
          </table:table-cell>
          <table:table-cell office:value-type="float" office:value="0.000000001820011">
            <text:p>1.82E-009</text:p>
          </table:table-cell>
          <table:table-cell office:value-type="float" office:value="0.0000000006601708">
            <text:p>6.60E-010</text:p>
          </table:table-cell>
          <table:table-cell office:value-type="float" office:value="0.00000000005385202">
            <text:p>5.39E-011</text:p>
          </table:table-cell>
          <table:table-cell office:value-type="float" office:value="51.84048">
            <text:p>51.84048</text:p>
          </table:table-cell>
          <table:table-cell office:value-type="float" office:value="24.36007">
            <text:p>24.36007</text:p>
          </table:table-cell>
          <table:table-cell office:value-type="float" office:value="0.006997024">
            <text:p>0.006997024</text:p>
          </table:table-cell>
          <table:table-cell office:value-type="float" office:value="0.0005707673">
            <text:p>0.0005707673</text:p>
          </table:table-cell>
          <table:table-cell table:number-columns-repeated="4"/>
        </table:table-row>
        <table:table-row table:style-name="ro1">
          <table:table-cell office:value-type="string">
            <text:p>T1_bump</text:p>
          </table:table-cell>
          <table:table-cell office:value-type="float" office:value="19940">
            <text:p>19940</text:p>
          </table:table-cell>
          <table:table-cell office:value-type="time" office:time-value="PT15H54M14S">
            <text:p>03:54:14 PM</text:p>
          </table:table-cell>
          <table:table-cell office:value-type="float" office:value="0.00000009453757">
            <text:p>9.45E-008</text:p>
          </table:table-cell>
          <table:table-cell office:value-type="float" office:value="0.00000004439196">
            <text:p>4.44E-008</text:p>
          </table:table-cell>
          <table:table-cell office:value-type="float" office:value="0.000000001824088">
            <text:p>1.82E-009</text:p>
          </table:table-cell>
          <table:table-cell office:value-type="float" office:value="0.0000000006613302">
            <text:p>6.61E-010</text:p>
          </table:table-cell>
          <table:table-cell office:value-type="float" office:value="0.00000000005423179">
            <text:p>5.42E-011</text:p>
          </table:table-cell>
          <table:table-cell office:value-type="float" office:value="51.8273">
            <text:p>51.8273</text:p>
          </table:table-cell>
          <table:table-cell office:value-type="float" office:value="24.33652">
            <text:p>24.33652</text:p>
          </table:table-cell>
          <table:table-cell office:value-type="float" office:value="0.006995422">
            <text:p>0.006995422</text:p>
          </table:table-cell>
          <table:table-cell office:value-type="float" office:value="0.0005736533">
            <text:p>0.0005736533</text:p>
          </table:table-cell>
          <table:table-cell table:number-columns-repeated="4"/>
        </table:table-row>
        <table:table-row table:style-name="ro1">
          <table:table-cell office:value-type="string">
            <text:p>Gcrew_TR_C_T0</text:p>
          </table:table-cell>
          <table:table-cell office:value-type="float" office:value="21151">
            <text:p>21151</text:p>
          </table:table-cell>
          <table:table-cell office:value-type="time" office:time-value="PT16H00M23S">
            <text:p>04:00:23 PM</text:p>
          </table:table-cell>
          <table:table-cell office:value-type="float" office:value="0.00000007855968">
            <text:p>7.86E-008</text:p>
          </table:table-cell>
          <table:table-cell office:value-type="float" office:value="0.00000003769597">
            <text:p>3.77E-008</text:p>
          </table:table-cell>
          <table:table-cell office:value-type="float" office:value="0.000000001566621">
            <text:p>1.57E-009</text:p>
          </table:table-cell>
          <table:table-cell office:value-type="float" office:value="0.0000000005404522">
            <text:p>5.40E-010</text:p>
          </table:table-cell>
          <table:table-cell office:value-type="float" office:value="0.00000000004711836">
            <text:p>4.71E-011</text:p>
          </table:table-cell>
          <table:table-cell office:value-type="float" office:value="50.14593">
            <text:p>50.14593</text:p>
          </table:table-cell>
          <table:table-cell office:value-type="float" office:value="24.06195">
            <text:p>24.06195</text:p>
          </table:table-cell>
          <table:table-cell office:value-type="float" office:value="0.006879512">
            <text:p>0.006879512</text:p>
          </table:table-cell>
          <table:table-cell office:value-type="float" office:value="0.0005997779">
            <text:p>0.0005997779</text:p>
          </table:table-cell>
          <table:table-cell table:number-columns-repeated="4"/>
        </table:table-row>
        <table:table-row table:style-name="ro1">
          <table:table-cell office:value-type="string">
            <text:p>Gcrew_TR_C_T0</text:p>
          </table:table-cell>
          <table:table-cell office:value-type="float" office:value="21188">
            <text:p>21188</text:p>
          </table:table-cell>
          <table:table-cell office:value-type="time" office:time-value="PT16H00M34S">
            <text:p>04:00:34 PM</text:p>
          </table:table-cell>
          <table:table-cell office:value-type="float" office:value="0.00000007877057">
            <text:p>7.88E-008</text:p>
          </table:table-cell>
          <table:table-cell office:value-type="float" office:value="0.0000000378516">
            <text:p>3.79E-008</text:p>
          </table:table-cell>
          <table:table-cell office:value-type="float" office:value="0.000000001575483">
            <text:p>1.58E-009</text:p>
          </table:table-cell>
          <table:table-cell office:value-type="float" office:value="0.0000000005423673">
            <text:p>5.42E-010</text:p>
          </table:table-cell>
          <table:table-cell office:value-type="float" office:value="0.00000000004736728">
            <text:p>4.74E-011</text:p>
          </table:table-cell>
          <table:table-cell office:value-type="float" office:value="49.99774">
            <text:p>49.99774</text:p>
          </table:table-cell>
          <table:table-cell office:value-type="float" office:value="24.0254">
            <text:p>24.0254</text:p>
          </table:table-cell>
          <table:table-cell office:value-type="float" office:value="0.006885406">
            <text:p>0.006885406</text:p>
          </table:table-cell>
          <table:table-cell office:value-type="float" office:value="0.0006013322">
            <text:p>0.0006013322</text:p>
          </table:table-cell>
          <table:table-cell table:number-columns-repeated="4"/>
        </table:table-row>
        <table:table-row table:style-name="ro1">
          <table:table-cell office:value-type="string">
            <text:p>Gcrew_TR_C_T0</text:p>
          </table:table-cell>
          <table:table-cell office:value-type="float" office:value="21227">
            <text:p>21227</text:p>
          </table:table-cell>
          <table:table-cell office:value-type="time" office:time-value="PT16H00M46S">
            <text:p>04:00:46 PM</text:p>
          </table:table-cell>
          <table:table-cell office:value-type="float" office:value="0.00000007878116">
            <text:p>7.88E-008</text:p>
          </table:table-cell>
          <table:table-cell office:value-type="float" office:value="0.00000003795511">
            <text:p>3.80E-008</text:p>
          </table:table-cell>
          <table:table-cell office:value-type="float" office:value="0.00000000158104">
            <text:p>1.58E-009</text:p>
          </table:table-cell>
          <table:table-cell office:value-type="float" office:value="0.0000000005420353">
            <text:p>5.42E-010</text:p>
          </table:table-cell>
          <table:table-cell office:value-type="float" office:value="0.00000000004794968">
            <text:p>4.79E-011</text:p>
          </table:table-cell>
          <table:table-cell office:value-type="float" office:value="49.82869">
            <text:p>49.82869</text:p>
          </table:table-cell>
          <table:table-cell office:value-type="float" office:value="24.00642">
            <text:p>24.00642</text:p>
          </table:table-cell>
          <table:table-cell office:value-type="float" office:value="0.006880266">
            <text:p>0.006880266</text:p>
          </table:table-cell>
          <table:table-cell office:value-type="float" office:value="0.000608644">
            <text:p>0.000608644</text:p>
          </table:table-cell>
          <table:table-cell table:number-columns-repeated="4"/>
        </table:table-row>
        <table:table-row table:style-name="ro1">
          <table:table-cell office:value-type="string">
            <text:p>T0_bump</text:p>
          </table:table-cell>
          <table:table-cell office:value-type="float" office:value="20671">
            <text:p>20671</text:p>
          </table:table-cell>
          <table:table-cell office:value-type="time" office:time-value="PT15H57M57S">
            <text:p>03:57:57 PM</text:p>
          </table:table-cell>
          <table:table-cell office:value-type="float" office:value="0.00000009240227">
            <text:p>9.24E-008</text:p>
          </table:table-cell>
          <table:table-cell office:value-type="float" office:value="0.00000004380582">
            <text:p>4.38E-008</text:p>
          </table:table-cell>
          <table:table-cell office:value-type="float" office:value="0.000000001773979">
            <text:p>1.77E-009</text:p>
          </table:table-cell>
          <table:table-cell office:value-type="float" office:value="0.0000000006375246">
            <text:p>6.38E-010</text:p>
          </table:table-cell>
          <table:table-cell office:value-type="float" office:value="0.00000000005437904">
            <text:p>5.44E-011</text:p>
          </table:table-cell>
          <table:table-cell office:value-type="float" office:value="52.08758">
            <text:p>52.08758</text:p>
          </table:table-cell>
          <table:table-cell office:value-type="float" office:value="24.69354">
            <text:p>24.69354</text:p>
          </table:table-cell>
          <table:table-cell office:value-type="float" office:value="0.006899448">
            <text:p>0.006899448</text:p>
          </table:table-cell>
          <table:table-cell office:value-type="float" office:value="0.0005885033">
            <text:p>0.0005885033</text:p>
          </table:table-cell>
          <table:table-cell table:number-columns-repeated="4"/>
        </table:table-row>
        <table:table-row table:style-name="ro1">
          <table:table-cell office:value-type="string">
            <text:p>T0_bump</text:p>
          </table:table-cell>
          <table:table-cell office:value-type="float" office:value="20717">
            <text:p>20717</text:p>
          </table:table-cell>
          <table:table-cell office:value-type="time" office:time-value="PT15H58M11S">
            <text:p>03:58:11 PM</text:p>
          </table:table-cell>
          <table:table-cell office:value-type="float" office:value="0.00000009274575">
            <text:p>9.27E-008</text:p>
          </table:table-cell>
          <table:table-cell office:value-type="float" office:value="0.00000004390523">
            <text:p>4.39E-008</text:p>
          </table:table-cell>
          <table:table-cell office:value-type="float" office:value="0.000000001778693">
            <text:p>1.78E-009</text:p>
          </table:table-cell>
          <table:table-cell office:value-type="float" office:value="0.0000000006378177">
            <text:p>6.38E-010</text:p>
          </table:table-cell>
          <table:table-cell office:value-type="float" office:value="0.0000000000547978">
            <text:p>5.48E-011</text:p>
          </table:table-cell>
          <table:table-cell office:value-type="float" office:value="52.14265">
            <text:p>52.14265</text:p>
          </table:table-cell>
          <table:table-cell office:value-type="float" office:value="24.68399">
            <text:p>24.68399</text:p>
          </table:table-cell>
          <table:table-cell office:value-type="float" office:value="0.006877056">
            <text:p>0.006877056</text:p>
          </table:table-cell>
          <table:table-cell office:value-type="float" office:value="0.000590839">
            <text:p>0.000590839</text:p>
          </table:table-cell>
          <table:table-cell table:number-columns-repeated="4"/>
        </table:table-row>
        <table:table-row table:style-name="ro1">
          <table:table-cell office:value-type="string">
            <text:p>T0_bump</text:p>
          </table:table-cell>
          <table:table-cell office:value-type="float" office:value="20748">
            <text:p>20748</text:p>
          </table:table-cell>
          <table:table-cell office:value-type="time" office:time-value="PT15H58M20S">
            <text:p>03:58:20 PM</text:p>
          </table:table-cell>
          <table:table-cell office:value-type="float" office:value="0.0000000928141">
            <text:p>9.28E-008</text:p>
          </table:table-cell>
          <table:table-cell office:value-type="float" office:value="0.00000004387014">
            <text:p>4.39E-008</text:p>
          </table:table-cell>
          <table:table-cell office:value-type="float" office:value="0.000000001779647">
            <text:p>1.78E-009</text:p>
          </table:table-cell>
          <table:table-cell office:value-type="float" office:value="0.0000000006370265">
            <text:p>6.37E-010</text:p>
          </table:table-cell>
          <table:table-cell office:value-type="float" office:value="0.00000000005458877">
            <text:p>5.46E-011</text:p>
          </table:table-cell>
          <table:table-cell office:value-type="float" office:value="52.15311">
            <text:p>52.15311</text:p>
          </table:table-cell>
          <table:table-cell office:value-type="float" office:value="24.65104">
            <text:p>24.65104</text:p>
          </table:table-cell>
          <table:table-cell office:value-type="float" office:value="0.006863466">
            <text:p>0.006863466</text:p>
          </table:table-cell>
          <table:table-cell office:value-type="float" office:value="0.0005881517">
            <text:p>0.0005881517</text:p>
          </table:table-cell>
          <table:table-cell table:number-columns-repeated="4"/>
        </table:table-row>
        <table:table-row table:style-name="ro1">
          <table:table-cell office:value-type="string">
            <text:p>Gcrew_TR_C_T1</text:p>
          </table:table-cell>
          <table:table-cell office:value-type="float" office:value="21698">
            <text:p>21698</text:p>
          </table:table-cell>
          <table:table-cell office:value-type="time" office:time-value="PT16H03M10S">
            <text:p>04:03:10 PM</text:p>
          </table:table-cell>
          <table:table-cell office:value-type="float" office:value="0.00000009304491">
            <text:p>9.30E-008</text:p>
          </table:table-cell>
          <table:table-cell office:value-type="float" office:value="0.00000004327723">
            <text:p>4.33E-008</text:p>
          </table:table-cell>
          <table:table-cell office:value-type="float" office:value="0.000000001790483">
            <text:p>1.79E-009</text:p>
          </table:table-cell>
          <table:table-cell office:value-type="float" office:value="0.0000000006752039">
            <text:p>6.75E-010</text:p>
          </table:table-cell>
          <table:table-cell office:value-type="float" office:value="0.00000000005379728">
            <text:p>5.38E-011</text:p>
          </table:table-cell>
          <table:table-cell office:value-type="float" office:value="51.96637">
            <text:p>51.96637</text:p>
          </table:table-cell>
          <table:table-cell office:value-type="float" office:value="24.1707">
            <text:p>24.1707</text:p>
          </table:table-cell>
          <table:table-cell office:value-type="float" office:value="0.007256752">
            <text:p>0.007256752</text:p>
          </table:table-cell>
          <table:table-cell office:value-type="float" office:value="0.0005781862">
            <text:p>0.0005781862</text:p>
          </table:table-cell>
          <table:table-cell table:number-columns-repeated="4"/>
        </table:table-row>
        <table:table-row table:style-name="ro1">
          <table:table-cell office:value-type="string">
            <text:p>Gcrew_TR_C_T1</text:p>
          </table:table-cell>
          <table:table-cell office:value-type="float" office:value="21723">
            <text:p>21723</text:p>
          </table:table-cell>
          <table:table-cell office:value-type="time" office:time-value="PT16H03M17S">
            <text:p>04:03:17 PM</text:p>
          </table:table-cell>
          <table:table-cell office:value-type="float" office:value="0.00000009333875">
            <text:p>9.33E-008</text:p>
          </table:table-cell>
          <table:table-cell office:value-type="float" office:value="0.00000004333651">
            <text:p>4.33E-008</text:p>
          </table:table-cell>
          <table:table-cell office:value-type="float" office:value="0.000000001795376">
            <text:p>1.80E-009</text:p>
          </table:table-cell>
          <table:table-cell office:value-type="float" office:value="0.0000000006760589">
            <text:p>6.76E-010</text:p>
          </table:table-cell>
          <table:table-cell office:value-type="float" office:value="0.00000000005412362">
            <text:p>5.41E-011</text:p>
          </table:table-cell>
          <table:table-cell office:value-type="float" office:value="51.98843">
            <text:p>51.98843</text:p>
          </table:table-cell>
          <table:table-cell office:value-type="float" office:value="24.13785">
            <text:p>24.13785</text:p>
          </table:table-cell>
          <table:table-cell office:value-type="float" office:value="0.007243068">
            <text:p>0.007243068</text:p>
          </table:table-cell>
          <table:table-cell office:value-type="float" office:value="0.0005798623">
            <text:p>0.0005798623</text:p>
          </table:table-cell>
          <table:table-cell table:number-columns-repeated="4"/>
        </table:table-row>
        <table:table-row table:style-name="ro1">
          <table:table-cell office:value-type="string">
            <text:p>Gcrew_TR_C_T1</text:p>
          </table:table-cell>
          <table:table-cell office:value-type="float" office:value="21750">
            <text:p>21750</text:p>
          </table:table-cell>
          <table:table-cell office:value-type="time" office:time-value="PT16H03M26S">
            <text:p>04:03:26 PM</text:p>
          </table:table-cell>
          <table:table-cell office:value-type="float" office:value="0.00000009367028">
            <text:p>9.37E-008</text:p>
          </table:table-cell>
          <table:table-cell office:value-type="float" office:value="0.00000004346657">
            <text:p>4.35E-008</text:p>
          </table:table-cell>
          <table:table-cell office:value-type="float" office:value="0.000000001802794">
            <text:p>1.80E-009</text:p>
          </table:table-cell>
          <table:table-cell office:value-type="float" office:value="0.0000000006811519">
            <text:p>6.81E-010</text:p>
          </table:table-cell>
          <table:table-cell office:value-type="float" office:value="0.00000000005400511">
            <text:p>5.40E-011</text:p>
          </table:table-cell>
          <table:table-cell office:value-type="float" office:value="51.9584">
            <text:p>51.9584</text:p>
          </table:table-cell>
          <table:table-cell office:value-type="float" office:value="24.11067">
            <text:p>24.11067</text:p>
          </table:table-cell>
          <table:table-cell office:value-type="float" office:value="0.007271804">
            <text:p>0.007271804</text:p>
          </table:table-cell>
          <table:table-cell office:value-type="float" office:value="0.0005765448">
            <text:p>0.0005765448</text:p>
          </table:table-cell>
          <table:table-cell table:number-columns-repeated="4"/>
        </table:table-row>
        <table:table-row table:style-name="ro1">
          <table:table-cell office:value-type="string">
            <text:p>T1_bump</text:p>
          </table:table-cell>
          <table:table-cell office:value-type="float" office:value="21537">
            <text:p>21537</text:p>
          </table:table-cell>
          <table:table-cell office:value-type="time" office:time-value="PT16H02M21S">
            <text:p>04:02:21 PM</text:p>
          </table:table-cell>
          <table:table-cell office:value-type="float" office:value="0.00000009201165">
            <text:p>9.20E-008</text:p>
          </table:table-cell>
          <table:table-cell office:value-type="float" office:value="0.00000004307311">
            <text:p>4.31E-008</text:p>
          </table:table-cell>
          <table:table-cell office:value-type="float" office:value="0.00000000177771">
            <text:p>1.78E-009</text:p>
          </table:table-cell>
          <table:table-cell office:value-type="float" office:value="0.000000000666761">
            <text:p>6.67E-010</text:p>
          </table:table-cell>
          <table:table-cell office:value-type="float" office:value="0.00000000005328975">
            <text:p>5.33E-011</text:p>
          </table:table-cell>
          <table:table-cell office:value-type="float" office:value="51.75854">
            <text:p>51.75854</text:p>
          </table:table-cell>
          <table:table-cell office:value-type="float" office:value="24.22956">
            <text:p>24.22956</text:p>
          </table:table-cell>
          <table:table-cell office:value-type="float" office:value="0.007246484">
            <text:p>0.007246484</text:p>
          </table:table-cell>
          <table:table-cell office:value-type="float" office:value="0.0005791631">
            <text:p>0.0005791631</text:p>
          </table:table-cell>
          <table:table-cell table:number-columns-repeated="4"/>
        </table:table-row>
        <table:table-row table:style-name="ro1">
          <table:table-cell office:value-type="string">
            <text:p>T1_bump</text:p>
          </table:table-cell>
          <table:table-cell office:value-type="float" office:value="21600">
            <text:p>21600</text:p>
          </table:table-cell>
          <table:table-cell office:value-type="time" office:time-value="PT16H02M40S">
            <text:p>04:02:40 PM</text:p>
          </table:table-cell>
          <table:table-cell office:value-type="float" office:value="0.00000009253451">
            <text:p>9.25E-008</text:p>
          </table:table-cell>
          <table:table-cell office:value-type="float" office:value="0.00000004321445">
            <text:p>4.32E-008</text:p>
          </table:table-cell>
          <table:table-cell office:value-type="float" office:value="0.000000001782688">
            <text:p>1.78E-009</text:p>
          </table:table-cell>
          <table:table-cell office:value-type="float" office:value="0.0000000006702983">
            <text:p>6.70E-010</text:p>
          </table:table-cell>
          <table:table-cell office:value-type="float" office:value="0.00000000005352753">
            <text:p>5.35E-011</text:p>
          </table:table-cell>
          <table:table-cell office:value-type="float" office:value="51.90728">
            <text:p>51.90728</text:p>
          </table:table-cell>
          <table:table-cell office:value-type="float" office:value="24.24117">
            <text:p>24.24117</text:p>
          </table:table-cell>
          <table:table-cell office:value-type="float" office:value="0.007243766">
            <text:p>0.007243766</text:p>
          </table:table-cell>
          <table:table-cell office:value-type="float" office:value="0.0005784602">
            <text:p>0.0005784602</text:p>
          </table:table-cell>
          <table:table-cell table:number-columns-repeated="4"/>
        </table:table-row>
        <table:table-row table:style-name="ro1">
          <table:table-cell office:value-type="string">
            <text:p>T1_bump</text:p>
          </table:table-cell>
          <table:table-cell office:value-type="float" office:value="21667">
            <text:p>21667</text:p>
          </table:table-cell>
          <table:table-cell office:value-type="time" office:time-value="PT16H03M00S">
            <text:p>04:03:00 PM</text:p>
          </table:table-cell>
          <table:table-cell office:value-type="float" office:value="0.00000009284398">
            <text:p>9.28E-008</text:p>
          </table:table-cell>
          <table:table-cell office:value-type="float" office:value="0.00000004327289">
            <text:p>4.33E-008</text:p>
          </table:table-cell>
          <table:table-cell office:value-type="float" office:value="0.00000000178737">
            <text:p>1.79E-009</text:p>
          </table:table-cell>
          <table:table-cell office:value-type="float" office:value="0.0000000006714929">
            <text:p>6.71E-010</text:p>
          </table:table-cell>
          <table:table-cell office:value-type="float" office:value="0.00000000005400549">
            <text:p>5.40E-011</text:p>
          </table:table-cell>
          <table:table-cell office:value-type="float" office:value="51.94446">
            <text:p>51.94446</text:p>
          </table:table-cell>
          <table:table-cell office:value-type="float" office:value="24.21037">
            <text:p>24.21037</text:p>
          </table:table-cell>
          <table:table-cell office:value-type="float" office:value="0.007232487">
            <text:p>0.007232487</text:p>
          </table:table-cell>
          <table:table-cell office:value-type="float" office:value="0.0005816801">
            <text:p>0.0005816801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22478">
            <text:p>22478</text:p>
          </table:table-cell>
          <table:table-cell office:value-type="time" office:time-value="PT16H07M07S">
            <text:p>04:07:07 PM</text:p>
          </table:table-cell>
          <table:table-cell office:value-type="float" office:value="0.0000000823124">
            <text:p>8.23E-008</text:p>
          </table:table-cell>
          <table:table-cell office:value-type="float" office:value="0.00000004379314">
            <text:p>4.38E-008</text:p>
          </table:table-cell>
          <table:table-cell office:value-type="float" office:value="0.000000001770667">
            <text:p>1.77E-009</text:p>
          </table:table-cell>
          <table:table-cell office:value-type="float" office:value="0.0000000005800201">
            <text:p>5.80E-010</text:p>
          </table:table-cell>
          <table:table-cell office:value-type="float" office:value="0.00000000005021747">
            <text:p>5.02E-011</text:p>
          </table:table-cell>
          <table:table-cell office:value-type="float" office:value="46.48666">
            <text:p>46.48666</text:p>
          </table:table-cell>
          <table:table-cell office:value-type="float" office:value="24.73256">
            <text:p>24.73256</text:p>
          </table:table-cell>
          <table:table-cell office:value-type="float" office:value="0.007046571">
            <text:p>0.007046571</text:p>
          </table:table-cell>
          <table:table-cell office:value-type="float" office:value="0.0006100838">
            <text:p>0.0006100838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22525">
            <text:p>22525</text:p>
          </table:table-cell>
          <table:table-cell office:value-type="time" office:time-value="PT16H07M21S">
            <text:p>04:07:21 PM</text:p>
          </table:table-cell>
          <table:table-cell office:value-type="float" office:value="0.00000008219676">
            <text:p>8.22E-008</text:p>
          </table:table-cell>
          <table:table-cell office:value-type="float" office:value="0.00000004382314">
            <text:p>4.38E-008</text:p>
          </table:table-cell>
          <table:table-cell office:value-type="float" office:value="0.000000001769682">
            <text:p>1.77E-009</text:p>
          </table:table-cell>
          <table:table-cell office:value-type="float" office:value="0.0000000005789363">
            <text:p>5.79E-010</text:p>
          </table:table-cell>
          <table:table-cell office:value-type="float" office:value="0.00000000005003846">
            <text:p>5.00E-011</text:p>
          </table:table-cell>
          <table:table-cell office:value-type="float" office:value="46.44719">
            <text:p>46.44719</text:p>
          </table:table-cell>
          <table:table-cell office:value-type="float" office:value="24.76328">
            <text:p>24.76328</text:p>
          </table:table-cell>
          <table:table-cell office:value-type="float" office:value="0.007043299">
            <text:p>0.007043299</text:p>
          </table:table-cell>
          <table:table-cell office:value-type="float" office:value="0.0006087644">
            <text:p>0.0006087644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22607">
            <text:p>22607</text:p>
          </table:table-cell>
          <table:table-cell office:value-type="time" office:time-value="PT16H07M46S">
            <text:p>04:07:46 PM</text:p>
          </table:table-cell>
          <table:table-cell office:value-type="float" office:value="0.00000008352405">
            <text:p>8.35E-008</text:p>
          </table:table-cell>
          <table:table-cell office:value-type="float" office:value="0.00000004424504">
            <text:p>4.42E-008</text:p>
          </table:table-cell>
          <table:table-cell office:value-type="float" office:value="0.000000001787634">
            <text:p>1.79E-009</text:p>
          </table:table-cell>
          <table:table-cell office:value-type="float" office:value="0.0000000005871297">
            <text:p>5.87E-010</text:p>
          </table:table-cell>
          <table:table-cell office:value-type="float" office:value="0.00000000005043348">
            <text:p>5.04E-011</text:p>
          </table:table-cell>
          <table:table-cell office:value-type="float" office:value="46.72325">
            <text:p>46.72325</text:p>
          </table:table-cell>
          <table:table-cell office:value-type="float" office:value="24.75062">
            <text:p>24.75062</text:p>
          </table:table-cell>
          <table:table-cell office:value-type="float" office:value="0.007029469">
            <text:p>0.007029469</text:p>
          </table:table-cell>
          <table:table-cell office:value-type="float" office:value="0.0006038199">
            <text:p>0.0006038199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22629">
            <text:p>22629</text:p>
          </table:table-cell>
          <table:table-cell office:value-type="time" office:time-value="PT16H07M52S">
            <text:p>04:07:52 PM</text:p>
          </table:table-cell>
          <table:table-cell office:value-type="float" office:value="0.00000008373898">
            <text:p>8.37E-008</text:p>
          </table:table-cell>
          <table:table-cell office:value-type="float" office:value="0.00000004425106">
            <text:p>4.43E-008</text:p>
          </table:table-cell>
          <table:table-cell office:value-type="float" office:value="0.000000001785768">
            <text:p>1.79E-009</text:p>
          </table:table-cell>
          <table:table-cell office:value-type="float" office:value="0.000000000589917">
            <text:p>5.90E-010</text:p>
          </table:table-cell>
          <table:table-cell office:value-type="float" office:value="0.00000000005095239">
            <text:p>5.10E-011</text:p>
          </table:table-cell>
          <table:table-cell office:value-type="float" office:value="46.89243">
            <text:p>46.89243</text:p>
          </table:table-cell>
          <table:table-cell office:value-type="float" office:value="24.77985">
            <text:p>24.77985</text:p>
          </table:table-cell>
          <table:table-cell office:value-type="float" office:value="0.007044712">
            <text:p>0.007044712</text:p>
          </table:table-cell>
          <table:table-cell office:value-type="float" office:value="0.0006084668">
            <text:p>0.0006084668</text:p>
          </table:table-cell>
          <table:table-cell table:number-columns-repeated="4"/>
        </table:table-row>
        <table:table-row table:style-name="ro1">
          <table:table-cell office:value-type="string">
            <text:p>Gcrew_WC_A_T0</text:p>
          </table:table-cell>
          <table:table-cell office:value-type="float" office:value="23203">
            <text:p>23203</text:p>
          </table:table-cell>
          <table:table-cell office:value-type="time" office:time-value="PT16H10M48S">
            <text:p>04:10:48 PM</text:p>
          </table:table-cell>
          <table:table-cell office:value-type="float" office:value="0.00000007962785">
            <text:p>7.96E-008</text:p>
          </table:table-cell>
          <table:table-cell office:value-type="float" office:value="0.00000003703634">
            <text:p>3.70E-008</text:p>
          </table:table-cell>
          <table:table-cell office:value-type="float" office:value="0.000000001603254">
            <text:p>1.60E-009</text:p>
          </table:table-cell>
          <table:table-cell office:value-type="float" office:value="0.0000000005612975">
            <text:p>5.61E-010</text:p>
          </table:table-cell>
          <table:table-cell office:value-type="float" office:value="0.00000000004812868">
            <text:p>4.81E-011</text:p>
          </table:table-cell>
          <table:table-cell office:value-type="float" office:value="49.66641">
            <text:p>49.66641</text:p>
          </table:table-cell>
          <table:table-cell office:value-type="float" office:value="23.10074">
            <text:p>23.10074</text:p>
          </table:table-cell>
          <table:table-cell office:value-type="float" office:value="0.007049009">
            <text:p>0.007049009</text:p>
          </table:table-cell>
          <table:table-cell office:value-type="float" office:value="0.0006044202">
            <text:p>0.0006044202</text:p>
          </table:table-cell>
          <table:table-cell table:number-columns-repeated="4"/>
        </table:table-row>
        <table:table-row table:style-name="ro1">
          <table:table-cell office:value-type="string">
            <text:p>Gcrew_WC_A_T0</text:p>
          </table:table-cell>
          <table:table-cell office:value-type="float" office:value="23275">
            <text:p>23275</text:p>
          </table:table-cell>
          <table:table-cell office:value-type="time" office:time-value="PT16H11M10S">
            <text:p>04:11:10 PM</text:p>
          </table:table-cell>
          <table:table-cell office:value-type="float" office:value="0.00000007909701">
            <text:p>7.91E-008</text:p>
          </table:table-cell>
          <table:table-cell office:value-type="float" office:value="0.00000003685101">
            <text:p>3.69E-008</text:p>
          </table:table-cell>
          <table:table-cell office:value-type="float" office:value="0.000000001594242">
            <text:p>1.59E-009</text:p>
          </table:table-cell>
          <table:table-cell office:value-type="float" office:value="0.0000000005579913">
            <text:p>5.58E-010</text:p>
          </table:table-cell>
          <table:table-cell office:value-type="float" office:value="0.00000000004819624">
            <text:p>4.82E-011</text:p>
          </table:table-cell>
          <table:table-cell office:value-type="float" office:value="49.61419">
            <text:p>49.61419</text:p>
          </table:table-cell>
          <table:table-cell office:value-type="float" office:value="23.11507">
            <text:p>23.11507</text:p>
          </table:table-cell>
          <table:table-cell office:value-type="float" office:value="0.007054519">
            <text:p>0.007054519</text:p>
          </table:table-cell>
          <table:table-cell office:value-type="float" office:value="0.0006093307">
            <text:p>0.0006093307</text:p>
          </table:table-cell>
          <table:table-cell table:number-columns-repeated="4"/>
        </table:table-row>
        <table:table-row table:style-name="ro1">
          <table:table-cell office:value-type="string">
            <text:p>Gcrew_WC_A_T0</text:p>
          </table:table-cell>
          <table:table-cell office:value-type="float" office:value="23324">
            <text:p>23324</text:p>
          </table:table-cell>
          <table:table-cell office:value-type="time" office:time-value="PT16H11M24S">
            <text:p>04:11:24 PM</text:p>
          </table:table-cell>
          <table:table-cell office:value-type="float" office:value="0.0000000790463">
            <text:p>7.90E-008</text:p>
          </table:table-cell>
          <table:table-cell office:value-type="float" office:value="0.00000003683154">
            <text:p>3.68E-008</text:p>
          </table:table-cell>
          <table:table-cell office:value-type="float" office:value="0.000000001591181">
            <text:p>1.59E-009</text:p>
          </table:table-cell>
          <table:table-cell office:value-type="float" office:value="0.0000000005565101">
            <text:p>5.57E-010</text:p>
          </table:table-cell>
          <table:table-cell office:value-type="float" office:value="0.00000000004781325">
            <text:p>4.78E-011</text:p>
          </table:table-cell>
          <table:table-cell office:value-type="float" office:value="49.67775">
            <text:p>49.67775</text:p>
          </table:table-cell>
          <table:table-cell office:value-type="float" office:value="23.14729">
            <text:p>23.14729</text:p>
          </table:table-cell>
          <table:table-cell office:value-type="float" office:value="0.007040305">
            <text:p>0.007040305</text:p>
          </table:table-cell>
          <table:table-cell office:value-type="float" office:value="0.0006048765">
            <text:p>0.0006048765</text:p>
          </table:table-cell>
          <table:table-cell table:number-columns-repeated="4"/>
        </table:table-row>
        <table:table-row table:style-name="ro1">
          <table:table-cell office:value-type="string">
            <text:p>T0_bump</text:p>
          </table:table-cell>
          <table:table-cell office:value-type="float" office:value="22857">
            <text:p>22857</text:p>
          </table:table-cell>
          <table:table-cell office:value-type="time" office:time-value="PT16H09M03S">
            <text:p>04:09:03 PM</text:p>
          </table:table-cell>
          <table:table-cell office:value-type="float" office:value="0.00000009005489">
            <text:p>9.01E-008</text:p>
          </table:table-cell>
          <table:table-cell office:value-type="float" office:value="0.00000004141456">
            <text:p>4.14E-008</text:p>
          </table:table-cell>
          <table:table-cell office:value-type="float" office:value="0.000000001783301">
            <text:p>1.78E-009</text:p>
          </table:table-cell>
          <table:table-cell office:value-type="float" office:value="0.0000000006333951">
            <text:p>6.33E-010</text:p>
          </table:table-cell>
          <table:table-cell office:value-type="float" office:value="0.00000000005245562">
            <text:p>5.25E-011</text:p>
          </table:table-cell>
          <table:table-cell office:value-type="float" office:value="50.49898">
            <text:p>50.49898</text:p>
          </table:table-cell>
          <table:table-cell office:value-type="float" office:value="23.22354">
            <text:p>23.22354</text:p>
          </table:table-cell>
          <table:table-cell office:value-type="float" office:value="0.007033433">
            <text:p>0.007033433</text:p>
          </table:table-cell>
          <table:table-cell office:value-type="float" office:value="0.000582485">
            <text:p>0.000582485</text:p>
          </table:table-cell>
          <table:table-cell table:number-columns-repeated="4"/>
        </table:table-row>
        <table:table-row table:style-name="ro1">
          <table:table-cell office:value-type="string">
            <text:p>T0_bump</text:p>
          </table:table-cell>
          <table:table-cell office:value-type="float" office:value="22898">
            <text:p>22898</text:p>
          </table:table-cell>
          <table:table-cell office:value-type="time" office:time-value="PT16H09M15S">
            <text:p>04:09:15 PM</text:p>
          </table:table-cell>
          <table:table-cell office:value-type="float" office:value="0.00000009047133">
            <text:p>9.05E-008</text:p>
          </table:table-cell>
          <table:table-cell office:value-type="float" office:value="0.00000004136853">
            <text:p>4.14E-008</text:p>
          </table:table-cell>
          <table:table-cell office:value-type="float" office:value="0.000000001783927">
            <text:p>1.78E-009</text:p>
          </table:table-cell>
          <table:table-cell office:value-type="float" office:value="0.0000000006361708">
            <text:p>6.36E-010</text:p>
          </table:table-cell>
          <table:table-cell office:value-type="float" office:value="0.00000000005256563">
            <text:p>5.26E-011</text:p>
          </table:table-cell>
          <table:table-cell office:value-type="float" office:value="50.71471">
            <text:p>50.71471</text:p>
          </table:table-cell>
          <table:table-cell office:value-type="float" office:value="23.18959">
            <text:p>23.18959</text:p>
          </table:table-cell>
          <table:table-cell office:value-type="float" office:value="0.00703174">
            <text:p>0.00703174</text:p>
          </table:table-cell>
          <table:table-cell office:value-type="float" office:value="0.0005810197">
            <text:p>0.0005810197</text:p>
          </table:table-cell>
          <table:table-cell table:number-columns-repeated="4"/>
        </table:table-row>
        <table:table-row table:style-name="ro1">
          <table:table-cell office:value-type="string">
            <text:p>T0_bump</text:p>
          </table:table-cell>
          <table:table-cell office:value-type="float" office:value="22941">
            <text:p>22941</text:p>
          </table:table-cell>
          <table:table-cell office:value-type="time" office:time-value="PT16H09M28S">
            <text:p>04:09:28 PM</text:p>
          </table:table-cell>
          <table:table-cell office:value-type="float" office:value="0.00000009064774">
            <text:p>9.06E-008</text:p>
          </table:table-cell>
          <table:table-cell office:value-type="float" office:value="0.00000004133662">
            <text:p>4.13E-008</text:p>
          </table:table-cell>
          <table:table-cell office:value-type="float" office:value="0.000000001781877">
            <text:p>1.78E-009</text:p>
          </table:table-cell>
          <table:table-cell office:value-type="float" office:value="0.0000000006373712">
            <text:p>6.37E-010</text:p>
          </table:table-cell>
          <table:table-cell office:value-type="float" office:value="0.00000000005341745">
            <text:p>5.34E-011</text:p>
          </table:table-cell>
          <table:table-cell office:value-type="float" office:value="50.87205">
            <text:p>50.87205</text:p>
          </table:table-cell>
          <table:table-cell office:value-type="float" office:value="23.19835">
            <text:p>23.19835</text:p>
          </table:table-cell>
          <table:table-cell office:value-type="float" office:value="0.007031297">
            <text:p>0.007031297</text:p>
          </table:table-cell>
          <table:table-cell office:value-type="float" office:value="0.0005892861">
            <text:p>0.0005892861</text:p>
          </table:table-cell>
          <table:table-cell table:number-columns-repeated="4"/>
        </table:table-row>
        <table:table-row table:style-name="ro1">
          <table:table-cell office:value-type="string">
            <text:p>Gcrew_WC_A_T1</text:p>
          </table:table-cell>
          <table:table-cell office:value-type="float" office:value="24052">
            <text:p>24052</text:p>
          </table:table-cell>
          <table:table-cell office:value-type="time" office:time-value="PT16H15M05S">
            <text:p>04:15:05 PM</text:p>
          </table:table-cell>
          <table:table-cell office:value-type="float" office:value="0.00000005805162">
            <text:p>5.81E-008</text:p>
          </table:table-cell>
          <table:table-cell office:value-type="float" office:value="0.00000003082631">
            <text:p>3.08E-008</text:p>
          </table:table-cell>
          <table:table-cell office:value-type="float" office:value="0.000000001316414">
            <text:p>1.32E-009</text:p>
          </table:table-cell>
          <table:table-cell office:value-type="float" office:value="0.0000000004857454">
            <text:p>4.86E-010</text:p>
          </table:table-cell>
          <table:table-cell office:value-type="float" office:value="0.00000000004120669">
            <text:p>4.12E-011</text:p>
          </table:table-cell>
          <table:table-cell office:value-type="float" office:value="44.0983">
            <text:p>44.0983</text:p>
          </table:table-cell>
          <table:table-cell office:value-type="float" office:value="23.41688">
            <text:p>23.41688</text:p>
          </table:table-cell>
          <table:table-cell office:value-type="float" office:value="0.008367473">
            <text:p>0.008367473</text:p>
          </table:table-cell>
          <table:table-cell office:value-type="float" office:value="0.0007098283">
            <text:p>0.0007098283</text:p>
          </table:table-cell>
          <table:table-cell table:number-columns-repeated="4"/>
        </table:table-row>
        <table:table-row table:style-name="ro1">
          <table:table-cell office:value-type="string">
            <text:p>Gcrew_WC_A_T1</text:p>
          </table:table-cell>
          <table:table-cell office:value-type="float" office:value="24098">
            <text:p>24098</text:p>
          </table:table-cell>
          <table:table-cell office:value-type="time" office:time-value="PT16H15M20S">
            <text:p>04:15:20 PM</text:p>
          </table:table-cell>
          <table:table-cell office:value-type="float" office:value="0.00000005470462">
            <text:p>5.47E-008</text:p>
          </table:table-cell>
          <table:table-cell office:value-type="float" office:value="0.00000002963083">
            <text:p>2.96E-008</text:p>
          </table:table-cell>
          <table:table-cell office:value-type="float" office:value="0.000000001267659">
            <text:p>1.27E-009</text:p>
          </table:table-cell>
          <table:table-cell office:value-type="float" office:value="0.0000000004589354">
            <text:p>4.59E-010</text:p>
          </table:table-cell>
          <table:table-cell office:value-type="float" office:value="0.00000000003978937">
            <text:p>3.98E-011</text:p>
          </table:table-cell>
          <table:table-cell office:value-type="float" office:value="43.15405">
            <text:p>43.15405</text:p>
          </table:table-cell>
          <table:table-cell office:value-type="float" office:value="23.37445">
            <text:p>23.37445</text:p>
          </table:table-cell>
          <table:table-cell office:value-type="float" office:value="0.008389335">
            <text:p>0.008389335</text:p>
          </table:table-cell>
          <table:table-cell office:value-type="float" office:value="0.0007273494">
            <text:p>0.0007273494</text:p>
          </table:table-cell>
          <table:table-cell table:number-columns-repeated="4"/>
        </table:table-row>
        <table:table-row table:style-name="ro1">
          <table:table-cell office:value-type="string">
            <text:p>Gcrew_WC_A_T1</text:p>
          </table:table-cell>
          <table:table-cell office:value-type="float" office:value="24123">
            <text:p>24123</text:p>
          </table:table-cell>
          <table:table-cell office:value-type="time" office:time-value="PT16H15M27S">
            <text:p>04:15:27 PM</text:p>
          </table:table-cell>
          <table:table-cell office:value-type="float" office:value="0.00000005444188">
            <text:p>5.44E-008</text:p>
          </table:table-cell>
          <table:table-cell office:value-type="float" office:value="0.00000002966907">
            <text:p>2.97E-008</text:p>
          </table:table-cell>
          <table:table-cell office:value-type="float" office:value="0.000000001264844">
            <text:p>1.26E-009</text:p>
          </table:table-cell>
          <table:table-cell office:value-type="float" office:value="0.0000000004555199">
            <text:p>4.56E-010</text:p>
          </table:table-cell>
          <table:table-cell office:value-type="float" office:value="0.00000000003932694">
            <text:p>3.93E-011</text:p>
          </table:table-cell>
          <table:table-cell office:value-type="float" office:value="43.04236">
            <text:p>43.04236</text:p>
          </table:table-cell>
          <table:table-cell office:value-type="float" office:value="23.45671">
            <text:p>23.45671</text:p>
          </table:table-cell>
          <table:table-cell office:value-type="float" office:value="0.008367087">
            <text:p>0.008367087</text:p>
          </table:table-cell>
          <table:table-cell office:value-type="float" office:value="0.0007223656">
            <text:p>0.0007223656</text:p>
          </table:table-cell>
          <table:table-cell table:number-columns-repeated="4"/>
        </table:table-row>
        <table:table-row table:style-name="ro1">
          <table:table-cell office:value-type="string">
            <text:p>T1_bump</text:p>
          </table:table-cell>
          <table:table-cell office:value-type="float" office:value="23536">
            <text:p>23536</text:p>
          </table:table-cell>
          <table:table-cell office:value-type="time" office:time-value="PT16H12M29S">
            <text:p>04:12:29 PM</text:p>
          </table:table-cell>
          <table:table-cell office:value-type="float" office:value="0.00000008354762">
            <text:p>8.35E-008</text:p>
          </table:table-cell>
          <table:table-cell office:value-type="float" office:value="0.00000003894839">
            <text:p>3.89E-008</text:p>
          </table:table-cell>
          <table:table-cell office:value-type="float" office:value="0.000000001684203">
            <text:p>1.68E-009</text:p>
          </table:table-cell>
          <table:table-cell office:value-type="float" office:value="0.0000000007200319">
            <text:p>7.20E-010</text:p>
          </table:table-cell>
          <table:table-cell office:value-type="float" office:value="0.00000000005454896">
            <text:p>5.45E-011</text:p>
          </table:table-cell>
          <table:table-cell office:value-type="float" office:value="49.60661">
            <text:p>49.60661</text:p>
          </table:table-cell>
          <table:table-cell office:value-type="float" office:value="23.1257">
            <text:p>23.1257</text:p>
          </table:table-cell>
          <table:table-cell office:value-type="float" office:value="0.008618222">
            <text:p>0.008618222</text:p>
          </table:table-cell>
          <table:table-cell office:value-type="float" office:value="0.0006529086">
            <text:p>0.0006529086</text:p>
          </table:table-cell>
          <table:table-cell table:number-columns-repeated="4"/>
        </table:table-row>
        <table:table-row table:style-name="ro1">
          <table:table-cell office:value-type="string">
            <text:p>T1_bump</text:p>
          </table:table-cell>
          <table:table-cell office:value-type="float" office:value="23595">
            <text:p>23595</text:p>
          </table:table-cell>
          <table:table-cell office:value-type="time" office:time-value="PT16H12M47S">
            <text:p>04:12:47 PM</text:p>
          </table:table-cell>
          <table:table-cell office:value-type="float" office:value="0.00000008413035">
            <text:p>8.41E-008</text:p>
          </table:table-cell>
          <table:table-cell office:value-type="float" office:value="0.00000003915945">
            <text:p>3.92E-008</text:p>
          </table:table-cell>
          <table:table-cell office:value-type="float" office:value="0.000000001694002">
            <text:p>1.69E-009</text:p>
          </table:table-cell>
          <table:table-cell office:value-type="float" office:value="0.0000000007312119">
            <text:p>7.31E-010</text:p>
          </table:table-cell>
          <table:table-cell office:value-type="float" office:value="0.00000000005501307">
            <text:p>5.50E-011</text:p>
          </table:table-cell>
          <table:table-cell office:value-type="float" office:value="49.66365">
            <text:p>49.66365</text:p>
          </table:table-cell>
          <table:table-cell office:value-type="float" office:value="23.11652">
            <text:p>23.11652</text:p>
          </table:table-cell>
          <table:table-cell office:value-type="float" office:value="0.008691417">
            <text:p>0.008691417</text:p>
          </table:table-cell>
          <table:table-cell office:value-type="float" office:value="0.0006539028">
            <text:p>0.0006539028</text:p>
          </table:table-cell>
          <table:table-cell table:number-columns-repeated="4"/>
        </table:table-row>
        <table:table-row table:style-name="ro1">
          <table:table-cell office:value-type="string">
            <text:p>T1_bump</text:p>
          </table:table-cell>
          <table:table-cell office:value-type="float" office:value="23645">
            <text:p>23645</text:p>
          </table:table-cell>
          <table:table-cell office:value-type="time" office:time-value="PT16H13M02S">
            <text:p>04:13:02 PM</text:p>
          </table:table-cell>
          <table:table-cell office:value-type="float" office:value="0.00000008401985">
            <text:p>8.40E-008</text:p>
          </table:table-cell>
          <table:table-cell office:value-type="float" office:value="0.00000003915683">
            <text:p>3.92E-008</text:p>
          </table:table-cell>
          <table:table-cell office:value-type="float" office:value="0.000000001690891">
            <text:p>1.69E-009</text:p>
          </table:table-cell>
          <table:table-cell office:value-type="float" office:value="0.0000000007305723">
            <text:p>7.31E-010</text:p>
          </table:table-cell>
          <table:table-cell office:value-type="float" office:value="0.000000000054731">
            <text:p>5.47E-011</text:p>
          </table:table-cell>
          <table:table-cell office:value-type="float" office:value="49.68969">
            <text:p>49.68969</text:p>
          </table:table-cell>
          <table:table-cell office:value-type="float" office:value="23.15751">
            <text:p>23.15751</text:p>
          </table:table-cell>
          <table:table-cell office:value-type="float" office:value="0.008695235">
            <text:p>0.008695235</text:p>
          </table:table-cell>
          <table:table-cell office:value-type="float" office:value="0.0006514057">
            <text:p>0.0006514057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25591">
            <text:p>25591</text:p>
          </table:table-cell>
          <table:table-cell office:value-type="time" office:time-value="PT16H22M55S">
            <text:p>04:22:55 PM</text:p>
          </table:table-cell>
          <table:table-cell office:value-type="float" office:value="0.00000008518636">
            <text:p>8.52E-008</text:p>
          </table:table-cell>
          <table:table-cell office:value-type="float" office:value="0.00000004402932">
            <text:p>4.40E-008</text:p>
          </table:table-cell>
          <table:table-cell office:value-type="float" office:value="0.000000001750854">
            <text:p>1.75E-009</text:p>
          </table:table-cell>
          <table:table-cell office:value-type="float" office:value="0.0000000006008609">
            <text:p>6.01E-010</text:p>
          </table:table-cell>
          <table:table-cell office:value-type="float" office:value="0.00000000004550829">
            <text:p>4.55E-011</text:p>
          </table:table-cell>
          <table:table-cell office:value-type="float" office:value="48.65417">
            <text:p>48.65417</text:p>
          </table:table-cell>
          <table:table-cell office:value-type="float" office:value="25.14734">
            <text:p>25.14734</text:p>
          </table:table-cell>
          <table:table-cell office:value-type="float" office:value="0.007053487">
            <text:p>0.007053487</text:p>
          </table:table-cell>
          <table:table-cell office:value-type="float" office:value="0.0005342204">
            <text:p>0.0005342204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25615">
            <text:p>25615</text:p>
          </table:table-cell>
          <table:table-cell office:value-type="time" office:time-value="PT16H23M03S">
            <text:p>04:23:03 PM</text:p>
          </table:table-cell>
          <table:table-cell office:value-type="float" office:value="0.00000008525546">
            <text:p>8.53E-008</text:p>
          </table:table-cell>
          <table:table-cell office:value-type="float" office:value="0.00000004406841">
            <text:p>4.41E-008</text:p>
          </table:table-cell>
          <table:table-cell office:value-type="float" office:value="0.000000001753367">
            <text:p>1.75E-009</text:p>
          </table:table-cell>
          <table:table-cell office:value-type="float" office:value="0.0000000006005325">
            <text:p>6.01E-010</text:p>
          </table:table-cell>
          <table:table-cell office:value-type="float" office:value="0.00000000004621187">
            <text:p>4.62E-011</text:p>
          </table:table-cell>
          <table:table-cell office:value-type="float" office:value="48.62385">
            <text:p>48.62385</text:p>
          </table:table-cell>
          <table:table-cell office:value-type="float" office:value="25.13359">
            <text:p>25.13359</text:p>
          </table:table-cell>
          <table:table-cell office:value-type="float" office:value="0.007043918">
            <text:p>0.007043918</text:p>
          </table:table-cell>
          <table:table-cell office:value-type="float" office:value="0.00054204">
            <text:p>0.00054204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25648">
            <text:p>25648</text:p>
          </table:table-cell>
          <table:table-cell office:value-type="time" office:time-value="PT16H23M13S">
            <text:p>04:23:13 PM</text:p>
          </table:table-cell>
          <table:table-cell office:value-type="float" office:value="0.00000008534575">
            <text:p>8.53E-008</text:p>
          </table:table-cell>
          <table:table-cell office:value-type="float" office:value="0.00000004412102">
            <text:p>4.41E-008</text:p>
          </table:table-cell>
          <table:table-cell office:value-type="float" office:value="0.000000001753206">
            <text:p>1.75E-009</text:p>
          </table:table-cell>
          <table:table-cell office:value-type="float" office:value="0.0000000006031667">
            <text:p>6.03E-010</text:p>
          </table:table-cell>
          <table:table-cell office:value-type="float" office:value="0.00000000004671593">
            <text:p>4.67E-011</text:p>
          </table:table-cell>
          <table:table-cell office:value-type="float" office:value="48.67982">
            <text:p>48.67982</text:p>
          </table:table-cell>
          <table:table-cell office:value-type="float" office:value="25.16591">
            <text:p>25.16591</text:p>
          </table:table-cell>
          <table:table-cell office:value-type="float" office:value="0.007067332">
            <text:p>0.007067332</text:p>
          </table:table-cell>
          <table:table-cell office:value-type="float" office:value="0.0005473727">
            <text:p>0.0005473727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25688">
            <text:p>25688</text:p>
          </table:table-cell>
          <table:table-cell office:value-type="time" office:time-value="PT16H23M25S">
            <text:p>04:23:25 PM</text:p>
          </table:table-cell>
          <table:table-cell office:value-type="float" office:value="0.00000008547651">
            <text:p>8.55E-008</text:p>
          </table:table-cell>
          <table:table-cell office:value-type="float" office:value="0.00000004416538">
            <text:p>4.42E-008</text:p>
          </table:table-cell>
          <table:table-cell office:value-type="float" office:value="0.000000001755022">
            <text:p>1.76E-009</text:p>
          </table:table-cell>
          <table:table-cell office:value-type="float" office:value="0.0000000006028524">
            <text:p>6.03E-010</text:p>
          </table:table-cell>
          <table:table-cell office:value-type="float" office:value="0.00000000004743553">
            <text:p>4.74E-011</text:p>
          </table:table-cell>
          <table:table-cell office:value-type="float" office:value="48.70395">
            <text:p>48.70395</text:p>
          </table:table-cell>
          <table:table-cell office:value-type="float" office:value="25.16514">
            <text:p>25.16514</text:p>
          </table:table-cell>
          <table:table-cell office:value-type="float" office:value="0.007052843">
            <text:p>0.007052843</text:p>
          </table:table-cell>
          <table:table-cell office:value-type="float" office:value="0.0005549539">
            <text:p>0.0005549539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25710">
            <text:p>25710</text:p>
          </table:table-cell>
          <table:table-cell office:value-type="time" office:time-value="PT16H23M31S">
            <text:p>04:23:31 PM</text:p>
          </table:table-cell>
          <table:table-cell office:value-type="float" office:value="0.00000008552819">
            <text:p>8.55E-008</text:p>
          </table:table-cell>
          <table:table-cell office:value-type="float" office:value="0.0000000442184">
            <text:p>4.42E-008</text:p>
          </table:table-cell>
          <table:table-cell office:value-type="float" office:value="0.000000001754734">
            <text:p>1.75E-009</text:p>
          </table:table-cell>
          <table:table-cell office:value-type="float" office:value="0.0000000006025969">
            <text:p>6.03E-010</text:p>
          </table:table-cell>
          <table:table-cell office:value-type="float" office:value="0.00000000004733679">
            <text:p>4.73E-011</text:p>
          </table:table-cell>
          <table:table-cell office:value-type="float" office:value="48.74141">
            <text:p>48.74141</text:p>
          </table:table-cell>
          <table:table-cell office:value-type="float" office:value="25.19949">
            <text:p>25.19949</text:p>
          </table:table-cell>
          <table:table-cell office:value-type="float" office:value="0.007045594">
            <text:p>0.007045594</text:p>
          </table:table-cell>
          <table:table-cell office:value-type="float" office:value="0.0005534641">
            <text:p>0.0005534641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25732">
            <text:p>25732</text:p>
          </table:table-cell>
          <table:table-cell office:value-type="time" office:time-value="PT16H23M38S">
            <text:p>04:23:38 PM</text:p>
          </table:table-cell>
          <table:table-cell office:value-type="float" office:value="0.00000008558711">
            <text:p>8.56E-008</text:p>
          </table:table-cell>
          <table:table-cell office:value-type="float" office:value="0.00000004421376">
            <text:p>4.42E-008</text:p>
          </table:table-cell>
          <table:table-cell office:value-type="float" office:value="0.000000001757437">
            <text:p>1.76E-009</text:p>
          </table:table-cell>
          <table:table-cell office:value-type="float" office:value="0.0000000006015944">
            <text:p>6.02E-010</text:p>
          </table:table-cell>
          <table:table-cell office:value-type="float" office:value="0.00000000004739995">
            <text:p>4.74E-011</text:p>
          </table:table-cell>
          <table:table-cell office:value-type="float" office:value="48.69997">
            <text:p>48.69997</text:p>
          </table:table-cell>
          <table:table-cell office:value-type="float" office:value="25.15809">
            <text:p>25.15809</text:p>
          </table:table-cell>
          <table:table-cell office:value-type="float" office:value="0.007029031">
            <text:p>0.007029031</text:p>
          </table:table-cell>
          <table:table-cell office:value-type="float" office:value="0.0005538212">
            <text:p>0.0005538212</text:p>
          </table:table-cell>
          <table:table-cell table:number-columns-repeated="4"/>
        </table:table-row>
        <table:table-row table:style-name="ro1">
          <table:table-cell office:value-type="string">
            <text:p>Gcrew_WC_A_T2</text:p>
          </table:table-cell>
          <table:table-cell office:value-type="float" office:value="26312">
            <text:p>26312</text:p>
          </table:table-cell>
          <table:table-cell office:value-type="time" office:time-value="PT16H26M34S">
            <text:p>04:26:34 PM</text:p>
          </table:table-cell>
          <table:table-cell office:value-type="float" office:value="0.00000007239001">
            <text:p>7.24E-008</text:p>
          </table:table-cell>
          <table:table-cell office:value-type="float" office:value="0.00000003534129">
            <text:p>3.53E-008</text:p>
          </table:table-cell>
          <table:table-cell office:value-type="float" office:value="0.000000001475774">
            <text:p>1.48E-009</text:p>
          </table:table-cell>
          <table:table-cell office:value-type="float" office:value="0.0000000006223023">
            <text:p>6.22E-010</text:p>
          </table:table-cell>
          <table:table-cell office:value-type="float" office:value="0.00000000004739751">
            <text:p>4.74E-011</text:p>
          </table:table-cell>
          <table:table-cell office:value-type="float" office:value="49.05223">
            <text:p>49.05223</text:p>
          </table:table-cell>
          <table:table-cell office:value-type="float" office:value="23.94763">
            <text:p>23.94763</text:p>
          </table:table-cell>
          <table:table-cell office:value-type="float" office:value="0.008596522">
            <text:p>0.008596522</text:p>
          </table:table-cell>
          <table:table-cell office:value-type="float" office:value="0.000654752">
            <text:p>0.000654752</text:p>
          </table:table-cell>
          <table:table-cell table:number-columns-repeated="4"/>
        </table:table-row>
        <table:table-row table:style-name="ro1">
          <table:table-cell office:value-type="string">
            <text:p>Gcrew_WC_A_T2</text:p>
          </table:table-cell>
          <table:table-cell office:value-type="float" office:value="26356">
            <text:p>26356</text:p>
          </table:table-cell>
          <table:table-cell office:value-type="time" office:time-value="PT16H26M48S">
            <text:p>04:26:48 PM</text:p>
          </table:table-cell>
          <table:table-cell office:value-type="float" office:value="0.00000007200778">
            <text:p>7.20E-008</text:p>
          </table:table-cell>
          <table:table-cell office:value-type="float" office:value="0.00000003524079">
            <text:p>3.52E-008</text:p>
          </table:table-cell>
          <table:table-cell office:value-type="float" office:value="0.000000001472464">
            <text:p>1.47E-009</text:p>
          </table:table-cell>
          <table:table-cell office:value-type="float" office:value="0.0000000006198541">
            <text:p>6.20E-010</text:p>
          </table:table-cell>
          <table:table-cell office:value-type="float" office:value="0.00000000004718739">
            <text:p>4.72E-011</text:p>
          </table:table-cell>
          <table:table-cell office:value-type="float" office:value="48.90293">
            <text:p>48.90293</text:p>
          </table:table-cell>
          <table:table-cell office:value-type="float" office:value="23.93322">
            <text:p>23.93322</text:p>
          </table:table-cell>
          <table:table-cell office:value-type="float" office:value="0.008608155">
            <text:p>0.008608155</text:p>
          </table:table-cell>
          <table:table-cell office:value-type="float" office:value="0.0006553096">
            <text:p>0.0006553096</text:p>
          </table:table-cell>
          <table:table-cell table:number-columns-repeated="4"/>
        </table:table-row>
        <table:table-row table:style-name="ro1">
          <table:table-cell office:value-type="string">
            <text:p>Gcrew_WC_A_T2</text:p>
          </table:table-cell>
          <table:table-cell office:value-type="float" office:value="26387">
            <text:p>26387</text:p>
          </table:table-cell>
          <table:table-cell office:value-type="time" office:time-value="PT16H26M57S">
            <text:p>04:26:57 PM</text:p>
          </table:table-cell>
          <table:table-cell office:value-type="float" office:value="0.0000000718325">
            <text:p>7.18E-008</text:p>
          </table:table-cell>
          <table:table-cell office:value-type="float" office:value="0.0000000351561">
            <text:p>3.52E-008</text:p>
          </table:table-cell>
          <table:table-cell office:value-type="float" office:value="0.000000001467092">
            <text:p>1.47E-009</text:p>
          </table:table-cell>
          <table:table-cell office:value-type="float" office:value="0.0000000006156121">
            <text:p>6.16E-010</text:p>
          </table:table-cell>
          <table:table-cell office:value-type="float" office:value="0.00000000004665168">
            <text:p>4.67E-011</text:p>
          </table:table-cell>
          <table:table-cell office:value-type="float" office:value="48.96251">
            <text:p>48.96251</text:p>
          </table:table-cell>
          <table:table-cell office:value-type="float" office:value="23.96312">
            <text:p>23.96312</text:p>
          </table:table-cell>
          <table:table-cell office:value-type="float" office:value="0.008570106">
            <text:p>0.008570106</text:p>
          </table:table-cell>
          <table:table-cell office:value-type="float" office:value="0.0006494508">
            <text:p>0.0006494508</text:p>
          </table:table-cell>
          <table:table-cell table:number-columns-repeated="4"/>
        </table:table-row>
        <table:table-row table:style-name="ro1">
          <table:table-cell office:value-type="string">
            <text:p>T2_bump</text:p>
          </table:table-cell>
          <table:table-cell office:value-type="float" office:value="25952">
            <text:p>25952</text:p>
          </table:table-cell>
          <table:table-cell office:value-type="time" office:time-value="PT16H24M45S">
            <text:p>04:24:45 PM</text:p>
          </table:table-cell>
          <table:table-cell office:value-type="float" office:value="0.0000000844492">
            <text:p>8.44E-008</text:p>
          </table:table-cell>
          <table:table-cell office:value-type="float" office:value="0.00000003992835">
            <text:p>3.99E-008</text:p>
          </table:table-cell>
          <table:table-cell office:value-type="float" office:value="0.000000001697824">
            <text:p>1.70E-009</text:p>
          </table:table-cell>
          <table:table-cell office:value-type="float" office:value="0.000000000724893">
            <text:p>7.25E-010</text:p>
          </table:table-cell>
          <table:table-cell office:value-type="float" office:value="0.00000000005249245">
            <text:p>5.25E-011</text:p>
          </table:table-cell>
          <table:table-cell office:value-type="float" office:value="49.73967">
            <text:p>49.73967</text:p>
          </table:table-cell>
          <table:table-cell office:value-type="float" office:value="23.51737">
            <text:p>23.51737</text:p>
          </table:table-cell>
          <table:table-cell office:value-type="float" office:value="0.008583777">
            <text:p>0.008583777</text:p>
          </table:table-cell>
          <table:table-cell office:value-type="float" office:value="0.0006215861">
            <text:p>0.0006215861</text:p>
          </table:table-cell>
          <table:table-cell table:number-columns-repeated="4"/>
        </table:table-row>
        <table:table-row table:style-name="ro1">
          <table:table-cell office:value-type="string">
            <text:p>T2_bump</text:p>
          </table:table-cell>
          <table:table-cell office:value-type="float" office:value="25979">
            <text:p>25979</text:p>
          </table:table-cell>
          <table:table-cell office:value-type="time" office:time-value="PT16H24M53S">
            <text:p>04:24:53 PM</text:p>
          </table:table-cell>
          <table:table-cell office:value-type="float" office:value="0.00000008528681">
            <text:p>8.53E-008</text:p>
          </table:table-cell>
          <table:table-cell office:value-type="float" office:value="0.00000004012636">
            <text:p>4.01E-008</text:p>
          </table:table-cell>
          <table:table-cell office:value-type="float" office:value="0.00000000171482">
            <text:p>1.71E-009</text:p>
          </table:table-cell>
          <table:table-cell office:value-type="float" office:value="0.0000000007395947">
            <text:p>7.40E-010</text:p>
          </table:table-cell>
          <table:table-cell office:value-type="float" office:value="0.00000000005279452">
            <text:p>5.28E-011</text:p>
          </table:table-cell>
          <table:table-cell office:value-type="float" office:value="49.73514">
            <text:p>49.73514</text:p>
          </table:table-cell>
          <table:table-cell office:value-type="float" office:value="23.39975">
            <text:p>23.39975</text:p>
          </table:table-cell>
          <table:table-cell office:value-type="float" office:value="0.008671853">
            <text:p>0.008671853</text:p>
          </table:table-cell>
          <table:table-cell office:value-type="float" office:value="0.0006190233">
            <text:p>0.0006190233</text:p>
          </table:table-cell>
          <table:table-cell table:number-columns-repeated="4"/>
        </table:table-row>
        <table:table-row table:style-name="ro1">
          <table:table-cell office:value-type="string">
            <text:p>T2_bump</text:p>
          </table:table-cell>
          <table:table-cell office:value-type="float" office:value="26006">
            <text:p>26006</text:p>
          </table:table-cell>
          <table:table-cell office:value-type="time" office:time-value="PT16H25M01S">
            <text:p>04:25:01 PM</text:p>
          </table:table-cell>
          <table:table-cell office:value-type="float" office:value="0.00000008584995">
            <text:p>8.58E-008</text:p>
          </table:table-cell>
          <table:table-cell office:value-type="float" office:value="0.00000004032149">
            <text:p>4.03E-008</text:p>
          </table:table-cell>
          <table:table-cell office:value-type="float" office:value="0.000000001719144">
            <text:p>1.72E-009</text:p>
          </table:table-cell>
          <table:table-cell office:value-type="float" office:value="0.0000000007485023">
            <text:p>7.49E-010</text:p>
          </table:table-cell>
          <table:table-cell office:value-type="float" office:value="0.00000000005344177">
            <text:p>5.34E-011</text:p>
          </table:table-cell>
          <table:table-cell office:value-type="float" office:value="49.9376">
            <text:p>49.9376</text:p>
          </table:table-cell>
          <table:table-cell office:value-type="float" office:value="23.4544">
            <text:p>23.4544</text:p>
          </table:table-cell>
          <table:table-cell office:value-type="float" office:value="0.008718727">
            <text:p>0.008718727</text:p>
          </table:table-cell>
          <table:table-cell office:value-type="float" office:value="0.0006225021">
            <text:p>0.0006225021</text:p>
          </table:table-cell>
          <table:table-cell table:number-columns-repeated="4"/>
        </table:table-row>
        <table:table-row table:style-name="ro1">
          <table:table-cell office:value-type="string">
            <text:p>Gcrew_WC_A_T3</text:p>
          </table:table-cell>
          <table:table-cell office:value-type="float" office:value="27051">
            <text:p>27051</text:p>
          </table:table-cell>
          <table:table-cell office:value-type="time" office:time-value="PT16H30M20S">
            <text:p>04:30:20 PM</text:p>
          </table:table-cell>
          <table:table-cell office:value-type="float" office:value="0.0000000759509">
            <text:p>7.60E-008</text:p>
          </table:table-cell>
          <table:table-cell office:value-type="float" office:value="0.00000003524256">
            <text:p>3.52E-008</text:p>
          </table:table-cell>
          <table:table-cell office:value-type="float" office:value="0.000000001514565">
            <text:p>1.51E-009</text:p>
          </table:table-cell>
          <table:table-cell office:value-type="float" office:value="0.0000000007089311">
            <text:p>7.09E-010</text:p>
          </table:table-cell>
          <table:table-cell office:value-type="float" office:value="0.00000000004937331">
            <text:p>4.94E-011</text:p>
          </table:table-cell>
          <table:table-cell office:value-type="float" office:value="50.14701">
            <text:p>50.14701</text:p>
          </table:table-cell>
          <table:table-cell office:value-type="float" office:value="23.2691">
            <text:p>23.2691</text:p>
          </table:table-cell>
          <table:table-cell office:value-type="float" office:value="0.009334072">
            <text:p>0.009334072</text:p>
          </table:table-cell>
          <table:table-cell office:value-type="float" office:value="0.0006500687">
            <text:p>0.0006500687</text:p>
          </table:table-cell>
          <table:table-cell table:number-columns-repeated="4"/>
        </table:table-row>
        <table:table-row table:style-name="ro1">
          <table:table-cell office:value-type="string">
            <text:p>Gcrew_WC_A_T3</text:p>
          </table:table-cell>
          <table:table-cell office:value-type="float" office:value="27080">
            <text:p>27080</text:p>
          </table:table-cell>
          <table:table-cell office:value-type="time" office:time-value="PT16H30M28S">
            <text:p>04:30:28 PM</text:p>
          </table:table-cell>
          <table:table-cell office:value-type="float" office:value="0.00000007552354">
            <text:p>7.55E-008</text:p>
          </table:table-cell>
          <table:table-cell office:value-type="float" office:value="0.0000000351202">
            <text:p>3.51E-008</text:p>
          </table:table-cell>
          <table:table-cell office:value-type="float" office:value="0.000000001507315">
            <text:p>1.51E-009</text:p>
          </table:table-cell>
          <table:table-cell office:value-type="float" office:value="0.0000000007038943">
            <text:p>7.04E-010</text:p>
          </table:table-cell>
          <table:table-cell office:value-type="float" office:value="0.0000000000488388">
            <text:p>4.88E-011</text:p>
          </table:table-cell>
          <table:table-cell office:value-type="float" office:value="50.10469">
            <text:p>50.10469</text:p>
          </table:table-cell>
          <table:table-cell office:value-type="float" office:value="23.29984">
            <text:p>23.29984</text:p>
          </table:table-cell>
          <table:table-cell office:value-type="float" office:value="0.009320197">
            <text:p>0.009320197</text:p>
          </table:table-cell>
          <table:table-cell office:value-type="float" office:value="0.0006466699">
            <text:p>0.0006466699</text:p>
          </table:table-cell>
          <table:table-cell table:number-columns-repeated="4"/>
        </table:table-row>
        <table:table-row table:style-name="ro1">
          <table:table-cell office:value-type="string">
            <text:p>Gcrew_WC_A_T3</text:p>
          </table:table-cell>
          <table:table-cell office:value-type="float" office:value="27123">
            <text:p>27123</text:p>
          </table:table-cell>
          <table:table-cell office:value-type="time" office:time-value="PT16H30M41S">
            <text:p>04:30:41 PM</text:p>
          </table:table-cell>
          <table:table-cell office:value-type="float" office:value="0.00000007507434">
            <text:p>7.51E-008</text:p>
          </table:table-cell>
          <table:table-cell office:value-type="float" office:value="0.00000003494576">
            <text:p>3.49E-008</text:p>
          </table:table-cell>
          <table:table-cell office:value-type="float" office:value="0.000000001499938">
            <text:p>1.50E-009</text:p>
          </table:table-cell>
          <table:table-cell office:value-type="float" office:value="0.0000000007027461">
            <text:p>7.03E-010</text:p>
          </table:table-cell>
          <table:table-cell office:value-type="float" office:value="0.00000000004879928">
            <text:p>4.88E-011</text:p>
          </table:table-cell>
          <table:table-cell office:value-type="float" office:value="50.05164">
            <text:p>50.05164</text:p>
          </table:table-cell>
          <table:table-cell office:value-type="float" office:value="23.29814">
            <text:p>23.29814</text:p>
          </table:table-cell>
          <table:table-cell office:value-type="float" office:value="0.00936067">
            <text:p>0.00936067</text:p>
          </table:table-cell>
          <table:table-cell office:value-type="float" office:value="0.0006500128">
            <text:p>0.0006500128</text:p>
          </table:table-cell>
          <table:table-cell table:number-columns-repeated="4"/>
        </table:table-row>
        <table:table-row table:style-name="ro1">
          <table:table-cell office:value-type="string">
            <text:p>T3_bump</text:p>
          </table:table-cell>
          <table:table-cell office:value-type="float" office:value="26716">
            <text:p>26716</text:p>
          </table:table-cell>
          <table:table-cell office:value-type="time" office:time-value="PT16H28M37S">
            <text:p>04:28:37 PM</text:p>
          </table:table-cell>
          <table:table-cell office:value-type="float" office:value="0.0000000862873">
            <text:p>8.63E-008</text:p>
          </table:table-cell>
          <table:table-cell office:value-type="float" office:value="0.00000003913735">
            <text:p>3.91E-008</text:p>
          </table:table-cell>
          <table:table-cell office:value-type="float" office:value="0.000000001699688">
            <text:p>1.70E-009</text:p>
          </table:table-cell>
          <table:table-cell office:value-type="float" office:value="0.0000000008003099">
            <text:p>8.00E-010</text:p>
          </table:table-cell>
          <table:table-cell office:value-type="float" office:value="0.00000000005388271">
            <text:p>5.39E-011</text:p>
          </table:table-cell>
          <table:table-cell office:value-type="float" office:value="50.76654">
            <text:p>50.76654</text:p>
          </table:table-cell>
          <table:table-cell office:value-type="float" office:value="23.02619">
            <text:p>23.02619</text:p>
          </table:table-cell>
          <table:table-cell office:value-type="float" office:value="0.009274945">
            <text:p>0.009274945</text:p>
          </table:table-cell>
          <table:table-cell office:value-type="float" office:value="0.0006244571">
            <text:p>0.0006244571</text:p>
          </table:table-cell>
          <table:table-cell table:number-columns-repeated="4"/>
        </table:table-row>
        <table:table-row table:style-name="ro1">
          <table:table-cell office:value-type="string">
            <text:p>T3_bump</text:p>
          </table:table-cell>
          <table:table-cell office:value-type="float" office:value="26777">
            <text:p>26777</text:p>
          </table:table-cell>
          <table:table-cell office:value-type="time" office:time-value="PT16H28M56S">
            <text:p>04:28:56 PM</text:p>
          </table:table-cell>
          <table:table-cell office:value-type="float" office:value="0.00000008733208">
            <text:p>8.73E-008</text:p>
          </table:table-cell>
          <table:table-cell office:value-type="float" office:value="0.00000003949054">
            <text:p>3.95E-008</text:p>
          </table:table-cell>
          <table:table-cell office:value-type="float" office:value="0.000000001715836">
            <text:p>1.72E-009</text:p>
          </table:table-cell>
          <table:table-cell office:value-type="float" office:value="0.0000000008127695">
            <text:p>8.13E-010</text:p>
          </table:table-cell>
          <table:table-cell office:value-type="float" office:value="0.0000000000545726">
            <text:p>5.46E-011</text:p>
          </table:table-cell>
          <table:table-cell office:value-type="float" office:value="50.89768">
            <text:p>50.89768</text:p>
          </table:table-cell>
          <table:table-cell office:value-type="float" office:value="23.01533">
            <text:p>23.01533</text:p>
          </table:table-cell>
          <table:table-cell office:value-type="float" office:value="0.009306655">
            <text:p>0.009306655</text:p>
          </table:table-cell>
          <table:table-cell office:value-type="float" office:value="0.0006248861">
            <text:p>0.0006248861</text:p>
          </table:table-cell>
          <table:table-cell table:number-columns-repeated="4"/>
        </table:table-row>
        <table:table-row table:style-name="ro1">
          <table:table-cell office:value-type="string">
            <text:p>T3_bump</text:p>
          </table:table-cell>
          <table:table-cell office:value-type="float" office:value="26812">
            <text:p>26812</text:p>
          </table:table-cell>
          <table:table-cell office:value-type="time" office:time-value="PT16H29M07S">
            <text:p>04:29:07 PM</text:p>
          </table:table-cell>
          <table:table-cell office:value-type="float" office:value="0.00000008775733">
            <text:p>8.78E-008</text:p>
          </table:table-cell>
          <table:table-cell office:value-type="float" office:value="0.0000000396234">
            <text:p>3.96E-008</text:p>
          </table:table-cell>
          <table:table-cell office:value-type="float" office:value="0.00000000172331">
            <text:p>1.72E-009</text:p>
          </table:table-cell>
          <table:table-cell office:value-type="float" office:value="0.0000000008155384">
            <text:p>8.16E-010</text:p>
          </table:table-cell>
          <table:table-cell office:value-type="float" office:value="0.0000000000549381">
            <text:p>5.49E-011</text:p>
          </table:table-cell>
          <table:table-cell office:value-type="float" office:value="50.92372">
            <text:p>50.92372</text:p>
          </table:table-cell>
          <table:table-cell office:value-type="float" office:value="22.99262">
            <text:p>22.99262</text:p>
          </table:table-cell>
          <table:table-cell office:value-type="float" office:value="0.009293109">
            <text:p>0.009293109</text:p>
          </table:table-cell>
          <table:table-cell office:value-type="float" office:value="0.000626023">
            <text:p>0.000626023</text:p>
          </table:table-cell>
          <table:table-cell table:number-columns-repeated="4"/>
        </table:table-row>
        <table:table-row table:style-name="ro1">
          <table:table-cell office:value-type="string">
            <text:p>DI_Blank</text:p>
          </table:table-cell>
          <table:table-cell office:value-type="float" office:value="27589">
            <text:p>27589</text:p>
          </table:table-cell>
          <table:table-cell office:value-type="time" office:time-value="PT16H33M03S">
            <text:p>04:33:03 PM</text:p>
          </table:table-cell>
          <table:table-cell office:value-type="float" office:value="0.00000008297171">
            <text:p>8.30E-008</text:p>
          </table:table-cell>
          <table:table-cell office:value-type="float" office:value="0.00000004049675">
            <text:p>4.05E-008</text:p>
          </table:table-cell>
          <table:table-cell office:value-type="float" office:value="0.000000001694005">
            <text:p>1.69E-009</text:p>
          </table:table-cell>
          <table:table-cell office:value-type="float" office:value="0.000000000584959">
            <text:p>5.85E-010</text:p>
          </table:table-cell>
          <table:table-cell office:value-type="float" office:value="0.00000000004879255">
            <text:p>4.88E-011</text:p>
          </table:table-cell>
          <table:table-cell office:value-type="float" office:value="48.97961">
            <text:p>48.97961</text:p>
          </table:table-cell>
          <table:table-cell office:value-type="float" office:value="23.90592">
            <text:p>23.90592</text:p>
          </table:table-cell>
          <table:table-cell office:value-type="float" office:value="0.007050102">
            <text:p>0.007050102</text:p>
          </table:table-cell>
          <table:table-cell office:value-type="float" office:value="0.0005880625">
            <text:p>0.0005880625</text:p>
          </table:table-cell>
          <table:table-cell table:number-columns-repeated="4"/>
        </table:table-row>
        <table:table-row table:style-name="ro1">
          <table:table-cell office:value-type="string">
            <text:p>DI_Blank</text:p>
          </table:table-cell>
          <table:table-cell office:value-type="float" office:value="27634">
            <text:p>27634</text:p>
          </table:table-cell>
          <table:table-cell office:value-type="time" office:time-value="PT16H33M17S">
            <text:p>04:33:17 PM</text:p>
          </table:table-cell>
          <table:table-cell office:value-type="float" office:value="0.00000008308363">
            <text:p>8.31E-008</text:p>
          </table:table-cell>
          <table:table-cell office:value-type="float" office:value="0.00000004054689">
            <text:p>4.05E-008</text:p>
          </table:table-cell>
          <table:table-cell office:value-type="float" office:value="0.000000001696004">
            <text:p>1.70E-009</text:p>
          </table:table-cell>
          <table:table-cell office:value-type="float" office:value="0.0000000005863776">
            <text:p>5.86E-010</text:p>
          </table:table-cell>
          <table:table-cell office:value-type="float" office:value="0.00000000004875351">
            <text:p>4.88E-011</text:p>
          </table:table-cell>
          <table:table-cell office:value-type="float" office:value="48.98788">
            <text:p>48.98788</text:p>
          </table:table-cell>
          <table:table-cell office:value-type="float" office:value="23.90731">
            <text:p>23.90731</text:p>
          </table:table-cell>
          <table:table-cell office:value-type="float" office:value="0.007057679">
            <text:p>0.007057679</text:p>
          </table:table-cell>
          <table:table-cell office:value-type="float" office:value="0.0005868004">
            <text:p>0.0005868004</text:p>
          </table:table-cell>
          <table:table-cell table:number-columns-repeated="4"/>
        </table:table-row>
        <table:table-row table:style-name="ro1">
          <table:table-cell office:value-type="string">
            <text:p>DI-Blank</text:p>
          </table:table-cell>
          <table:table-cell office:value-type="float" office:value="27690">
            <text:p>27690</text:p>
          </table:table-cell>
          <table:table-cell office:value-type="time" office:time-value="PT16H33M34S">
            <text:p>04:33:34 PM</text:p>
          </table:table-cell>
          <table:table-cell office:value-type="float" office:value="0.00000008317667">
            <text:p>8.32E-008</text:p>
          </table:table-cell>
          <table:table-cell office:value-type="float" office:value="0.00000004060022">
            <text:p>4.06E-008</text:p>
          </table:table-cell>
          <table:table-cell office:value-type="float" office:value="0.00000000169844">
            <text:p>1.70E-009</text:p>
          </table:table-cell>
          <table:table-cell office:value-type="float" office:value="0.0000000005879412">
            <text:p>5.88E-010</text:p>
          </table:table-cell>
          <table:table-cell office:value-type="float" office:value="0.00000000004914581">
            <text:p>4.91E-011</text:p>
          </table:table-cell>
          <table:table-cell office:value-type="float" office:value="48.9724">
            <text:p>48.9724</text:p>
          </table:table-cell>
          <table:table-cell office:value-type="float" office:value="23.90442">
            <text:p>23.90442</text:p>
          </table:table-cell>
          <table:table-cell office:value-type="float" office:value="0.007068583">
            <text:p>0.007068583</text:p>
          </table:table-cell>
          <table:table-cell office:value-type="float" office:value="0.0005908604">
            <text:p>0.0005908604</text:p>
          </table:table-cell>
          <table:table-cell table:number-columns-repeated="4"/>
        </table:table-row>
        <table:table-row table:style-name="ro1">
          <table:table-cell office:value-type="string">
            <text:p>Gcrew_WC_A_T4</text:p>
          </table:table-cell>
          <table:table-cell office:value-type="float" office:value="28263">
            <text:p>28263</text:p>
          </table:table-cell>
          <table:table-cell office:value-type="time" office:time-value="PT16H36M28S">
            <text:p>04:36:28 PM</text:p>
          </table:table-cell>
          <table:table-cell office:value-type="float" office:value="0.00000007109369">
            <text:p>7.11E-008</text:p>
          </table:table-cell>
          <table:table-cell office:value-type="float" office:value="0.0000000339183">
            <text:p>3.39E-008</text:p>
          </table:table-cell>
          <table:table-cell office:value-type="float" office:value="0.000000001449213">
            <text:p>1.45E-009</text:p>
          </table:table-cell>
          <table:table-cell office:value-type="float" office:value="0.0000000006863993">
            <text:p>6.86E-010</text:p>
          </table:table-cell>
          <table:table-cell office:value-type="float" office:value="0.00000000005150853">
            <text:p>5.15E-011</text:p>
          </table:table-cell>
          <table:table-cell office:value-type="float" office:value="49.05677">
            <text:p>49.05677</text:p>
          </table:table-cell>
          <table:table-cell office:value-type="float" office:value="23.40464">
            <text:p>23.40464</text:p>
          </table:table-cell>
          <table:table-cell office:value-type="float" office:value="0.009654854">
            <text:p>0.009654854</text:p>
          </table:table-cell>
          <table:table-cell office:value-type="float" office:value="0.0007245161">
            <text:p>0.0007245161</text:p>
          </table:table-cell>
          <table:table-cell table:number-columns-repeated="4"/>
        </table:table-row>
        <table:table-row table:style-name="ro1">
          <table:table-cell office:value-type="string">
            <text:p>Gcrew_WC_A_T4</text:p>
          </table:table-cell>
          <table:table-cell office:value-type="float" office:value="28289">
            <text:p>28289</text:p>
          </table:table-cell>
          <table:table-cell office:value-type="time" office:time-value="PT16H36M36S">
            <text:p>04:36:36 PM</text:p>
          </table:table-cell>
          <table:table-cell office:value-type="float" office:value="0.0000000711818">
            <text:p>7.12E-008</text:p>
          </table:table-cell>
          <table:table-cell office:value-type="float" office:value="0.00000003408461">
            <text:p>3.41E-008</text:p>
          </table:table-cell>
          <table:table-cell office:value-type="float" office:value="0.00000000145045">
            <text:p>1.45E-009</text:p>
          </table:table-cell>
          <table:table-cell office:value-type="float" office:value="0.0000000006881255">
            <text:p>6.88E-010</text:p>
          </table:table-cell>
          <table:table-cell office:value-type="float" office:value="0.00000000005157401">
            <text:p>5.16E-011</text:p>
          </table:table-cell>
          <table:table-cell office:value-type="float" office:value="49.07567">
            <text:p>49.07567</text:p>
          </table:table-cell>
          <table:table-cell office:value-type="float" office:value="23.49934">
            <text:p>23.49934</text:p>
          </table:table-cell>
          <table:table-cell office:value-type="float" office:value="0.009667154">
            <text:p>0.009667154</text:p>
          </table:table-cell>
          <table:table-cell office:value-type="float" office:value="0.0007245392">
            <text:p>0.0007245392</text:p>
          </table:table-cell>
          <table:table-cell table:number-columns-repeated="4"/>
        </table:table-row>
        <table:table-row table:style-name="ro1">
          <table:table-cell office:value-type="string">
            <text:p>Gcrew_WC_A_T4</text:p>
          </table:table-cell>
          <table:table-cell office:value-type="float" office:value="28306">
            <text:p>28306</text:p>
          </table:table-cell>
          <table:table-cell office:value-type="time" office:time-value="PT16H36M41S">
            <text:p>04:36:41 PM</text:p>
          </table:table-cell>
          <table:table-cell office:value-type="float" office:value="0.00000007138993">
            <text:p>7.14E-008</text:p>
          </table:table-cell>
          <table:table-cell office:value-type="float" office:value="0.00000003422339">
            <text:p>3.42E-008</text:p>
          </table:table-cell>
          <table:table-cell office:value-type="float" office:value="0.00000000145687">
            <text:p>1.46E-009</text:p>
          </table:table-cell>
          <table:table-cell office:value-type="float" office:value="0.000000000688262">
            <text:p>6.88E-010</text:p>
          </table:table-cell>
          <table:table-cell office:value-type="float" office:value="0.00000000005156868">
            <text:p>5.16E-011</text:p>
          </table:table-cell>
          <table:table-cell office:value-type="float" office:value="49.00228">
            <text:p>49.00228</text:p>
          </table:table-cell>
          <table:table-cell office:value-type="float" office:value="23.49104">
            <text:p>23.49104</text:p>
          </table:table-cell>
          <table:table-cell office:value-type="float" office:value="0.009640883">
            <text:p>0.009640883</text:p>
          </table:table-cell>
          <table:table-cell office:value-type="float" office:value="0.0007223522">
            <text:p>0.0007223522</text:p>
          </table:table-cell>
          <table:table-cell table:number-columns-repeated="4"/>
        </table:table-row>
        <table:table-row table:style-name="ro1">
          <table:table-cell office:value-type="string">
            <text:p>T4_bump</text:p>
          </table:table-cell>
          <table:table-cell office:value-type="float" office:value="27919">
            <text:p>27919</text:p>
          </table:table-cell>
          <table:table-cell office:value-type="time" office:time-value="PT16H34M44S">
            <text:p>04:34:44 PM</text:p>
          </table:table-cell>
          <table:table-cell office:value-type="float" office:value="0.00000008248222">
            <text:p>8.25E-008</text:p>
          </table:table-cell>
          <table:table-cell office:value-type="float" office:value="0.00000003862881">
            <text:p>3.86E-008</text:p>
          </table:table-cell>
          <table:table-cell office:value-type="float" office:value="0.000000001657867">
            <text:p>1.66E-009</text:p>
          </table:table-cell>
          <table:table-cell office:value-type="float" office:value="0.0000000007660493">
            <text:p>7.66E-010</text:p>
          </table:table-cell>
          <table:table-cell office:value-type="float" office:value="0.00000000005698881">
            <text:p>5.70E-011</text:p>
          </table:table-cell>
          <table:table-cell office:value-type="float" office:value="49.752">
            <text:p>49.752</text:p>
          </table:table-cell>
          <table:table-cell office:value-type="float" office:value="23.3003">
            <text:p>23.3003</text:p>
          </table:table-cell>
          <table:table-cell office:value-type="float" office:value="0.009287449">
            <text:p>0.009287449</text:p>
          </table:table-cell>
          <table:table-cell office:value-type="float" office:value="0.0006909224">
            <text:p>0.0006909224</text:p>
          </table:table-cell>
          <table:table-cell table:number-columns-repeated="4"/>
        </table:table-row>
        <table:table-row table:style-name="ro1">
          <table:table-cell office:value-type="string">
            <text:p>T4_bump</text:p>
          </table:table-cell>
          <table:table-cell office:value-type="float" office:value="27939">
            <text:p>27939</text:p>
          </table:table-cell>
          <table:table-cell office:value-type="time" office:time-value="PT16H34M50S">
            <text:p>04:34:50 PM</text:p>
          </table:table-cell>
          <table:table-cell office:value-type="float" office:value="0.0000000828511">
            <text:p>8.29E-008</text:p>
          </table:table-cell>
          <table:table-cell office:value-type="float" office:value="0.00000003872732">
            <text:p>3.87E-008</text:p>
          </table:table-cell>
          <table:table-cell office:value-type="float" office:value="0.00000000166246">
            <text:p>1.66E-009</text:p>
          </table:table-cell>
          <table:table-cell office:value-type="float" office:value="0.0000000007810657">
            <text:p>7.81E-010</text:p>
          </table:table-cell>
          <table:table-cell office:value-type="float" office:value="0.00000000005817117">
            <text:p>5.82E-011</text:p>
          </table:table-cell>
          <table:table-cell office:value-type="float" office:value="49.83645">
            <text:p>49.83645</text:p>
          </table:table-cell>
          <table:table-cell office:value-type="float" office:value="23.29519">
            <text:p>23.29519</text:p>
          </table:table-cell>
          <table:table-cell office:value-type="float" office:value="0.009427342">
            <text:p>0.009427342</text:p>
          </table:table-cell>
          <table:table-cell office:value-type="float" office:value="0.000702117">
            <text:p>0.000702117</text:p>
          </table:table-cell>
          <table:table-cell table:number-columns-repeated="4"/>
        </table:table-row>
        <table:table-row table:style-name="ro1">
          <table:table-cell office:value-type="string">
            <text:p>T4_bump</text:p>
          </table:table-cell>
          <table:table-cell office:value-type="float" office:value="27952">
            <text:p>27952</text:p>
          </table:table-cell>
          <table:table-cell office:value-type="time" office:time-value="PT16H34M54S">
            <text:p>04:34:54 PM</text:p>
          </table:table-cell>
          <table:table-cell office:value-type="float" office:value="0.00000008315108">
            <text:p>8.32E-008</text:p>
          </table:table-cell>
          <table:table-cell office:value-type="float" office:value="0.00000003881294">
            <text:p>3.88E-008</text:p>
          </table:table-cell>
          <table:table-cell office:value-type="float" office:value="0.000000001669686">
            <text:p>1.67E-009</text:p>
          </table:table-cell>
          <table:table-cell office:value-type="float" office:value="0.0000000007890207">
            <text:p>7.89E-010</text:p>
          </table:table-cell>
          <table:table-cell office:value-type="float" office:value="0.00000000005866446">
            <text:p>5.87E-011</text:p>
          </table:table-cell>
          <table:table-cell office:value-type="float" office:value="49.80044">
            <text:p>49.80044</text:p>
          </table:table-cell>
          <table:table-cell office:value-type="float" office:value="23.24565">
            <text:p>23.24565</text:p>
          </table:table-cell>
          <table:table-cell office:value-type="float" office:value="0.009489001">
            <text:p>0.009489001</text:p>
          </table:table-cell>
          <table:table-cell office:value-type="float" office:value="0.0007055165">
            <text:p>0.0007055165</text:p>
          </table:table-cell>
          <table:table-cell table:number-columns-repeated="4"/>
        </table:table-row>
        <table:table-row table:style-name="ro1">
          <table:table-cell office:value-type="string">
            <text:p>Gcrew_WC_A_T5</text:p>
          </table:table-cell>
          <table:table-cell office:value-type="float" office:value="28697">
            <text:p>28697</text:p>
          </table:table-cell>
          <table:table-cell office:value-type="time" office:time-value="PT16H38M40S">
            <text:p>04:38:40 PM</text:p>
          </table:table-cell>
          <table:table-cell office:value-type="float" office:value="0.00000006816431">
            <text:p>6.82E-008</text:p>
          </table:table-cell>
          <table:table-cell office:value-type="float" office:value="0.00000003310356">
            <text:p>3.31E-008</text:p>
          </table:table-cell>
          <table:table-cell office:value-type="float" office:value="0.000000001398444">
            <text:p>1.40E-009</text:p>
          </table:table-cell>
          <table:table-cell office:value-type="float" office:value="0.0000000006264241">
            <text:p>6.26E-010</text:p>
          </table:table-cell>
          <table:table-cell office:value-type="float" office:value="0.00000000004776282">
            <text:p>4.78E-011</text:p>
          </table:table-cell>
          <table:table-cell office:value-type="float" office:value="48.74297">
            <text:p>48.74297</text:p>
          </table:table-cell>
          <table:table-cell office:value-type="float" office:value="23.67172">
            <text:p>23.67172</text:p>
          </table:table-cell>
          <table:table-cell office:value-type="float" office:value="0.009189914">
            <text:p>0.009189914</text:p>
          </table:table-cell>
          <table:table-cell office:value-type="float" office:value="0.0007007013">
            <text:p>0.0007007013</text:p>
          </table:table-cell>
          <table:table-cell table:number-columns-repeated="4"/>
        </table:table-row>
        <table:table-row table:style-name="ro1">
          <table:table-cell office:value-type="string">
            <text:p>Gcrew_WC_A_T5</text:p>
          </table:table-cell>
          <table:table-cell office:value-type="float" office:value="28747">
            <text:p>28747</text:p>
          </table:table-cell>
          <table:table-cell office:value-type="time" office:time-value="PT16H38M55S">
            <text:p>04:38:55 PM</text:p>
          </table:table-cell>
          <table:table-cell office:value-type="float" office:value="0.00000006815717">
            <text:p>6.82E-008</text:p>
          </table:table-cell>
          <table:table-cell office:value-type="float" office:value="0.00000003313346">
            <text:p>3.31E-008</text:p>
          </table:table-cell>
          <table:table-cell office:value-type="float" office:value="0.000000001398025">
            <text:p>1.40E-009</text:p>
          </table:table-cell>
          <table:table-cell office:value-type="float" office:value="0.0000000006226217">
            <text:p>6.23E-010</text:p>
          </table:table-cell>
          <table:table-cell office:value-type="float" office:value="0.00000000004759012">
            <text:p>4.76E-011</text:p>
          </table:table-cell>
          <table:table-cell office:value-type="float" office:value="48.75247">
            <text:p>48.75247</text:p>
          </table:table-cell>
          <table:table-cell office:value-type="float" office:value="23.70019">
            <text:p>23.70019</text:p>
          </table:table-cell>
          <table:table-cell office:value-type="float" office:value="0.009135088">
            <text:p>0.009135088</text:p>
          </table:table-cell>
          <table:table-cell office:value-type="float" office:value="0.0006982408">
            <text:p>0.0006982408</text:p>
          </table:table-cell>
          <table:table-cell table:number-columns-repeated="4"/>
        </table:table-row>
        <table:table-row table:style-name="ro1">
          <table:table-cell office:value-type="string">
            <text:p>Gcrew_WC_A_T5</text:p>
          </table:table-cell>
          <table:table-cell office:value-type="float" office:value="28788">
            <text:p>28788</text:p>
          </table:table-cell>
          <table:table-cell office:value-type="time" office:time-value="PT16H39M08S">
            <text:p>04:39:08 PM</text:p>
          </table:table-cell>
          <table:table-cell office:value-type="float" office:value="0.00000006814703">
            <text:p>6.81E-008</text:p>
          </table:table-cell>
          <table:table-cell office:value-type="float" office:value="0.00000003315475">
            <text:p>3.32E-008</text:p>
          </table:table-cell>
          <table:table-cell office:value-type="float" office:value="0.000000001397378">
            <text:p>1.40E-009</text:p>
          </table:table-cell>
          <table:table-cell office:value-type="float" office:value="0.0000000006190797">
            <text:p>6.19E-010</text:p>
          </table:table-cell>
          <table:table-cell office:value-type="float" office:value="0.00000000004731548">
            <text:p>4.73E-011</text:p>
          </table:table-cell>
          <table:table-cell office:value-type="float" office:value="48.76777">
            <text:p>48.76777</text:p>
          </table:table-cell>
          <table:table-cell office:value-type="float" office:value="23.72639">
            <text:p>23.72639</text:p>
          </table:table-cell>
          <table:table-cell office:value-type="float" office:value="0.009084471">
            <text:p>0.009084471</text:p>
          </table:table-cell>
          <table:table-cell office:value-type="float" office:value="0.0006943147">
            <text:p>0.0006943147</text:p>
          </table:table-cell>
          <table:table-cell table:number-columns-repeated="4"/>
        </table:table-row>
        <table:table-row table:style-name="ro1">
          <table:table-cell office:value-type="string">
            <text:p>T5_bump</text:p>
          </table:table-cell>
          <table:table-cell office:value-type="float" office:value="28529">
            <text:p>28529</text:p>
          </table:table-cell>
          <table:table-cell office:value-type="time" office:time-value="PT16H37M49S">
            <text:p>04:37:49 PM</text:p>
          </table:table-cell>
          <table:table-cell office:value-type="float" office:value="0.00000006801837">
            <text:p>6.80E-008</text:p>
          </table:table-cell>
          <table:table-cell office:value-type="float" office:value="0.00000003300142">
            <text:p>3.30E-008</text:p>
          </table:table-cell>
          <table:table-cell office:value-type="float" office:value="0.0000000013913">
            <text:p>1.39E-009</text:p>
          </table:table-cell>
          <table:table-cell office:value-type="float" office:value="0.0000000006374933">
            <text:p>6.37E-010</text:p>
          </table:table-cell>
          <table:table-cell office:value-type="float" office:value="0.00000000004893791">
            <text:p>4.89E-011</text:p>
          </table:table-cell>
          <table:table-cell office:value-type="float" office:value="48.88835">
            <text:p>48.88835</text:p>
          </table:table-cell>
          <table:table-cell office:value-type="float" office:value="23.71984">
            <text:p>23.71984</text:p>
          </table:table-cell>
          <table:table-cell office:value-type="float" office:value="0.00937237">
            <text:p>0.00937237</text:p>
          </table:table-cell>
          <table:table-cell office:value-type="float" office:value="0.0007194809">
            <text:p>0.0007194809</text:p>
          </table:table-cell>
          <table:table-cell table:number-columns-repeated="4"/>
        </table:table-row>
        <table:table-row table:style-name="ro1">
          <table:table-cell office:value-type="string">
            <text:p>T5_bump</text:p>
          </table:table-cell>
          <table:table-cell office:value-type="float" office:value="28580">
            <text:p>28580</text:p>
          </table:table-cell>
          <table:table-cell office:value-type="time" office:time-value="PT16H38M05S">
            <text:p>04:38:05 PM</text:p>
          </table:table-cell>
          <table:table-cell office:value-type="float" office:value="0.00000006803522">
            <text:p>6.80E-008</text:p>
          </table:table-cell>
          <table:table-cell office:value-type="float" office:value="0.00000003304524">
            <text:p>3.30E-008</text:p>
          </table:table-cell>
          <table:table-cell office:value-type="float" office:value="0.000000001395436">
            <text:p>1.40E-009</text:p>
          </table:table-cell>
          <table:table-cell office:value-type="float" office:value="0.0000000006331713">
            <text:p>6.33E-010</text:p>
          </table:table-cell>
          <table:table-cell office:value-type="float" office:value="0.00000000004803506">
            <text:p>4.80E-011</text:p>
          </table:table-cell>
          <table:table-cell office:value-type="float" office:value="48.75551">
            <text:p>48.75551</text:p>
          </table:table-cell>
          <table:table-cell office:value-type="float" office:value="23.68093">
            <text:p>23.68093</text:p>
          </table:table-cell>
          <table:table-cell office:value-type="float" office:value="0.009306523">
            <text:p>0.009306523</text:p>
          </table:table-cell>
          <table:table-cell office:value-type="float" office:value="0.0007060322">
            <text:p>0.0007060322</text:p>
          </table:table-cell>
          <table:table-cell table:number-columns-repeated="4"/>
        </table:table-row>
        <table:table-row table:style-name="ro1">
          <table:table-cell office:value-type="string">
            <text:p>T5_bump</text:p>
          </table:table-cell>
          <table:table-cell office:value-type="float" office:value="28616">
            <text:p>28616</text:p>
          </table:table-cell>
          <table:table-cell office:value-type="time" office:time-value="PT16H38M16S">
            <text:p>04:38:16 PM</text:p>
          </table:table-cell>
          <table:table-cell office:value-type="float" office:value="0.000000068123">
            <text:p>6.81E-008</text:p>
          </table:table-cell>
          <table:table-cell office:value-type="float" office:value="0.00000003308784">
            <text:p>3.31E-008</text:p>
          </table:table-cell>
          <table:table-cell office:value-type="float" office:value="0.00000000139746">
            <text:p>1.40E-009</text:p>
          </table:table-cell>
          <table:table-cell office:value-type="float" office:value="0.0000000006283128">
            <text:p>6.28E-010</text:p>
          </table:table-cell>
          <table:table-cell office:value-type="float" office:value="0.00000000004811244">
            <text:p>4.81E-011</text:p>
          </table:table-cell>
          <table:table-cell office:value-type="float" office:value="48.74774">
            <text:p>48.74774</text:p>
          </table:table-cell>
          <table:table-cell office:value-type="float" office:value="23.67714">
            <text:p>23.67714</text:p>
          </table:table-cell>
          <table:table-cell office:value-type="float" office:value="0.009223211">
            <text:p>0.009223211</text:p>
          </table:table-cell>
          <table:table-cell office:value-type="float" office:value="0.0007062585">
            <text:p>0.0007062585</text:p>
          </table:table-cell>
          <table:table-cell table:number-columns-repeated="4"/>
        </table:table-row>
        <table:table-row table:style-name="ro1">
          <table:table-cell office:value-type="string">
            <text:p>Gcrew_WC_A_T6</text:p>
          </table:table-cell>
          <table:table-cell office:value-type="float" office:value="29184">
            <text:p>29184</text:p>
          </table:table-cell>
          <table:table-cell office:value-type="time" office:time-value="PT16H41M08S">
            <text:p>04:41:08 PM</text:p>
          </table:table-cell>
          <table:table-cell office:value-type="float" office:value="0.00000006564777">
            <text:p>6.56E-008</text:p>
          </table:table-cell>
          <table:table-cell office:value-type="float" office:value="0.0000000318572">
            <text:p>3.19E-008</text:p>
          </table:table-cell>
          <table:table-cell office:value-type="float" office:value="0.000000001336661">
            <text:p>1.34E-009</text:p>
          </table:table-cell>
          <table:table-cell office:value-type="float" office:value="0.000000000606776">
            <text:p>6.07E-010</text:p>
          </table:table-cell>
          <table:table-cell office:value-type="float" office:value="0.00000000004431837">
            <text:p>4.43E-011</text:p>
          </table:table-cell>
          <table:table-cell office:value-type="float" office:value="49.11327">
            <text:p>49.11327</text:p>
          </table:table-cell>
          <table:table-cell office:value-type="float" office:value="23.83343">
            <text:p>23.83343</text:p>
          </table:table-cell>
          <table:table-cell office:value-type="float" office:value="0.009242903">
            <text:p>0.009242903</text:p>
          </table:table-cell>
          <table:table-cell office:value-type="float" office:value="0.0006750933">
            <text:p>0.0006750933</text:p>
          </table:table-cell>
          <table:table-cell table:number-columns-repeated="4"/>
        </table:table-row>
        <table:table-row table:style-name="ro1">
          <table:table-cell office:value-type="string">
            <text:p>Gcrew_WC_A_T6</text:p>
          </table:table-cell>
          <table:table-cell office:value-type="float" office:value="29234">
            <text:p>29234</text:p>
          </table:table-cell>
          <table:table-cell office:value-type="time" office:time-value="PT16H41M24S">
            <text:p>04:41:24 PM</text:p>
          </table:table-cell>
          <table:table-cell office:value-type="float" office:value="0.00000006546146">
            <text:p>6.55E-008</text:p>
          </table:table-cell>
          <table:table-cell office:value-type="float" office:value="0.0000000318105">
            <text:p>3.18E-008</text:p>
          </table:table-cell>
          <table:table-cell office:value-type="float" office:value="0.000000001332683">
            <text:p>1.33E-009</text:p>
          </table:table-cell>
          <table:table-cell office:value-type="float" office:value="0.0000000006044394">
            <text:p>6.04E-010</text:p>
          </table:table-cell>
          <table:table-cell office:value-type="float" office:value="0.00000000004459653">
            <text:p>4.46E-011</text:p>
          </table:table-cell>
          <table:table-cell office:value-type="float" office:value="49.12004">
            <text:p>49.12004</text:p>
          </table:table-cell>
          <table:table-cell office:value-type="float" office:value="23.86951">
            <text:p>23.86951</text:p>
          </table:table-cell>
          <table:table-cell office:value-type="float" office:value="0.009233516">
            <text:p>0.009233516</text:p>
          </table:table-cell>
          <table:table-cell office:value-type="float" office:value="0.0006812639">
            <text:p>0.0006812639</text:p>
          </table:table-cell>
          <table:table-cell table:number-columns-repeated="4"/>
        </table:table-row>
        <table:table-row table:style-name="ro1">
          <table:table-cell office:value-type="string">
            <text:p>Gcrew_WC_A_T6</text:p>
          </table:table-cell>
          <table:table-cell office:value-type="float" office:value="29328">
            <text:p>29328</text:p>
          </table:table-cell>
          <table:table-cell office:value-type="time" office:time-value="PT16H41M52S">
            <text:p>04:41:52 PM</text:p>
          </table:table-cell>
          <table:table-cell office:value-type="float" office:value="0.00000006512408">
            <text:p>6.51E-008</text:p>
          </table:table-cell>
          <table:table-cell office:value-type="float" office:value="0.00000003174761">
            <text:p>3.17E-008</text:p>
          </table:table-cell>
          <table:table-cell office:value-type="float" office:value="0.000000001329326">
            <text:p>1.33E-009</text:p>
          </table:table-cell>
          <table:table-cell office:value-type="float" office:value="0.0000000005959744">
            <text:p>5.96E-010</text:p>
          </table:table-cell>
          <table:table-cell office:value-type="float" office:value="0.00000000004408467">
            <text:p>4.41E-011</text:p>
          </table:table-cell>
          <table:table-cell office:value-type="float" office:value="48.9903">
            <text:p>48.9903</text:p>
          </table:table-cell>
          <table:table-cell office:value-type="float" office:value="23.88248">
            <text:p>23.88248</text:p>
          </table:table-cell>
          <table:table-cell office:value-type="float" office:value="0.009151367">
            <text:p>0.009151367</text:p>
          </table:table-cell>
          <table:table-cell office:value-type="float" office:value="0.0006769335">
            <text:p>0.0006769335</text:p>
          </table:table-cell>
          <table:table-cell table:number-columns-repeated="4"/>
        </table:table-row>
        <table:table-row table:style-name="ro1">
          <table:table-cell office:value-type="string">
            <text:p>T6_bump</text:p>
          </table:table-cell>
          <table:table-cell office:value-type="float" office:value="28982">
            <text:p>28982</text:p>
          </table:table-cell>
          <table:table-cell office:value-type="time" office:time-value="PT16H40M07S">
            <text:p>04:40:07 PM</text:p>
          </table:table-cell>
          <table:table-cell office:value-type="float" office:value="0.00000007380324">
            <text:p>7.38E-008</text:p>
          </table:table-cell>
          <table:table-cell office:value-type="float" office:value="0.00000003507981">
            <text:p>3.51E-008</text:p>
          </table:table-cell>
          <table:table-cell office:value-type="float" office:value="0.000000001492928">
            <text:p>1.49E-009</text:p>
          </table:table-cell>
          <table:table-cell office:value-type="float" office:value="0.000000000679179">
            <text:p>6.79E-010</text:p>
          </table:table-cell>
          <table:table-cell office:value-type="float" office:value="0.00000000004888136">
            <text:p>4.89E-011</text:p>
          </table:table-cell>
          <table:table-cell office:value-type="float" office:value="49.43521">
            <text:p>49.43521</text:p>
          </table:table-cell>
          <table:table-cell office:value-type="float" office:value="23.49731">
            <text:p>23.49731</text:p>
          </table:table-cell>
          <table:table-cell office:value-type="float" office:value="0.009202565">
            <text:p>0.009202565</text:p>
          </table:table-cell>
          <table:table-cell office:value-type="float" office:value="0.0006623201">
            <text:p>0.0006623201</text:p>
          </table:table-cell>
          <table:table-cell table:number-columns-repeated="4"/>
        </table:table-row>
        <table:table-row table:style-name="ro1">
          <table:table-cell office:value-type="string">
            <text:p>T6_bump</text:p>
          </table:table-cell>
          <table:table-cell office:value-type="float" office:value="28974">
            <text:p>28974</text:p>
          </table:table-cell>
          <table:table-cell office:value-type="time" office:time-value="PT16H40M04S">
            <text:p>04:40:04 PM</text:p>
          </table:table-cell>
          <table:table-cell office:value-type="float" office:value="0.00000007327012">
            <text:p>7.33E-008</text:p>
          </table:table-cell>
          <table:table-cell office:value-type="float" office:value="0.00000003487519">
            <text:p>3.49E-008</text:p>
          </table:table-cell>
          <table:table-cell office:value-type="float" office:value="0.000000001482528">
            <text:p>1.48E-009</text:p>
          </table:table-cell>
          <table:table-cell office:value-type="float" office:value="0.0000000006743278">
            <text:p>6.74E-010</text:p>
          </table:table-cell>
          <table:table-cell office:value-type="float" office:value="0.00000000004837936">
            <text:p>4.84E-011</text:p>
          </table:table-cell>
          <table:table-cell office:value-type="float" office:value="49.42243">
            <text:p>49.42243</text:p>
          </table:table-cell>
          <table:table-cell office:value-type="float" office:value="23.52414">
            <text:p>23.52414</text:p>
          </table:table-cell>
          <table:table-cell office:value-type="float" office:value="0.009203312">
            <text:p>0.009203312</text:p>
          </table:table-cell>
          <table:table-cell office:value-type="float" office:value="0.0006602877">
            <text:p>0.0006602877</text:p>
          </table:table-cell>
          <table:table-cell table:number-columns-repeated="4"/>
        </table:table-row>
        <table:table-row table:style-name="ro1">
          <table:table-cell office:value-type="string">
            <text:p>T6_bump</text:p>
          </table:table-cell>
          <table:table-cell office:value-type="float" office:value="28986">
            <text:p>28986</text:p>
          </table:table-cell>
          <table:table-cell office:value-type="time" office:time-value="PT16H40M08S">
            <text:p>04:40:08 PM</text:p>
          </table:table-cell>
          <table:table-cell office:value-type="float" office:value="0.00000007401729">
            <text:p>7.40E-008</text:p>
          </table:table-cell>
          <table:table-cell office:value-type="float" office:value="0.00000003514304">
            <text:p>3.51E-008</text:p>
          </table:table-cell>
          <table:table-cell office:value-type="float" office:value="0.000000001494795">
            <text:p>1.49E-009</text:p>
          </table:table-cell>
          <table:table-cell office:value-type="float" office:value="0.0000000006818273">
            <text:p>6.82E-010</text:p>
          </table:table-cell>
          <table:table-cell office:value-type="float" office:value="0.00000000004873565">
            <text:p>4.87E-011</text:p>
          </table:table-cell>
          <table:table-cell office:value-type="float" office:value="49.51667">
            <text:p>49.51667</text:p>
          </table:table-cell>
          <table:table-cell office:value-type="float" office:value="23.51027">
            <text:p>23.51027</text:p>
          </table:table-cell>
          <table:table-cell office:value-type="float" office:value="0.00921173">
            <text:p>0.00921173</text:p>
          </table:table-cell>
          <table:table-cell office:value-type="float" office:value="0.0006584361">
            <text:p>0.0006584361</text:p>
          </table:table-cell>
          <table:table-cell table:number-columns-repeated="4"/>
        </table:table-row>
        <table:table-row table:style-name="ro1">
          <table:table-cell office:value-type="string">
            <text:p>Gcrew_WC_B_T0</text:p>
          </table:table-cell>
          <table:table-cell office:value-type="float" office:value="29640">
            <text:p>29640</text:p>
          </table:table-cell>
          <table:table-cell office:value-type="time" office:time-value="PT16H43M28S">
            <text:p>04:43:28 PM</text:p>
          </table:table-cell>
          <table:table-cell office:value-type="float" office:value="0.00000006207999">
            <text:p>6.21E-008</text:p>
          </table:table-cell>
          <table:table-cell office:value-type="float" office:value="0.00000003100624">
            <text:p>3.10E-008</text:p>
          </table:table-cell>
          <table:table-cell office:value-type="float" office:value="0.000000001284857">
            <text:p>1.28E-009</text:p>
          </table:table-cell>
          <table:table-cell office:value-type="float" office:value="0.0000000004423469">
            <text:p>4.42E-010</text:p>
          </table:table-cell>
          <table:table-cell office:value-type="float" office:value="0.0000000000389858">
            <text:p>3.90E-011</text:p>
          </table:table-cell>
          <table:table-cell office:value-type="float" office:value="48.31666">
            <text:p>48.31666</text:p>
          </table:table-cell>
          <table:table-cell office:value-type="float" office:value="24.13206">
            <text:p>24.13206</text:p>
          </table:table-cell>
          <table:table-cell office:value-type="float" office:value="0.007125434">
            <text:p>0.007125434</text:p>
          </table:table-cell>
          <table:table-cell office:value-type="float" office:value="0.000627993">
            <text:p>0.000627993</text:p>
          </table:table-cell>
          <table:table-cell table:number-columns-repeated="4"/>
        </table:table-row>
        <table:table-row table:style-name="ro1">
          <table:table-cell office:value-type="string">
            <text:p>Gcrew_WC_B_T0</text:p>
          </table:table-cell>
          <table:table-cell office:value-type="float" office:value="29694">
            <text:p>29694</text:p>
          </table:table-cell>
          <table:table-cell office:value-type="time" office:time-value="PT16H43M44S">
            <text:p>04:43:44 PM</text:p>
          </table:table-cell>
          <table:table-cell office:value-type="float" office:value="0.00000006198158">
            <text:p>6.20E-008</text:p>
          </table:table-cell>
          <table:table-cell office:value-type="float" office:value="0.00000003098525">
            <text:p>3.10E-008</text:p>
          </table:table-cell>
          <table:table-cell office:value-type="float" office:value="0.000000001285314">
            <text:p>1.29E-009</text:p>
          </table:table-cell>
          <table:table-cell office:value-type="float" office:value="0.0000000004420583">
            <text:p>4.42E-010</text:p>
          </table:table-cell>
          <table:table-cell office:value-type="float" office:value="0.00000000003864841">
            <text:p>3.86E-011</text:p>
          </table:table-cell>
          <table:table-cell office:value-type="float" office:value="48.22292">
            <text:p>48.22292</text:p>
          </table:table-cell>
          <table:table-cell office:value-type="float" office:value="24.10715">
            <text:p>24.10715</text:p>
          </table:table-cell>
          <table:table-cell office:value-type="float" office:value="0.007132092">
            <text:p>0.007132092</text:p>
          </table:table-cell>
          <table:table-cell office:value-type="float" office:value="0.0006235468">
            <text:p>0.0006235468</text:p>
          </table:table-cell>
          <table:table-cell table:number-columns-repeated="4"/>
        </table:table-row>
        <table:table-row table:style-name="ro1">
          <table:table-cell office:value-type="string">
            <text:p>Gcrew_WC_B_T0</text:p>
          </table:table-cell>
          <table:table-cell office:value-type="float" office:value="29755">
            <text:p>29755</text:p>
          </table:table-cell>
          <table:table-cell office:value-type="time" office:time-value="PT16H44M03S">
            <text:p>04:44:03 PM</text:p>
          </table:table-cell>
          <table:table-cell office:value-type="float" office:value="0.00000006188328">
            <text:p>6.19E-008</text:p>
          </table:table-cell>
          <table:table-cell office:value-type="float" office:value="0.00000003097028">
            <text:p>3.10E-008</text:p>
          </table:table-cell>
          <table:table-cell office:value-type="float" office:value="0.000000001286211">
            <text:p>1.29E-009</text:p>
          </table:table-cell>
          <table:table-cell office:value-type="float" office:value="0.0000000004418526">
            <text:p>4.42E-010</text:p>
          </table:table-cell>
          <table:table-cell office:value-type="float" office:value="0.00000000003851479">
            <text:p>3.85E-011</text:p>
          </table:table-cell>
          <table:table-cell office:value-type="float" office:value="48.11286">
            <text:p>48.11286</text:p>
          </table:table-cell>
          <table:table-cell office:value-type="float" office:value="24.0787">
            <text:p>24.0787</text:p>
          </table:table-cell>
          <table:table-cell office:value-type="float" office:value="0.007140095">
            <text:p>0.007140095</text:p>
          </table:table-cell>
          <table:table-cell office:value-type="float" office:value="0.000622378">
            <text:p>0.000622378</text:p>
          </table:table-cell>
          <table:table-cell table:number-columns-repeated="4"/>
        </table:table-row>
        <table:table-row table:style-name="ro1">
          <table:table-cell office:value-type="string">
            <text:p>T0_bump</text:p>
          </table:table-cell>
          <table:table-cell office:value-type="string">
            <text:p>n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T0_bump</text:p>
          </table:table-cell>
          <table:table-cell office:value-type="string">
            <text:p>n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T0_bump</text:p>
          </table:table-cell>
          <table:table-cell office:value-type="string">
            <text:p>n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Gcrew_WC_B_T1</text:p>
          </table:table-cell>
          <table:table-cell office:value-type="float" office:value="30105">
            <text:p>30105</text:p>
          </table:table-cell>
          <table:table-cell office:value-type="time" office:time-value="PT16H45M49S">
            <text:p>04:45:49 PM</text:p>
          </table:table-cell>
          <table:table-cell office:value-type="float" office:value="0.00000006082618">
            <text:p>6.08E-008</text:p>
          </table:table-cell>
          <table:table-cell office:value-type="float" office:value="0.00000003049047">
            <text:p>3.05E-008</text:p>
          </table:table-cell>
          <table:table-cell office:value-type="float" office:value="0.00000000125724">
            <text:p>1.26E-009</text:p>
          </table:table-cell>
          <table:table-cell office:value-type="float" office:value="0.0000000005666693">
            <text:p>5.67E-010</text:p>
          </table:table-cell>
          <table:table-cell office:value-type="float" office:value="0.00000000004332133">
            <text:p>4.33E-011</text:p>
          </table:table-cell>
          <table:table-cell office:value-type="float" office:value="48.38071">
            <text:p>48.38071</text:p>
          </table:table-cell>
          <table:table-cell office:value-type="float" office:value="24.2519">
            <text:p>24.2519</text:p>
          </table:table-cell>
          <table:table-cell office:value-type="float" office:value="0.009316207">
            <text:p>0.009316207</text:p>
          </table:table-cell>
          <table:table-cell office:value-type="float" office:value="0.0007122152">
            <text:p>0.0007122152</text:p>
          </table:table-cell>
          <table:table-cell table:number-columns-repeated="4"/>
        </table:table-row>
        <table:table-row table:style-name="ro1">
          <table:table-cell office:value-type="string">
            <text:p>Gcrew_WC_B_T1</text:p>
          </table:table-cell>
          <table:table-cell office:value-type="float" office:value="30161">
            <text:p>30161</text:p>
          </table:table-cell>
          <table:table-cell office:value-type="time" office:time-value="PT16H46M06S">
            <text:p>04:46:06 PM</text:p>
          </table:table-cell>
          <table:table-cell office:value-type="float" office:value="0.00000006073961">
            <text:p>6.07E-008</text:p>
          </table:table-cell>
          <table:table-cell office:value-type="float" office:value="0.0000000304646">
            <text:p>3.05E-008</text:p>
          </table:table-cell>
          <table:table-cell office:value-type="float" office:value="0.000000001255976">
            <text:p>1.26E-009</text:p>
          </table:table-cell>
          <table:table-cell office:value-type="float" office:value="0.0000000005667146">
            <text:p>5.67E-010</text:p>
          </table:table-cell>
          <table:table-cell office:value-type="float" office:value="0.0000000000428055">
            <text:p>4.28E-011</text:p>
          </table:table-cell>
          <table:table-cell office:value-type="float" office:value="48.36049">
            <text:p>48.36049</text:p>
          </table:table-cell>
          <table:table-cell office:value-type="float" office:value="24.25572">
            <text:p>24.25572</text:p>
          </table:table-cell>
          <table:table-cell office:value-type="float" office:value="0.009330232">
            <text:p>0.009330232</text:p>
          </table:table-cell>
          <table:table-cell office:value-type="float" office:value="0.0007047377">
            <text:p>0.0007047377</text:p>
          </table:table-cell>
          <table:table-cell table:number-columns-repeated="4"/>
        </table:table-row>
        <table:table-row table:style-name="ro1">
          <table:table-cell office:value-type="string">
            <text:p>Gcrew_WC_B_T1</text:p>
          </table:table-cell>
          <table:table-cell office:value-type="float" office:value="30209">
            <text:p>30209</text:p>
          </table:table-cell>
          <table:table-cell office:value-type="time" office:time-value="PT16H46M21S">
            <text:p>04:46:21 PM</text:p>
          </table:table-cell>
          <table:table-cell office:value-type="float" office:value="0.00000006068265">
            <text:p>6.07E-008</text:p>
          </table:table-cell>
          <table:table-cell office:value-type="float" office:value="0.00000003047762">
            <text:p>3.05E-008</text:p>
          </table:table-cell>
          <table:table-cell office:value-type="float" office:value="0.000000001255163">
            <text:p>1.26E-009</text:p>
          </table:table-cell>
          <table:table-cell office:value-type="float" office:value="0.0000000005609262">
            <text:p>5.61E-010</text:p>
          </table:table-cell>
          <table:table-cell office:value-type="float" office:value="0.00000000004283633">
            <text:p>4.28E-011</text:p>
          </table:table-cell>
          <table:table-cell office:value-type="float" office:value="48.34643">
            <text:p>48.34643</text:p>
          </table:table-cell>
          <table:table-cell office:value-type="float" office:value="24.2818">
            <text:p>24.2818</text:p>
          </table:table-cell>
          <table:table-cell office:value-type="float" office:value="0.009243602">
            <text:p>0.009243602</text:p>
          </table:table-cell>
          <table:table-cell office:value-type="float" office:value="0.0007059074">
            <text:p>0.0007059074</text:p>
          </table:table-cell>
          <table:table-cell table:number-columns-repeated="4"/>
        </table:table-row>
        <table:table-row table:style-name="ro1">
          <table:table-cell office:value-type="string">
            <text:p>T1_bump</text:p>
          </table:table-cell>
          <table:table-cell office:value-type="float" office:value="30350">
            <text:p>30350</text:p>
          </table:table-cell>
          <table:table-cell office:value-type="time" office:time-value="PT16H47M03S">
            <text:p>04:47:03 PM</text:p>
          </table:table-cell>
          <table:table-cell office:value-type="float" office:value="0.00000006051607">
            <text:p>6.05E-008</text:p>
          </table:table-cell>
          <table:table-cell office:value-type="float" office:value="0.00000003052649">
            <text:p>3.05E-008</text:p>
          </table:table-cell>
          <table:table-cell office:value-type="float" office:value="0.000000001259931">
            <text:p>1.26E-009</text:p>
          </table:table-cell>
          <table:table-cell office:value-type="float" office:value="0.0000000005326793">
            <text:p>5.33E-010</text:p>
          </table:table-cell>
          <table:table-cell office:value-type="float" office:value="0.00000000004154983">
            <text:p>4.15E-011</text:p>
          </table:table-cell>
          <table:table-cell office:value-type="float" office:value="48.03126">
            <text:p>48.03126</text:p>
          </table:table-cell>
          <table:table-cell office:value-type="float" office:value="24.2287">
            <text:p>24.2287</text:p>
          </table:table-cell>
          <table:table-cell office:value-type="float" office:value="0.008802278">
            <text:p>0.008802278</text:p>
          </table:table-cell>
          <table:table-cell office:value-type="float" office:value="0.0006865916">
            <text:p>0.0006865916</text:p>
          </table:table-cell>
          <table:table-cell table:number-columns-repeated="4"/>
        </table:table-row>
        <table:table-row table:style-name="ro1">
          <table:table-cell office:value-type="string">
            <text:p>T1_bump</text:p>
          </table:table-cell>
          <table:table-cell office:value-type="float" office:value="30382">
            <text:p>30382</text:p>
          </table:table-cell>
          <table:table-cell office:value-type="time" office:time-value="PT16H47M13S">
            <text:p>04:47:13 PM</text:p>
          </table:table-cell>
          <table:table-cell office:value-type="float" office:value="0.00000006053111">
            <text:p>6.05E-008</text:p>
          </table:table-cell>
          <table:table-cell office:value-type="float" office:value="0.00000003054296">
            <text:p>3.05E-008</text:p>
          </table:table-cell>
          <table:table-cell office:value-type="float" office:value="0.000000001258259">
            <text:p>1.26E-009</text:p>
          </table:table-cell>
          <table:table-cell office:value-type="float" office:value="0.0000000005293299">
            <text:p>5.29E-010</text:p>
          </table:table-cell>
          <table:table-cell office:value-type="float" office:value="0.00000000004126032">
            <text:p>4.13E-011</text:p>
          </table:table-cell>
          <table:table-cell office:value-type="float" office:value="48.10702">
            <text:p>48.10702</text:p>
          </table:table-cell>
          <table:table-cell office:value-type="float" office:value="24.27398">
            <text:p>24.27398</text:p>
          </table:table-cell>
          <table:table-cell office:value-type="float" office:value="0.008744758">
            <text:p>0.008744758</text:p>
          </table:table-cell>
          <table:table-cell office:value-type="float" office:value="0.0006816383">
            <text:p>0.0006816383</text:p>
          </table:table-cell>
          <table:table-cell table:number-columns-repeated="4"/>
        </table:table-row>
        <table:table-row table:style-name="ro1">
          <table:table-cell office:value-type="string">
            <text:p>T1_bump</text:p>
          </table:table-cell>
          <table:table-cell office:value-type="float" office:value="30407">
            <text:p>30407</text:p>
          </table:table-cell>
          <table:table-cell office:value-type="time" office:time-value="PT16H47M21S">
            <text:p>04:47:21 PM</text:p>
          </table:table-cell>
          <table:table-cell office:value-type="float" office:value="0.00000006054331">
            <text:p>6.05E-008</text:p>
          </table:table-cell>
          <table:table-cell office:value-type="float" office:value="0.00000003057781">
            <text:p>3.06E-008</text:p>
          </table:table-cell>
          <table:table-cell office:value-type="float" office:value="0.000000001259568">
            <text:p>1.26E-009</text:p>
          </table:table-cell>
          <table:table-cell office:value-type="float" office:value="0.0000000005284778">
            <text:p>5.28E-010</text:p>
          </table:table-cell>
          <table:table-cell office:value-type="float" office:value="0.00000000004165216">
            <text:p>4.17E-011</text:p>
          </table:table-cell>
          <table:table-cell office:value-type="float" office:value="48.06672">
            <text:p>48.06672</text:p>
          </table:table-cell>
          <table:table-cell office:value-type="float" office:value="24.27642">
            <text:p>24.27642</text:p>
          </table:table-cell>
          <table:table-cell office:value-type="float" office:value="0.00872892">
            <text:p>0.00872892</text:p>
          </table:table-cell>
          <table:table-cell office:value-type="float" office:value="0.000687973">
            <text:p>0.000687973</text:p>
          </table:table-cell>
          <table:table-cell table:number-columns-repeated="4"/>
        </table:table-row>
        <table:table-row table:style-name="ro1">
          <table:table-cell office:value-type="string">
            <text:p>Gcrew_WC_B_T2</text:p>
          </table:table-cell>
          <table:table-cell office:value-type="float" office:value="31119">
            <text:p>31119</text:p>
          </table:table-cell>
          <table:table-cell office:value-type="time" office:time-value="PT16H50M58S">
            <text:p>04:50:58 PM</text:p>
          </table:table-cell>
          <table:table-cell office:value-type="float" office:value="0.00000003722878">
            <text:p>3.72E-008</text:p>
          </table:table-cell>
          <table:table-cell office:value-type="float" office:value="0.00000002209509">
            <text:p>2.21E-008</text:p>
          </table:table-cell>
          <table:table-cell office:value-type="float" office:value="0.0000000009302983">
            <text:p>9.30E-010</text:p>
          </table:table-cell>
          <table:table-cell office:value-type="float" office:value="0.0000000003241939">
            <text:p>3.24E-010</text:p>
          </table:table-cell>
          <table:table-cell office:value-type="float" office:value="0.00000000002898718">
            <text:p>2.90E-011</text:p>
          </table:table-cell>
          <table:table-cell office:value-type="float" office:value="40.01812">
            <text:p>40.01812</text:p>
          </table:table-cell>
          <table:table-cell office:value-type="float" office:value="23.75054">
            <text:p>23.75054</text:p>
          </table:table-cell>
          <table:table-cell office:value-type="float" office:value="0.008708152">
            <text:p>0.008708152</text:p>
          </table:table-cell>
          <table:table-cell office:value-type="float" office:value="0.0007786228">
            <text:p>0.0007786228</text:p>
          </table:table-cell>
          <table:table-cell table:number-columns-repeated="4"/>
        </table:table-row>
        <table:table-row table:style-name="ro1">
          <table:table-cell office:value-type="string">
            <text:p>Gcrew_WC_B_T2</text:p>
          </table:table-cell>
          <table:table-cell office:value-type="float" office:value="31279">
            <text:p>31279</text:p>
          </table:table-cell>
          <table:table-cell office:value-type="time" office:time-value="PT16H51M46S">
            <text:p>04:51:46 PM</text:p>
          </table:table-cell>
          <table:table-cell office:value-type="float" office:value="0.00000003609314">
            <text:p>3.61E-008</text:p>
          </table:table-cell>
          <table:table-cell office:value-type="float" office:value="0.00000002187758">
            <text:p>2.19E-008</text:p>
          </table:table-cell>
          <table:table-cell office:value-type="float" office:value="0.0000000009202415">
            <text:p>9.20E-010</text:p>
          </table:table-cell>
          <table:table-cell office:value-type="float" office:value="0.0000000003141281">
            <text:p>3.14E-010</text:p>
          </table:table-cell>
          <table:table-cell office:value-type="float" office:value="0.00000000002821623">
            <text:p>2.82E-011</text:p>
          </table:table-cell>
          <table:table-cell office:value-type="float" office:value="39.22138">
            <text:p>39.22138</text:p>
          </table:table-cell>
          <table:table-cell office:value-type="float" office:value="23.77374">
            <text:p>23.77374</text:p>
          </table:table-cell>
          <table:table-cell office:value-type="float" office:value="0.008703262">
            <text:p>0.008703262</text:p>
          </table:table-cell>
          <table:table-cell office:value-type="float" office:value="0.0007817615">
            <text:p>0.0007817615</text:p>
          </table:table-cell>
          <table:table-cell table:number-columns-repeated="4"/>
        </table:table-row>
        <table:table-row table:style-name="ro1">
          <table:table-cell office:value-type="string">
            <text:p>Gcrew_WC_B_T2</text:p>
          </table:table-cell>
          <table:table-cell office:value-type="float" office:value="31303">
            <text:p>31303</text:p>
          </table:table-cell>
          <table:table-cell office:value-type="time" office:time-value="PT16H51M54S">
            <text:p>04:51:54 PM</text:p>
          </table:table-cell>
          <table:table-cell office:value-type="float" office:value="0.00000003593086">
            <text:p>3.59E-008</text:p>
          </table:table-cell>
          <table:table-cell office:value-type="float" office:value="0.0000000217923">
            <text:p>2.18E-008</text:p>
          </table:table-cell>
          <table:table-cell office:value-type="float" office:value="0.0000000009175373">
            <text:p>9.18E-010</text:p>
          </table:table-cell>
          <table:table-cell office:value-type="float" office:value="0.0000000003120169">
            <text:p>3.12E-010</text:p>
          </table:table-cell>
          <table:table-cell office:value-type="float" office:value="0.0000000000278659">
            <text:p>2.79E-011</text:p>
          </table:table-cell>
          <table:table-cell office:value-type="float" office:value="39.16011">
            <text:p>39.16011</text:p>
          </table:table-cell>
          <table:table-cell office:value-type="float" office:value="23.75087">
            <text:p>23.75087</text:p>
          </table:table-cell>
          <table:table-cell office:value-type="float" office:value="0.008683815">
            <text:p>0.008683815</text:p>
          </table:table-cell>
          <table:table-cell office:value-type="float" office:value="0.0007755422">
            <text:p>0.0007755422</text:p>
          </table:table-cell>
          <table:table-cell table:number-columns-repeated="4"/>
        </table:table-row>
        <table:table-row table:style-name="ro1">
          <table:table-cell office:value-type="string">
            <text:p>T2_bump</text:p>
          </table:table-cell>
          <table:table-cell office:value-type="float" office:value="30595">
            <text:p>30595</text:p>
          </table:table-cell>
          <table:table-cell office:value-type="time" office:time-value="PT16H48M18S">
            <text:p>04:48:18 PM</text:p>
          </table:table-cell>
          <table:table-cell office:value-type="float" office:value="0.00000006675877">
            <text:p>6.68E-008</text:p>
          </table:table-cell>
          <table:table-cell office:value-type="float" office:value="0.00000003262324">
            <text:p>3.26E-008</text:p>
          </table:table-cell>
          <table:table-cell office:value-type="float" office:value="0.000000001375218">
            <text:p>1.38E-009</text:p>
          </table:table-cell>
          <table:table-cell office:value-type="float" office:value="0.000000000577967">
            <text:p>5.78E-010</text:p>
          </table:table-cell>
          <table:table-cell office:value-type="float" office:value="0.00000000004336961">
            <text:p>4.34E-011</text:p>
          </table:table-cell>
          <table:table-cell office:value-type="float" office:value="48.54415">
            <text:p>48.54415</text:p>
          </table:table-cell>
          <table:table-cell office:value-type="float" office:value="23.72224">
            <text:p>23.72224</text:p>
          </table:table-cell>
          <table:table-cell office:value-type="float" office:value="0.008657543">
            <text:p>0.008657543</text:p>
          </table:table-cell>
          <table:table-cell office:value-type="float" office:value="0.0006496466">
            <text:p>0.0006496466</text:p>
          </table:table-cell>
          <table:table-cell table:number-columns-repeated="4"/>
        </table:table-row>
        <table:table-row table:style-name="ro1">
          <table:table-cell office:value-type="string">
            <text:p>T2_bump</text:p>
          </table:table-cell>
          <table:table-cell office:value-type="float" office:value="30610">
            <text:p>30610</text:p>
          </table:table-cell>
          <table:table-cell office:value-type="time" office:time-value="PT16H48M23S">
            <text:p>04:48:23 PM</text:p>
          </table:table-cell>
          <table:table-cell office:value-type="float" office:value="0.00000006741347">
            <text:p>6.74E-008</text:p>
          </table:table-cell>
          <table:table-cell office:value-type="float" office:value="0.00000003288173">
            <text:p>3.29E-008</text:p>
          </table:table-cell>
          <table:table-cell office:value-type="float" office:value="0.000000001388192">
            <text:p>1.39E-009</text:p>
          </table:table-cell>
          <table:table-cell office:value-type="float" office:value="0.0000000005813319">
            <text:p>5.81E-010</text:p>
          </table:table-cell>
          <table:table-cell office:value-type="float" office:value="0.00000000004417577">
            <text:p>4.42E-011</text:p>
          </table:table-cell>
          <table:table-cell office:value-type="float" office:value="48.56208">
            <text:p>48.56208</text:p>
          </table:table-cell>
          <table:table-cell office:value-type="float" office:value="23.68674">
            <text:p>23.68674</text:p>
          </table:table-cell>
          <table:table-cell office:value-type="float" office:value="0.00862338">
            <text:p>0.00862338</text:p>
          </table:table-cell>
          <table:table-cell office:value-type="float" office:value="0.0006552959">
            <text:p>0.0006552959</text:p>
          </table:table-cell>
          <table:table-cell table:number-columns-repeated="4"/>
        </table:table-row>
        <table:table-row table:style-name="ro1">
          <table:table-cell office:value-type="string">
            <text:p>T2_bump</text:p>
          </table:table-cell>
          <table:table-cell office:value-type="float" office:value="30620">
            <text:p>30620</text:p>
          </table:table-cell>
          <table:table-cell office:value-type="time" office:time-value="PT16H48M26S">
            <text:p>04:48:26 PM</text:p>
          </table:table-cell>
          <table:table-cell office:value-type="float" office:value="0.00000006789493">
            <text:p>6.79E-008</text:p>
          </table:table-cell>
          <table:table-cell office:value-type="float" office:value="0.0000000330847">
            <text:p>3.31E-008</text:p>
          </table:table-cell>
          <table:table-cell office:value-type="float" office:value="0.000000001397518">
            <text:p>1.40E-009</text:p>
          </table:table-cell>
          <table:table-cell office:value-type="float" office:value="0.0000000005869432">
            <text:p>5.87E-010</text:p>
          </table:table-cell>
          <table:table-cell office:value-type="float" office:value="0.00000000004397552">
            <text:p>4.40E-011</text:p>
          </table:table-cell>
          <table:table-cell office:value-type="float" office:value="48.58252">
            <text:p>48.58252</text:p>
          </table:table-cell>
          <table:table-cell office:value-type="float" office:value="23.67391">
            <text:p>23.67391</text:p>
          </table:table-cell>
          <table:table-cell office:value-type="float" office:value="0.008644875">
            <text:p>0.008644875</text:p>
          </table:table-cell>
          <table:table-cell office:value-type="float" office:value="0.0006476997">
            <text:p>0.0006476997</text:p>
          </table:table-cell>
          <table:table-cell table:number-columns-repeated="4"/>
        </table:table-row>
        <table:table-row table:style-name="ro1">
          <table:table-cell office:value-type="string">
            <text:p>Gcrew_WC_B_T3</text:p>
          </table:table-cell>
          <table:table-cell office:value-type="float" office:value="31740">
            <text:p>31740</text:p>
          </table:table-cell>
          <table:table-cell office:value-type="time" office:time-value="PT16H54M07S">
            <text:p>04:54:07 PM</text:p>
          </table:table-cell>
          <table:table-cell office:value-type="float" office:value="0.00000004636585">
            <text:p>4.64E-008</text:p>
          </table:table-cell>
          <table:table-cell office:value-type="float" office:value="0.00000002402516">
            <text:p>2.40E-008</text:p>
          </table:table-cell>
          <table:table-cell office:value-type="float" office:value="0.0000000009904149">
            <text:p>9.90E-010</text:p>
          </table:table-cell>
          <table:table-cell office:value-type="float" office:value="0.0000000004541828">
            <text:p>4.54E-010</text:p>
          </table:table-cell>
          <table:table-cell office:value-type="float" office:value="0.00000000003571566">
            <text:p>3.57E-011</text:p>
          </table:table-cell>
          <table:table-cell office:value-type="float" office:value="46.81457">
            <text:p>46.81457</text:p>
          </table:table-cell>
          <table:table-cell office:value-type="float" office:value="24.25767">
            <text:p>24.25767</text:p>
          </table:table-cell>
          <table:table-cell office:value-type="float" office:value="0.009795632">
            <text:p>0.009795632</text:p>
          </table:table-cell>
          <table:table-cell office:value-type="float" office:value="0.0007703009">
            <text:p>0.0007703009</text:p>
          </table:table-cell>
          <table:table-cell table:number-columns-repeated="4"/>
        </table:table-row>
        <table:table-row table:style-name="ro1">
          <table:table-cell office:value-type="string">
            <text:p>Gcrew_WC_B_T3</text:p>
          </table:table-cell>
          <table:table-cell office:value-type="float" office:value="31784">
            <text:p>31784</text:p>
          </table:table-cell>
          <table:table-cell office:value-type="time" office:time-value="PT16H54M20S">
            <text:p>04:54:20 PM</text:p>
          </table:table-cell>
          <table:table-cell office:value-type="float" office:value="0.00000004619482">
            <text:p>4.62E-008</text:p>
          </table:table-cell>
          <table:table-cell office:value-type="float" office:value="0.00000002394629">
            <text:p>2.39E-008</text:p>
          </table:table-cell>
          <table:table-cell office:value-type="float" office:value="0.0000000009879264">
            <text:p>9.88E-010</text:p>
          </table:table-cell>
          <table:table-cell office:value-type="float" office:value="0.0000000004506011">
            <text:p>4.51E-010</text:p>
          </table:table-cell>
          <table:table-cell office:value-type="float" office:value="0.00000000003526479">
            <text:p>3.53E-011</text:p>
          </table:table-cell>
          <table:table-cell office:value-type="float" office:value="46.75937">
            <text:p>46.75937</text:p>
          </table:table-cell>
          <table:table-cell office:value-type="float" office:value="24.23894">
            <text:p>24.23894</text:p>
          </table:table-cell>
          <table:table-cell office:value-type="float" office:value="0.009754364">
            <text:p>0.009754364</text:p>
          </table:table-cell>
          <table:table-cell office:value-type="float" office:value="0.0007633928">
            <text:p>0.0007633928</text:p>
          </table:table-cell>
          <table:table-cell table:number-columns-repeated="4"/>
        </table:table-row>
        <table:table-row table:style-name="ro1">
          <table:table-cell office:value-type="string">
            <text:p>Gcrew_WC_B_T3</text:p>
          </table:table-cell>
          <table:table-cell office:value-type="float" office:value="31851">
            <text:p>31851</text:p>
          </table:table-cell>
          <table:table-cell office:value-type="time" office:time-value="PT16H54M40S">
            <text:p>04:54:40 PM</text:p>
          </table:table-cell>
          <table:table-cell office:value-type="float" office:value="0.00000004600677">
            <text:p>4.60E-008</text:p>
          </table:table-cell>
          <table:table-cell office:value-type="float" office:value="0.00000002390361">
            <text:p>2.39E-008</text:p>
          </table:table-cell>
          <table:table-cell office:value-type="float" office:value="0.000000000987149">
            <text:p>9.87E-010</text:p>
          </table:table-cell>
          <table:table-cell office:value-type="float" office:value="0.0000000004441942">
            <text:p>4.44E-010</text:p>
          </table:table-cell>
          <table:table-cell office:value-type="float" office:value="0.00000000003498959">
            <text:p>3.50E-011</text:p>
          </table:table-cell>
          <table:table-cell office:value-type="float" office:value="46.6057">
            <text:p>46.6057</text:p>
          </table:table-cell>
          <table:table-cell office:value-type="float" office:value="24.21479">
            <text:p>24.21479</text:p>
          </table:table-cell>
          <table:table-cell office:value-type="float" office:value="0.009654975">
            <text:p>0.009654975</text:p>
          </table:table-cell>
          <table:table-cell office:value-type="float" office:value="0.0007605313">
            <text:p>0.0007605313</text:p>
          </table:table-cell>
          <table:table-cell table:number-columns-repeated="4"/>
        </table:table-row>
        <table:table-row table:style-name="ro1">
          <table:table-cell office:value-type="string">
            <text:p>T3_bump</text:p>
          </table:table-cell>
          <table:table-cell office:value-type="float" office:value="31458">
            <text:p>31458</text:p>
          </table:table-cell>
          <table:table-cell office:value-type="time" office:time-value="PT16H52M41S">
            <text:p>04:52:41 PM</text:p>
          </table:table-cell>
          <table:table-cell office:value-type="float" office:value="0.00000005621287">
            <text:p>5.62E-008</text:p>
          </table:table-cell>
          <table:table-cell office:value-type="float" office:value="0.0000000287124">
            <text:p>2.87E-008</text:p>
          </table:table-cell>
          <table:table-cell office:value-type="float" office:value="0.000000001201623">
            <text:p>1.20E-009</text:p>
          </table:table-cell>
          <table:table-cell office:value-type="float" office:value="0.0000000005344563">
            <text:p>5.34E-010</text:p>
          </table:table-cell>
          <table:table-cell office:value-type="float" office:value="0.00000000003926923">
            <text:p>3.93E-011</text:p>
          </table:table-cell>
          <table:table-cell office:value-type="float" office:value="46.7808">
            <text:p>46.7808</text:p>
          </table:table-cell>
          <table:table-cell office:value-type="float" office:value="23.89469">
            <text:p>23.89469</text:p>
          </table:table-cell>
          <table:table-cell office:value-type="float" office:value="0.00950772">
            <text:p>0.00950772</text:p>
          </table:table-cell>
          <table:table-cell office:value-type="float" office:value="0.0006985807">
            <text:p>0.0006985807</text:p>
          </table:table-cell>
          <table:table-cell table:number-columns-repeated="4"/>
        </table:table-row>
        <table:table-row table:style-name="ro1">
          <table:table-cell office:value-type="string">
            <text:p>T3_bump</text:p>
          </table:table-cell>
          <table:table-cell office:value-type="float" office:value="31472">
            <text:p>31472</text:p>
          </table:table-cell>
          <table:table-cell office:value-type="time" office:time-value="PT16H52M45S">
            <text:p>04:52:45 PM</text:p>
          </table:table-cell>
          <table:table-cell office:value-type="float" office:value="0.00000005639265">
            <text:p>5.64E-008</text:p>
          </table:table-cell>
          <table:table-cell office:value-type="float" office:value="0.00000002857181">
            <text:p>2.86E-008</text:p>
          </table:table-cell>
          <table:table-cell office:value-type="float" office:value="0.000000001198606">
            <text:p>1.20E-009</text:p>
          </table:table-cell>
          <table:table-cell office:value-type="float" office:value="0.0000000005409272">
            <text:p>5.41E-010</text:p>
          </table:table-cell>
          <table:table-cell office:value-type="float" office:value="0.00000000003951622">
            <text:p>3.95E-011</text:p>
          </table:table-cell>
          <table:table-cell office:value-type="float" office:value="47.04853">
            <text:p>47.04853</text:p>
          </table:table-cell>
          <table:table-cell office:value-type="float" office:value="23.83754">
            <text:p>23.83754</text:p>
          </table:table-cell>
          <table:table-cell office:value-type="float" office:value="0.009592158">
            <text:p>0.009592158</text:p>
          </table:table-cell>
          <table:table-cell office:value-type="float" office:value="0.0007007334">
            <text:p>0.0007007334</text:p>
          </table:table-cell>
          <table:table-cell table:number-columns-repeated="4"/>
        </table:table-row>
        <table:table-row table:style-name="ro1">
          <table:table-cell office:value-type="string">
            <text:p>T3_bump</text:p>
          </table:table-cell>
          <table:table-cell office:value-type="float" office:value="31492">
            <text:p>31492</text:p>
          </table:table-cell>
          <table:table-cell office:value-type="time" office:time-value="PT16H52M51S">
            <text:p>04:52:51 PM</text:p>
          </table:table-cell>
          <table:table-cell office:value-type="float" office:value="0.00000005560742">
            <text:p>5.56E-008</text:p>
          </table:table-cell>
          <table:table-cell office:value-type="float" office:value="0.00000002805998">
            <text:p>2.81E-008</text:p>
          </table:table-cell>
          <table:table-cell office:value-type="float" office:value="0.000000001173624">
            <text:p>1.17E-009</text:p>
          </table:table-cell>
          <table:table-cell office:value-type="float" office:value="0.0000000005375014">
            <text:p>5.38E-010</text:p>
          </table:table-cell>
          <table:table-cell office:value-type="float" office:value="0.00000000003959975">
            <text:p>3.96E-011</text:p>
          </table:table-cell>
          <table:table-cell office:value-type="float" office:value="47.38093">
            <text:p>47.38093</text:p>
          </table:table-cell>
          <table:table-cell office:value-type="float" office:value="23.90883">
            <text:p>23.90883</text:p>
          </table:table-cell>
          <table:table-cell office:value-type="float" office:value="0.009666001">
            <text:p>0.009666001</text:p>
          </table:table-cell>
          <table:table-cell office:value-type="float" office:value="0.0007121307">
            <text:p>0.0007121307</text:p>
          </table:table-cell>
          <table:table-cell table:number-columns-repeated="4"/>
        </table:table-row>
        <table:table-row table:style-name="ro1">
          <table:table-cell office:value-type="string">
            <text:p>Gcrew_WC_B_T4</text:p>
          </table:table-cell>
          <table:table-cell office:value-type="float" office:value="32564">
            <text:p>32564</text:p>
          </table:table-cell>
          <table:table-cell office:value-type="time" office:time-value="PT16H58M18S">
            <text:p>04:58:18 PM</text:p>
          </table:table-cell>
          <table:table-cell office:value-type="float" office:value="0.00000001981748">
            <text:p>1.98E-008</text:p>
          </table:table-cell>
          <table:table-cell office:value-type="float" office:value="0.00000001207937">
            <text:p>1.21E-008</text:p>
          </table:table-cell>
          <table:table-cell office:value-type="float" office:value="0.0000000004977686">
            <text:p>4.98E-010</text:p>
          </table:table-cell>
          <table:table-cell office:value-type="float" office:value="0.0000000001616443">
            <text:p>1.62E-010</text:p>
          </table:table-cell>
          <table:table-cell office:value-type="float" office:value="0.0000000000188573">
            <text:p>1.89E-011</text:p>
          </table:table-cell>
          <table:table-cell office:value-type="float" office:value="39.81263">
            <text:p>39.81263</text:p>
          </table:table-cell>
          <table:table-cell office:value-type="float" office:value="24.26705">
            <text:p>24.26705</text:p>
          </table:table-cell>
          <table:table-cell office:value-type="float" office:value="0.008156652">
            <text:p>0.008156652</text:p>
          </table:table-cell>
          <table:table-cell office:value-type="float" office:value="0.000951549">
            <text:p>0.000951549</text:p>
          </table:table-cell>
          <table:table-cell table:number-columns-repeated="4"/>
        </table:table-row>
        <table:table-row table:style-name="ro1">
          <table:table-cell office:value-type="string">
            <text:p>Gcrew_WC_B_T4</text:p>
          </table:table-cell>
          <table:table-cell office:value-type="float" office:value="32575">
            <text:p>32575</text:p>
          </table:table-cell>
          <table:table-cell office:value-type="time" office:time-value="PT16H58M22S">
            <text:p>04:58:22 PM</text:p>
          </table:table-cell>
          <table:table-cell office:value-type="float" office:value="0.00000001941999">
            <text:p>1.94E-008</text:p>
          </table:table-cell>
          <table:table-cell office:value-type="float" office:value="0.00000001188268">
            <text:p>1.19E-008</text:p>
          </table:table-cell>
          <table:table-cell office:value-type="float" office:value="0.0000000004901468">
            <text:p>4.90E-010</text:p>
          </table:table-cell>
          <table:table-cell office:value-type="float" office:value="0.0000000001589906">
            <text:p>1.59E-010</text:p>
          </table:table-cell>
          <table:table-cell office:value-type="float" office:value="0.0000000000186807">
            <text:p>1.87E-011</text:p>
          </table:table-cell>
          <table:table-cell office:value-type="float" office:value="39.62075">
            <text:p>39.62075</text:p>
          </table:table-cell>
          <table:table-cell office:value-type="float" office:value="24.24311">
            <text:p>24.24311</text:p>
          </table:table-cell>
          <table:table-cell office:value-type="float" office:value="0.008186959">
            <text:p>0.008186959</text:p>
          </table:table-cell>
          <table:table-cell office:value-type="float" office:value="0.0009619316">
            <text:p>0.0009619316</text:p>
          </table:table-cell>
          <table:table-cell table:number-columns-repeated="4"/>
        </table:table-row>
        <table:table-row table:style-name="ro1">
          <table:table-cell office:value-type="string">
            <text:p>Gcrew_WC_B_T4</text:p>
          </table:table-cell>
          <table:table-cell office:value-type="float" office:value="32589">
            <text:p>32589</text:p>
          </table:table-cell>
          <table:table-cell office:value-type="time" office:time-value="PT16H58M26S">
            <text:p>04:58:26 PM</text:p>
          </table:table-cell>
          <table:table-cell office:value-type="float" office:value="0.00000001949822">
            <text:p>1.95E-008</text:p>
          </table:table-cell>
          <table:table-cell office:value-type="float" office:value="0.00000001199109">
            <text:p>1.20E-008</text:p>
          </table:table-cell>
          <table:table-cell office:value-type="float" office:value="0.000000000491624">
            <text:p>4.92E-010</text:p>
          </table:table-cell>
          <table:table-cell office:value-type="float" office:value="0.000000000159516">
            <text:p>1.60E-010</text:p>
          </table:table-cell>
          <table:table-cell office:value-type="float" office:value="0.00000000001831797">
            <text:p>1.83E-011</text:p>
          </table:table-cell>
          <table:table-cell office:value-type="float" office:value="39.66084">
            <text:p>39.66084</text:p>
          </table:table-cell>
          <table:table-cell office:value-type="float" office:value="24.39078">
            <text:p>24.39078</text:p>
          </table:table-cell>
          <table:table-cell office:value-type="float" office:value="0.008181051">
            <text:p>0.008181051</text:p>
          </table:table-cell>
          <table:table-cell office:value-type="float" office:value="0.0009394685">
            <text:p>0.0009394685</text:p>
          </table:table-cell>
          <table:table-cell table:number-columns-repeated="4"/>
        </table:table-row>
        <table:table-row table:style-name="ro1">
          <table:table-cell office:value-type="string">
            <text:p>T4_bump</text:p>
          </table:table-cell>
          <table:table-cell office:value-type="float" office:value="32114">
            <text:p>32114</text:p>
          </table:table-cell>
          <table:table-cell office:value-type="time" office:time-value="PT16H56M01S">
            <text:p>04:56:01 PM</text:p>
          </table:table-cell>
          <table:table-cell office:value-type="float" office:value="0.00000005569027">
            <text:p>5.57E-008</text:p>
          </table:table-cell>
          <table:table-cell office:value-type="float" office:value="0.00000002745929">
            <text:p>2.75E-008</text:p>
          </table:table-cell>
          <table:table-cell office:value-type="float" office:value="0.00000000116862">
            <text:p>1.17E-009</text:p>
          </table:table-cell>
          <table:table-cell office:value-type="float" office:value="0.0000000004500771">
            <text:p>4.50E-010</text:p>
          </table:table-cell>
          <table:table-cell office:value-type="float" office:value="0.0000000000350278">
            <text:p>3.50E-011</text:p>
          </table:table-cell>
          <table:table-cell office:value-type="float" office:value="47.65472">
            <text:p>47.65472</text:p>
          </table:table-cell>
          <table:table-cell office:value-type="float" office:value="23.49719">
            <text:p>23.49719</text:p>
          </table:table-cell>
          <table:table-cell office:value-type="float" office:value="0.00808179">
            <text:p>0.00808179</text:p>
          </table:table-cell>
          <table:table-cell office:value-type="float" office:value="0.0006289752">
            <text:p>0.0006289752</text:p>
          </table:table-cell>
          <table:table-cell table:number-columns-repeated="4"/>
        </table:table-row>
        <table:table-row table:style-name="ro1">
          <table:table-cell office:value-type="string">
            <text:p>T4_bump</text:p>
          </table:table-cell>
          <table:table-cell office:value-type="float" office:value="32132">
            <text:p>32132</text:p>
          </table:table-cell>
          <table:table-cell office:value-type="time" office:time-value="PT16H56M07S">
            <text:p>04:56:07 PM</text:p>
          </table:table-cell>
          <table:table-cell office:value-type="float" office:value="0.00000005602827">
            <text:p>5.60E-008</text:p>
          </table:table-cell>
          <table:table-cell office:value-type="float" office:value="0.00000002753707">
            <text:p>2.75E-008</text:p>
          </table:table-cell>
          <table:table-cell office:value-type="float" office:value="0.000000001175352">
            <text:p>1.18E-009</text:p>
          </table:table-cell>
          <table:table-cell office:value-type="float" office:value="0.0000000004504676">
            <text:p>4.50E-010</text:p>
          </table:table-cell>
          <table:table-cell office:value-type="float" office:value="0.00000000003539786">
            <text:p>3.54E-011</text:p>
          </table:table-cell>
          <table:table-cell office:value-type="float" office:value="47.66936">
            <text:p>47.66936</text:p>
          </table:table-cell>
          <table:table-cell office:value-type="float" office:value="23.42879">
            <text:p>23.42879</text:p>
          </table:table-cell>
          <table:table-cell office:value-type="float" office:value="0.008040005">
            <text:p>0.008040005</text:p>
          </table:table-cell>
          <table:table-cell office:value-type="float" office:value="0.0006317857">
            <text:p>0.0006317857</text:p>
          </table:table-cell>
          <table:table-cell table:number-columns-repeated="4"/>
        </table:table-row>
        <table:table-row table:style-name="ro1">
          <table:table-cell office:value-type="string">
            <text:p>T4_bump</text:p>
          </table:table-cell>
          <table:table-cell office:value-type="float" office:value="32172">
            <text:p>32172</text:p>
          </table:table-cell>
          <table:table-cell office:value-type="time" office:time-value="PT16H56M19S">
            <text:p>04:56:19 PM</text:p>
          </table:table-cell>
          <table:table-cell office:value-type="float" office:value="0.00000005552939">
            <text:p>5.55E-008</text:p>
          </table:table-cell>
          <table:table-cell office:value-type="float" office:value="0.00000002737459">
            <text:p>2.74E-008</text:p>
          </table:table-cell>
          <table:table-cell office:value-type="float" office:value="0.000000001169188">
            <text:p>1.17E-009</text:p>
          </table:table-cell>
          <table:table-cell office:value-type="float" office:value="0.0000000004439639">
            <text:p>4.44E-010</text:p>
          </table:table-cell>
          <table:table-cell office:value-type="float" office:value="0.00000000003490486">
            <text:p>3.49E-011</text:p>
          </table:table-cell>
          <table:table-cell office:value-type="float" office:value="47.49398">
            <text:p>47.49398</text:p>
          </table:table-cell>
          <table:table-cell office:value-type="float" office:value="23.41334">
            <text:p>23.41334</text:p>
          </table:table-cell>
          <table:table-cell office:value-type="float" office:value="0.007995115">
            <text:p>0.007995115</text:p>
          </table:table-cell>
          <table:table-cell office:value-type="float" office:value="0.0006285834">
            <text:p>0.0006285834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34534">
            <text:p>34534</text:p>
          </table:table-cell>
          <table:table-cell office:value-type="time" office:time-value="PT17H08M18S">
            <text:p>05:08:18 PM</text:p>
          </table:table-cell>
          <table:table-cell office:value-type="float" office:value="0.00000003944443">
            <text:p>3.94E-008</text:p>
          </table:table-cell>
          <table:table-cell office:value-type="float" office:value="0.00000002670378">
            <text:p>2.67E-008</text:p>
          </table:table-cell>
          <table:table-cell office:value-type="float" office:value="0.000000001062454">
            <text:p>1.06E-009</text:p>
          </table:table-cell>
          <table:table-cell office:value-type="float" office:value="0.0000000002830005">
            <text:p>2.83E-010</text:p>
          </table:table-cell>
          <table:table-cell office:value-type="float" office:value="0.00000000002673775">
            <text:p>2.67E-011</text:p>
          </table:table-cell>
          <table:table-cell office:value-type="float" office:value="37.12577">
            <text:p>37.12577</text:p>
          </table:table-cell>
          <table:table-cell office:value-type="float" office:value="25.13405">
            <text:p>25.13405</text:p>
          </table:table-cell>
          <table:table-cell office:value-type="float" office:value="0.007174664">
            <text:p>0.007174664</text:p>
          </table:table-cell>
          <table:table-cell office:value-type="float" office:value="0.0006778588">
            <text:p>0.0006778588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34567">
            <text:p>34567</text:p>
          </table:table-cell>
          <table:table-cell office:value-type="time" office:time-value="PT17H08M29S">
            <text:p>05:08:29 PM</text:p>
          </table:table-cell>
          <table:table-cell office:value-type="float" office:value="0.00000003986119">
            <text:p>3.99E-008</text:p>
          </table:table-cell>
          <table:table-cell office:value-type="float" office:value="0.00000002700911">
            <text:p>2.70E-008</text:p>
          </table:table-cell>
          <table:table-cell office:value-type="float" office:value="0.000000001071535">
            <text:p>1.07E-009</text:p>
          </table:table-cell>
          <table:table-cell office:value-type="float" office:value="0.0000000002858699">
            <text:p>2.86E-010</text:p>
          </table:table-cell>
          <table:table-cell office:value-type="float" office:value="0.00000000002675811">
            <text:p>2.68E-011</text:p>
          </table:table-cell>
          <table:table-cell office:value-type="float" office:value="37.20009">
            <text:p>37.20009</text:p>
          </table:table-cell>
          <table:table-cell office:value-type="float" office:value="25.206">
            <text:p>25.206</text:p>
          </table:table-cell>
          <table:table-cell office:value-type="float" office:value="0.007171634">
            <text:p>0.007171634</text:p>
          </table:table-cell>
          <table:table-cell office:value-type="float" office:value="0.0006712823">
            <text:p>0.0006712823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34635">
            <text:p>34635</text:p>
          </table:table-cell>
          <table:table-cell office:value-type="time" office:time-value="PT17H08M49S">
            <text:p>05:08:49 PM</text:p>
          </table:table-cell>
          <table:table-cell office:value-type="float" office:value="0.00000004002535">
            <text:p>4.00E-008</text:p>
          </table:table-cell>
          <table:table-cell office:value-type="float" office:value="0.00000002744959">
            <text:p>2.74E-008</text:p>
          </table:table-cell>
          <table:table-cell office:value-type="float" office:value="0.000000001087074">
            <text:p>1.09E-009</text:p>
          </table:table-cell>
          <table:table-cell office:value-type="float" office:value="0.0000000002865641">
            <text:p>2.87E-010</text:p>
          </table:table-cell>
          <table:table-cell office:value-type="float" office:value="0.00000000002666983">
            <text:p>2.67E-011</text:p>
          </table:table-cell>
          <table:table-cell office:value-type="float" office:value="36.81935">
            <text:p>36.81935</text:p>
          </table:table-cell>
          <table:table-cell office:value-type="float" office:value="25.2509">
            <text:p>25.2509</text:p>
          </table:table-cell>
          <table:table-cell office:value-type="float" office:value="0.007159564">
            <text:p>0.007159564</text:p>
          </table:table-cell>
          <table:table-cell office:value-type="float" office:value="0.0006663234">
            <text:p>0.0006663234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34666">
            <text:p>34666</text:p>
          </table:table-cell>
          <table:table-cell office:value-type="time" office:time-value="PT17H08M59S">
            <text:p>05:08:59 PM</text:p>
          </table:table-cell>
          <table:table-cell office:value-type="float" office:value="0.0000000398882">
            <text:p>3.99E-008</text:p>
          </table:table-cell>
          <table:table-cell office:value-type="float" office:value="0.00000002715777">
            <text:p>2.72E-008</text:p>
          </table:table-cell>
          <table:table-cell office:value-type="float" office:value="0.000000001075262">
            <text:p>1.08E-009</text:p>
          </table:table-cell>
          <table:table-cell office:value-type="float" office:value="0.0000000002855487">
            <text:p>2.86E-010</text:p>
          </table:table-cell>
          <table:table-cell office:value-type="float" office:value="0.00000000002670539">
            <text:p>2.67E-011</text:p>
          </table:table-cell>
          <table:table-cell office:value-type="float" office:value="37.09627">
            <text:p>37.09627</text:p>
          </table:table-cell>
          <table:table-cell office:value-type="float" office:value="25.25689">
            <text:p>25.25689</text:p>
          </table:table-cell>
          <table:table-cell office:value-type="float" office:value="0.007158726">
            <text:p>0.007158726</text:p>
          </table:table-cell>
          <table:table-cell office:value-type="float" office:value="0.000669506">
            <text:p>0.000669506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34691">
            <text:p>34691</text:p>
          </table:table-cell>
          <table:table-cell office:value-type="time" office:time-value="PT17H09M06S">
            <text:p>05:09:06 PM</text:p>
          </table:table-cell>
          <table:table-cell office:value-type="float" office:value="0.00000003992475">
            <text:p>3.99E-008</text:p>
          </table:table-cell>
          <table:table-cell office:value-type="float" office:value="0.00000002721196">
            <text:p>2.72E-008</text:p>
          </table:table-cell>
          <table:table-cell office:value-type="float" office:value="0.000000001082257">
            <text:p>1.08E-009</text:p>
          </table:table-cell>
          <table:table-cell office:value-type="float" office:value="0.0000000002856621">
            <text:p>2.86E-010</text:p>
          </table:table-cell>
          <table:table-cell office:value-type="float" office:value="0.00000000002705332">
            <text:p>2.71E-011</text:p>
          </table:table-cell>
          <table:table-cell office:value-type="float" office:value="36.89027">
            <text:p>36.89027</text:p>
          </table:table-cell>
          <table:table-cell office:value-type="float" office:value="25.14372">
            <text:p>25.14372</text:p>
          </table:table-cell>
          <table:table-cell office:value-type="float" office:value="0.007155013">
            <text:p>0.007155013</text:p>
          </table:table-cell>
          <table:table-cell office:value-type="float" office:value="0.0006776078">
            <text:p>0.0006776078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34705">
            <text:p>34705</text:p>
          </table:table-cell>
          <table:table-cell office:value-type="time" office:time-value="PT17H09M10S">
            <text:p>05:09:10 PM</text:p>
          </table:table-cell>
          <table:table-cell office:value-type="float" office:value="0.00000003995624">
            <text:p>4.00E-008</text:p>
          </table:table-cell>
          <table:table-cell office:value-type="float" office:value="0.00000002729979">
            <text:p>2.73E-008</text:p>
          </table:table-cell>
          <table:table-cell office:value-type="float" office:value="0.000000001083406">
            <text:p>1.08E-009</text:p>
          </table:table-cell>
          <table:table-cell office:value-type="float" office:value="0.0000000002857477">
            <text:p>2.86E-010</text:p>
          </table:table-cell>
          <table:table-cell office:value-type="float" office:value="0.00000000002687795">
            <text:p>2.69E-011</text:p>
          </table:table-cell>
          <table:table-cell office:value-type="float" office:value="36.8802">
            <text:p>36.8802</text:p>
          </table:table-cell>
          <table:table-cell office:value-type="float" office:value="25.19811">
            <text:p>25.19811</text:p>
          </table:table-cell>
          <table:table-cell office:value-type="float" office:value="0.007151517">
            <text:p>0.007151517</text:p>
          </table:table-cell>
          <table:table-cell office:value-type="float" office:value="0.0006726846">
            <text:p>0.0006726846</text:p>
          </table:table-cell>
          <table:table-cell table:number-columns-repeated="4"/>
        </table:table-row>
        <table:table-row table:style-name="ro1">
          <table:table-cell office:value-type="string">
            <text:p>Gcrew_WC_B_T5</text:p>
          </table:table-cell>
          <table:table-cell office:value-type="float" office:value="35324">
            <text:p>35324</text:p>
          </table:table-cell>
          <table:table-cell office:value-type="time" office:time-value="PT17H12M19S">
            <text:p>05:12:19 PM</text:p>
          </table:table-cell>
          <table:table-cell office:value-type="float" office:value="0.00000002476076">
            <text:p>2.48E-008</text:p>
          </table:table-cell>
          <table:table-cell office:value-type="float" office:value="0.00000001673098">
            <text:p>1.67E-008</text:p>
          </table:table-cell>
          <table:table-cell office:value-type="float" office:value="0.000000000691332">
            <text:p>6.91E-010</text:p>
          </table:table-cell>
          <table:table-cell office:value-type="float" office:value="0.0000000002216897">
            <text:p>2.22E-010</text:p>
          </table:table-cell>
          <table:table-cell office:value-type="float" office:value="0.00000000002032055">
            <text:p>2.03E-011</text:p>
          </table:table-cell>
          <table:table-cell office:value-type="float" office:value="35.81602">
            <text:p>35.81602</text:p>
          </table:table-cell>
          <table:table-cell office:value-type="float" office:value="24.20109">
            <text:p>24.20109</text:p>
          </table:table-cell>
          <table:table-cell office:value-type="float" office:value="0.008953265">
            <text:p>0.008953265</text:p>
          </table:table-cell>
          <table:table-cell office:value-type="float" office:value="0.0008206757">
            <text:p>0.0008206757</text:p>
          </table:table-cell>
          <table:table-cell table:number-columns-repeated="4"/>
        </table:table-row>
        <table:table-row table:style-name="ro1">
          <table:table-cell office:value-type="string">
            <text:p>Gcrew_WC_B_T5</text:p>
          </table:table-cell>
          <table:table-cell office:value-type="float" office:value="35406">
            <text:p>35406</text:p>
          </table:table-cell>
          <table:table-cell office:value-type="time" office:time-value="PT17H12M44S">
            <text:p>05:12:44 PM</text:p>
          </table:table-cell>
          <table:table-cell office:value-type="float" office:value="0.00000002503403">
            <text:p>2.50E-008</text:p>
          </table:table-cell>
          <table:table-cell office:value-type="float" office:value="0.00000001692699">
            <text:p>1.69E-008</text:p>
          </table:table-cell>
          <table:table-cell office:value-type="float" office:value="0.0000000006969751">
            <text:p>6.97E-010</text:p>
          </table:table-cell>
          <table:table-cell office:value-type="float" office:value="0.0000000002237885">
            <text:p>2.24E-010</text:p>
          </table:table-cell>
          <table:table-cell office:value-type="float" office:value="0.00000000002063096">
            <text:p>2.06E-011</text:p>
          </table:table-cell>
          <table:table-cell office:value-type="float" office:value="35.91811">
            <text:p>35.91811</text:p>
          </table:table-cell>
          <table:table-cell office:value-type="float" office:value="24.28636">
            <text:p>24.28636</text:p>
          </table:table-cell>
          <table:table-cell office:value-type="float" office:value="0.008939371">
            <text:p>0.008939371</text:p>
          </table:table-cell>
          <table:table-cell office:value-type="float" office:value="0.0008241167">
            <text:p>0.0008241167</text:p>
          </table:table-cell>
          <table:table-cell table:number-columns-repeated="4"/>
        </table:table-row>
        <table:table-row table:style-name="ro1">
          <table:table-cell office:value-type="string">
            <text:p>Gcrew_WC_B_T5</text:p>
          </table:table-cell>
          <table:table-cell office:value-type="float" office:value="35452">
            <text:p>35452</text:p>
          </table:table-cell>
          <table:table-cell office:value-type="time" office:time-value="PT17H12M58S">
            <text:p>05:12:58 PM</text:p>
          </table:table-cell>
          <table:table-cell office:value-type="float" office:value="0.00000002510351">
            <text:p>2.51E-008</text:p>
          </table:table-cell>
          <table:table-cell office:value-type="float" office:value="0.00000001697591">
            <text:p>1.70E-008</text:p>
          </table:table-cell>
          <table:table-cell office:value-type="float" office:value="0.0000000007012122">
            <text:p>7.01E-010</text:p>
          </table:table-cell>
          <table:table-cell office:value-type="float" office:value="0.0000000002263417">
            <text:p>2.26E-010</text:p>
          </table:table-cell>
          <table:table-cell office:value-type="float" office:value="0.0000000000205933">
            <text:p>2.06E-011</text:p>
          </table:table-cell>
          <table:table-cell office:value-type="float" office:value="35.80016">
            <text:p>35.80016</text:p>
          </table:table-cell>
          <table:table-cell office:value-type="float" office:value="24.20938">
            <text:p>24.20938</text:p>
          </table:table-cell>
          <table:table-cell office:value-type="float" office:value="0.00901634">
            <text:p>0.00901634</text:p>
          </table:table-cell>
          <table:table-cell office:value-type="float" office:value="0.0008203357">
            <text:p>0.0008203357</text:p>
          </table:table-cell>
          <table:table-cell table:number-columns-repeated="4"/>
        </table:table-row>
        <table:table-row table:style-name="ro1">
          <table:table-cell office:value-type="string">
            <text:p>T5_bump</text:p>
          </table:table-cell>
          <table:table-cell office:value-type="string">
            <text:p>n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T5_bump</text:p>
          </table:table-cell>
          <table:table-cell office:value-type="string">
            <text:p>n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T5_bump</text:p>
          </table:table-cell>
          <table:table-cell office:value-type="string">
            <text:p>n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Gcrew_WC_B_T6</text:p>
          </table:table-cell>
          <table:table-cell office:value-type="float" office:value="35835">
            <text:p>35835</text:p>
          </table:table-cell>
          <table:table-cell office:value-type="time" office:time-value="PT17H14M54S">
            <text:p>05:14:54 PM</text:p>
          </table:table-cell>
          <table:table-cell office:value-type="float" office:value="0.00000002509454">
            <text:p>2.51E-008</text:p>
          </table:table-cell>
          <table:table-cell office:value-type="float" office:value="0.0000000166599">
            <text:p>1.67E-008</text:p>
          </table:table-cell>
          <table:table-cell office:value-type="float" office:value="0.0000000006885575">
            <text:p>6.89E-010</text:p>
          </table:table-cell>
          <table:table-cell office:value-type="float" office:value="0.0000000002098633">
            <text:p>2.10E-010</text:p>
          </table:table-cell>
          <table:table-cell office:value-type="float" office:value="0.00000000001957914">
            <text:p>1.96E-011</text:p>
          </table:table-cell>
          <table:table-cell office:value-type="float" office:value="36.44508">
            <text:p>36.44508</text:p>
          </table:table-cell>
          <table:table-cell office:value-type="float" office:value="24.19536">
            <text:p>24.19536</text:p>
          </table:table-cell>
          <table:table-cell office:value-type="float" office:value="0.008362909">
            <text:p>0.008362909</text:p>
          </table:table-cell>
          <table:table-cell office:value-type="float" office:value="0.0007802151">
            <text:p>0.0007802151</text:p>
          </table:table-cell>
          <table:table-cell table:number-columns-repeated="4"/>
        </table:table-row>
        <table:table-row table:style-name="ro1">
          <table:table-cell office:value-type="string">
            <text:p>Gcrew_WC_B_T6</text:p>
          </table:table-cell>
          <table:table-cell office:value-type="float" office:value="35873">
            <text:p>35873</text:p>
          </table:table-cell>
          <table:table-cell office:value-type="time" office:time-value="PT17H15M06S">
            <text:p>05:15:06 PM</text:p>
          </table:table-cell>
          <table:table-cell office:value-type="float" office:value="0.0000000244429">
            <text:p>2.44E-008</text:p>
          </table:table-cell>
          <table:table-cell office:value-type="float" office:value="0.00000001626075">
            <text:p>1.63E-008</text:p>
          </table:table-cell>
          <table:table-cell office:value-type="float" office:value="0.0000000006734819">
            <text:p>6.73E-010</text:p>
          </table:table-cell>
          <table:table-cell office:value-type="float" office:value="0.0000000002053617">
            <text:p>2.05E-010</text:p>
          </table:table-cell>
          <table:table-cell office:value-type="float" office:value="0.00000000001910965">
            <text:p>1.91E-011</text:p>
          </table:table-cell>
          <table:table-cell office:value-type="float" office:value="36.29332">
            <text:p>36.29332</text:p>
          </table:table-cell>
          <table:table-cell office:value-type="float" office:value="24.14431">
            <text:p>24.14431</text:p>
          </table:table-cell>
          <table:table-cell office:value-type="float" office:value="0.008401691">
            <text:p>0.008401691</text:p>
          </table:table-cell>
          <table:table-cell office:value-type="float" office:value="0.0007818079">
            <text:p>0.0007818079</text:p>
          </table:table-cell>
          <table:table-cell table:number-columns-repeated="4"/>
        </table:table-row>
        <table:table-row table:style-name="ro1">
          <table:table-cell office:value-type="string">
            <text:p>Gcrew_WC_B_T6</text:p>
          </table:table-cell>
          <table:table-cell office:value-type="float" office:value="35990">
            <text:p>35990</text:p>
          </table:table-cell>
          <table:table-cell office:value-type="time" office:time-value="PT17H15M41S">
            <text:p>05:15:41 PM</text:p>
          </table:table-cell>
          <table:table-cell office:value-type="float" office:value="0.00000002470851">
            <text:p>2.47E-008</text:p>
          </table:table-cell>
          <table:table-cell office:value-type="float" office:value="0.00000001652702">
            <text:p>1.65E-008</text:p>
          </table:table-cell>
          <table:table-cell office:value-type="float" office:value="0.0000000006833912">
            <text:p>6.83E-010</text:p>
          </table:table-cell>
          <table:table-cell office:value-type="float" office:value="0.0000000002077092">
            <text:p>2.08E-010</text:p>
          </table:table-cell>
          <table:table-cell office:value-type="float" office:value="0.00000000001911465">
            <text:p>1.91E-011</text:p>
          </table:table-cell>
          <table:table-cell office:value-type="float" office:value="36.15574">
            <text:p>36.15574</text:p>
          </table:table-cell>
          <table:table-cell office:value-type="float" office:value="24.18383">
            <text:p>24.18383</text:p>
          </table:table-cell>
          <table:table-cell office:value-type="float" office:value="0.008406383">
            <text:p>0.008406383</text:p>
          </table:table-cell>
          <table:table-cell office:value-type="float" office:value="0.0007736058">
            <text:p>0.0007736058</text:p>
          </table:table-cell>
          <table:table-cell table:number-columns-repeated="4"/>
        </table:table-row>
        <table:table-row table:style-name="ro1">
          <table:table-cell office:value-type="string">
            <text:p>T6_bump</text:p>
          </table:table-cell>
          <table:table-cell office:value-type="string">
            <text:p>n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T6_bump</text:p>
          </table:table-cell>
          <table:table-cell office:value-type="string">
            <text:p>n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T6_bump</text:p>
          </table:table-cell>
          <table:table-cell office:value-type="string">
            <text:p>n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Gcrew_WC_C_T0</text:p>
          </table:table-cell>
          <table:table-cell office:value-type="float" office:value="36503">
            <text:p>36503</text:p>
          </table:table-cell>
          <table:table-cell office:value-type="time" office:time-value="PT17H18M18S">
            <text:p>05:18:18 PM</text:p>
          </table:table-cell>
          <table:table-cell office:value-type="float" office:value="0.00000003786763">
            <text:p>3.79E-008</text:p>
          </table:table-cell>
          <table:table-cell office:value-type="float" office:value="0.00000002012102">
            <text:p>2.01E-008</text:p>
          </table:table-cell>
          <table:table-cell office:value-type="float" office:value="0.0000000008284901">
            <text:p>8.28E-010</text:p>
          </table:table-cell>
          <table:table-cell office:value-type="float" office:value="0.0000000002698874">
            <text:p>2.70E-010</text:p>
          </table:table-cell>
          <table:table-cell office:value-type="float" office:value="0.00000000002360465">
            <text:p>2.36E-011</text:p>
          </table:table-cell>
          <table:table-cell office:value-type="float" office:value="45.7068">
            <text:p>45.7068</text:p>
          </table:table-cell>
          <table:table-cell office:value-type="float" office:value="24.28637">
            <text:p>24.28637</text:p>
          </table:table-cell>
          <table:table-cell office:value-type="float" office:value="0.007127128">
            <text:p>0.007127128</text:p>
          </table:table-cell>
          <table:table-cell office:value-type="float" office:value="0.0006233464">
            <text:p>0.0006233464</text:p>
          </table:table-cell>
          <table:table-cell table:number-columns-repeated="4"/>
        </table:table-row>
        <table:table-row table:style-name="ro1">
          <table:table-cell office:value-type="string">
            <text:p>Gcrew_WC_C_T0</text:p>
          </table:table-cell>
          <table:table-cell office:value-type="float" office:value="36544">
            <text:p>36544</text:p>
          </table:table-cell>
          <table:table-cell office:value-type="time" office:time-value="PT17H18M31S">
            <text:p>05:18:31 PM</text:p>
          </table:table-cell>
          <table:table-cell office:value-type="float" office:value="0.00000003833765">
            <text:p>3.83E-008</text:p>
          </table:table-cell>
          <table:table-cell office:value-type="float" office:value="0.00000002030237">
            <text:p>2.03E-008</text:p>
          </table:table-cell>
          <table:table-cell office:value-type="float" office:value="0.0000000008356819">
            <text:p>8.36E-010</text:p>
          </table:table-cell>
          <table:table-cell office:value-type="float" office:value="0.0000000002723834">
            <text:p>2.72E-010</text:p>
          </table:table-cell>
          <table:table-cell office:value-type="float" office:value="0.00000000002396182">
            <text:p>2.40E-011</text:p>
          </table:table-cell>
          <table:table-cell office:value-type="float" office:value="45.8759">
            <text:p>45.8759</text:p>
          </table:table-cell>
          <table:table-cell office:value-type="float" office:value="24.29438">
            <text:p>24.29438</text:p>
          </table:table-cell>
          <table:table-cell office:value-type="float" office:value="0.007104855">
            <text:p>0.007104855</text:p>
          </table:table-cell>
          <table:table-cell office:value-type="float" office:value="0.0006250205">
            <text:p>0.0006250205</text:p>
          </table:table-cell>
          <table:table-cell table:number-columns-repeated="4"/>
        </table:table-row>
        <table:table-row table:style-name="ro1">
          <table:table-cell office:value-type="string">
            <text:p>Gcrew_WC_C_T0</text:p>
          </table:table-cell>
          <table:table-cell office:value-type="float" office:value="36608">
            <text:p>36608</text:p>
          </table:table-cell>
          <table:table-cell office:value-type="time" office:time-value="PT17H18M50S">
            <text:p>05:18:50 PM</text:p>
          </table:table-cell>
          <table:table-cell office:value-type="float" office:value="0.00000003887765">
            <text:p>3.89E-008</text:p>
          </table:table-cell>
          <table:table-cell office:value-type="float" office:value="0.0000000205373">
            <text:p>2.05E-008</text:p>
          </table:table-cell>
          <table:table-cell office:value-type="float" office:value="0.000000000845434">
            <text:p>8.45E-010</text:p>
          </table:table-cell>
          <table:table-cell office:value-type="float" office:value="0.0000000002771144">
            <text:p>2.77E-010</text:p>
          </table:table-cell>
          <table:table-cell office:value-type="float" office:value="0.00000000002408772">
            <text:p>2.41E-011</text:p>
          </table:table-cell>
          <table:table-cell office:value-type="float" office:value="45.98543">
            <text:p>45.98543</text:p>
          </table:table-cell>
          <table:table-cell office:value-type="float" office:value="24.29202">
            <text:p>24.29202</text:p>
          </table:table-cell>
          <table:table-cell office:value-type="float" office:value="0.007127858">
            <text:p>0.007127858</text:p>
          </table:table-cell>
          <table:table-cell office:value-type="float" office:value="0.0006195775">
            <text:p>0.0006195775</text:p>
          </table:table-cell>
          <table:table-cell table:number-columns-repeated="4"/>
        </table:table-row>
        <table:table-row table:style-name="ro1">
          <table:table-cell office:value-type="string">
            <text:p>T0_bump</text:p>
          </table:table-cell>
          <table:table-cell office:value-type="string">
            <text:p>n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T0_bump</text:p>
          </table:table-cell>
          <table:table-cell office:value-type="string">
            <text:p>n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T0_bump</text:p>
          </table:table-cell>
          <table:table-cell office:value-type="string">
            <text:p>n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Gcrew_WC_C_T1</text:p>
          </table:table-cell>
          <table:table-cell office:value-type="float" office:value="36909">
            <text:p>36909</text:p>
          </table:table-cell>
          <table:table-cell office:value-type="time" office:time-value="PT17H20M22S">
            <text:p>05:20:22 PM</text:p>
          </table:table-cell>
          <table:table-cell office:value-type="float" office:value="0.00000003852759">
            <text:p>3.85E-008</text:p>
          </table:table-cell>
          <table:table-cell office:value-type="float" office:value="0.00000002065671">
            <text:p>2.07E-008</text:p>
          </table:table-cell>
          <table:table-cell office:value-type="float" office:value="0.0000000008387007">
            <text:p>8.39E-010</text:p>
          </table:table-cell>
          <table:table-cell office:value-type="float" office:value="0.0000000003129799">
            <text:p>3.13E-010</text:p>
          </table:table-cell>
          <table:table-cell office:value-type="float" office:value="0.00000000002511391">
            <text:p>2.51E-011</text:p>
          </table:table-cell>
          <table:table-cell office:value-type="float" office:value="45.93724">
            <text:p>45.93724</text:p>
          </table:table-cell>
          <table:table-cell office:value-type="float" office:value="24.62942">
            <text:p>24.62942</text:p>
          </table:table-cell>
          <table:table-cell office:value-type="float" office:value="0.008123527">
            <text:p>0.008123527</text:p>
          </table:table-cell>
          <table:table-cell office:value-type="float" office:value="0.0006518422">
            <text:p>0.0006518422</text:p>
          </table:table-cell>
          <table:table-cell table:number-columns-repeated="4"/>
        </table:table-row>
        <table:table-row table:style-name="ro1">
          <table:table-cell office:value-type="string">
            <text:p>Gcrew_WC_C_T1</text:p>
          </table:table-cell>
          <table:table-cell office:value-type="float" office:value="36939">
            <text:p>36939</text:p>
          </table:table-cell>
          <table:table-cell office:value-type="time" office:time-value="PT17H20M31S">
            <text:p>05:20:31 PM</text:p>
          </table:table-cell>
          <table:table-cell office:value-type="float" office:value="0.00000003847171">
            <text:p>3.85E-008</text:p>
          </table:table-cell>
          <table:table-cell office:value-type="float" office:value="0.00000002065289">
            <text:p>2.07E-008</text:p>
          </table:table-cell>
          <table:table-cell office:value-type="float" office:value="0.0000000008399261">
            <text:p>8.40E-010</text:p>
          </table:table-cell>
          <table:table-cell office:value-type="float" office:value="0.0000000003120176">
            <text:p>3.12E-010</text:p>
          </table:table-cell>
          <table:table-cell office:value-type="float" office:value="0.00000000002504291">
            <text:p>2.50E-011</text:p>
          </table:table-cell>
          <table:table-cell office:value-type="float" office:value="45.80368">
            <text:p>45.80368</text:p>
          </table:table-cell>
          <table:table-cell office:value-type="float" office:value="24.58894">
            <text:p>24.58894</text:p>
          </table:table-cell>
          <table:table-cell office:value-type="float" office:value="0.008110314">
            <text:p>0.008110314</text:p>
          </table:table-cell>
          <table:table-cell office:value-type="float" office:value="0.0006509437">
            <text:p>0.0006509437</text:p>
          </table:table-cell>
          <table:table-cell table:number-columns-repeated="4"/>
        </table:table-row>
        <table:table-row table:style-name="ro1">
          <table:table-cell office:value-type="string">
            <text:p>Gcrew_WC_C_T1</text:p>
          </table:table-cell>
          <table:table-cell office:value-type="float" office:value="36976">
            <text:p>36976</text:p>
          </table:table-cell>
          <table:table-cell office:value-type="time" office:time-value="PT17H20M42S">
            <text:p>05:20:42 PM</text:p>
          </table:table-cell>
          <table:table-cell office:value-type="float" office:value="0.00000003850939">
            <text:p>3.85E-008</text:p>
          </table:table-cell>
          <table:table-cell office:value-type="float" office:value="0.00000002072026">
            <text:p>2.07E-008</text:p>
          </table:table-cell>
          <table:table-cell office:value-type="float" office:value="0.0000000008408864">
            <text:p>8.41E-010</text:p>
          </table:table-cell>
          <table:table-cell office:value-type="float" office:value="0.0000000003136481">
            <text:p>3.14E-010</text:p>
          </table:table-cell>
          <table:table-cell office:value-type="float" office:value="0.00000000002532413">
            <text:p>2.53E-011</text:p>
          </table:table-cell>
          <table:table-cell office:value-type="float" office:value="45.79619">
            <text:p>45.79619</text:p>
          </table:table-cell>
          <table:table-cell office:value-type="float" office:value="24.64098">
            <text:p>24.64098</text:p>
          </table:table-cell>
          <table:table-cell office:value-type="float" office:value="0.008144716">
            <text:p>0.008144716</text:p>
          </table:table-cell>
          <table:table-cell office:value-type="float" office:value="0.0006576091">
            <text:p>0.0006576091</text:p>
          </table:table-cell>
          <table:table-cell table:number-columns-repeated="4"/>
        </table:table-row>
        <table:table-row table:style-name="ro1">
          <table:table-cell office:value-type="string">
            <text:p>T1_bump</text:p>
          </table:table-cell>
          <table:table-cell office:value-type="string">
            <text:p>n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T1_bump</text:p>
          </table:table-cell>
          <table:table-cell office:value-type="string">
            <text:p>n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T1_bump</text:p>
          </table:table-cell>
          <table:table-cell office:value-type="string">
            <text:p>n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Gcrew_WC_C_T2</text:p>
          </table:table-cell>
          <table:table-cell office:value-type="float" office:value="37483">
            <text:p>37483</text:p>
          </table:table-cell>
          <table:table-cell office:value-type="time" office:time-value="PT17H23M16S">
            <text:p>05:23:16 PM</text:p>
          </table:table-cell>
          <table:table-cell office:value-type="float" office:value="0.00000004197238">
            <text:p>4.20E-008</text:p>
          </table:table-cell>
          <table:table-cell office:value-type="float" office:value="0.0000000215705">
            <text:p>2.16E-008</text:p>
          </table:table-cell>
          <table:table-cell office:value-type="float" office:value="0.0000000009032856">
            <text:p>9.03E-010</text:p>
          </table:table-cell>
          <table:table-cell office:value-type="float" office:value="0.0000000003457127">
            <text:p>3.46E-010</text:p>
          </table:table-cell>
          <table:table-cell office:value-type="float" office:value="0.000000000027198">
            <text:p>2.72E-011</text:p>
          </table:table-cell>
          <table:table-cell office:value-type="float" office:value="46.46635">
            <text:p>46.46635</text:p>
          </table:table-cell>
          <table:table-cell office:value-type="float" office:value="23.88005">
            <text:p>23.88005</text:p>
          </table:table-cell>
          <table:table-cell office:value-type="float" office:value="0.008236671">
            <text:p>0.008236671</text:p>
          </table:table-cell>
          <table:table-cell office:value-type="float" office:value="0.0006479974">
            <text:p>0.0006479974</text:p>
          </table:table-cell>
          <table:table-cell table:number-columns-repeated="4"/>
        </table:table-row>
        <table:table-row table:style-name="ro1">
          <table:table-cell office:value-type="string">
            <text:p>Gcrew_WC_C_T2</text:p>
          </table:table-cell>
          <table:table-cell office:value-type="float" office:value="37520">
            <text:p>37520</text:p>
          </table:table-cell>
          <table:table-cell office:value-type="time" office:time-value="PT17H23M28S">
            <text:p>05:23:28 PM</text:p>
          </table:table-cell>
          <table:table-cell office:value-type="float" office:value="0.00000004205898">
            <text:p>4.21E-008</text:p>
          </table:table-cell>
          <table:table-cell office:value-type="float" office:value="0.00000002164742">
            <text:p>2.16E-008</text:p>
          </table:table-cell>
          <table:table-cell office:value-type="float" office:value="0.000000000906892">
            <text:p>9.07E-010</text:p>
          </table:table-cell>
          <table:table-cell office:value-type="float" office:value="0.0000000003424925">
            <text:p>3.42E-010</text:p>
          </table:table-cell>
          <table:table-cell office:value-type="float" office:value="0.00000000002729066">
            <text:p>2.73E-011</text:p>
          </table:table-cell>
          <table:table-cell office:value-type="float" office:value="46.37706">
            <text:p>46.37706</text:p>
          </table:table-cell>
          <table:table-cell office:value-type="float" office:value="23.8699">
            <text:p>23.8699</text:p>
          </table:table-cell>
          <table:table-cell office:value-type="float" office:value="0.008143147">
            <text:p>0.008143147</text:p>
          </table:table-cell>
          <table:table-cell office:value-type="float" office:value="0.0006488663">
            <text:p>0.0006488663</text:p>
          </table:table-cell>
          <table:table-cell table:number-columns-repeated="4"/>
        </table:table-row>
        <table:table-row table:style-name="ro1">
          <table:table-cell office:value-type="string">
            <text:p>Gcrew_WC_C_T2</text:p>
          </table:table-cell>
          <table:table-cell office:value-type="float" office:value="37572">
            <text:p>37572</text:p>
          </table:table-cell>
          <table:table-cell office:value-type="time" office:time-value="PT17H23M43S">
            <text:p>05:23:43 PM</text:p>
          </table:table-cell>
          <table:table-cell office:value-type="float" office:value="0.00000004231006">
            <text:p>4.23E-008</text:p>
          </table:table-cell>
          <table:table-cell office:value-type="float" office:value="0.00000002180216">
            <text:p>2.18E-008</text:p>
          </table:table-cell>
          <table:table-cell office:value-type="float" office:value="0.0000000009128115">
            <text:p>9.13E-010</text:p>
          </table:table-cell>
          <table:table-cell office:value-type="float" office:value="0.0000000003404259">
            <text:p>3.40E-010</text:p>
          </table:table-cell>
          <table:table-cell office:value-type="float" office:value="0.00000000002686896">
            <text:p>2.69E-011</text:p>
          </table:table-cell>
          <table:table-cell office:value-type="float" office:value="46.35136">
            <text:p>46.35136</text:p>
          </table:table-cell>
          <table:table-cell office:value-type="float" office:value="23.88462">
            <text:p>23.88462</text:p>
          </table:table-cell>
          <table:table-cell office:value-type="float" office:value="0.008045981">
            <text:p>0.008045981</text:p>
          </table:table-cell>
          <table:table-cell office:value-type="float" office:value="0.000635049">
            <text:p>0.000635049</text:p>
          </table:table-cell>
          <table:table-cell table:number-columns-repeated="4"/>
        </table:table-row>
        <table:table-row table:style-name="ro1">
          <table:table-cell office:value-type="string">
            <text:p>T2_bump</text:p>
          </table:table-cell>
          <table:table-cell office:value-type="string">
            <text:p>n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T2_bump</text:p>
          </table:table-cell>
          <table:table-cell office:value-type="string">
            <text:p>n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T2_bump</text:p>
          </table:table-cell>
          <table:table-cell office:value-type="string">
            <text:p>n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Gcrew_WC_C_T3</text:p>
          </table:table-cell>
          <table:table-cell office:value-type="float" office:value="38071">
            <text:p>38071</text:p>
          </table:table-cell>
          <table:table-cell office:value-type="time" office:time-value="PT17H26M16S">
            <text:p>05:26:16 PM</text:p>
          </table:table-cell>
          <table:table-cell office:value-type="float" office:value="0.00000003453328">
            <text:p>3.45E-008</text:p>
          </table:table-cell>
          <table:table-cell office:value-type="float" office:value="0.00000001908049">
            <text:p>1.91E-008</text:p>
          </table:table-cell>
          <table:table-cell office:value-type="float" office:value="0.0000000008014148">
            <text:p>8.01E-010</text:p>
          </table:table-cell>
          <table:table-cell office:value-type="float" office:value="0.0000000003232977">
            <text:p>3.23E-010</text:p>
          </table:table-cell>
          <table:table-cell office:value-type="float" office:value="0.00000000002555891">
            <text:p>2.56E-011</text:p>
          </table:table-cell>
          <table:table-cell office:value-type="float" office:value="43.0904">
            <text:p>43.0904</text:p>
          </table:table-cell>
          <table:table-cell office:value-type="float" office:value="23.80851">
            <text:p>23.80851</text:p>
          </table:table-cell>
          <table:table-cell office:value-type="float" office:value="0.009361917">
            <text:p>0.009361917</text:p>
          </table:table-cell>
          <table:table-cell office:value-type="float" office:value="0.0007401241">
            <text:p>0.0007401241</text:p>
          </table:table-cell>
          <table:table-cell table:number-columns-repeated="4"/>
        </table:table-row>
        <table:table-row table:style-name="ro1">
          <table:table-cell office:value-type="string">
            <text:p>Gcrew_WC_C_T3</text:p>
          </table:table-cell>
          <table:table-cell office:value-type="float" office:value="38141">
            <text:p>38141</text:p>
          </table:table-cell>
          <table:table-cell office:value-type="time" office:time-value="PT17H26M37S">
            <text:p>05:26:37 PM</text:p>
          </table:table-cell>
          <table:table-cell office:value-type="float" office:value="0.00000003480637">
            <text:p>3.48E-008</text:p>
          </table:table-cell>
          <table:table-cell office:value-type="float" office:value="0.00000001916686">
            <text:p>1.92E-008</text:p>
          </table:table-cell>
          <table:table-cell office:value-type="float" office:value="0.0000000008060345">
            <text:p>8.06E-010</text:p>
          </table:table-cell>
          <table:table-cell office:value-type="float" office:value="0.0000000003252255">
            <text:p>3.25E-010</text:p>
          </table:table-cell>
          <table:table-cell office:value-type="float" office:value="0.00000000002602472">
            <text:p>2.60E-011</text:p>
          </table:table-cell>
          <table:table-cell office:value-type="float" office:value="43.18223">
            <text:p>43.18223</text:p>
          </table:table-cell>
          <table:table-cell office:value-type="float" office:value="23.77921">
            <text:p>23.77921</text:p>
          </table:table-cell>
          <table:table-cell office:value-type="float" office:value="0.009343852">
            <text:p>0.009343852</text:p>
          </table:table-cell>
          <table:table-cell office:value-type="float" office:value="0.0007477">
            <text:p>0.0007477</text:p>
          </table:table-cell>
          <table:table-cell table:number-columns-repeated="4"/>
        </table:table-row>
        <table:table-row table:style-name="ro1">
          <table:table-cell office:value-type="string">
            <text:p>Gcrew_WC_C_T3</text:p>
          </table:table-cell>
          <table:table-cell office:value-type="float" office:value="38177">
            <text:p>38177</text:p>
          </table:table-cell>
          <table:table-cell office:value-type="time" office:time-value="PT17H26M48S">
            <text:p>05:26:48 PM</text:p>
          </table:table-cell>
          <table:table-cell office:value-type="float" office:value="0.00000003510765">
            <text:p>3.51E-008</text:p>
          </table:table-cell>
          <table:table-cell office:value-type="float" office:value="0.00000001930172">
            <text:p>1.93E-008</text:p>
          </table:table-cell>
          <table:table-cell office:value-type="float" office:value="0.000000000810786">
            <text:p>8.11E-010</text:p>
          </table:table-cell>
          <table:table-cell office:value-type="float" office:value="0.0000000003275393">
            <text:p>3.28E-010</text:p>
          </table:table-cell>
          <table:table-cell office:value-type="float" office:value="0.00000000002570272">
            <text:p>2.57E-011</text:p>
          </table:table-cell>
          <table:table-cell office:value-type="float" office:value="43.30076">
            <text:p>43.30076</text:p>
          </table:table-cell>
          <table:table-cell office:value-type="float" office:value="23.80619">
            <text:p>23.80619</text:p>
          </table:table-cell>
          <table:table-cell office:value-type="float" office:value="0.00932957">
            <text:p>0.00932957</text:p>
          </table:table-cell>
          <table:table-cell office:value-type="float" office:value="0.0007321118">
            <text:p>0.0007321118</text:p>
          </table:table-cell>
          <table:table-cell table:number-columns-repeated="4"/>
        </table:table-row>
        <table:table-row table:style-name="ro1">
          <table:table-cell office:value-type="string">
            <text:p>T3_bump</text:p>
          </table:table-cell>
          <table:table-cell office:value-type="string">
            <text:p>n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T3_bump</text:p>
          </table:table-cell>
          <table:table-cell office:value-type="string">
            <text:p>n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T3_bump</text:p>
          </table:table-cell>
          <table:table-cell office:value-type="string">
            <text:p>n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DI</text:p>
          </table:table-cell>
          <table:table-cell office:value-type="float" office:value="40885">
            <text:p>40885</text:p>
          </table:table-cell>
          <table:table-cell office:value-type="time" office:time-value="PT17H40M31S">
            <text:p>05:40:31 PM</text:p>
          </table:table-cell>
          <table:table-cell office:value-type="float" office:value="0.00000005928337">
            <text:p>5.93E-008</text:p>
          </table:table-cell>
          <table:table-cell office:value-type="float" office:value="0.00000003249077">
            <text:p>3.25E-008</text:p>
          </table:table-cell>
          <table:table-cell office:value-type="float" office:value="0.000000001256696">
            <text:p>1.26E-009</text:p>
          </table:table-cell>
          <table:table-cell office:value-type="float" office:value="0.0000000004201086">
            <text:p>4.20E-010</text:p>
          </table:table-cell>
          <table:table-cell office:value-type="float" office:value="0.00000000003398462">
            <text:p>3.40E-011</text:p>
          </table:table-cell>
          <table:table-cell office:value-type="float" office:value="47.17398">
            <text:p>47.17398</text:p>
          </table:table-cell>
          <table:table-cell office:value-type="float" office:value="25.85412">
            <text:p>25.85412</text:p>
          </table:table-cell>
          <table:table-cell office:value-type="float" office:value="0.00708645">
            <text:p>0.00708645</text:p>
          </table:table-cell>
          <table:table-cell office:value-type="float" office:value="0.0005732572">
            <text:p>0.0005732572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40897">
            <text:p>40897</text:p>
          </table:table-cell>
          <table:table-cell office:value-type="time" office:time-value="PT17H40M35S">
            <text:p>05:40:35 PM</text:p>
          </table:table-cell>
          <table:table-cell office:value-type="float" office:value="0.00000005934415">
            <text:p>5.93E-008</text:p>
          </table:table-cell>
          <table:table-cell office:value-type="float" office:value="0.00000003254665">
            <text:p>3.25E-008</text:p>
          </table:table-cell>
          <table:table-cell office:value-type="float" office:value="0.000000001259141">
            <text:p>1.26E-009</text:p>
          </table:table-cell>
          <table:table-cell office:value-type="float" office:value="0.0000000004195258">
            <text:p>4.20E-010</text:p>
          </table:table-cell>
          <table:table-cell office:value-type="float" office:value="0.00000000003396999">
            <text:p>3.40E-011</text:p>
          </table:table-cell>
          <table:table-cell office:value-type="float" office:value="47.13066">
            <text:p>47.13066</text:p>
          </table:table-cell>
          <table:table-cell office:value-type="float" office:value="25.8483">
            <text:p>25.8483</text:p>
          </table:table-cell>
          <table:table-cell office:value-type="float" office:value="0.007069372">
            <text:p>0.007069372</text:p>
          </table:table-cell>
          <table:table-cell office:value-type="float" office:value="0.0005724237">
            <text:p>0.0005724237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40935">
            <text:p>40935</text:p>
          </table:table-cell>
          <table:table-cell office:value-type="time" office:time-value="PT17H40M46S">
            <text:p>05:40:46 PM</text:p>
          </table:table-cell>
          <table:table-cell office:value-type="float" office:value="0.00000005954933">
            <text:p>5.95E-008</text:p>
          </table:table-cell>
          <table:table-cell office:value-type="float" office:value="0.00000003260445">
            <text:p>3.26E-008</text:p>
          </table:table-cell>
          <table:table-cell office:value-type="float" office:value="0.00000000125914">
            <text:p>1.26E-009</text:p>
          </table:table-cell>
          <table:table-cell office:value-type="float" office:value="0.0000000004219897">
            <text:p>4.22E-010</text:p>
          </table:table-cell>
          <table:table-cell office:value-type="float" office:value="0.0000000000342021">
            <text:p>3.42E-011</text:p>
          </table:table-cell>
          <table:table-cell office:value-type="float" office:value="47.29366">
            <text:p>47.29366</text:p>
          </table:table-cell>
          <table:table-cell office:value-type="float" office:value="25.89423">
            <text:p>25.89423</text:p>
          </table:table-cell>
          <table:table-cell office:value-type="float" office:value="0.007086388">
            <text:p>0.007086388</text:p>
          </table:table-cell>
          <table:table-cell office:value-type="float" office:value="0.000574349">
            <text:p>0.000574349</text:p>
          </table:table-cell>
          <table:table-cell table:number-columns-repeated="4"/>
        </table:table-row>
        <table:table-row table:style-name="ro1">
          <table:table-cell office:value-type="string">
            <text:p>Gcrew_WC_C_T4</text:p>
          </table:table-cell>
          <table:table-cell office:value-type="float" office:value="41225">
            <text:p>41225</text:p>
          </table:table-cell>
          <table:table-cell office:value-type="time" office:time-value="PT17H42M15S">
            <text:p>05:42:15 PM</text:p>
          </table:table-cell>
          <table:table-cell office:value-type="float" office:value="0.00000005050814">
            <text:p>5.05E-008</text:p>
          </table:table-cell>
          <table:table-cell office:value-type="float" office:value="0.00000002591562">
            <text:p>2.59E-008</text:p>
          </table:table-cell>
          <table:table-cell office:value-type="float" office:value="0.000000001061991">
            <text:p>1.06E-009</text:p>
          </table:table-cell>
          <table:table-cell office:value-type="float" office:value="0.0000000004310564">
            <text:p>4.31E-010</text:p>
          </table:table-cell>
          <table:table-cell office:value-type="float" office:value="0.00000000003375679">
            <text:p>3.38E-011</text:p>
          </table:table-cell>
          <table:table-cell office:value-type="float" office:value="47.55986">
            <text:p>47.55986</text:p>
          </table:table-cell>
          <table:table-cell office:value-type="float" office:value="24.40286">
            <text:p>24.40286</text:p>
          </table:table-cell>
          <table:table-cell office:value-type="float" office:value="0.008534394">
            <text:p>0.008534394</text:p>
          </table:table-cell>
          <table:table-cell office:value-type="float" office:value="0.0006683435">
            <text:p>0.0006683435</text:p>
          </table:table-cell>
          <table:table-cell table:number-columns-repeated="4"/>
        </table:table-row>
        <table:table-row table:style-name="ro1">
          <table:table-cell office:value-type="string">
            <text:p>Gcrew_WC_C_T4</text:p>
          </table:table-cell>
          <table:table-cell office:value-type="float" office:value="41288">
            <text:p>41288</text:p>
          </table:table-cell>
          <table:table-cell office:value-type="time" office:time-value="PT17H42M34S">
            <text:p>05:42:34 PM</text:p>
          </table:table-cell>
          <table:table-cell office:value-type="float" office:value="0.00000004981089">
            <text:p>4.98E-008</text:p>
          </table:table-cell>
          <table:table-cell office:value-type="float" office:value="0.00000002569371">
            <text:p>2.57E-008</text:p>
          </table:table-cell>
          <table:table-cell office:value-type="float" office:value="0.000000001047952">
            <text:p>1.05E-009</text:p>
          </table:table-cell>
          <table:table-cell office:value-type="float" office:value="0.0000000004232686">
            <text:p>4.23E-010</text:p>
          </table:table-cell>
          <table:table-cell office:value-type="float" office:value="0.00000000003316218">
            <text:p>3.32E-011</text:p>
          </table:table-cell>
          <table:table-cell office:value-type="float" office:value="47.53167">
            <text:p>47.53167</text:p>
          </table:table-cell>
          <table:table-cell office:value-type="float" office:value="24.51804">
            <text:p>24.51804</text:p>
          </table:table-cell>
          <table:table-cell office:value-type="float" office:value="0.008497512">
            <text:p>0.008497512</text:p>
          </table:table-cell>
          <table:table-cell office:value-type="float" office:value="0.0006657616">
            <text:p>0.0006657616</text:p>
          </table:table-cell>
          <table:table-cell table:number-columns-repeated="4"/>
        </table:table-row>
        <table:table-row table:style-name="ro1">
          <table:table-cell office:value-type="string">
            <text:p>Gcrew_WC_C_T4</text:p>
          </table:table-cell>
          <table:table-cell office:value-type="float" office:value="41311">
            <text:p>41311</text:p>
          </table:table-cell>
          <table:table-cell office:value-type="time" office:time-value="PT17H42M41S">
            <text:p>05:42:41 PM</text:p>
          </table:table-cell>
          <table:table-cell office:value-type="float" office:value="0.00000004951787">
            <text:p>4.95E-008</text:p>
          </table:table-cell>
          <table:table-cell office:value-type="float" office:value="0.00000002564984">
            <text:p>2.56E-008</text:p>
          </table:table-cell>
          <table:table-cell office:value-type="float" office:value="0.000000001042242">
            <text:p>1.04E-009</text:p>
          </table:table-cell>
          <table:table-cell office:value-type="float" office:value="0.0000000004180933">
            <text:p>4.18E-010</text:p>
          </table:table-cell>
          <table:table-cell office:value-type="float" office:value="0.00000000003261302">
            <text:p>3.26E-011</text:p>
          </table:table-cell>
          <table:table-cell office:value-type="float" office:value="47.51093">
            <text:p>47.51093</text:p>
          </table:table-cell>
          <table:table-cell office:value-type="float" office:value="24.61026">
            <text:p>24.61026</text:p>
          </table:table-cell>
          <table:table-cell office:value-type="float" office:value="0.00844328">
            <text:p>0.00844328</text:p>
          </table:table-cell>
          <table:table-cell office:value-type="float" office:value="0.0006586111">
            <text:p>0.0006586111</text:p>
          </table:table-cell>
          <table:table-cell table:number-columns-repeated="4"/>
        </table:table-row>
        <table:table-row table:style-name="ro1">
          <table:table-cell office:value-type="string">
            <text:p>T4_bump</text:p>
          </table:table-cell>
          <table:table-cell office:value-type="string">
            <text:p>n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T4_bump</text:p>
          </table:table-cell>
          <table:table-cell office:value-type="string">
            <text:p>n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T4_bump</text:p>
          </table:table-cell>
          <table:table-cell office:value-type="string">
            <text:p>n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Gcrew_WC_C_T5</text:p>
          </table:table-cell>
          <table:table-cell office:value-type="float" office:value="41707">
            <text:p>41707</text:p>
          </table:table-cell>
          <table:table-cell office:value-type="time" office:time-value="PT17H44M41S">
            <text:p>05:44:41 PM</text:p>
          </table:table-cell>
          <table:table-cell office:value-type="float" office:value="0.00000004816185">
            <text:p>4.82E-008</text:p>
          </table:table-cell>
          <table:table-cell office:value-type="float" office:value="0.00000002451662">
            <text:p>2.45E-008</text:p>
          </table:table-cell>
          <table:table-cell office:value-type="float" office:value="0.000000001013734">
            <text:p>1.01E-009</text:p>
          </table:table-cell>
          <table:table-cell office:value-type="float" office:value="0.0000000004212616">
            <text:p>4.21E-010</text:p>
          </table:table-cell>
          <table:table-cell office:value-type="float" office:value="0.00000000003210409">
            <text:p>3.21E-011</text:p>
          </table:table-cell>
          <table:table-cell office:value-type="float" office:value="47.50938">
            <text:p>47.50938</text:p>
          </table:table-cell>
          <table:table-cell office:value-type="float" office:value="24.18448">
            <text:p>24.18448</text:p>
          </table:table-cell>
          <table:table-cell office:value-type="float" office:value="0.008746789">
            <text:p>0.008746789</text:p>
          </table:table-cell>
          <table:table-cell office:value-type="float" office:value="0.0006665876">
            <text:p>0.0006665876</text:p>
          </table:table-cell>
          <table:table-cell table:number-columns-repeated="4"/>
        </table:table-row>
        <table:table-row table:style-name="ro1">
          <table:table-cell office:value-type="string">
            <text:p>Gcrew_WC_C_T5</text:p>
          </table:table-cell>
          <table:table-cell office:value-type="float" office:value="41746">
            <text:p>41746</text:p>
          </table:table-cell>
          <table:table-cell office:value-type="time" office:time-value="PT17H44M53S">
            <text:p>05:44:53 PM</text:p>
          </table:table-cell>
          <table:table-cell office:value-type="float" office:value="0.00000004812523">
            <text:p>4.81E-008</text:p>
          </table:table-cell>
          <table:table-cell office:value-type="float" office:value="0.00000002450502">
            <text:p>2.45E-008</text:p>
          </table:table-cell>
          <table:table-cell office:value-type="float" office:value="0.00000000101342">
            <text:p>1.01E-009</text:p>
          </table:table-cell>
          <table:table-cell office:value-type="float" office:value="0.0000000004188463">
            <text:p>4.19E-010</text:p>
          </table:table-cell>
          <table:table-cell office:value-type="float" office:value="0.00000000003195558">
            <text:p>3.20E-011</text:p>
          </table:table-cell>
          <table:table-cell office:value-type="float" office:value="47.48795">
            <text:p>47.48795</text:p>
          </table:table-cell>
          <table:table-cell office:value-type="float" office:value="24.18052">
            <text:p>24.18052</text:p>
          </table:table-cell>
          <table:table-cell office:value-type="float" office:value="0.008703258">
            <text:p>0.008703258</text:p>
          </table:table-cell>
          <table:table-cell office:value-type="float" office:value="0.000664009">
            <text:p>0.000664009</text:p>
          </table:table-cell>
          <table:table-cell table:number-columns-repeated="4"/>
        </table:table-row>
        <table:table-row table:style-name="ro1">
          <table:table-cell office:value-type="string">
            <text:p>Gcrew_WC_C_T5</text:p>
          </table:table-cell>
          <table:table-cell office:value-type="float" office:value="41760">
            <text:p>41760</text:p>
          </table:table-cell>
          <table:table-cell office:value-type="time" office:time-value="PT17H44M57S">
            <text:p>05:44:57 PM</text:p>
          </table:table-cell>
          <table:table-cell office:value-type="float" office:value="0.00000004812173">
            <text:p>4.81E-008</text:p>
          </table:table-cell>
          <table:table-cell office:value-type="float" office:value="0.00000002452322">
            <text:p>2.45E-008</text:p>
          </table:table-cell>
          <table:table-cell office:value-type="float" office:value="0.000000001012186">
            <text:p>1.01E-009</text:p>
          </table:table-cell>
          <table:table-cell office:value-type="float" office:value="0.0000000004189963">
            <text:p>4.19E-010</text:p>
          </table:table-cell>
          <table:table-cell office:value-type="float" office:value="0.00000000003220274">
            <text:p>3.22E-011</text:p>
          </table:table-cell>
          <table:table-cell office:value-type="float" office:value="47.54237">
            <text:p>47.54237</text:p>
          </table:table-cell>
          <table:table-cell office:value-type="float" office:value="24.22797">
            <text:p>24.22797</text:p>
          </table:table-cell>
          <table:table-cell office:value-type="float" office:value="0.008707007">
            <text:p>0.008707007</text:p>
          </table:table-cell>
          <table:table-cell office:value-type="float" office:value="0.0006691932">
            <text:p>0.0006691932</text:p>
          </table:table-cell>
          <table:table-cell table:number-columns-repeated="4"/>
        </table:table-row>
        <table:table-row table:style-name="ro1">
          <table:table-cell office:value-type="string">
            <text:p>T5_bump</text:p>
          </table:table-cell>
          <table:table-cell office:value-type="string">
            <text:p>n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T5_bump</text:p>
          </table:table-cell>
          <table:table-cell office:value-type="string">
            <text:p>n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T5_bump</text:p>
          </table:table-cell>
          <table:table-cell office:value-type="string">
            <text:p>n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DI</text:p>
          </table:table-cell>
          <table:table-cell office:value-type="float" office:value="42418">
            <text:p>42418</text:p>
          </table:table-cell>
          <table:table-cell office:value-type="time" office:time-value="PT17H48M18S">
            <text:p>05:48:18 PM</text:p>
          </table:table-cell>
          <table:table-cell office:value-type="float" office:value="0.00000005997573">
            <text:p>6.00E-008</text:p>
          </table:table-cell>
          <table:table-cell office:value-type="float" office:value="0.00000003299838">
            <text:p>3.30E-008</text:p>
          </table:table-cell>
          <table:table-cell office:value-type="float" office:value="0.000000001272453">
            <text:p>1.27E-009</text:p>
          </table:table-cell>
          <table:table-cell office:value-type="float" office:value="0.0000000004256162">
            <text:p>4.26E-010</text:p>
          </table:table-cell>
          <table:table-cell office:value-type="float" office:value="0.00000000003507961">
            <text:p>3.51E-011</text:p>
          </table:table-cell>
          <table:table-cell office:value-type="float" office:value="47.13395">
            <text:p>47.13395</text:p>
          </table:table-cell>
          <table:table-cell office:value-type="float" office:value="25.93289">
            <text:p>25.93289</text:p>
          </table:table-cell>
          <table:table-cell office:value-type="float" office:value="0.007096473">
            <text:p>0.007096473</text:p>
          </table:table-cell>
          <table:table-cell office:value-type="float" office:value="0.0005848967">
            <text:p>0.0005848967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42487">
            <text:p>42487</text:p>
          </table:table-cell>
          <table:table-cell office:value-type="time" office:time-value="PT17H48M39S">
            <text:p>05:48:39 PM</text:p>
          </table:table-cell>
          <table:table-cell office:value-type="float" office:value="0.00000006068736">
            <text:p>6.07E-008</text:p>
          </table:table-cell>
          <table:table-cell office:value-type="float" office:value="0.0000000333133">
            <text:p>3.33E-008</text:p>
          </table:table-cell>
          <table:table-cell office:value-type="float" office:value="0.0000000012812">
            <text:p>1.28E-009</text:p>
          </table:table-cell>
          <table:table-cell office:value-type="float" office:value="0.0000000004309741">
            <text:p>4.31E-010</text:p>
          </table:table-cell>
          <table:table-cell office:value-type="float" office:value="0.0000000000353627">
            <text:p>3.54E-011</text:p>
          </table:table-cell>
          <table:table-cell office:value-type="float" office:value="47.36757">
            <text:p>47.36757</text:p>
          </table:table-cell>
          <table:table-cell office:value-type="float" office:value="26.00163">
            <text:p>26.00163</text:p>
          </table:table-cell>
          <table:table-cell office:value-type="float" office:value="0.007101547">
            <text:p>0.007101547</text:p>
          </table:table-cell>
          <table:table-cell office:value-type="float" office:value="0.0005827029">
            <text:p>0.0005827029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42514">
            <text:p>42514</text:p>
          </table:table-cell>
          <table:table-cell office:value-type="time" office:time-value="PT17H48M47S">
            <text:p>05:48:47 PM</text:p>
          </table:table-cell>
          <table:table-cell office:value-type="float" office:value="0.00000006082485">
            <text:p>6.08E-008</text:p>
          </table:table-cell>
          <table:table-cell office:value-type="float" office:value="0.00000003337833">
            <text:p>3.34E-008</text:p>
          </table:table-cell>
          <table:table-cell office:value-type="float" office:value="0.000000001285997">
            <text:p>1.29E-009</text:p>
          </table:table-cell>
          <table:table-cell office:value-type="float" office:value="0.0000000004322949">
            <text:p>4.32E-010</text:p>
          </table:table-cell>
          <table:table-cell office:value-type="float" office:value="0.00000000003530708">
            <text:p>3.53E-011</text:p>
          </table:table-cell>
          <table:table-cell office:value-type="float" office:value="47.2978">
            <text:p>47.2978</text:p>
          </table:table-cell>
          <table:table-cell office:value-type="float" office:value="25.95521">
            <text:p>25.95521</text:p>
          </table:table-cell>
          <table:table-cell office:value-type="float" office:value="0.007107208">
            <text:p>0.007107208</text:p>
          </table:table-cell>
          <table:table-cell office:value-type="float" office:value="0.0005804712">
            <text:p>0.0005804712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42551">
            <text:p>42551</text:p>
          </table:table-cell>
          <table:table-cell office:value-type="time" office:time-value="PT17H48M58S">
            <text:p>05:48:58 PM</text:p>
          </table:table-cell>
          <table:table-cell office:value-type="float" office:value="0.00000006103554">
            <text:p>6.10E-008</text:p>
          </table:table-cell>
          <table:table-cell office:value-type="float" office:value="0.00000003348468">
            <text:p>3.35E-008</text:p>
          </table:table-cell>
          <table:table-cell office:value-type="float" office:value="0.000000001288159">
            <text:p>1.29E-009</text:p>
          </table:table-cell>
          <table:table-cell office:value-type="float" office:value="0.0000000004337499">
            <text:p>4.34E-010</text:p>
          </table:table-cell>
          <table:table-cell office:value-type="float" office:value="0.00000000003597633">
            <text:p>3.60E-011</text:p>
          </table:table-cell>
          <table:table-cell office:value-type="float" office:value="47.38199">
            <text:p>47.38199</text:p>
          </table:table-cell>
          <table:table-cell office:value-type="float" office:value="25.99422">
            <text:p>25.99422</text:p>
          </table:table-cell>
          <table:table-cell office:value-type="float" office:value="0.007106514">
            <text:p>0.007106514</text:p>
          </table:table-cell>
          <table:table-cell office:value-type="float" office:value="0.0005894326">
            <text:p>0.0005894326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42574">
            <text:p>42574</text:p>
          </table:table-cell>
          <table:table-cell office:value-type="time" office:time-value="PT17H49M05S">
            <text:p>05:49:05 PM</text:p>
          </table:table-cell>
          <table:table-cell office:value-type="float" office:value="0.00000006111314">
            <text:p>6.11E-008</text:p>
          </table:table-cell>
          <table:table-cell office:value-type="float" office:value="0.00000003353772">
            <text:p>3.35E-008</text:p>
          </table:table-cell>
          <table:table-cell office:value-type="float" office:value="0.000000001291082">
            <text:p>1.29E-009</text:p>
          </table:table-cell>
          <table:table-cell office:value-type="float" office:value="0.0000000004327333">
            <text:p>4.33E-010</text:p>
          </table:table-cell>
          <table:table-cell office:value-type="float" office:value="0.00000000003617636">
            <text:p>3.62E-011</text:p>
          </table:table-cell>
          <table:table-cell office:value-type="float" office:value="47.33482">
            <text:p>47.33482</text:p>
          </table:table-cell>
          <table:table-cell office:value-type="float" office:value="25.97644">
            <text:p>25.97644</text:p>
          </table:table-cell>
          <table:table-cell office:value-type="float" office:value="0.007080855">
            <text:p>0.007080855</text:p>
          </table:table-cell>
          <table:table-cell office:value-type="float" office:value="0.0005919571">
            <text:p>0.0005919571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42593">
            <text:p>42593</text:p>
          </table:table-cell>
          <table:table-cell office:value-type="time" office:time-value="PT17H49M11S">
            <text:p>05:49:11 PM</text:p>
          </table:table-cell>
          <table:table-cell office:value-type="float" office:value="0.00000006118027">
            <text:p>6.12E-008</text:p>
          </table:table-cell>
          <table:table-cell office:value-type="float" office:value="0.00000003355782">
            <text:p>3.36E-008</text:p>
          </table:table-cell>
          <table:table-cell office:value-type="float" office:value="0.000000001292729">
            <text:p>1.29E-009</text:p>
          </table:table-cell>
          <table:table-cell office:value-type="float" office:value="0.0000000004325564">
            <text:p>4.33E-010</text:p>
          </table:table-cell>
          <table:table-cell office:value-type="float" office:value="0.00000000003611047">
            <text:p>3.61E-011</text:p>
          </table:table-cell>
          <table:table-cell office:value-type="float" office:value="47.32647">
            <text:p>47.32647</text:p>
          </table:table-cell>
          <table:table-cell office:value-type="float" office:value="25.95891">
            <text:p>25.95891</text:p>
          </table:table-cell>
          <table:table-cell office:value-type="float" office:value="0.007070194">
            <text:p>0.007070194</text:p>
          </table:table-cell>
          <table:table-cell office:value-type="float" office:value="0.0005902306">
            <text:p>0.0005902306</text:p>
          </table:table-cell>
          <table:table-cell table:number-columns-repeated="4"/>
        </table:table-row>
        <table:table-row table:style-name="ro1">
          <table:table-cell office:value-type="string">
            <text:p>DI</text:p>
          </table:table-cell>
          <table:table-cell office:value-type="float" office:value="42622">
            <text:p>42622</text:p>
          </table:table-cell>
          <table:table-cell office:value-type="time" office:time-value="PT17H49M20S">
            <text:p>05:49:20 PM</text:p>
          </table:table-cell>
          <table:table-cell office:value-type="float" office:value="0.00000006125417">
            <text:p>6.13E-008</text:p>
          </table:table-cell>
          <table:table-cell office:value-type="float" office:value="0.0000000335944">
            <text:p>3.36E-008</text:p>
          </table:table-cell>
          <table:table-cell office:value-type="float" office:value="0.000000001295329">
            <text:p>1.30E-009</text:p>
          </table:table-cell>
          <table:table-cell office:value-type="float" office:value="0.0000000004340187">
            <text:p>4.34E-010</text:p>
          </table:table-cell>
          <table:table-cell office:value-type="float" office:value="0.00000000003646587">
            <text:p>3.65E-011</text:p>
          </table:table-cell>
          <table:table-cell office:value-type="float" office:value="47.2885">
            <text:p>47.2885</text:p>
          </table:table-cell>
          <table:table-cell office:value-type="float" office:value="25.93503">
            <text:p>25.93503</text:p>
          </table:table-cell>
          <table:table-cell office:value-type="float" office:value="0.007085537">
            <text:p>0.007085537</text:p>
          </table:table-cell>
          <table:table-cell office:value-type="float" office:value="0.0005953207">
            <text:p>0.0005953207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currency-symbol/>
      <number:text>- </number:text>
    </number:currency-style>
    <number:text-style style:name="N8134" number:language="en" number:country="U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6">09/26/2022</text:date>, <text:time>17:4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ley Smyth</meta:initial-creator>
    <meta:creation-date>2022-09-26T13:04:39.69</meta:creation-date>
    <dc:date>2022-09-26T17:49:26.85</dc:date>
    <dc:creator>Ashley Smyth</dc:creator>
    <meta:editing-duration>PT3H13M29S</meta:editing-duration>
    <meta:editing-cycles>37</meta:editing-cycles>
    <meta:generator>OpenOffice/4.1.1$Win32 OpenOffice.org_project/411m6$Build-9775</meta:generator>
    <meta:document-statistic meta:table-count="3" meta:cell-count="3980" meta:object-count="0"/>
  </office:meta>
</office:document-meta>
</file>